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0.840833333333334" calcext:value-type="float">
            <text:p>0.840833333333334</text:p>
          </table:table-cell>
          <table:table-cell office:value-type="float" office:value="0.0391666666666667" calcext:value-type="float">
            <text:p>0.039166666666667</text:p>
          </table:table-cell>
        </table:table-row>
        <table:table-row table:style-name="ro1">
          <table:table-cell office:value-type="float" office:value="0.904583333333333" calcext:value-type="float">
            <text:p>0.904583333333333</text:p>
          </table:table-cell>
          <table:table-cell office:value-type="float" office:value="0.3175" calcext:value-type="float">
            <text:p>0.3175</text:p>
          </table:table-cell>
        </table:table-row>
        <table:table-row table:style-name="ro1">
          <table:table-cell office:value-type="float" office:value="0.960833333333333" calcext:value-type="float">
            <text:p>0.960833333333333</text:p>
          </table:table-cell>
          <table:table-cell office:value-type="float" office:value="1.52208333333334" calcext:value-type="float">
            <text:p>1.52208333333334</text:p>
          </table:table-cell>
        </table:table-row>
        <table:table-row table:style-name="ro1">
          <table:table-cell office:value-type="float" office:value="1.01833333333333" calcext:value-type="float">
            <text:p>1.01833333333333</text:p>
          </table:table-cell>
          <table:table-cell office:value-type="float" office:value="4.43416666666667" calcext:value-type="float">
            <text:p>4.43416666666667</text:p>
          </table:table-cell>
        </table:table-row>
        <table:table-row table:style-name="ro1">
          <table:table-cell office:value-type="float" office:value="1.07333333333334" calcext:value-type="float">
            <text:p>1.07333333333334</text:p>
          </table:table-cell>
          <table:table-cell office:value-type="float" office:value="8.96625" calcext:value-type="float">
            <text:p>8.96625</text:p>
          </table:table-cell>
        </table:table-row>
        <table:table-row table:style-name="ro1">
          <table:table-cell office:value-type="float" office:value="1.12875" calcext:value-type="float">
            <text:p>1.12875</text:p>
          </table:table-cell>
          <table:table-cell office:value-type="float" office:value="14.1954166666667" calcext:value-type="float">
            <text:p>14.1954166666667</text:p>
          </table:table-cell>
        </table:table-row>
        <table:table-row table:style-name="ro1">
          <table:table-cell office:value-type="float" office:value="1.18416666666667" calcext:value-type="float">
            <text:p>1.18416666666667</text:p>
          </table:table-cell>
          <table:table-cell office:value-type="float" office:value="19.345" calcext:value-type="float">
            <text:p>19.345</text:p>
          </table:table-cell>
        </table:table-row>
        <table:table-row table:style-name="ro1">
          <table:table-cell office:value-type="float" office:value="1.23916666666667" calcext:value-type="float">
            <text:p>1.23916666666667</text:p>
          </table:table-cell>
          <table:table-cell office:value-type="float" office:value="23.9941666666666" calcext:value-type="float">
            <text:p>23.9941666666666</text:p>
          </table:table-cell>
        </table:table-row>
        <table:table-row table:style-name="ro1">
          <table:table-cell office:value-type="float" office:value="1.29416666666667" calcext:value-type="float">
            <text:p>1.29416666666667</text:p>
          </table:table-cell>
          <table:table-cell office:value-type="float" office:value="27.9516666666666" calcext:value-type="float">
            <text:p>27.9516666666666</text:p>
          </table:table-cell>
        </table:table-row>
        <table:table-row table:style-name="ro1">
          <table:table-cell office:value-type="float" office:value="1.34916666666666" calcext:value-type="float">
            <text:p>1.34916666666666</text:p>
          </table:table-cell>
          <table:table-cell office:value-type="float" office:value="31.1391666666666" calcext:value-type="float">
            <text:p>31.1391666666666</text:p>
          </table:table-cell>
        </table:table-row>
        <table:table-row table:style-name="ro1">
          <table:table-cell office:value-type="float" office:value="1.40416666666667" calcext:value-type="float">
            <text:p>1.40416666666667</text:p>
          </table:table-cell>
          <table:table-cell office:value-type="float" office:value="33.6958333333333" calcext:value-type="float">
            <text:p>33.6958333333333</text:p>
          </table:table-cell>
        </table:table-row>
        <table:table-row table:style-name="ro1">
          <table:table-cell office:value-type="float" office:value="1.45916666666667" calcext:value-type="float">
            <text:p>1.45916666666667</text:p>
          </table:table-cell>
          <table:table-cell office:value-type="float" office:value="35.7741666666667" calcext:value-type="float">
            <text:p>35.7741666666667</text:p>
          </table:table-cell>
        </table:table-row>
        <table:table-row table:style-name="ro1">
          <table:table-cell office:value-type="float" office:value="1.51416666666666" calcext:value-type="float">
            <text:p>1.51416666666666</text:p>
          </table:table-cell>
          <table:table-cell office:value-type="float" office:value="37.37875" calcext:value-type="float">
            <text:p>37.37875</text:p>
          </table:table-cell>
        </table:table-row>
        <table:table-row table:style-name="ro1">
          <table:table-cell office:value-type="float" office:value="1.56916666666667" calcext:value-type="float">
            <text:p>1.56916666666667</text:p>
          </table:table-cell>
          <table:table-cell office:value-type="float" office:value="38.6579166666667" calcext:value-type="float">
            <text:p>38.6579166666667</text:p>
          </table:table-cell>
        </table:table-row>
        <table:table-row table:style-name="ro1">
          <table:table-cell office:value-type="float" office:value="1.62416666666667" calcext:value-type="float">
            <text:p>1.62416666666667</text:p>
          </table:table-cell>
          <table:table-cell office:value-type="float" office:value="39.6691666666667" calcext:value-type="float">
            <text:p>39.6691666666667</text:p>
          </table:table-cell>
        </table:table-row>
        <table:table-row table:style-name="ro1">
          <table:table-cell office:value-type="float" office:value="1.67916666666666" calcext:value-type="float">
            <text:p>1.67916666666666</text:p>
          </table:table-cell>
          <table:table-cell office:value-type="float" office:value="40.5204166666667" calcext:value-type="float">
            <text:p>40.5204166666667</text:p>
          </table:table-cell>
        </table:table-row>
        <table:table-row table:style-name="ro1">
          <table:table-cell office:value-type="float" office:value="1.73416666666667" calcext:value-type="float">
            <text:p>1.73416666666667</text:p>
          </table:table-cell>
          <table:table-cell office:value-type="float" office:value="41.21" calcext:value-type="float">
            <text:p>41.21</text:p>
          </table:table-cell>
        </table:table-row>
        <table:table-row table:style-name="ro1">
          <table:table-cell office:value-type="float" office:value="1.78916666666667" calcext:value-type="float">
            <text:p>1.78916666666667</text:p>
          </table:table-cell>
          <table:table-cell office:value-type="float" office:value="41.7958333333333" calcext:value-type="float">
            <text:p>41.7958333333333</text:p>
          </table:table-cell>
        </table:table-row>
        <table:table-row table:style-name="ro1">
          <table:table-cell office:value-type="float" office:value="1.84416666666667" calcext:value-type="float">
            <text:p>1.84416666666667</text:p>
          </table:table-cell>
          <table:table-cell office:value-type="float" office:value="42.295" calcext:value-type="float">
            <text:p>42.295</text:p>
          </table:table-cell>
        </table:table-row>
        <table:table-row table:style-name="ro1">
          <table:table-cell office:value-type="float" office:value="1.89916666666667" calcext:value-type="float">
            <text:p>1.89916666666667</text:p>
          </table:table-cell>
          <table:table-cell office:value-type="float" office:value="42.7241666666667" calcext:value-type="float">
            <text:p>42.7241666666667</text:p>
          </table:table-cell>
        </table:table-row>
        <table:table-row table:style-name="ro1">
          <table:table-cell office:value-type="float" office:value="1.95416666666667" calcext:value-type="float">
            <text:p>1.95416666666667</text:p>
          </table:table-cell>
          <table:table-cell office:value-type="float" office:value="43.1183333333333" calcext:value-type="float">
            <text:p>43.1183333333333</text:p>
          </table:table-cell>
        </table:table-row>
        <table:table-row table:style-name="ro1">
          <table:table-cell office:value-type="float" office:value="2.00916666666666" calcext:value-type="float">
            <text:p>2.00916666666666</text:p>
          </table:table-cell>
          <table:table-cell office:value-type="float" office:value="43.4545833333333" calcext:value-type="float">
            <text:p>43.4545833333333</text:p>
          </table:table-cell>
        </table:table-row>
        <table:table-row table:style-name="ro1">
          <table:table-cell office:value-type="float" office:value="2.06416666666667" calcext:value-type="float">
            <text:p>2.06416666666667</text:p>
          </table:table-cell>
          <table:table-cell office:value-type="float" office:value="43.7954166666667" calcext:value-type="float">
            <text:p>43.7954166666667</text:p>
          </table:table-cell>
        </table:table-row>
        <table:table-row table:style-name="ro1">
          <table:table-cell office:value-type="float" office:value="2.11916666666666" calcext:value-type="float">
            <text:p>2.11916666666666</text:p>
          </table:table-cell>
          <table:table-cell office:value-type="float" office:value="44.1079166666667" calcext:value-type="float">
            <text:p>44.1079166666667</text:p>
          </table:table-cell>
        </table:table-row>
        <table:table-row table:style-name="ro1">
          <table:table-cell office:value-type="float" office:value="2.17416666666666" calcext:value-type="float">
            <text:p>2.17416666666666</text:p>
          </table:table-cell>
          <table:table-cell office:value-type="float" office:value="44.4208333333333" calcext:value-type="float">
            <text:p>44.4208333333333</text:p>
          </table:table-cell>
        </table:table-row>
        <table:table-row table:style-name="ro1">
          <table:table-cell office:value-type="float" office:value="2.22916666666667" calcext:value-type="float">
            <text:p>2.22916666666667</text:p>
          </table:table-cell>
          <table:table-cell office:value-type="float" office:value="44.7004166666667" calcext:value-type="float">
            <text:p>44.7004166666667</text:p>
          </table:table-cell>
        </table:table-row>
        <table:table-row table:style-name="ro1">
          <table:table-cell office:value-type="float" office:value="2.28416666666666" calcext:value-type="float">
            <text:p>2.28416666666666</text:p>
          </table:table-cell>
          <table:table-cell office:value-type="float" office:value="44.99" calcext:value-type="float">
            <text:p>44.99</text:p>
          </table:table-cell>
        </table:table-row>
        <table:table-row table:style-name="ro1">
          <table:table-cell office:value-type="float" office:value="2.33916666666666" calcext:value-type="float">
            <text:p>2.33916666666666</text:p>
          </table:table-cell>
          <table:table-cell office:value-type="float" office:value="45.2841666666667" calcext:value-type="float">
            <text:p>45.2841666666667</text:p>
          </table:table-cell>
        </table:table-row>
        <table:table-row table:style-name="ro1">
          <table:table-cell office:value-type="float" office:value="2.39416666666667" calcext:value-type="float">
            <text:p>2.39416666666667</text:p>
          </table:table-cell>
          <table:table-cell office:value-type="float" office:value="45.7279166666667" calcext:value-type="float">
            <text:p>45.7279166666667</text:p>
          </table:table-cell>
        </table:table-row>
        <table:table-row table:style-name="ro1">
          <table:table-cell office:value-type="float" office:value="2.45666666666667" calcext:value-type="float">
            <text:p>2.45666666666667</text:p>
          </table:table-cell>
          <table:table-cell office:value-type="float" office:value="46.4329166666666" calcext:value-type="float">
            <text:p>46.4329166666666</text:p>
          </table:table-cell>
        </table:table-row>
        <table:table-row table:style-name="ro1">
          <table:table-cell office:value-type="float" office:value="2.51916666666667" calcext:value-type="float">
            <text:p>2.51916666666667</text:p>
          </table:table-cell>
          <table:table-cell office:value-type="float" office:value="47.3266666666667" calcext:value-type="float">
            <text:p>47.3266666666667</text:p>
          </table:table-cell>
        </table:table-row>
        <table:table-row table:style-name="ro1">
          <table:table-cell office:value-type="float" office:value="2.58166666666667" calcext:value-type="float">
            <text:p>2.58166666666667</text:p>
          </table:table-cell>
          <table:table-cell office:value-type="float" office:value="48.5575" calcext:value-type="float">
            <text:p>48.5575</text:p>
          </table:table-cell>
        </table:table-row>
        <table:table-row table:style-name="ro1">
          <table:table-cell office:value-type="float" office:value="2.65541666666666" calcext:value-type="float">
            <text:p>2.65541666666666</text:p>
          </table:table-cell>
          <table:table-cell office:value-type="float" office:value="50.3329166666667" calcext:value-type="float">
            <text:p>50.3329166666667</text:p>
          </table:table-cell>
        </table:table-row>
        <table:table-row table:style-name="ro1">
          <table:table-cell office:value-type="float" office:value="2.73291666666667" calcext:value-type="float">
            <text:p>2.73291666666667</text:p>
          </table:table-cell>
          <table:table-cell office:value-type="float" office:value="52.40875" calcext:value-type="float">
            <text:p>52.40875</text:p>
          </table:table-cell>
        </table:table-row>
        <table:table-row table:style-name="ro1">
          <table:table-cell office:value-type="float" office:value="2.81041666666666" calcext:value-type="float">
            <text:p>2.81041666666666</text:p>
          </table:table-cell>
          <table:table-cell office:value-type="float" office:value="54.6358333333334" calcext:value-type="float">
            <text:p>54.6358333333334</text:p>
          </table:table-cell>
        </table:table-row>
        <table:table-row table:style-name="ro1">
          <table:table-cell office:value-type="float" office:value="2.88791666666667" calcext:value-type="float">
            <text:p>2.88791666666667</text:p>
          </table:table-cell>
          <table:table-cell office:value-type="float" office:value="56.7766666666667" calcext:value-type="float">
            <text:p>56.7766666666667</text:p>
          </table:table-cell>
        </table:table-row>
        <table:table-row table:style-name="ro1">
          <table:table-cell office:value-type="float" office:value="2.96541666666667" calcext:value-type="float">
            <text:p>2.96541666666667</text:p>
          </table:table-cell>
          <table:table-cell office:value-type="float" office:value="58.7695833333334" calcext:value-type="float">
            <text:p>58.7695833333334</text:p>
          </table:table-cell>
        </table:table-row>
        <table:table-row table:style-name="ro1">
          <table:table-cell office:value-type="float" office:value="3.04291666666666" calcext:value-type="float">
            <text:p>3.04291666666666</text:p>
          </table:table-cell>
          <table:table-cell office:value-type="float" office:value="60.5583333333334" calcext:value-type="float">
            <text:p>60.5583333333334</text:p>
          </table:table-cell>
        </table:table-row>
        <table:table-row table:style-name="ro1">
          <table:table-cell office:value-type="float" office:value="3.12041666666666" calcext:value-type="float">
            <text:p>3.12041666666666</text:p>
          </table:table-cell>
          <table:table-cell office:value-type="float" office:value="62.0979166666667" calcext:value-type="float">
            <text:p>62.0979166666667</text:p>
          </table:table-cell>
        </table:table-row>
        <table:table-row table:style-name="ro1">
          <table:table-cell office:value-type="float" office:value="3.19791666666667" calcext:value-type="float">
            <text:p>3.19791666666667</text:p>
          </table:table-cell>
          <table:table-cell office:value-type="float" office:value="63.4366666666667" calcext:value-type="float">
            <text:p>63.4366666666667</text:p>
          </table:table-cell>
        </table:table-row>
        <table:table-row table:style-name="ro1">
          <table:table-cell office:value-type="float" office:value="3.27541666666666" calcext:value-type="float">
            <text:p>3.27541666666666</text:p>
          </table:table-cell>
          <table:table-cell office:value-type="float" office:value="64.6108333333333" calcext:value-type="float">
            <text:p>64.6108333333333</text:p>
          </table:table-cell>
        </table:table-row>
        <table:table-row table:style-name="ro1">
          <table:table-cell office:value-type="float" office:value="3.35291666666666" calcext:value-type="float">
            <text:p>3.35291666666666</text:p>
          </table:table-cell>
          <table:table-cell office:value-type="float" office:value="65.7454166666667" calcext:value-type="float">
            <text:p>65.7454166666667</text:p>
          </table:table-cell>
        </table:table-row>
        <table:table-row table:style-name="ro1">
          <table:table-cell office:value-type="float" office:value="3.43416666666666" calcext:value-type="float">
            <text:p>3.43416666666666</text:p>
          </table:table-cell>
          <table:table-cell office:value-type="float" office:value="67.08375" calcext:value-type="float">
            <text:p>67.08375</text:p>
          </table:table-cell>
        </table:table-row>
        <table:table-row table:style-name="ro1">
          <table:table-cell office:value-type="float" office:value="3.51916666666667" calcext:value-type="float">
            <text:p>3.51916666666667</text:p>
          </table:table-cell>
          <table:table-cell office:value-type="float" office:value="68.7970833333334" calcext:value-type="float">
            <text:p>68.7970833333334</text:p>
          </table:table-cell>
        </table:table-row>
        <table:table-row table:style-name="ro1">
          <table:table-cell office:value-type="float" office:value="3.61166666666666" calcext:value-type="float">
            <text:p>3.61166666666666</text:p>
          </table:table-cell>
          <table:table-cell office:value-type="float" office:value="70.9341666666667" calcext:value-type="float">
            <text:p>70.9341666666667</text:p>
          </table:table-cell>
        </table:table-row>
        <table:table-row table:style-name="ro1">
          <table:table-cell office:value-type="float" office:value="3.70791666666666" calcext:value-type="float">
            <text:p>3.70791666666666</text:p>
          </table:table-cell>
          <table:table-cell office:value-type="float" office:value="73.2179166666667" calcext:value-type="float">
            <text:p>73.2179166666667</text:p>
          </table:table-cell>
        </table:table-row>
        <table:table-row table:style-name="ro1">
          <table:table-cell office:value-type="float" office:value="3.80416666666667" calcext:value-type="float">
            <text:p>3.80416666666667</text:p>
          </table:table-cell>
          <table:table-cell office:value-type="float" office:value="75.4366666666667" calcext:value-type="float">
            <text:p>75.4366666666667</text:p>
          </table:table-cell>
        </table:table-row>
        <table:table-row table:style-name="ro1">
          <table:table-cell office:value-type="float" office:value="3.90416666666666" calcext:value-type="float">
            <text:p>3.90416666666666</text:p>
          </table:table-cell>
          <table:table-cell office:value-type="float" office:value="77.5575" calcext:value-type="float">
            <text:p>77.5575</text:p>
          </table:table-cell>
        </table:table-row>
        <table:table-row table:style-name="ro1">
          <table:table-cell office:value-type="float" office:value="4.00416666666666" calcext:value-type="float">
            <text:p>4.00416666666666</text:p>
          </table:table-cell>
          <table:table-cell office:value-type="float" office:value="79.3858333333334" calcext:value-type="float">
            <text:p>79.3858333333334</text:p>
          </table:table-cell>
        </table:table-row>
        <table:table-row table:style-name="ro1">
          <table:table-cell office:value-type="float" office:value="4.10416666666667" calcext:value-type="float">
            <text:p>4.10416666666667</text:p>
          </table:table-cell>
          <table:table-cell office:value-type="float" office:value="80.9370833333333" calcext:value-type="float">
            <text:p>80.9370833333333</text:p>
          </table:table-cell>
        </table:table-row>
        <table:table-row table:style-name="ro1">
          <table:table-cell office:value-type="float" office:value="4.20416666666667" calcext:value-type="float">
            <text:p>4.20416666666667</text:p>
          </table:table-cell>
          <table:table-cell office:value-type="float" office:value="82.2208333333333" calcext:value-type="float">
            <text:p>82.2208333333333</text:p>
          </table:table-cell>
        </table:table-row>
        <table:table-row table:style-name="ro1">
          <table:table-cell office:value-type="float" office:value="4.30416666666667" calcext:value-type="float">
            <text:p>4.30416666666667</text:p>
          </table:table-cell>
          <table:table-cell office:value-type="float" office:value="83.3304166666667" calcext:value-type="float">
            <text:p>83.3304166666667</text:p>
          </table:table-cell>
        </table:table-row>
        <table:table-row table:style-name="ro1">
          <table:table-cell office:value-type="float" office:value="4.40416666666667" calcext:value-type="float">
            <text:p>4.40416666666667</text:p>
          </table:table-cell>
          <table:table-cell office:value-type="float" office:value="84.24375" calcext:value-type="float">
            <text:p>84.24375</text:p>
          </table:table-cell>
        </table:table-row>
        <table:table-row table:style-name="ro1">
          <table:table-cell office:value-type="float" office:value="4.50416666666666" calcext:value-type="float">
            <text:p>4.50416666666666</text:p>
          </table:table-cell>
          <table:table-cell office:value-type="float" office:value="84.9875" calcext:value-type="float">
            <text:p>84.9875</text:p>
          </table:table-cell>
        </table:table-row>
        <table:table-row table:style-name="ro1">
          <table:table-cell office:value-type="float" office:value="4.60416666666667" calcext:value-type="float">
            <text:p>4.60416666666667</text:p>
          </table:table-cell>
          <table:table-cell office:value-type="float" office:value="85.6491666666667" calcext:value-type="float">
            <text:p>85.6491666666667</text:p>
          </table:table-cell>
        </table:table-row>
        <table:table-row table:style-name="ro1">
          <table:table-cell office:value-type="float" office:value="4.70416666666667" calcext:value-type="float">
            <text:p>4.70416666666667</text:p>
          </table:table-cell>
          <table:table-cell office:value-type="float" office:value="86.2133333333333" calcext:value-type="float">
            <text:p>86.2133333333333</text:p>
          </table:table-cell>
        </table:table-row>
        <table:table-row table:style-name="ro1">
          <table:table-cell office:value-type="float" office:value="4.80416666666667" calcext:value-type="float">
            <text:p>4.80416666666667</text:p>
          </table:table-cell>
          <table:table-cell office:value-type="float" office:value="86.7225" calcext:value-type="float">
            <text:p>86.7225</text:p>
          </table:table-cell>
        </table:table-row>
        <table:table-row table:style-name="ro1">
          <table:table-cell office:value-type="float" office:value="4.90416666666667" calcext:value-type="float">
            <text:p>4.90416666666667</text:p>
          </table:table-cell>
          <table:table-cell office:value-type="float" office:value="87.1670833333334" calcext:value-type="float">
            <text:p>87.1670833333334</text:p>
          </table:table-cell>
        </table:table-row>
        <table:table-row table:style-name="ro1">
          <table:table-cell office:value-type="float" office:value="5.00416666666666" calcext:value-type="float">
            <text:p>5.00416666666666</text:p>
          </table:table-cell>
          <table:table-cell office:value-type="float" office:value="87.5808333333334" calcext:value-type="float">
            <text:p>87.5808333333334</text:p>
          </table:table-cell>
        </table:table-row>
        <table:table-row table:style-name="ro1">
          <table:table-cell office:value-type="float" office:value="5.10416666666667" calcext:value-type="float">
            <text:p>5.10416666666667</text:p>
          </table:table-cell>
          <table:table-cell office:value-type="float" office:value="87.9554166666667" calcext:value-type="float">
            <text:p>87.9554166666667</text:p>
          </table:table-cell>
        </table:table-row>
        <table:table-row table:style-name="ro1">
          <table:table-cell office:value-type="float" office:value="5.20416666666667" calcext:value-type="float">
            <text:p>5.20416666666667</text:p>
          </table:table-cell>
          <table:table-cell office:value-type="float" office:value="88.2970833333333" calcext:value-type="float">
            <text:p>88.2970833333333</text:p>
          </table:table-cell>
        </table:table-row>
        <table:table-row table:style-name="ro1">
          <table:table-cell office:value-type="float" office:value="5.30416666666667" calcext:value-type="float">
            <text:p>5.30416666666667</text:p>
          </table:table-cell>
          <table:table-cell office:value-type="float" office:value="88.65" calcext:value-type="float">
            <text:p>88.65</text:p>
          </table:table-cell>
        </table:table-row>
        <table:table-row table:style-name="ro1">
          <table:table-cell office:value-type="float" office:value="5.40416666666667" calcext:value-type="float">
            <text:p>5.40416666666667</text:p>
          </table:table-cell>
          <table:table-cell office:value-type="float" office:value="88.9783333333333" calcext:value-type="float">
            <text:p>88.9783333333333</text:p>
          </table:table-cell>
        </table:table-row>
        <table:table-row table:style-name="ro1">
          <table:table-cell office:value-type="float" office:value="5.50416666666666" calcext:value-type="float">
            <text:p>5.50416666666666</text:p>
          </table:table-cell>
          <table:table-cell office:value-type="float" office:value="89.2658333333333" calcext:value-type="float">
            <text:p>89.2658333333333</text:p>
          </table:table-cell>
        </table:table-row>
        <table:table-row table:style-name="ro1">
          <table:table-cell office:value-type="float" office:value="5.60416666666667" calcext:value-type="float">
            <text:p>5.60416666666667</text:p>
          </table:table-cell>
          <table:table-cell office:value-type="float" office:value="89.56125" calcext:value-type="float">
            <text:p>89.56125</text:p>
          </table:table-cell>
        </table:table-row>
        <table:table-row table:style-name="ro1">
          <table:table-cell office:value-type="float" office:value="5.70416666666667" calcext:value-type="float">
            <text:p>5.70416666666667</text:p>
          </table:table-cell>
          <table:table-cell office:value-type="float" office:value="89.8625" calcext:value-type="float">
            <text:p>89.8625</text:p>
          </table:table-cell>
        </table:table-row>
        <table:table-row table:style-name="ro1">
          <table:table-cell office:value-type="float" office:value="5.80416666666667" calcext:value-type="float">
            <text:p>5.80416666666667</text:p>
          </table:table-cell>
          <table:table-cell office:value-type="float" office:value="90.16" calcext:value-type="float">
            <text:p>90.16</text:p>
          </table:table-cell>
        </table:table-row>
        <table:table-row table:style-name="ro1">
          <table:table-cell office:value-type="float" office:value="5.90416666666667" calcext:value-type="float">
            <text:p>5.90416666666667</text:p>
          </table:table-cell>
          <table:table-cell office:value-type="float" office:value="90.4666666666667" calcext:value-type="float">
            <text:p>90.4666666666667</text:p>
          </table:table-cell>
        </table:table-row>
        <table:table-row table:style-name="ro1">
          <table:table-cell office:value-type="float" office:value="6.00416666666666" calcext:value-type="float">
            <text:p>6.00416666666666</text:p>
          </table:table-cell>
          <table:table-cell office:value-type="float" office:value="90.7733333333333" calcext:value-type="float">
            <text:p>90.7733333333333</text:p>
          </table:table-cell>
        </table:table-row>
        <table:table-row table:style-name="ro1">
          <table:table-cell office:value-type="float" office:value="6.10416666666667" calcext:value-type="float">
            <text:p>6.10416666666667</text:p>
          </table:table-cell>
          <table:table-cell office:value-type="float" office:value="91.0625" calcext:value-type="float">
            <text:p>91.0625</text:p>
          </table:table-cell>
        </table:table-row>
        <table:table-row table:style-name="ro1">
          <table:table-cell office:value-type="float" office:value="6.20416666666667" calcext:value-type="float">
            <text:p>6.20416666666667</text:p>
          </table:table-cell>
          <table:table-cell office:value-type="float" office:value="91.3570833333334" calcext:value-type="float">
            <text:p>91.3570833333334</text:p>
          </table:table-cell>
        </table:table-row>
        <table:table-row table:style-name="ro1">
          <table:table-cell office:value-type="float" office:value="6.30416666666667" calcext:value-type="float">
            <text:p>6.30416666666667</text:p>
          </table:table-cell>
          <table:table-cell office:value-type="float" office:value="91.6470833333334" calcext:value-type="float">
            <text:p>91.6470833333334</text:p>
          </table:table-cell>
        </table:table-row>
        <table:table-row table:style-name="ro1">
          <table:table-cell office:value-type="float" office:value="6.40416666666667" calcext:value-type="float">
            <text:p>6.40416666666667</text:p>
          </table:table-cell>
          <table:table-cell office:value-type="float" office:value="91.9633333333334" calcext:value-type="float">
            <text:p>91.9633333333334</text:p>
          </table:table-cell>
        </table:table-row>
        <table:table-row table:style-name="ro1">
          <table:table-cell office:value-type="float" office:value="6.50416666666666" calcext:value-type="float">
            <text:p>6.50416666666666</text:p>
          </table:table-cell>
          <table:table-cell office:value-type="float" office:value="92.2791666666666" calcext:value-type="float">
            <text:p>92.2791666666666</text:p>
          </table:table-cell>
        </table:table-row>
        <table:table-row table:style-name="ro1">
          <table:table-cell office:value-type="float" office:value="6.60416666666667" calcext:value-type="float">
            <text:p>6.60416666666667</text:p>
          </table:table-cell>
          <table:table-cell office:value-type="float" office:value="92.5733333333334" calcext:value-type="float">
            <text:p>92.5733333333334</text:p>
          </table:table-cell>
        </table:table-row>
        <table:table-row table:style-name="ro1">
          <table:table-cell office:value-type="float" office:value="6.70416666666667" calcext:value-type="float">
            <text:p>6.70416666666667</text:p>
          </table:table-cell>
          <table:table-cell office:value-type="float" office:value="92.8825" calcext:value-type="float">
            <text:p>92.8825</text:p>
          </table:table-cell>
        </table:table-row>
        <table:table-row table:style-name="ro1">
          <table:table-cell office:value-type="float" office:value="6.80416666666667" calcext:value-type="float">
            <text:p>6.80416666666667</text:p>
          </table:table-cell>
          <table:table-cell office:value-type="float" office:value="93.2066666666666" calcext:value-type="float">
            <text:p>93.2066666666666</text:p>
          </table:table-cell>
        </table:table-row>
        <table:table-row table:style-name="ro1">
          <table:table-cell office:value-type="float" office:value="6.90416666666667" calcext:value-type="float">
            <text:p>6.90416666666667</text:p>
          </table:table-cell>
          <table:table-cell office:value-type="float" office:value="93.5170833333333" calcext:value-type="float">
            <text:p>93.5170833333333</text:p>
          </table:table-cell>
        </table:table-row>
        <table:table-row table:style-name="ro1">
          <table:table-cell office:value-type="float" office:value="7.00833333333333" calcext:value-type="float">
            <text:p>7.00833333333333</text:p>
          </table:table-cell>
          <table:table-cell office:value-type="float" office:value="93.8125" calcext:value-type="float">
            <text:p>93.8125</text:p>
          </table:table-cell>
        </table:table-row>
        <table:table-row table:style-name="ro1">
          <table:table-cell office:value-type="float" office:value="7.10833333333334" calcext:value-type="float">
            <text:p>7.10833333333334</text:p>
          </table:table-cell>
          <table:table-cell office:value-type="float" office:value="94.1004166666667" calcext:value-type="float">
            <text:p>94.1004166666667</text:p>
          </table:table-cell>
        </table:table-row>
        <table:table-row table:style-name="ro1">
          <table:table-cell office:value-type="float" office:value="7.20833333333334" calcext:value-type="float">
            <text:p>7.20833333333334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float" office:value="7.30833333333334" calcext:value-type="float">
            <text:p>7.30833333333334</text:p>
          </table:table-cell>
          <table:table-cell office:value-type="float" office:value="94.6808333333334" calcext:value-type="float">
            <text:p>94.6808333333334</text:p>
          </table:table-cell>
        </table:table-row>
        <table:table-row table:style-name="ro1">
          <table:table-cell office:value-type="float" office:value="7.40833333333334" calcext:value-type="float">
            <text:p>7.40833333333334</text:p>
          </table:table-cell>
          <table:table-cell office:value-type="float" office:value="94.9579166666667" calcext:value-type="float">
            <text:p>94.9579166666667</text:p>
          </table:table-cell>
        </table:table-row>
        <table:table-row table:style-name="ro1">
          <table:table-cell office:value-type="float" office:value="7.5125" calcext:value-type="float">
            <text:p>7.5125</text:p>
          </table:table-cell>
          <table:table-cell office:value-type="float" office:value="95.23375" calcext:value-type="float">
            <text:p>95.23375</text:p>
          </table:table-cell>
        </table:table-row>
        <table:table-row table:style-name="ro1">
          <table:table-cell office:value-type="float" office:value="7.6125" calcext:value-type="float">
            <text:p>7.6125</text:p>
          </table:table-cell>
          <table:table-cell office:value-type="float" office:value="95.51625" calcext:value-type="float">
            <text:p>95.51625</text:p>
          </table:table-cell>
        </table:table-row>
        <table:table-row table:style-name="ro1">
          <table:table-cell office:value-type="float" office:value="7.725" calcext:value-type="float">
            <text:p>7.725</text:p>
          </table:table-cell>
          <table:table-cell office:value-type="float" office:value="95.78625" calcext:value-type="float">
            <text:p>95.78625</text:p>
          </table:table-cell>
        </table:table-row>
        <table:table-row table:style-name="ro1">
          <table:table-cell office:value-type="float" office:value="7.82916666666667" calcext:value-type="float">
            <text:p>7.82916666666667</text:p>
          </table:table-cell>
          <table:table-cell office:value-type="float" office:value="96.02625" calcext:value-type="float">
            <text:p>96.02625</text:p>
          </table:table-cell>
        </table:table-row>
        <table:table-row table:style-name="ro1">
          <table:table-cell office:value-type="float" office:value="7.92916666666667" calcext:value-type="float">
            <text:p>7.92916666666667</text:p>
          </table:table-cell>
          <table:table-cell office:value-type="float" office:value="96.285" calcext:value-type="float">
            <text:p>96.285</text:p>
          </table:table-cell>
        </table:table-row>
        <table:table-row table:style-name="ro1">
          <table:table-cell office:value-type="float" office:value="8.0375" calcext:value-type="float">
            <text:p>8.0375</text:p>
          </table:table-cell>
          <table:table-cell office:value-type="float" office:value="96.5416666666667" calcext:value-type="float">
            <text:p>96.5416666666667</text:p>
          </table:table-cell>
        </table:table-row>
        <table:table-row table:style-name="ro1">
          <table:table-cell office:value-type="float" office:value="8.3625" calcext:value-type="float">
            <text:p>8.3625</text:p>
          </table:table-cell>
          <table:table-cell office:value-type="float" office:value="96.80875" calcext:value-type="float">
            <text:p>96.80875</text:p>
          </table:table-cell>
        </table:table-row>
        <table:table-row table:style-name="ro1">
          <table:table-cell office:value-type="float" office:value="8.875" calcext:value-type="float">
            <text:p>8.875</text:p>
          </table:table-cell>
          <table:table-cell office:value-type="float" office:value="97.0479166666667" calcext:value-type="float">
            <text:p>97.0479166666667</text:p>
          </table:table-cell>
        </table:table-row>
        <table:table-row table:style-name="ro1">
          <table:table-cell office:value-type="float" office:value="9.425" calcext:value-type="float">
            <text:p>9.425</text:p>
          </table:table-cell>
          <table:table-cell office:value-type="float" office:value="97.2879166666667" calcext:value-type="float">
            <text:p>97.2879166666667</text:p>
          </table:table-cell>
        </table:table-row>
        <table:table-row table:style-name="ro1">
          <table:table-cell office:value-type="float" office:value="9.97499999999999" calcext:value-type="float">
            <text:p>9.97499999999999</text:p>
          </table:table-cell>
          <table:table-cell office:value-type="float" office:value="97.4995833333334" calcext:value-type="float">
            <text:p>97.4995833333334</text:p>
          </table:table-cell>
        </table:table-row>
        <table:table-row table:style-name="ro1">
          <table:table-cell office:value-type="float" office:value="10.525" calcext:value-type="float">
            <text:p>10.525</text:p>
          </table:table-cell>
          <table:table-cell office:value-type="float" office:value="97.6941666666667" calcext:value-type="float">
            <text:p>97.6941666666667</text:p>
          </table:table-cell>
        </table:table-row>
        <table:table-row table:style-name="ro1">
          <table:table-cell office:value-type="float" office:value="11.075" calcext:value-type="float">
            <text:p>11.075</text:p>
          </table:table-cell>
          <table:table-cell office:value-type="float" office:value="97.8633333333334" calcext:value-type="float">
            <text:p>97.8633333333334</text:p>
          </table:table-cell>
        </table:table-row>
        <table:table-row table:style-name="ro1">
          <table:table-cell office:value-type="float" office:value="11.625" calcext:value-type="float">
            <text:p>11.625</text:p>
          </table:table-cell>
          <table:table-cell office:value-type="float" office:value="98.03125" calcext:value-type="float">
            <text:p>98.03125</text:p>
          </table:table-cell>
        </table:table-row>
        <table:table-row table:style-name="ro1">
          <table:table-cell office:value-type="float" office:value="12.175" calcext:value-type="float">
            <text:p>12.175</text:p>
          </table:table-cell>
          <table:table-cell office:value-type="float" office:value="98.1716666666667" calcext:value-type="float">
            <text:p>98.1716666666667</text:p>
          </table:table-cell>
        </table:table-row>
        <table:table-row table:style-name="ro1">
          <table:table-cell office:value-type="float" office:value="12.725" calcext:value-type="float">
            <text:p>12.725</text:p>
          </table:table-cell>
          <table:table-cell office:value-type="float" office:value="98.2929166666667" calcext:value-type="float">
            <text:p>98.2929166666667</text:p>
          </table:table-cell>
        </table:table-row>
        <table:table-row table:style-name="ro1">
          <table:table-cell office:value-type="float" office:value="13.3166666666666" calcext:value-type="float">
            <text:p>13.3166666666666</text:p>
          </table:table-cell>
          <table:table-cell office:value-type="float" office:value="98.4183333333334" calcext:value-type="float">
            <text:p>98.4183333333334</text:p>
          </table:table-cell>
        </table:table-row>
        <table:table-row table:style-name="ro1">
          <table:table-cell office:value-type="float" office:value="13.9916666666667" calcext:value-type="float">
            <text:p>13.9916666666667</text:p>
          </table:table-cell>
          <table:table-cell office:value-type="float" office:value="98.52875" calcext:value-type="float">
            <text:p>98.52875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98.62625" calcext:value-type="float">
            <text:p>98.62625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98.7129166666666" calcext:value-type="float">
            <text:p>98.7129166666666</text:p>
          </table:table-cell>
        </table:table-row>
        <table:table-row table:style-name="ro1">
          <table:table-cell office:value-type="float" office:value="17.475" calcext:value-type="float">
            <text:p>17.475</text:p>
          </table:table-cell>
          <table:table-cell office:value-type="float" office:value="98.8120833333334" calcext:value-type="float">
            <text:p>98.8120833333334</text:p>
          </table:table-cell>
        </table:table-row>
        <table:table-row table:style-name="ro1">
          <table:table-cell office:value-type="float" office:value="23.775" calcext:value-type="float">
            <text:p>23.775</text:p>
          </table:table-cell>
          <table:table-cell office:value-type="float" office:value="98.88875" calcext:value-type="float">
            <text:p>98.88875</text:p>
          </table:table-cell>
        </table:table-row>
        <table:table-row table:style-name="ro1">
          <table:table-cell office:value-type="float" office:value="24.7833333333333" calcext:value-type="float">
            <text:p>24.7833333333333</text:p>
          </table:table-cell>
          <table:table-cell office:value-type="float" office:value="98.9645833333334" calcext:value-type="float">
            <text:p>98.9645833333334</text:p>
          </table:table-cell>
        </table:table-row>
        <table:table-row table:style-name="ro1">
          <table:table-cell office:value-type="float" office:value="30.7916666666666" calcext:value-type="float">
            <text:p>30.7916666666666</text:p>
          </table:table-cell>
          <table:table-cell office:value-type="float" office:value="99.0258333333333" calcext:value-type="float">
            <text:p>99.0258333333333</text:p>
          </table:table-cell>
        </table:table-row>
        <table:table-row table:style-name="ro1">
          <table:table-cell office:value-type="float" office:value="37.425" calcext:value-type="float">
            <text:p>37.425</text:p>
          </table:table-cell>
          <table:table-cell office:value-type="float" office:value="99.0783333333333" calcext:value-type="float">
            <text:p>99.0783333333333</text:p>
          </table:table-cell>
        </table:table-row>
        <table:table-row table:style-name="ro1">
          <table:table-cell office:value-type="float" office:value="39.3916666666667" calcext:value-type="float">
            <text:p>39.3916666666667</text:p>
          </table:table-cell>
          <table:table-cell office:value-type="float" office:value="99.1275" calcext:value-type="float">
            <text:p>99.1275</text:p>
          </table:table-cell>
        </table:table-row>
        <table:table-row table:style-name="ro1">
          <table:table-cell office:value-type="float" office:value="52.3166666666667" calcext:value-type="float">
            <text:p>52.3166666666667</text:p>
          </table:table-cell>
          <table:table-cell office:value-type="float" office:value="99.1795833333334" calcext:value-type="float">
            <text:p>99.1795833333334</text:p>
          </table:table-cell>
        </table:table-row>
        <table:table-row table:style-name="ro1">
          <table:table-cell office:value-type="float" office:value="56.45" calcext:value-type="float">
            <text:p>56.45</text:p>
          </table:table-cell>
          <table:table-cell office:value-type="float" office:value="99.2329166666667" calcext:value-type="float">
            <text:p>99.2329166666667</text:p>
          </table:table-cell>
        </table:table-row>
        <table:table-row table:style-name="ro1">
          <table:table-cell office:value-type="float" office:value="63.75" calcext:value-type="float">
            <text:p>63.75</text:p>
          </table:table-cell>
          <table:table-cell office:value-type="float" office:value="99.2741666666667" calcext:value-type="float">
            <text:p>99.2741666666667</text:p>
          </table:table-cell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99.3120833333334" calcext:value-type="float">
            <text:p>99.3120833333334</text:p>
          </table:table-cell>
        </table:table-row>
        <table:table-row table:style-name="ro1">
          <table:table-cell office:value-type="float" office:value="63.85" calcext:value-type="float">
            <text:p>63.85</text:p>
          </table:table-cell>
          <table:table-cell office:value-type="float" office:value="99.3458333333333" calcext:value-type="float">
            <text:p>99.3458333333333</text:p>
          </table:table-cell>
        </table:table-row>
        <table:table-row table:style-name="ro1">
          <table:table-cell office:value-type="float" office:value="63.9" calcext:value-type="float">
            <text:p>63.9</text:p>
          </table:table-cell>
          <table:table-cell office:value-type="float" office:value="99.3804166666667" calcext:value-type="float">
            <text:p>99.3804166666667</text:p>
          </table:table-cell>
        </table:table-row>
        <table:table-row table:style-name="ro1">
          <table:table-cell office:value-type="float" office:value="63.95" calcext:value-type="float">
            <text:p>63.95</text:p>
          </table:table-cell>
          <table:table-cell office:value-type="float" office:value="99.4075" calcext:value-type="float">
            <text:p>99.40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9.43375" calcext:value-type="float">
            <text:p>99.43375</text:p>
          </table:table-cell>
        </table:table-row>
        <table:table-row table:style-name="ro1">
          <table:table-cell office:value-type="float" office:value="64.05" calcext:value-type="float">
            <text:p>64.05</text:p>
          </table:table-cell>
          <table:table-cell office:value-type="float" office:value="99.4566666666667" calcext:value-type="float">
            <text:p>99.4566666666667</text:p>
          </table:table-cell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99.4825" calcext:value-type="float">
            <text:p>99.4825</text:p>
          </table:table-cell>
        </table:table-row>
        <table:table-row table:style-name="ro1">
          <table:table-cell office:value-type="float" office:value="64.15" calcext:value-type="float">
            <text:p>64.15</text:p>
          </table:table-cell>
          <table:table-cell office:value-type="float" office:value="99.5120833333334" calcext:value-type="float">
            <text:p>99.5120833333334</text:p>
          </table:table-cell>
        </table:table-row>
        <table:table-row table:style-name="ro1">
          <table:table-cell office:value-type="float" office:value="64.275" calcext:value-type="float">
            <text:p>64.275</text:p>
          </table:table-cell>
          <table:table-cell office:value-type="float" office:value="99.5425" calcext:value-type="float">
            <text:p>99.5425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99.565" calcext:value-type="float">
            <text:p>99.565</text:p>
          </table:table-cell>
        </table:table-row>
        <table:table-row table:style-name="ro1">
          <table:table-cell office:value-type="float" office:value="64.525" calcext:value-type="float">
            <text:p>64.525</text:p>
          </table:table-cell>
          <table:table-cell office:value-type="float" office:value="99.5875" calcext:value-type="float">
            <text:p>99.5875</text:p>
          </table:table-cell>
        </table:table-row>
        <table:table-row table:style-name="ro1">
          <table:table-cell office:value-type="float" office:value="64.7625" calcext:value-type="float">
            <text:p>64.7625</text:p>
          </table:table-cell>
          <table:table-cell office:value-type="float" office:value="99.6179166666667" calcext:value-type="float">
            <text:p>99.6179166666667</text:p>
          </table:table-cell>
        </table:table-row>
        <table:table-row table:style-name="ro1">
          <table:table-cell office:value-type="float" office:value="65.0375" calcext:value-type="float">
            <text:p>65.0375</text:p>
          </table:table-cell>
          <table:table-cell office:value-type="float" office:value="99.6433333333333" calcext:value-type="float">
            <text:p>99.6433333333333</text:p>
          </table:table-cell>
        </table:table-row>
        <table:table-row table:style-name="ro1">
          <table:table-cell office:value-type="float" office:value="65.3125" calcext:value-type="float">
            <text:p>65.3125</text:p>
          </table:table-cell>
          <table:table-cell office:value-type="float" office:value="99.6658333333333" calcext:value-type="float">
            <text:p>99.6658333333333</text:p>
          </table:table-cell>
        </table:table-row>
        <table:table-row table:style-name="ro1">
          <table:table-cell office:value-type="float" office:value="65.5875" calcext:value-type="float">
            <text:p>65.5875</text:p>
          </table:table-cell>
          <table:table-cell office:value-type="float" office:value="99.6808333333334" calcext:value-type="float">
            <text:p>99.6808333333334</text:p>
          </table:table-cell>
        </table:table-row>
        <table:table-row table:style-name="ro1">
          <table:table-cell office:value-type="float" office:value="65.8625" calcext:value-type="float">
            <text:p>65.8625</text:p>
          </table:table-cell>
          <table:table-cell office:value-type="float" office:value="99.6945833333333" calcext:value-type="float">
            <text:p>99.6945833333333</text:p>
          </table:table-cell>
        </table:table-row>
        <table:table-row table:style-name="ro1">
          <table:table-cell office:value-type="float" office:value="66.1375" calcext:value-type="float">
            <text:p>66.1375</text:p>
          </table:table-cell>
          <table:table-cell office:value-type="float" office:value="99.7108333333333" calcext:value-type="float">
            <text:p>99.7108333333333</text:p>
          </table:table-cell>
        </table:table-row>
        <table:table-row table:style-name="ro1">
          <table:table-cell office:value-type="float" office:value="66.4541666666667" calcext:value-type="float">
            <text:p>66.4541666666667</text:p>
          </table:table-cell>
          <table:table-cell office:value-type="float" office:value="99.72125" calcext:value-type="float">
            <text:p>99.72125</text:p>
          </table:table-cell>
        </table:table-row>
        <table:table-row table:style-name="ro1">
          <table:table-cell office:value-type="float" office:value="66.7291666666667" calcext:value-type="float">
            <text:p>66.7291666666667</text:p>
          </table:table-cell>
          <table:table-cell office:value-type="float" office:value="99.735" calcext:value-type="float">
            <text:p>99.735</text:p>
          </table:table-cell>
        </table:table-row>
        <table:table-row table:style-name="ro1">
          <table:table-cell office:value-type="float" office:value="67.0041666666667" calcext:value-type="float">
            <text:p>67.0041666666667</text:p>
          </table:table-cell>
          <table:table-cell office:value-type="float" office:value="99.7441666666667" calcext:value-type="float">
            <text:p>99.7441666666667</text:p>
          </table:table-cell>
        </table:table-row>
        <table:table-row table:style-name="ro1">
          <table:table-cell office:value-type="float" office:value="67.3208333333334" calcext:value-type="float">
            <text:p>67.3208333333334</text:p>
          </table:table-cell>
          <table:table-cell office:value-type="float" office:value="99.7545833333334" calcext:value-type="float">
            <text:p>99.7545833333334</text:p>
          </table:table-cell>
        </table:table-row>
        <table:table-row table:style-name="ro1">
          <table:table-cell office:value-type="float" office:value="67.675" calcext:value-type="float">
            <text:p>67.675</text:p>
          </table:table-cell>
          <table:table-cell office:value-type="float" office:value="99.7666666666667" calcext:value-type="float">
            <text:p>99.7666666666667</text:p>
          </table:table-cell>
        </table:table-row>
        <table:table-row table:style-name="ro1">
          <table:table-cell office:value-type="float" office:value="68.1916666666667" calcext:value-type="float">
            <text:p>68.1916666666667</text:p>
          </table:table-cell>
          <table:table-cell office:value-type="float" office:value="99.7854166666667" calcext:value-type="float">
            <text:p>99.7854166666667</text:p>
          </table:table-cell>
        </table:table-row>
        <table:table-row table:style-name="ro1">
          <table:table-cell office:value-type="float" office:value="68.7833333333334" calcext:value-type="float">
            <text:p>68.7833333333334</text:p>
          </table:table-cell>
          <table:table-cell office:value-type="float" office:value="99.8033333333333" calcext:value-type="float">
            <text:p>99.8033333333333</text:p>
          </table:table-cell>
        </table:table-row>
        <table:table-row table:style-name="ro1">
          <table:table-cell office:value-type="float" office:value="69.3333333333333" calcext:value-type="float">
            <text:p>69.3333333333333</text:p>
          </table:table-cell>
          <table:table-cell office:value-type="float" office:value="99.8195833333333" calcext:value-type="float">
            <text:p>99.8195833333333</text:p>
          </table:table-cell>
        </table:table-row>
        <table:table-row table:style-name="ro1">
          <table:table-cell office:value-type="float" office:value="70.2083333333333" calcext:value-type="float">
            <text:p>70.2083333333333</text:p>
          </table:table-cell>
          <table:table-cell office:value-type="float" office:value="99.83625" calcext:value-type="float">
            <text:p>99.83625</text:p>
          </table:table-cell>
        </table:table-row>
        <table:table-row table:style-name="ro1">
          <table:table-cell office:value-type="float" office:value="70.875" calcext:value-type="float">
            <text:p>70.875</text:p>
          </table:table-cell>
          <table:table-cell office:value-type="float" office:value="99.8470833333334" calcext:value-type="float">
            <text:p>99.8470833333334</text:p>
          </table:table-cell>
        </table:table-row>
        <table:table-row table:style-name="ro1">
          <table:table-cell office:value-type="float" office:value="71.625" calcext:value-type="float">
            <text:p>71.625</text:p>
          </table:table-cell>
          <table:table-cell office:value-type="float" office:value="99.85875" calcext:value-type="float">
            <text:p>99.85875</text:p>
          </table:table-cell>
        </table:table-row>
        <table:table-row table:style-name="ro1">
          <table:table-cell office:value-type="float" office:value="72.4583333333333" calcext:value-type="float">
            <text:p>72.4583333333333</text:p>
          </table:table-cell>
          <table:table-cell office:value-type="float" office:value="99.8708333333333" calcext:value-type="float">
            <text:p>99.8708333333333</text:p>
          </table:table-cell>
        </table:table-row>
        <table:table-row table:style-name="ro1">
          <table:table-cell office:value-type="float" office:value="73.2083333333333" calcext:value-type="float">
            <text:p>73.2083333333333</text:p>
          </table:table-cell>
          <table:table-cell office:value-type="float" office:value="99.8775" calcext:value-type="float">
            <text:p>99.8775</text:p>
          </table:table-cell>
        </table:table-row>
        <table:table-row table:style-name="ro1">
          <table:table-cell office:value-type="float" office:value="73.9583333333333" calcext:value-type="float">
            <text:p>73.9583333333333</text:p>
          </table:table-cell>
          <table:table-cell office:value-type="float" office:value="99.8870833333334" calcext:value-type="float">
            <text:p>99.8870833333334</text:p>
          </table:table-cell>
        </table:table-row>
        <table:table-row table:style-name="ro1">
          <table:table-cell office:value-type="float" office:value="74.7916666666667" calcext:value-type="float">
            <text:p>74.7916666666667</text:p>
          </table:table-cell>
          <table:table-cell office:value-type="float" office:value="99.89375" calcext:value-type="float">
            <text:p>99.89375</text:p>
          </table:table-cell>
        </table:table-row>
        <table:table-row table:style-name="ro1">
          <table:table-cell office:value-type="float" office:value="75.9166666666667" calcext:value-type="float">
            <text:p>75.9166666666667</text:p>
          </table:table-cell>
          <table:table-cell office:value-type="float" office:value="99.8958333333333" calcext:value-type="float">
            <text:p>99.8958333333333</text:p>
          </table:table-cell>
        </table:table-row>
        <table:table-row table:style-name="ro1">
          <table:table-cell office:value-type="float" office:value="77.0833333333333" calcext:value-type="float">
            <text:p>77.0833333333333</text:p>
          </table:table-cell>
          <table:table-cell office:value-type="float" office:value="99.9033333333333" calcext:value-type="float">
            <text:p>99.9033333333333</text:p>
          </table:table-cell>
        </table:table-row>
        <table:table-row table:style-name="ro1">
          <table:table-cell office:value-type="float" office:value="77.875" calcext:value-type="float">
            <text:p>77.875</text:p>
          </table:table-cell>
          <table:table-cell office:value-type="float" office:value="99.9091666666667" calcext:value-type="float">
            <text:p>99.9091666666667</text:p>
          </table:table-cell>
        </table:table-row>
        <table:table-row table:style-name="ro1">
          <table:table-cell office:value-type="float" office:value="79.375" calcext:value-type="float">
            <text:p>79.375</text:p>
          </table:table-cell>
          <table:table-cell office:value-type="float" office:value="99.9166666666667" calcext:value-type="float">
            <text:p>99.9166666666667</text:p>
          </table:table-cell>
        </table:table-row>
        <table:table-row table:style-name="ro1">
          <table:table-cell office:value-type="float" office:value="80.9166666666667" calcext:value-type="float">
            <text:p>80.9166666666667</text:p>
          </table:table-cell>
          <table:table-cell office:value-type="float" office:value="99.92125" calcext:value-type="float">
            <text:p>99.92125</text:p>
          </table:table-cell>
        </table:table-row>
        <table:table-row table:style-name="ro1">
          <table:table-cell office:value-type="float" office:value="81.875" calcext:value-type="float">
            <text:p>81.875</text:p>
          </table:table-cell>
          <table:table-cell office:value-type="float" office:value="99.9254166666667" calcext:value-type="float">
            <text:p>99.9254166666667</text:p>
          </table:table-cell>
        </table:table-row>
        <table:table-row table:style-name="ro1">
          <table:table-cell office:value-type="float" office:value="83.8333333333332" calcext:value-type="float">
            <text:p>83.8333333333332</text:p>
          </table:table-cell>
          <table:table-cell office:value-type="float" office:value="99.9295833333334" calcext:value-type="float">
            <text:p>99.9295833333334</text:p>
          </table:table-cell>
        </table:table-row>
        <table:table-row table:style-name="ro1">
          <table:table-cell office:value-type="float" office:value="85.5833333333333" calcext:value-type="float">
            <text:p>85.5833333333333</text:p>
          </table:table-cell>
          <table:table-cell office:value-type="float" office:value="99.9333333333334" calcext:value-type="float">
            <text:p>99.9333333333334</text:p>
          </table:table-cell>
        </table:table-row>
        <table:table-row table:style-name="ro1">
          <table:table-cell office:value-type="float" office:value="86.375" calcext:value-type="float">
            <text:p>86.375</text:p>
          </table:table-cell>
          <table:table-cell office:value-type="float" office:value="99.9383333333334" calcext:value-type="float">
            <text:p>99.9383333333334</text:p>
          </table:table-cell>
        </table:table-row>
        <table:table-row table:style-name="ro1">
          <table:table-cell office:value-type="float" office:value="88.9583333333333" calcext:value-type="float">
            <text:p>88.9583333333333</text:p>
          </table:table-cell>
          <table:table-cell office:value-type="float" office:value="99.9433333333333" calcext:value-type="float">
            <text:p>99.9433333333333</text:p>
          </table:table-cell>
        </table:table-row>
        <table:table-row table:style-name="ro1">
          <table:table-cell office:value-type="float" office:value="91.9999999999999" calcext:value-type="float">
            <text:p>91.9999999999999</text:p>
          </table:table-cell>
          <table:table-cell office:value-type="float" office:value="99.9470833333334" calcext:value-type="float">
            <text:p>99.9470833333334</text:p>
          </table:table-cell>
        </table:table-row>
        <table:table-row table:style-name="ro1">
          <table:table-cell office:value-type="float" office:value="94.1666666666669" calcext:value-type="float">
            <text:p>94.1666666666669</text:p>
          </table:table-cell>
          <table:table-cell office:value-type="float" office:value="99.9508333333333" calcext:value-type="float">
            <text:p>99.9508333333333</text:p>
          </table:table-cell>
        </table:table-row>
        <table:table-row table:style-name="ro1">
          <table:table-cell office:value-type="float" office:value="98.7083333333331" calcext:value-type="float">
            <text:p>98.7083333333331</text:p>
          </table:table-cell>
          <table:table-cell office:value-type="float" office:value="99.9554166666666" calcext:value-type="float">
            <text:p>99.9554166666666</text:p>
          </table:table-cell>
        </table:table-row>
        <table:table-row table:style-name="ro1">
          <table:table-cell office:value-type="float" office:value="101.333333333333" calcext:value-type="float">
            <text:p>101.333333333333</text:p>
          </table:table-cell>
          <table:table-cell office:value-type="float" office:value="99.9604166666667" calcext:value-type="float">
            <text:p>99.9604166666667</text:p>
          </table:table-cell>
        </table:table-row>
        <table:table-row table:style-name="ro1">
          <table:table-cell office:value-type="float" office:value="105.958333333333" calcext:value-type="float">
            <text:p>105.958333333333</text:p>
          </table:table-cell>
          <table:table-cell office:value-type="float" office:value="99.9629166666666" calcext:value-type="float">
            <text:p>99.9629166666666</text:p>
          </table:table-cell>
        </table:table-row>
        <table:table-row table:style-name="ro1">
          <table:table-cell office:value-type="float" office:value="126.458333333334" calcext:value-type="float">
            <text:p>126.458333333334</text:p>
          </table:table-cell>
          <table:table-cell office:value-type="float" office:value="99.9666666666667" calcext:value-type="float">
            <text:p>99.9666666666667</text:p>
          </table:table-cell>
        </table:table-row>
        <table:table-row table:style-name="ro1">
          <table:table-cell office:value-type="float" office:value="130.041666666667" calcext:value-type="float">
            <text:p>130.041666666667</text:p>
          </table:table-cell>
          <table:table-cell office:value-type="float" office:value="99.9695833333334" calcext:value-type="float">
            <text:p>99.9695833333334</text:p>
          </table:table-cell>
        </table:table-row>
        <table:table-row table:style-name="ro1">
          <table:table-cell office:value-type="float" office:value="133.25" calcext:value-type="float">
            <text:p>133.25</text:p>
          </table:table-cell>
          <table:table-cell office:value-type="float" office:value="99.9720833333334" calcext:value-type="float">
            <text:p>99.9720833333334</text:p>
          </table:table-cell>
        </table:table-row>
        <table:table-row table:style-name="ro1">
          <table:table-cell office:value-type="float" office:value="136.25" calcext:value-type="float">
            <text:p>136.25</text:p>
          </table:table-cell>
          <table:table-cell office:value-type="float" office:value="99.9758333333333" calcext:value-type="float">
            <text:p>99.9758333333333</text:p>
          </table:table-cell>
        </table:table-row>
        <table:table-row table:style-name="ro1">
          <table:table-cell office:value-type="float" office:value="138.708333333333" calcext:value-type="float">
            <text:p>138.708333333333</text:p>
          </table:table-cell>
          <table:table-cell office:value-type="float" office:value="99.9770833333333" calcext:value-type="float">
            <text:p>99.9770833333333</text:p>
          </table:table-cell>
        </table:table-row>
        <table:table-row table:style-name="ro1">
          <table:table-cell office:value-type="float" office:value="141.083333333334" calcext:value-type="float">
            <text:p>141.083333333334</text:p>
          </table:table-cell>
          <table:table-cell office:value-type="float" office:value="99.9795833333334" calcext:value-type="float">
            <text:p>99.9795833333334</text:p>
          </table:table-cell>
        </table:table-row>
        <table:table-row table:style-name="ro1">
          <table:table-cell office:value-type="float" office:value="143.958333333333" calcext:value-type="float">
            <text:p>143.958333333333</text:p>
          </table:table-cell>
          <table:table-cell office:value-type="float" office:value="99.9820833333333" calcext:value-type="float">
            <text:p>99.9820833333333</text:p>
          </table:table-cell>
        </table:table-row>
        <table:table-row table:style-name="ro1">
          <table:table-cell office:value-type="float" office:value="145.833333333333" calcext:value-type="float">
            <text:p>145.833333333333</text:p>
          </table:table-cell>
          <table:table-cell office:value-type="float" office:value="99.98375" calcext:value-type="float">
            <text:p>99.98375</text:p>
          </table:table-cell>
        </table:table-row>
        <table:table-row table:style-name="ro1">
          <table:table-cell office:value-type="float" office:value="150.458333333334" calcext:value-type="float">
            <text:p>150.458333333334</text:p>
          </table:table-cell>
          <table:table-cell office:value-type="float" office:value="99.9854166666667" calcext:value-type="float">
            <text:p>99.9854166666667</text:p>
          </table:table-cell>
        </table:table-row>
        <table:table-row table:style-name="ro1">
          <table:table-cell office:value-type="float" office:value="156.083333333333" calcext:value-type="float">
            <text:p>156.083333333333</text:p>
          </table:table-cell>
          <table:table-cell office:value-type="float" office:value="99.98875" calcext:value-type="float">
            <text:p>99.98875</text:p>
          </table:table-cell>
        </table:table-row>
        <table:table-row table:style-name="ro1">
          <table:table-cell office:value-type="float" office:value="159.666666666667" calcext:value-type="float">
            <text:p>159.666666666667</text:p>
          </table:table-cell>
          <table:table-cell office:value-type="float" office:value="99.9895833333333" calcext:value-type="float">
            <text:p>99.9895833333333</text:p>
          </table:table-cell>
        </table:table-row>
        <table:table-row table:style-name="ro1">
          <table:table-cell office:value-type="float" office:value="165.75" calcext:value-type="float">
            <text:p>165.75</text:p>
          </table:table-cell>
          <table:table-cell office:value-type="float" office:value="99.99125" calcext:value-type="float">
            <text:p>99.99125</text:p>
          </table:table-cell>
        </table:table-row>
        <table:table-row table:style-name="ro1">
          <table:table-cell office:value-type="float" office:value="171.583333333333" calcext:value-type="float">
            <text:p>171.583333333333</text:p>
          </table:table-cell>
          <table:table-cell office:value-type="float" office:value="99.99375" calcext:value-type="float">
            <text:p>99.99375</text:p>
          </table:table-cell>
        </table:table-row>
        <table:table-row table:style-name="ro1">
          <table:table-cell office:value-type="float" office:value="173.791666666667" calcext:value-type="float">
            <text:p>173.791666666667</text:p>
          </table:table-cell>
          <table:table-cell office:value-type="float" office:value="99.9941666666667" calcext:value-type="float">
            <text:p>99.9941666666667</text:p>
          </table:table-cell>
        </table:table-row>
        <table:table-row table:style-name="ro1">
          <table:table-cell office:value-type="float" office:value="175.291666666667" calcext:value-type="float">
            <text:p>175.291666666667</text:p>
          </table:table-cell>
          <table:table-cell office:value-type="float" office:value="99.9954166666667" calcext:value-type="float">
            <text:p>99.9954166666667</text:p>
          </table:table-cell>
        </table:table-row>
        <table:table-row table:style-name="ro1">
          <table:table-cell office:value-type="float" office:value="178.708333333333" calcext:value-type="float">
            <text:p>178.708333333333</text:p>
          </table:table-cell>
          <table:table-cell office:value-type="float" office:value="99.9966666666666" calcext:value-type="float">
            <text:p>99.9966666666666</text:p>
          </table:table-cell>
        </table:table-row>
        <table:table-row table:style-name="ro1">
          <table:table-cell office:value-type="float" office:value="179.166666666667" calcext:value-type="float">
            <text:p>179.166666666667</text:p>
          </table:table-cell>
          <table:table-cell office:value-type="float" office:value="99.9970833333333" calcext:value-type="float">
            <text:p>99.9970833333333</text:p>
          </table:table-cell>
        </table:table-row>
        <table:table-row table:style-name="ro1">
          <table:table-cell office:value-type="float" office:value="180.416666666667" calcext:value-type="float">
            <text:p>180.416666666667</text:p>
          </table:table-cell>
          <table:table-cell office:value-type="float" office:value="99.9979166666666" calcext:value-type="float">
            <text:p>99.9979166666666</text:p>
          </table:table-cell>
        </table:table-row>
        <table:table-row table:style-name="ro1">
          <table:table-cell office:value-type="float" office:value="181.666666666667" calcext:value-type="float">
            <text:p>181.666666666667</text:p>
          </table:table-cell>
          <table:table-cell office:value-type="float" office:value="99.99875" calcext:value-type="float">
            <text:p>99.99875</text:p>
          </table:table-cell>
        </table:table-row>
        <table:table-row table:style-name="ro1">
          <table:table-cell office:value-type="float" office:value="182.916666666667" calcext:value-type="float">
            <text:p>182.916666666667</text:p>
          </table:table-cell>
          <table:table-cell office:value-type="float" office:value="99.9991666666667" calcext:value-type="float">
            <text:p>99.99916666666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9.9995833333334" calcext:value-type="float">
            <text:p>99.9995833333334</text:p>
          </table:table-cell>
        </table:table-row>
        <table:table-row table:style-name="ro1">
          <table:table-cell office:value-type="float" office:value="192.916666666667" calcext:value-type="float">
            <text:p>192.9166666666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float" office:value="1.02958333333333" calcext:value-type="float">
            <text:p>1.02958333333333</text:p>
          </table:table-cell>
          <table:table-cell office:value-type="float" office:value="0.0254166666666667" calcext:value-type="float">
            <text:p>0.025416666666667</text:p>
          </table:table-cell>
        </table:table-row>
        <table:table-row table:style-name="ro1">
          <table:table-cell office:value-type="float" office:value="1.09375" calcext:value-type="float">
            <text:p>1.09375</text:p>
          </table:table-cell>
          <table:table-cell office:value-type="float" office:value="0.228333333333333" calcext:value-type="float">
            <text:p>0.228333333333333</text:p>
          </table:table-cell>
        </table:table-row>
        <table:table-row table:style-name="ro1">
          <table:table-cell office:value-type="float" office:value="1.15208333333334" calcext:value-type="float">
            <text:p>1.15208333333334</text:p>
          </table:table-cell>
          <table:table-cell office:value-type="float" office:value="1.22416666666667" calcext:value-type="float">
            <text:p>1.22416666666667</text:p>
          </table:table-cell>
        </table:table-row>
        <table:table-row table:style-name="ro1">
          <table:table-cell office:value-type="float" office:value="1.20916666666667" calcext:value-type="float">
            <text:p>1.20916666666667</text:p>
          </table:table-cell>
          <table:table-cell office:value-type="float" office:value="3.71541666666667" calcext:value-type="float">
            <text:p>3.71541666666667</text:p>
          </table:table-cell>
        </table:table-row>
        <table:table-row table:style-name="ro1">
          <table:table-cell office:value-type="float" office:value="1.26791666666667" calcext:value-type="float">
            <text:p>1.26791666666667</text:p>
          </table:table-cell>
          <table:table-cell office:value-type="float" office:value="7.72208333333334" calcext:value-type="float">
            <text:p>7.72208333333334</text:p>
          </table:table-cell>
        </table:table-row>
        <table:table-row table:style-name="ro1">
          <table:table-cell office:value-type="float" office:value="1.33041666666667" calcext:value-type="float">
            <text:p>1.33041666666667</text:p>
          </table:table-cell>
          <table:table-cell office:value-type="float" office:value="12.71875" calcext:value-type="float">
            <text:p>12.71875</text:p>
          </table:table-cell>
        </table:table-row>
        <table:table-row table:style-name="ro1">
          <table:table-cell office:value-type="float" office:value="1.40416666666667" calcext:value-type="float">
            <text:p>1.40416666666667</text:p>
          </table:table-cell>
          <table:table-cell office:value-type="float" office:value="18.255" calcext:value-type="float">
            <text:p>18.255</text:p>
          </table:table-cell>
        </table:table-row>
        <table:table-row table:style-name="ro1">
          <table:table-cell office:value-type="float" office:value="1.48166666666667" calcext:value-type="float">
            <text:p>1.48166666666667</text:p>
          </table:table-cell>
          <table:table-cell office:value-type="float" office:value="23.8916666666667" calcext:value-type="float">
            <text:p>23.8916666666667</text:p>
          </table:table-cell>
        </table:table-row>
        <table:table-row table:style-name="ro1">
          <table:table-cell office:value-type="float" office:value="1.55916666666667" calcext:value-type="float">
            <text:p>1.55916666666667</text:p>
          </table:table-cell>
          <table:table-cell office:value-type="float" office:value="29.42125" calcext:value-type="float">
            <text:p>29.42125</text:p>
          </table:table-cell>
        </table:table-row>
        <table:table-row table:style-name="ro1">
          <table:table-cell office:value-type="float" office:value="1.63666666666667" calcext:value-type="float">
            <text:p>1.63666666666667</text:p>
          </table:table-cell>
          <table:table-cell office:value-type="float" office:value="34.4608333333334" calcext:value-type="float">
            <text:p>34.4608333333334</text:p>
          </table:table-cell>
        </table:table-row>
        <table:table-row table:style-name="ro1">
          <table:table-cell office:value-type="float" office:value="1.71416666666667" calcext:value-type="float">
            <text:p>1.71416666666667</text:p>
          </table:table-cell>
          <table:table-cell office:value-type="float" office:value="38.90875" calcext:value-type="float">
            <text:p>38.90875</text:p>
          </table:table-cell>
        </table:table-row>
        <table:table-row table:style-name="ro1">
          <table:table-cell office:value-type="float" office:value="1.79166666666667" calcext:value-type="float">
            <text:p>1.79166666666667</text:p>
          </table:table-cell>
          <table:table-cell office:value-type="float" office:value="42.66625" calcext:value-type="float">
            <text:p>42.66625</text:p>
          </table:table-cell>
        </table:table-row>
        <table:table-row table:style-name="ro1">
          <table:table-cell office:value-type="float" office:value="1.86916666666667" calcext:value-type="float">
            <text:p>1.86916666666667</text:p>
          </table:table-cell>
          <table:table-cell office:value-type="float" office:value="45.7479166666667" calcext:value-type="float">
            <text:p>45.7479166666667</text:p>
          </table:table-cell>
        </table:table-row>
        <table:table-row table:style-name="ro1">
          <table:table-cell office:value-type="float" office:value="1.94666666666667" calcext:value-type="float">
            <text:p>1.94666666666667</text:p>
          </table:table-cell>
          <table:table-cell office:value-type="float" office:value="48.3825" calcext:value-type="float">
            <text:p>48.3825</text:p>
          </table:table-cell>
        </table:table-row>
        <table:table-row table:style-name="ro1">
          <table:table-cell office:value-type="float" office:value="2.02416666666667" calcext:value-type="float">
            <text:p>2.02416666666667</text:p>
          </table:table-cell>
          <table:table-cell office:value-type="float" office:value="50.4891666666667" calcext:value-type="float">
            <text:p>50.4891666666667</text:p>
          </table:table-cell>
        </table:table-row>
        <table:table-row table:style-name="ro1">
          <table:table-cell office:value-type="float" office:value="2.10166666666666" calcext:value-type="float">
            <text:p>2.10166666666666</text:p>
          </table:table-cell>
          <table:table-cell office:value-type="float" office:value="52.31" calcext:value-type="float">
            <text:p>52.31</text:p>
          </table:table-cell>
        </table:table-row>
        <table:table-row table:style-name="ro1">
          <table:table-cell office:value-type="float" office:value="2.17916666666666" calcext:value-type="float">
            <text:p>2.17916666666666</text:p>
          </table:table-cell>
          <table:table-cell office:value-type="float" office:value="53.9495833333334" calcext:value-type="float">
            <text:p>53.9495833333334</text:p>
          </table:table-cell>
        </table:table-row>
        <table:table-row table:style-name="ro1">
          <table:table-cell office:value-type="float" office:value="2.26416666666667" calcext:value-type="float">
            <text:p>2.26416666666667</text:p>
          </table:table-cell>
          <table:table-cell office:value-type="float" office:value="55.735" calcext:value-type="float">
            <text:p>55.735</text:p>
          </table:table-cell>
        </table:table-row>
        <table:table-row table:style-name="ro1">
          <table:table-cell office:value-type="float" office:value="2.35291666666666" calcext:value-type="float">
            <text:p>2.35291666666666</text:p>
          </table:table-cell>
          <table:table-cell office:value-type="float" office:value="57.7691666666667" calcext:value-type="float">
            <text:p>57.7691666666667</text:p>
          </table:table-cell>
        </table:table-row>
        <table:table-row table:style-name="ro1">
          <table:table-cell office:value-type="float" office:value="2.44541666666666" calcext:value-type="float">
            <text:p>2.44541666666666</text:p>
          </table:table-cell>
          <table:table-cell office:value-type="float" office:value="60.01875" calcext:value-type="float">
            <text:p>60.01875</text:p>
          </table:table-cell>
        </table:table-row>
        <table:table-row table:style-name="ro1">
          <table:table-cell office:value-type="float" office:value="2.54166666666667" calcext:value-type="float">
            <text:p>2.54166666666667</text:p>
          </table:table-cell>
          <table:table-cell office:value-type="float" office:value="62.5075" calcext:value-type="float">
            <text:p>62.5075</text:p>
          </table:table-cell>
        </table:table-row>
        <table:table-row table:style-name="ro1">
          <table:table-cell office:value-type="float" office:value="2.64166666666666" calcext:value-type="float">
            <text:p>2.64166666666666</text:p>
          </table:table-cell>
          <table:table-cell office:value-type="float" office:value="65.0841666666667" calcext:value-type="float">
            <text:p>65.0841666666667</text:p>
          </table:table-cell>
        </table:table-row>
        <table:table-row table:style-name="ro1">
          <table:table-cell office:value-type="float" office:value="2.74166666666667" calcext:value-type="float">
            <text:p>2.74166666666667</text:p>
          </table:table-cell>
          <table:table-cell office:value-type="float" office:value="67.505" calcext:value-type="float">
            <text:p>67.505</text:p>
          </table:table-cell>
        </table:table-row>
        <table:table-row table:style-name="ro1">
          <table:table-cell office:value-type="float" office:value="2.84166666666666" calcext:value-type="float">
            <text:p>2.84166666666666</text:p>
          </table:table-cell>
          <table:table-cell office:value-type="float" office:value="69.6620833333334" calcext:value-type="float">
            <text:p>69.6620833333334</text:p>
          </table:table-cell>
        </table:table-row>
        <table:table-row table:style-name="ro1">
          <table:table-cell office:value-type="float" office:value="2.94166666666666" calcext:value-type="float">
            <text:p>2.94166666666666</text:p>
          </table:table-cell>
          <table:table-cell office:value-type="float" office:value="71.5591666666666" calcext:value-type="float">
            <text:p>71.5591666666666</text:p>
          </table:table-cell>
        </table:table-row>
        <table:table-row table:style-name="ro1">
          <table:table-cell office:value-type="float" office:value="3.04166666666667" calcext:value-type="float">
            <text:p>3.04166666666667</text:p>
          </table:table-cell>
          <table:table-cell office:value-type="float" office:value="73.1616666666667" calcext:value-type="float">
            <text:p>73.1616666666667</text:p>
          </table:table-cell>
        </table:table-row>
        <table:table-row table:style-name="ro1">
          <table:table-cell office:value-type="float" office:value="3.14166666666666" calcext:value-type="float">
            <text:p>3.14166666666666</text:p>
          </table:table-cell>
          <table:table-cell office:value-type="float" office:value="74.51375" calcext:value-type="float">
            <text:p>74.51375</text:p>
          </table:table-cell>
        </table:table-row>
        <table:table-row table:style-name="ro1">
          <table:table-cell office:value-type="float" office:value="3.24166666666667" calcext:value-type="float">
            <text:p>3.24166666666667</text:p>
          </table:table-cell>
          <table:table-cell office:value-type="float" office:value="75.6929166666667" calcext:value-type="float">
            <text:p>75.6929166666667</text:p>
          </table:table-cell>
        </table:table-row>
        <table:table-row table:style-name="ro1">
          <table:table-cell office:value-type="float" office:value="3.34166666666666" calcext:value-type="float">
            <text:p>3.34166666666666</text:p>
          </table:table-cell>
          <table:table-cell office:value-type="float" office:value="76.7716666666667" calcext:value-type="float">
            <text:p>76.7716666666667</text:p>
          </table:table-cell>
        </table:table-row>
        <table:table-row table:style-name="ro1">
          <table:table-cell office:value-type="float" office:value="3.44166666666666" calcext:value-type="float">
            <text:p>3.44166666666666</text:p>
          </table:table-cell>
          <table:table-cell office:value-type="float" office:value="77.7504166666666" calcext:value-type="float">
            <text:p>77.7504166666666</text:p>
          </table:table-cell>
        </table:table-row>
        <table:table-row table:style-name="ro1">
          <table:table-cell office:value-type="float" office:value="3.54166666666667" calcext:value-type="float">
            <text:p>3.54166666666667</text:p>
          </table:table-cell>
          <table:table-cell office:value-type="float" office:value="78.6141666666667" calcext:value-type="float">
            <text:p>78.6141666666667</text:p>
          </table:table-cell>
        </table:table-row>
        <table:table-row table:style-name="ro1">
          <table:table-cell office:value-type="float" office:value="3.64166666666666" calcext:value-type="float">
            <text:p>3.64166666666666</text:p>
          </table:table-cell>
          <table:table-cell office:value-type="float" office:value="79.45" calcext:value-type="float">
            <text:p>79.45</text:p>
          </table:table-cell>
        </table:table-row>
        <table:table-row table:style-name="ro1">
          <table:table-cell office:value-type="float" office:value="3.74166666666667" calcext:value-type="float">
            <text:p>3.74166666666667</text:p>
          </table:table-cell>
          <table:table-cell office:value-type="float" office:value="80.2366666666667" calcext:value-type="float">
            <text:p>80.2366666666667</text:p>
          </table:table-cell>
        </table:table-row>
        <table:table-row table:style-name="ro1">
          <table:table-cell office:value-type="float" office:value="3.84166666666666" calcext:value-type="float">
            <text:p>3.84166666666666</text:p>
          </table:table-cell>
          <table:table-cell office:value-type="float" office:value="80.9908333333333" calcext:value-type="float">
            <text:p>80.9908333333333</text:p>
          </table:table-cell>
        </table:table-row>
        <table:table-row table:style-name="ro1">
          <table:table-cell office:value-type="float" office:value="3.94166666666666" calcext:value-type="float">
            <text:p>3.94166666666666</text:p>
          </table:table-cell>
          <table:table-cell office:value-type="float" office:value="81.7608333333333" calcext:value-type="float">
            <text:p>81.7608333333333</text:p>
          </table:table-cell>
        </table:table-row>
        <table:table-row table:style-name="ro1">
          <table:table-cell office:value-type="float" office:value="4.04166666666667" calcext:value-type="float">
            <text:p>4.04166666666667</text:p>
          </table:table-cell>
          <table:table-cell office:value-type="float" office:value="82.4708333333334" calcext:value-type="float">
            <text:p>82.4708333333334</text:p>
          </table:table-cell>
        </table:table-row>
        <table:table-row table:style-name="ro1">
          <table:table-cell office:value-type="float" office:value="4.14166666666667" calcext:value-type="float">
            <text:p>4.14166666666667</text:p>
          </table:table-cell>
          <table:table-cell office:value-type="float" office:value="83.15875" calcext:value-type="float">
            <text:p>83.15875</text:p>
          </table:table-cell>
        </table:table-row>
        <table:table-row table:style-name="ro1">
          <table:table-cell office:value-type="float" office:value="4.24166666666667" calcext:value-type="float">
            <text:p>4.24166666666667</text:p>
          </table:table-cell>
          <table:table-cell office:value-type="float" office:value="83.84625" calcext:value-type="float">
            <text:p>83.84625</text:p>
          </table:table-cell>
        </table:table-row>
        <table:table-row table:style-name="ro1">
          <table:table-cell office:value-type="float" office:value="4.34166666666667" calcext:value-type="float">
            <text:p>4.34166666666667</text:p>
          </table:table-cell>
          <table:table-cell office:value-type="float" office:value="84.5175" calcext:value-type="float">
            <text:p>84.5175</text:p>
          </table:table-cell>
        </table:table-row>
        <table:table-row table:style-name="ro1">
          <table:table-cell office:value-type="float" office:value="4.44166666666666" calcext:value-type="float">
            <text:p>4.44166666666666</text:p>
          </table:table-cell>
          <table:table-cell office:value-type="float" office:value="85.1570833333333" calcext:value-type="float">
            <text:p>85.1570833333333</text:p>
          </table:table-cell>
        </table:table-row>
        <table:table-row table:style-name="ro1">
          <table:table-cell office:value-type="float" office:value="4.54166666666667" calcext:value-type="float">
            <text:p>4.54166666666667</text:p>
          </table:table-cell>
          <table:table-cell office:value-type="float" office:value="85.7658333333334" calcext:value-type="float">
            <text:p>85.7658333333334</text:p>
          </table:table-cell>
        </table:table-row>
        <table:table-row table:style-name="ro1">
          <table:table-cell office:value-type="float" office:value="4.64166666666667" calcext:value-type="float">
            <text:p>4.64166666666667</text:p>
          </table:table-cell>
          <table:table-cell office:value-type="float" office:value="86.3545833333334" calcext:value-type="float">
            <text:p>86.3545833333334</text:p>
          </table:table-cell>
        </table:table-row>
        <table:table-row table:style-name="ro1">
          <table:table-cell office:value-type="float" office:value="4.74166666666667" calcext:value-type="float">
            <text:p>4.74166666666667</text:p>
          </table:table-cell>
          <table:table-cell office:value-type="float" office:value="86.9191666666667" calcext:value-type="float">
            <text:p>86.9191666666667</text:p>
          </table:table-cell>
        </table:table-row>
        <table:table-row table:style-name="ro1">
          <table:table-cell office:value-type="float" office:value="4.84166666666667" calcext:value-type="float">
            <text:p>4.84166666666667</text:p>
          </table:table-cell>
          <table:table-cell office:value-type="float" office:value="87.4608333333334" calcext:value-type="float">
            <text:p>87.4608333333334</text:p>
          </table:table-cell>
        </table:table-row>
        <table:table-row table:style-name="ro1">
          <table:table-cell office:value-type="float" office:value="4.94166666666666" calcext:value-type="float">
            <text:p>4.94166666666666</text:p>
          </table:table-cell>
          <table:table-cell office:value-type="float" office:value="87.9729166666666" calcext:value-type="float">
            <text:p>87.9729166666666</text:p>
          </table:table-cell>
        </table:table-row>
        <table:table-row table:style-name="ro1">
          <table:table-cell office:value-type="float" office:value="5.04166666666667" calcext:value-type="float">
            <text:p>5.04166666666667</text:p>
          </table:table-cell>
          <table:table-cell office:value-type="float" office:value="88.4479166666667" calcext:value-type="float">
            <text:p>88.4479166666667</text:p>
          </table:table-cell>
        </table:table-row>
        <table:table-row table:style-name="ro1">
          <table:table-cell office:value-type="float" office:value="5.14166666666667" calcext:value-type="float">
            <text:p>5.14166666666667</text:p>
          </table:table-cell>
          <table:table-cell office:value-type="float" office:value="88.9429166666667" calcext:value-type="float">
            <text:p>88.9429166666667</text:p>
          </table:table-cell>
        </table:table-row>
        <table:table-row table:style-name="ro1">
          <table:table-cell office:value-type="float" office:value="5.24166666666667" calcext:value-type="float">
            <text:p>5.24166666666667</text:p>
          </table:table-cell>
          <table:table-cell office:value-type="float" office:value="89.39875" calcext:value-type="float">
            <text:p>89.39875</text:p>
          </table:table-cell>
        </table:table-row>
        <table:table-row table:style-name="ro1">
          <table:table-cell office:value-type="float" office:value="5.34166666666667" calcext:value-type="float">
            <text:p>5.34166666666667</text:p>
          </table:table-cell>
          <table:table-cell office:value-type="float" office:value="89.8358333333333" calcext:value-type="float">
            <text:p>89.8358333333333</text:p>
          </table:table-cell>
        </table:table-row>
        <table:table-row table:style-name="ro1">
          <table:table-cell office:value-type="float" office:value="5.44166666666666" calcext:value-type="float">
            <text:p>5.44166666666666</text:p>
          </table:table-cell>
          <table:table-cell office:value-type="float" office:value="90.2691666666667" calcext:value-type="float">
            <text:p>90.2691666666667</text:p>
          </table:table-cell>
        </table:table-row>
        <table:table-row table:style-name="ro1">
          <table:table-cell office:value-type="float" office:value="5.54166666666667" calcext:value-type="float">
            <text:p>5.54166666666667</text:p>
          </table:table-cell>
          <table:table-cell office:value-type="float" office:value="90.6854166666667" calcext:value-type="float">
            <text:p>90.6854166666667</text:p>
          </table:table-cell>
        </table:table-row>
        <table:table-row table:style-name="ro1">
          <table:table-cell office:value-type="float" office:value="5.64166666666667" calcext:value-type="float">
            <text:p>5.64166666666667</text:p>
          </table:table-cell>
          <table:table-cell office:value-type="float" office:value="91.1029166666667" calcext:value-type="float">
            <text:p>91.1029166666667</text:p>
          </table:table-cell>
        </table:table-row>
        <table:table-row table:style-name="ro1">
          <table:table-cell office:value-type="float" office:value="5.74166666666667" calcext:value-type="float">
            <text:p>5.74166666666667</text:p>
          </table:table-cell>
          <table:table-cell office:value-type="float" office:value="91.51" calcext:value-type="float">
            <text:p>91.51</text:p>
          </table:table-cell>
        </table:table-row>
        <table:table-row table:style-name="ro1">
          <table:table-cell office:value-type="float" office:value="5.84166666666667" calcext:value-type="float">
            <text:p>5.84166666666667</text:p>
          </table:table-cell>
          <table:table-cell office:value-type="float" office:value="91.8945833333333" calcext:value-type="float">
            <text:p>91.8945833333333</text:p>
          </table:table-cell>
        </table:table-row>
        <table:table-row table:style-name="ro1">
          <table:table-cell office:value-type="float" office:value="5.94166666666666" calcext:value-type="float">
            <text:p>5.94166666666666</text:p>
          </table:table-cell>
          <table:table-cell office:value-type="float" office:value="92.3041666666667" calcext:value-type="float">
            <text:p>92.3041666666667</text:p>
          </table:table-cell>
        </table:table-row>
        <table:table-row table:style-name="ro1">
          <table:table-cell office:value-type="float" office:value="6.04166666666667" calcext:value-type="float">
            <text:p>6.04166666666667</text:p>
          </table:table-cell>
          <table:table-cell office:value-type="float" office:value="92.6720833333333" calcext:value-type="float">
            <text:p>92.6720833333333</text:p>
          </table:table-cell>
        </table:table-row>
        <table:table-row table:style-name="ro1">
          <table:table-cell office:value-type="float" office:value="6.14166666666667" calcext:value-type="float">
            <text:p>6.14166666666667</text:p>
          </table:table-cell>
          <table:table-cell office:value-type="float" office:value="93.0458333333334" calcext:value-type="float">
            <text:p>93.0458333333334</text:p>
          </table:table-cell>
        </table:table-row>
        <table:table-row table:style-name="ro1">
          <table:table-cell office:value-type="float" office:value="6.24166666666667" calcext:value-type="float">
            <text:p>6.24166666666667</text:p>
          </table:table-cell>
          <table:table-cell office:value-type="float" office:value="93.4004166666666" calcext:value-type="float">
            <text:p>93.4004166666666</text:p>
          </table:table-cell>
        </table:table-row>
        <table:table-row table:style-name="ro1">
          <table:table-cell office:value-type="float" office:value="6.34166666666667" calcext:value-type="float">
            <text:p>6.34166666666667</text:p>
          </table:table-cell>
          <table:table-cell office:value-type="float" office:value="93.7504166666667" calcext:value-type="float">
            <text:p>93.7504166666667</text:p>
          </table:table-cell>
        </table:table-row>
        <table:table-row table:style-name="ro1">
          <table:table-cell office:value-type="float" office:value="6.44166666666666" calcext:value-type="float">
            <text:p>6.44166666666666</text:p>
          </table:table-cell>
          <table:table-cell office:value-type="float" office:value="94.0858333333333" calcext:value-type="float">
            <text:p>94.0858333333333</text:p>
          </table:table-cell>
        </table:table-row>
        <table:table-row table:style-name="ro1">
          <table:table-cell office:value-type="float" office:value="6.54166666666667" calcext:value-type="float">
            <text:p>6.54166666666667</text:p>
          </table:table-cell>
          <table:table-cell office:value-type="float" office:value="94.4120833333333" calcext:value-type="float">
            <text:p>94.4120833333333</text:p>
          </table:table-cell>
        </table:table-row>
        <table:table-row table:style-name="ro1">
          <table:table-cell office:value-type="float" office:value="6.64166666666667" calcext:value-type="float">
            <text:p>6.64166666666667</text:p>
          </table:table-cell>
          <table:table-cell office:value-type="float" office:value="94.7229166666667" calcext:value-type="float">
            <text:p>94.7229166666667</text:p>
          </table:table-cell>
        </table:table-row>
        <table:table-row table:style-name="ro1">
          <table:table-cell office:value-type="float" office:value="6.74166666666667" calcext:value-type="float">
            <text:p>6.74166666666667</text:p>
          </table:table-cell>
          <table:table-cell office:value-type="float" office:value="95.0395833333333" calcext:value-type="float">
            <text:p>95.0395833333333</text:p>
          </table:table-cell>
        </table:table-row>
        <table:table-row table:style-name="ro1">
          <table:table-cell office:value-type="float" office:value="6.84166666666667" calcext:value-type="float">
            <text:p>6.84166666666667</text:p>
          </table:table-cell>
          <table:table-cell office:value-type="float" office:value="95.33375" calcext:value-type="float">
            <text:p>95.33375</text:p>
          </table:table-cell>
        </table:table-row>
        <table:table-row table:style-name="ro1">
          <table:table-cell office:value-type="float" office:value="6.94166666666666" calcext:value-type="float">
            <text:p>6.94166666666666</text:p>
          </table:table-cell>
          <table:table-cell office:value-type="float" office:value="95.6120833333334" calcext:value-type="float">
            <text:p>95.6120833333334</text:p>
          </table:table-cell>
        </table:table-row>
        <table:table-row table:style-name="ro1">
          <table:table-cell office:value-type="float" office:value="7.04166666666667" calcext:value-type="float">
            <text:p>7.04166666666667</text:p>
          </table:table-cell>
          <table:table-cell office:value-type="float" office:value="95.8833333333334" calcext:value-type="float">
            <text:p>95.8833333333334</text:p>
          </table:table-cell>
        </table:table-row>
        <table:table-row table:style-name="ro1">
          <table:table-cell office:value-type="float" office:value="7.14166666666667" calcext:value-type="float">
            <text:p>7.14166666666667</text:p>
          </table:table-cell>
          <table:table-cell office:value-type="float" office:value="96.1283333333333" calcext:value-type="float">
            <text:p>96.1283333333333</text:p>
          </table:table-cell>
        </table:table-row>
        <table:table-row table:style-name="ro1">
          <table:table-cell office:value-type="float" office:value="7.24166666666667" calcext:value-type="float">
            <text:p>7.24166666666667</text:p>
          </table:table-cell>
          <table:table-cell office:value-type="float" office:value="96.3633333333333" calcext:value-type="float">
            <text:p>96.3633333333333</text:p>
          </table:table-cell>
        </table:table-row>
        <table:table-row table:style-name="ro1">
          <table:table-cell office:value-type="float" office:value="7.34166666666667" calcext:value-type="float">
            <text:p>7.34166666666667</text:p>
          </table:table-cell>
          <table:table-cell office:value-type="float" office:value="96.5720833333334" calcext:value-type="float">
            <text:p>96.5720833333334</text:p>
          </table:table-cell>
        </table:table-row>
        <table:table-row table:style-name="ro1">
          <table:table-cell office:value-type="float" office:value="7.44166666666666" calcext:value-type="float">
            <text:p>7.44166666666666</text:p>
          </table:table-cell>
          <table:table-cell office:value-type="float" office:value="96.78625" calcext:value-type="float">
            <text:p>96.78625</text:p>
          </table:table-cell>
        </table:table-row>
        <table:table-row table:style-name="ro1">
          <table:table-cell office:value-type="float" office:value="7.54166666666667" calcext:value-type="float">
            <text:p>7.54166666666667</text:p>
          </table:table-cell>
          <table:table-cell office:value-type="float" office:value="96.9783333333334" calcext:value-type="float">
            <text:p>96.9783333333334</text:p>
          </table:table-cell>
        </table:table-row>
        <table:table-row table:style-name="ro1">
          <table:table-cell office:value-type="float" office:value="7.64166666666667" calcext:value-type="float">
            <text:p>7.64166666666667</text:p>
          </table:table-cell>
          <table:table-cell office:value-type="float" office:value="97.145" calcext:value-type="float">
            <text:p>97.145</text:p>
          </table:table-cell>
        </table:table-row>
        <table:table-row table:style-name="ro1">
          <table:table-cell office:value-type="float" office:value="7.74166666666666" calcext:value-type="float">
            <text:p>7.74166666666666</text:p>
          </table:table-cell>
          <table:table-cell office:value-type="float" office:value="97.3129166666667" calcext:value-type="float">
            <text:p>97.3129166666667</text:p>
          </table:table-cell>
        </table:table-row>
        <table:table-row table:style-name="ro1">
          <table:table-cell office:value-type="float" office:value="7.84166666666667" calcext:value-type="float">
            <text:p>7.84166666666667</text:p>
          </table:table-cell>
          <table:table-cell office:value-type="float" office:value="97.4729166666667" calcext:value-type="float">
            <text:p>97.4729166666667</text:p>
          </table:table-cell>
        </table:table-row>
        <table:table-row table:style-name="ro1">
          <table:table-cell office:value-type="float" office:value="7.94166666666666" calcext:value-type="float">
            <text:p>7.94166666666666</text:p>
          </table:table-cell>
          <table:table-cell office:value-type="float" office:value="97.6316666666667" calcext:value-type="float">
            <text:p>97.6316666666667</text:p>
          </table:table-cell>
        </table:table-row>
        <table:table-row table:style-name="ro1">
          <table:table-cell office:value-type="float" office:value="8.04166666666666" calcext:value-type="float">
            <text:p>8.04166666666666</text:p>
          </table:table-cell>
          <table:table-cell office:value-type="float" office:value="97.7754166666667" calcext:value-type="float">
            <text:p>97.7754166666667</text:p>
          </table:table-cell>
        </table:table-row>
        <table:table-row table:style-name="ro1">
          <table:table-cell office:value-type="float" office:value="8.14166666666667" calcext:value-type="float">
            <text:p>8.14166666666667</text:p>
          </table:table-cell>
          <table:table-cell office:value-type="float" office:value="97.8966666666667" calcext:value-type="float">
            <text:p>97.8966666666667</text:p>
          </table:table-cell>
        </table:table-row>
        <table:table-row table:style-name="ro1">
          <table:table-cell office:value-type="float" office:value="8.24583333333333" calcext:value-type="float">
            <text:p>8.24583333333333</text:p>
          </table:table-cell>
          <table:table-cell office:value-type="float" office:value="98.02625" calcext:value-type="float">
            <text:p>98.02625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98.1408333333333" calcext:value-type="float">
            <text:p>98.1408333333333</text:p>
          </table:table-cell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98.2433333333333" calcext:value-type="float">
            <text:p>98.2433333333333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98.3354166666667" calcext:value-type="float">
            <text:p>98.3354166666667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98.4225" calcext:value-type="float">
            <text:p>98.4225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98.575" calcext:value-type="float">
            <text:p>98.575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98.6416666666667" calcext:value-type="float">
            <text:p>98.6416666666667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98.69875" calcext:value-type="float">
            <text:p>98.69875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98.76" calcext:value-type="float">
            <text:p>98.76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98.8266666666667" calcext:value-type="float">
            <text:p>98.8266666666667</text:p>
          </table:table-cell>
        </table:table-row>
        <table:table-row table:style-name="ro1">
          <table:table-cell office:value-type="float" office:value="9.4625" calcext:value-type="float">
            <text:p>9.4625</text:p>
          </table:table-cell>
          <table:table-cell office:value-type="float" office:value="98.9191666666667" calcext:value-type="float">
            <text:p>98.9191666666667</text:p>
          </table:table-cell>
        </table:table-row>
        <table:table-row table:style-name="ro1">
          <table:table-cell office:value-type="float" office:value="9.97499999999999" calcext:value-type="float">
            <text:p>9.97499999999999</text:p>
          </table:table-cell>
          <table:table-cell office:value-type="float" office:value="99.0225" calcext:value-type="float">
            <text:p>99.0225</text:p>
          </table:table-cell>
        </table:table-row>
        <table:table-row table:style-name="ro1">
          <table:table-cell office:value-type="float" office:value="10.525" calcext:value-type="float">
            <text:p>10.525</text:p>
          </table:table-cell>
          <table:table-cell office:value-type="float" office:value="99.1062499999999" calcext:value-type="float">
            <text:p>99.1062499999999</text:p>
          </table:table-cell>
        </table:table-row>
        <table:table-row table:style-name="ro1">
          <table:table-cell office:value-type="float" office:value="11.075" calcext:value-type="float">
            <text:p>11.075</text:p>
          </table:table-cell>
          <table:table-cell office:value-type="float" office:value="99.17125" calcext:value-type="float">
            <text:p>99.17125</text:p>
          </table:table-cell>
        </table:table-row>
        <table:table-row table:style-name="ro1">
          <table:table-cell office:value-type="float" office:value="11.625" calcext:value-type="float">
            <text:p>11.625</text:p>
          </table:table-cell>
          <table:table-cell office:value-type="float" office:value="99.23125" calcext:value-type="float">
            <text:p>99.23125</text:p>
          </table:table-cell>
        </table:table-row>
        <table:table-row table:style-name="ro1">
          <table:table-cell office:value-type="float" office:value="12.175" calcext:value-type="float">
            <text:p>12.175</text:p>
          </table:table-cell>
          <table:table-cell office:value-type="float" office:value="99.2820833333334" calcext:value-type="float">
            <text:p>99.2820833333334</text:p>
          </table:table-cell>
        </table:table-row>
        <table:table-row table:style-name="ro1">
          <table:table-cell office:value-type="float" office:value="12.7625" calcext:value-type="float">
            <text:p>12.7625</text:p>
          </table:table-cell>
          <table:table-cell office:value-type="float" office:value="99.33125" calcext:value-type="float">
            <text:p>99.33125</text:p>
          </table:table-cell>
        </table:table-row>
        <table:table-row table:style-name="ro1">
          <table:table-cell office:value-type="float" office:value="13.3875" calcext:value-type="float">
            <text:p>13.3875</text:p>
          </table:table-cell>
          <table:table-cell office:value-type="float" office:value="99.3854166666667" calcext:value-type="float">
            <text:p>99.3854166666667</text:p>
          </table:table-cell>
        </table:table-row>
        <table:table-row table:style-name="ro1">
          <table:table-cell office:value-type="float" office:value="14.125" calcext:value-type="float">
            <text:p>14.125</text:p>
          </table:table-cell>
          <table:table-cell office:value-type="float" office:value="99.4370833333333" calcext:value-type="float">
            <text:p>99.4370833333333</text:p>
          </table:table-cell>
        </table:table-row>
        <table:table-row table:style-name="ro1">
          <table:table-cell office:value-type="float" office:value="14.9416666666667" calcext:value-type="float">
            <text:p>14.9416666666667</text:p>
          </table:table-cell>
          <table:table-cell office:value-type="float" office:value="99.4854166666667" calcext:value-type="float">
            <text:p>99.4854166666667</text:p>
          </table:table-cell>
        </table:table-row>
        <table:table-row table:style-name="ro1">
          <table:table-cell office:value-type="float" office:value="15.7583333333334" calcext:value-type="float">
            <text:p>15.7583333333334</text:p>
          </table:table-cell>
          <table:table-cell office:value-type="float" office:value="99.5150000000001" calcext:value-type="float">
            <text:p>99.5150000000001</text:p>
          </table:table-cell>
        </table:table-row>
        <table:table-row table:style-name="ro1">
          <table:table-cell office:value-type="float" office:value="16.575" calcext:value-type="float">
            <text:p>16.575</text:p>
          </table:table-cell>
          <table:table-cell office:value-type="float" office:value="99.5495833333333" calcext:value-type="float">
            <text:p>99.5495833333333</text:p>
          </table:table-cell>
        </table:table-row>
        <table:table-row table:style-name="ro1">
          <table:table-cell office:value-type="float" office:value="17.5583333333334" calcext:value-type="float">
            <text:p>17.5583333333334</text:p>
          </table:table-cell>
          <table:table-cell office:value-type="float" office:value="99.57625" calcext:value-type="float">
            <text:p>99.57625</text:p>
          </table:table-cell>
        </table:table-row>
        <table:table-row table:style-name="ro1">
          <table:table-cell office:value-type="float" office:value="18.875" calcext:value-type="float">
            <text:p>18.875</text:p>
          </table:table-cell>
          <table:table-cell office:value-type="float" office:value="99.6004166666667" calcext:value-type="float">
            <text:p>99.6004166666667</text:p>
          </table:table-cell>
        </table:table-row>
        <table:table-row table:style-name="ro1">
          <table:table-cell office:value-type="float" office:value="20.6083333333333" calcext:value-type="float">
            <text:p>20.6083333333333</text:p>
          </table:table-cell>
          <table:table-cell office:value-type="float" office:value="99.6241666666667" calcext:value-type="float">
            <text:p>99.6241666666667</text:p>
          </table:table-cell>
        </table:table-row>
        <table:table-row table:style-name="ro1">
          <table:table-cell office:value-type="float" office:value="22.0916666666667" calcext:value-type="float">
            <text:p>22.0916666666667</text:p>
          </table:table-cell>
          <table:table-cell office:value-type="float" office:value="99.64125" calcext:value-type="float">
            <text:p>99.64125</text:p>
          </table:table-cell>
        </table:table-row>
        <table:table-row table:style-name="ro1">
          <table:table-cell office:value-type="float" office:value="24.1583333333333" calcext:value-type="float">
            <text:p>24.1583333333333</text:p>
          </table:table-cell>
          <table:table-cell office:value-type="float" office:value="99.6575" calcext:value-type="float">
            <text:p>99.6575</text:p>
          </table:table-cell>
        </table:table-row>
        <table:table-row table:style-name="ro1">
          <table:table-cell office:value-type="float" office:value="29.6833333333333" calcext:value-type="float">
            <text:p>29.6833333333333</text:p>
          </table:table-cell>
          <table:table-cell office:value-type="float" office:value="99.6720833333334" calcext:value-type="float">
            <text:p>99.6720833333334</text:p>
          </table:table-cell>
        </table:table-row>
        <table:table-row table:style-name="ro1">
          <table:table-cell office:value-type="float" office:value="34.875" calcext:value-type="float">
            <text:p>34.875</text:p>
          </table:table-cell>
          <table:table-cell office:value-type="float" office:value="99.6941666666667" calcext:value-type="float">
            <text:p>99.6941666666667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99.71375" calcext:value-type="float">
            <text:p>99.71375</text:p>
          </table:table-cell>
        </table:table-row>
        <table:table-row table:style-name="ro1">
          <table:table-cell office:value-type="float" office:value="47.8208333333334" calcext:value-type="float">
            <text:p>47.8208333333334</text:p>
          </table:table-cell>
          <table:table-cell office:value-type="float" office:value="99.73875" calcext:value-type="float">
            <text:p>99.73875</text:p>
          </table:table-cell>
        </table:table-row>
        <table:table-row table:style-name="ro1">
          <table:table-cell office:value-type="float" office:value="53.8291666666667" calcext:value-type="float">
            <text:p>53.8291666666667</text:p>
          </table:table-cell>
          <table:table-cell office:value-type="float" office:value="99.7620833333334" calcext:value-type="float">
            <text:p>99.7620833333334</text:p>
          </table:table-cell>
        </table:table-row>
        <table:table-row table:style-name="ro1">
          <table:table-cell office:value-type="float" office:value="57.625" calcext:value-type="float">
            <text:p>57.625</text:p>
          </table:table-cell>
          <table:table-cell office:value-type="float" office:value="99.7858333333334" calcext:value-type="float">
            <text:p>99.7858333333334</text:p>
          </table:table-cell>
        </table:table-row>
        <table:table-row table:style-name="ro1">
          <table:table-cell office:value-type="float" office:value="63.8333333333333" calcext:value-type="float">
            <text:p>63.8333333333333</text:p>
          </table:table-cell>
          <table:table-cell office:value-type="float" office:value="99.8083333333334" calcext:value-type="float">
            <text:p>99.8083333333334</text:p>
          </table:table-cell>
        </table:table-row>
        <table:table-row table:style-name="ro1">
          <table:table-cell office:value-type="float" office:value="64.6666666666667" calcext:value-type="float">
            <text:p>64.6666666666667</text:p>
          </table:table-cell>
          <table:table-cell office:value-type="float" office:value="99.8241666666667" calcext:value-type="float">
            <text:p>99.8241666666667</text:p>
          </table:table-cell>
        </table:table-row>
        <table:table-row table:style-name="ro1">
          <table:table-cell office:value-type="float" office:value="65.2916666666667" calcext:value-type="float">
            <text:p>65.2916666666667</text:p>
          </table:table-cell>
          <table:table-cell office:value-type="float" office:value="99.83625" calcext:value-type="float">
            <text:p>99.83625</text:p>
          </table:table-cell>
        </table:table-row>
        <table:table-row table:style-name="ro1">
          <table:table-cell office:value-type="float" office:value="66.2083333333333" calcext:value-type="float">
            <text:p>66.2083333333333</text:p>
          </table:table-cell>
          <table:table-cell office:value-type="float" office:value="99.8470833333334" calcext:value-type="float">
            <text:p>99.8470833333334</text:p>
          </table:table-cell>
        </table:table-row>
        <table:table-row table:style-name="ro1">
          <table:table-cell office:value-type="float" office:value="67.25" calcext:value-type="float">
            <text:p>67.25</text:p>
          </table:table-cell>
          <table:table-cell office:value-type="float" office:value="99.8575" calcext:value-type="float">
            <text:p>99.8575</text:p>
          </table:table-cell>
        </table:table-row>
        <table:table-row table:style-name="ro1">
          <table:table-cell office:value-type="float" office:value="67.9583333333333" calcext:value-type="float">
            <text:p>67.9583333333333</text:p>
          </table:table-cell>
          <table:table-cell office:value-type="float" office:value="99.8666666666666" calcext:value-type="float">
            <text:p>99.8666666666666</text:p>
          </table:table-cell>
        </table:table-row>
        <table:table-row table:style-name="ro1">
          <table:table-cell office:value-type="float" office:value="68.6666666666667" calcext:value-type="float">
            <text:p>68.6666666666667</text:p>
          </table:table-cell>
          <table:table-cell office:value-type="float" office:value="99.8733333333334" calcext:value-type="float">
            <text:p>99.8733333333334</text:p>
          </table:table-cell>
        </table:table-row>
        <table:table-row table:style-name="ro1">
          <table:table-cell office:value-type="float" office:value="69.3333333333333" calcext:value-type="float">
            <text:p>69.3333333333333</text:p>
          </table:table-cell>
          <table:table-cell office:value-type="float" office:value="99.88" calcext:value-type="float">
            <text:p>99.88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99.8841666666666" calcext:value-type="float">
            <text:p>99.8841666666666</text:p>
          </table:table-cell>
        </table:table-row>
        <table:table-row table:style-name="ro1">
          <table:table-cell office:value-type="float" office:value="71.375" calcext:value-type="float">
            <text:p>71.375</text:p>
          </table:table-cell>
          <table:table-cell office:value-type="float" office:value="99.89" calcext:value-type="float">
            <text:p>99.89</text:p>
          </table:table-cell>
        </table:table-row>
        <table:table-row table:style-name="ro1">
          <table:table-cell office:value-type="float" office:value="72.2916666666667" calcext:value-type="float">
            <text:p>72.2916666666667</text:p>
          </table:table-cell>
          <table:table-cell office:value-type="float" office:value="99.8945833333334" calcext:value-type="float">
            <text:p>99.8945833333334</text:p>
          </table:table-cell>
        </table:table-row>
        <table:table-row table:style-name="ro1">
          <table:table-cell office:value-type="float" office:value="73.4583333333333" calcext:value-type="float">
            <text:p>73.4583333333333</text:p>
          </table:table-cell>
          <table:table-cell office:value-type="float" office:value="99.89875" calcext:value-type="float">
            <text:p>99.89875</text:p>
          </table:table-cell>
        </table:table-row>
        <table:table-row table:style-name="ro1">
          <table:table-cell office:value-type="float" office:value="74.3333333333333" calcext:value-type="float">
            <text:p>74.3333333333333</text:p>
          </table:table-cell>
          <table:table-cell office:value-type="float" office:value="99.9041666666667" calcext:value-type="float">
            <text:p>99.9041666666667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99.9091666666667" calcext:value-type="float">
            <text:p>99.9091666666667</text:p>
          </table:table-cell>
        </table:table-row>
        <table:table-row table:style-name="ro1">
          <table:table-cell office:value-type="float" office:value="76.5416666666667" calcext:value-type="float">
            <text:p>76.5416666666667</text:p>
          </table:table-cell>
          <table:table-cell office:value-type="float" office:value="99.91375" calcext:value-type="float">
            <text:p>99.91375</text:p>
          </table:table-cell>
        </table:table-row>
        <table:table-row table:style-name="ro1">
          <table:table-cell office:value-type="float" office:value="77.4583333333333" calcext:value-type="float">
            <text:p>77.4583333333333</text:p>
          </table:table-cell>
          <table:table-cell office:value-type="float" office:value="99.9183333333333" calcext:value-type="float">
            <text:p>99.9183333333333</text:p>
          </table:table-cell>
        </table:table-row>
        <table:table-row table:style-name="ro1">
          <table:table-cell office:value-type="float" office:value="78.4583333333333" calcext:value-type="float">
            <text:p>78.4583333333333</text:p>
          </table:table-cell>
          <table:table-cell office:value-type="float" office:value="99.9229166666667" calcext:value-type="float">
            <text:p>99.9229166666667</text:p>
          </table:table-cell>
        </table:table-row>
        <table:table-row table:style-name="ro1">
          <table:table-cell office:value-type="float" office:value="80.7916666666667" calcext:value-type="float">
            <text:p>80.7916666666667</text:p>
          </table:table-cell>
          <table:table-cell office:value-type="float" office:value="99.9275" calcext:value-type="float">
            <text:p>99.9275</text:p>
          </table:table-cell>
        </table:table-row>
        <table:table-row table:style-name="ro1">
          <table:table-cell office:value-type="float" office:value="82.5416666666667" calcext:value-type="float">
            <text:p>82.5416666666667</text:p>
          </table:table-cell>
          <table:table-cell office:value-type="float" office:value="99.9325" calcext:value-type="float">
            <text:p>99.9325</text:p>
          </table:table-cell>
        </table:table-row>
        <table:table-row table:style-name="ro1">
          <table:table-cell office:value-type="float" office:value="84.4583333333333" calcext:value-type="float">
            <text:p>84.4583333333333</text:p>
          </table:table-cell>
          <table:table-cell office:value-type="float" office:value="99.9358333333334" calcext:value-type="float">
            <text:p>99.9358333333334</text:p>
          </table:table-cell>
        </table:table-row>
        <table:table-row table:style-name="ro1">
          <table:table-cell office:value-type="float" office:value="86.625" calcext:value-type="float">
            <text:p>86.625</text:p>
          </table:table-cell>
          <table:table-cell office:value-type="float" office:value="99.9408333333334" calcext:value-type="float">
            <text:p>99.9408333333334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99.9445833333334" calcext:value-type="float">
            <text:p>99.944583333333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.9495833333334" calcext:value-type="float">
            <text:p>99.9495833333334</text:p>
          </table:table-cell>
        </table:table-row>
        <table:table-row table:style-name="ro1">
          <table:table-cell office:value-type="float" office:value="100.208333333334" calcext:value-type="float">
            <text:p>100.208333333334</text:p>
          </table:table-cell>
          <table:table-cell office:value-type="float" office:value="99.95375" calcext:value-type="float">
            <text:p>99.95375</text:p>
          </table:table-cell>
        </table:table-row>
        <table:table-row table:style-name="ro1">
          <table:table-cell office:value-type="float" office:value="101.583333333333" calcext:value-type="float">
            <text:p>101.583333333333</text:p>
          </table:table-cell>
          <table:table-cell office:value-type="float" office:value="99.9566666666667" calcext:value-type="float">
            <text:p>99.9566666666667</text:p>
          </table:table-cell>
        </table:table-row>
        <table:table-row table:style-name="ro1">
          <table:table-cell office:value-type="float" office:value="103.333333333333" calcext:value-type="float">
            <text:p>103.333333333333</text:p>
          </table:table-cell>
          <table:table-cell office:value-type="float" office:value="99.9616666666667" calcext:value-type="float">
            <text:p>99.9616666666667</text:p>
          </table:table-cell>
        </table:table-row>
        <table:table-row table:style-name="ro1">
          <table:table-cell office:value-type="float" office:value="108.208333333333" calcext:value-type="float">
            <text:p>108.208333333333</text:p>
          </table:table-cell>
          <table:table-cell office:value-type="float" office:value="99.9654166666666" calcext:value-type="float">
            <text:p>99.9654166666666</text:p>
          </table:table-cell>
        </table:table-row>
        <table:table-row table:style-name="ro1">
          <table:table-cell office:value-type="float" office:value="109.958333333333" calcext:value-type="float">
            <text:p>109.958333333333</text:p>
          </table:table-cell>
          <table:table-cell office:value-type="float" office:value="99.9679166666667" calcext:value-type="float">
            <text:p>99.9679166666667</text:p>
          </table:table-cell>
        </table:table-row>
        <table:table-row table:style-name="ro1">
          <table:table-cell office:value-type="float" office:value="117.916666666667" calcext:value-type="float">
            <text:p>117.916666666667</text:p>
          </table:table-cell>
          <table:table-cell office:value-type="float" office:value="99.97125" calcext:value-type="float">
            <text:p>99.97125</text:p>
          </table:table-cell>
        </table:table-row>
        <table:table-row table:style-name="ro1">
          <table:table-cell office:value-type="float" office:value="120.541666666667" calcext:value-type="float">
            <text:p>120.541666666667</text:p>
          </table:table-cell>
          <table:table-cell office:value-type="float" office:value="99.97375" calcext:value-type="float">
            <text:p>99.97375</text:p>
          </table:table-cell>
        </table:table-row>
        <table:table-row table:style-name="ro1">
          <table:table-cell office:value-type="float" office:value="123.166666666667" calcext:value-type="float">
            <text:p>123.166666666667</text:p>
          </table:table-cell>
          <table:table-cell office:value-type="float" office:value="99.9766666666667" calcext:value-type="float">
            <text:p>99.976666666666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9.98" calcext:value-type="float">
            <text:p>99.98</text:p>
          </table:table-cell>
        </table:table-row>
        <table:table-row table:style-name="ro1">
          <table:table-cell office:value-type="float" office:value="134.875" calcext:value-type="float">
            <text:p>134.875</text:p>
          </table:table-cell>
          <table:table-cell office:value-type="float" office:value="99.98125" calcext:value-type="float">
            <text:p>99.98125</text:p>
          </table:table-cell>
        </table:table-row>
        <table:table-row table:style-name="ro1">
          <table:table-cell office:value-type="float" office:value="136.583333333333" calcext:value-type="float">
            <text:p>136.583333333333</text:p>
          </table:table-cell>
          <table:table-cell office:value-type="float" office:value="99.985" calcext:value-type="float">
            <text:p>99.985</text:p>
          </table:table-cell>
        </table:table-row>
        <table:table-row table:style-name="ro1">
          <table:table-cell office:value-type="float" office:value="142.166666666667" calcext:value-type="float">
            <text:p>142.166666666667</text:p>
          </table:table-cell>
          <table:table-cell office:value-type="float" office:value="99.98625" calcext:value-type="float">
            <text:p>99.98625</text:p>
          </table:table-cell>
        </table:table-row>
        <table:table-row table:style-name="ro1">
          <table:table-cell office:value-type="float" office:value="144.666666666667" calcext:value-type="float">
            <text:p>144.666666666667</text:p>
          </table:table-cell>
          <table:table-cell office:value-type="float" office:value="99.98875" calcext:value-type="float">
            <text:p>99.98875</text:p>
          </table:table-cell>
        </table:table-row>
        <table:table-row table:style-name="ro1">
          <table:table-cell office:value-type="float" office:value="148.375" calcext:value-type="float">
            <text:p>148.375</text:p>
          </table:table-cell>
          <table:table-cell office:value-type="float" office:value="99.9908333333333" calcext:value-type="float">
            <text:p>99.9908333333333</text:p>
          </table:table-cell>
        </table:table-row>
        <table:table-row table:style-name="ro1">
          <table:table-cell office:value-type="float" office:value="150.208333333333" calcext:value-type="float">
            <text:p>150.208333333333</text:p>
          </table:table-cell>
          <table:table-cell office:value-type="float" office:value="99.9925" calcext:value-type="float">
            <text:p>99.9925</text:p>
          </table:table-cell>
        </table:table-row>
        <table:table-row table:style-name="ro1">
          <table:table-cell office:value-type="float" office:value="162.208333333333" calcext:value-type="float">
            <text:p>162.208333333333</text:p>
          </table:table-cell>
          <table:table-cell office:value-type="float" office:value="99.9941666666667" calcext:value-type="float">
            <text:p>99.9941666666667</text:p>
          </table:table-cell>
        </table:table-row>
        <table:table-row table:style-name="ro1">
          <table:table-cell office:value-type="float" office:value="171.083333333333" calcext:value-type="float">
            <text:p>171.083333333333</text:p>
          </table:table-cell>
          <table:table-cell office:value-type="float" office:value="99.9954166666667" calcext:value-type="float">
            <text:p>99.9954166666667</text:p>
          </table:table-cell>
        </table:table-row>
        <table:table-row table:style-name="ro1">
          <table:table-cell office:value-type="float" office:value="178.666666666667" calcext:value-type="float">
            <text:p>178.666666666667</text:p>
          </table:table-cell>
          <table:table-cell office:value-type="float" office:value="99.9966666666666" calcext:value-type="float">
            <text:p>99.9966666666666</text:p>
          </table:table-cell>
        </table:table-row>
        <table:table-row table:style-name="ro1">
          <table:table-cell office:value-type="float" office:value="179.625" calcext:value-type="float">
            <text:p>179.625</text:p>
          </table:table-cell>
          <table:table-cell office:value-type="float" office:value="99.9975" calcext:value-type="float">
            <text:p>99.9975</text:p>
          </table:table-cell>
        </table:table-row>
        <table:table-row table:style-name="ro1">
          <table:table-cell office:value-type="float" office:value="182.125" calcext:value-type="float">
            <text:p>182.125</text:p>
          </table:table-cell>
          <table:table-cell office:value-type="float" office:value="99.9979166666666" calcext:value-type="float">
            <text:p>99.9979166666666</text:p>
          </table:table-cell>
        </table:table-row>
        <table:table-row table:style-name="ro1">
          <table:table-cell office:value-type="float" office:value="188.375" calcext:value-type="float">
            <text:p>188.375</text:p>
          </table:table-cell>
          <table:table-cell office:value-type="float" office:value="99.9991666666667" calcext:value-type="float">
            <text:p>99.9991666666667</text:p>
          </table:table-cell>
        </table:table-row>
        <table:table-row table:style-name="ro1">
          <table:table-cell office:value-type="float" office:value="189.208333333334" calcext:value-type="float">
            <text:p>189.208333333334</text:p>
          </table:table-cell>
          <table:table-cell office:value-type="float" office:value="99.9995833333334" calcext:value-type="float">
            <text:p>99.9995833333334</text:p>
          </table:table-cell>
        </table:table-row>
        <table:table-row table:style-name="ro1">
          <table:table-cell office:value-type="float" office:value="191.291666666667" calcext:value-type="float">
            <text:p>191.291666666667</text:p>
          </table:table-cell>
          <table:table-cell office:value-type="float" office:value="99.9995833333334" calcext:value-type="float">
            <text:p>99.9995833333334</text:p>
          </table:table-cell>
        </table:table-row>
        <table:table-row table:style-name="ro1">
          <table:table-cell office:value-type="float" office:value="194.208333333334" calcext:value-type="float">
            <text:p>194.2083333333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float" office:value="0.997083333333334" calcext:value-type="float">
            <text:p>0.997083333333334</text:p>
          </table:table-cell>
          <table:table-cell office:value-type="float" office:value="0.0395833333333334" calcext:value-type="float">
            <text:p>0.039583333333333</text:p>
          </table:table-cell>
        </table:table-row>
        <table:table-row table:style-name="ro1">
          <table:table-cell office:value-type="float" office:value="1.06041666666667" calcext:value-type="float">
            <text:p>1.06041666666667</text:p>
          </table:table-cell>
          <table:table-cell office:value-type="float" office:value="0.309583333333334" calcext:value-type="float">
            <text:p>0.309583333333334</text:p>
          </table:table-cell>
        </table:table-row>
        <table:table-row table:style-name="ro1">
          <table:table-cell office:value-type="float" office:value="1.11583333333334" calcext:value-type="float">
            <text:p>1.11583333333334</text:p>
          </table:table-cell>
          <table:table-cell office:value-type="float" office:value="1.38291666666667" calcext:value-type="float">
            <text:p>1.38291666666667</text:p>
          </table:table-cell>
        </table:table-row>
        <table:table-row table:style-name="ro1">
          <table:table-cell office:value-type="float" office:value="1.1725" calcext:value-type="float">
            <text:p>1.1725</text:p>
          </table:table-cell>
          <table:table-cell office:value-type="float" office:value="3.75583333333334" calcext:value-type="float">
            <text:p>3.75583333333334</text:p>
          </table:table-cell>
        </table:table-row>
        <table:table-row table:style-name="ro1">
          <table:table-cell office:value-type="float" office:value="1.22833333333334" calcext:value-type="float">
            <text:p>1.22833333333334</text:p>
          </table:table-cell>
          <table:table-cell office:value-type="float" office:value="7.43541666666667" calcext:value-type="float">
            <text:p>7.43541666666667</text:p>
          </table:table-cell>
        </table:table-row>
        <table:table-row table:style-name="ro1">
          <table:table-cell office:value-type="float" office:value="1.28458333333334" calcext:value-type="float">
            <text:p>1.28458333333334</text:p>
          </table:table-cell>
          <table:table-cell office:value-type="float" office:value="11.9141666666667" calcext:value-type="float">
            <text:p>11.9141666666667</text:p>
          </table:table-cell>
        </table:table-row>
        <table:table-row table:style-name="ro1">
          <table:table-cell office:value-type="float" office:value="1.33958333333334" calcext:value-type="float">
            <text:p>1.33958333333334</text:p>
          </table:table-cell>
          <table:table-cell office:value-type="float" office:value="16.6491666666667" calcext:value-type="float">
            <text:p>16.6491666666667</text:p>
          </table:table-cell>
        </table:table-row>
        <table:table-row table:style-name="ro1">
          <table:table-cell office:value-type="float" office:value="1.39458333333334" calcext:value-type="float">
            <text:p>1.39458333333334</text:p>
          </table:table-cell>
          <table:table-cell office:value-type="float" office:value="20.9770833333333" calcext:value-type="float">
            <text:p>20.9770833333333</text:p>
          </table:table-cell>
        </table:table-row>
        <table:table-row table:style-name="ro1">
          <table:table-cell office:value-type="float" office:value="1.44958333333334" calcext:value-type="float">
            <text:p>1.44958333333334</text:p>
          </table:table-cell>
          <table:table-cell office:value-type="float" office:value="24.8566666666666" calcext:value-type="float">
            <text:p>24.8566666666666</text:p>
          </table:table-cell>
        </table:table-row>
        <table:table-row table:style-name="ro1">
          <table:table-cell office:value-type="float" office:value="1.50458333333334" calcext:value-type="float">
            <text:p>1.50458333333334</text:p>
          </table:table-cell>
          <table:table-cell office:value-type="float" office:value="28.0775" calcext:value-type="float">
            <text:p>28.0775</text:p>
          </table:table-cell>
        </table:table-row>
        <table:table-row table:style-name="ro1">
          <table:table-cell office:value-type="float" office:value="1.55958333333334" calcext:value-type="float">
            <text:p>1.55958333333334</text:p>
          </table:table-cell>
          <table:table-cell office:value-type="float" office:value="30.8891666666666" calcext:value-type="float">
            <text:p>30.8891666666666</text:p>
          </table:table-cell>
        </table:table-row>
        <table:table-row table:style-name="ro1">
          <table:table-cell office:value-type="float" office:value="1.61458333333334" calcext:value-type="float">
            <text:p>1.61458333333334</text:p>
          </table:table-cell>
          <table:table-cell office:value-type="float" office:value="33.0295833333333" calcext:value-type="float">
            <text:p>33.0295833333333</text:p>
          </table:table-cell>
        </table:table-row>
        <table:table-row table:style-name="ro1">
          <table:table-cell office:value-type="float" office:value="1.66958333333334" calcext:value-type="float">
            <text:p>1.66958333333334</text:p>
          </table:table-cell>
          <table:table-cell office:value-type="float" office:value="34.7733333333333" calcext:value-type="float">
            <text:p>34.7733333333333</text:p>
          </table:table-cell>
        </table:table-row>
        <table:table-row table:style-name="ro1">
          <table:table-cell office:value-type="float" office:value="1.72458333333334" calcext:value-type="float">
            <text:p>1.72458333333334</text:p>
          </table:table-cell>
          <table:table-cell office:value-type="float" office:value="36.1908333333333" calcext:value-type="float">
            <text:p>36.1908333333333</text:p>
          </table:table-cell>
        </table:table-row>
        <table:table-row table:style-name="ro1">
          <table:table-cell office:value-type="float" office:value="1.77958333333334" calcext:value-type="float">
            <text:p>1.77958333333334</text:p>
          </table:table-cell>
          <table:table-cell office:value-type="float" office:value="37.33375" calcext:value-type="float">
            <text:p>37.33375</text:p>
          </table:table-cell>
        </table:table-row>
        <table:table-row table:style-name="ro1">
          <table:table-cell office:value-type="float" office:value="1.83458333333334" calcext:value-type="float">
            <text:p>1.83458333333334</text:p>
          </table:table-cell>
          <table:table-cell office:value-type="float" office:value="38.3408333333333" calcext:value-type="float">
            <text:p>38.3408333333333</text:p>
          </table:table-cell>
        </table:table-row>
        <table:table-row table:style-name="ro1">
          <table:table-cell office:value-type="float" office:value="1.89333333333334" calcext:value-type="float">
            <text:p>1.89333333333334</text:p>
          </table:table-cell>
          <table:table-cell office:value-type="float" office:value="39.2758333333334" calcext:value-type="float">
            <text:p>39.2758333333334</text:p>
          </table:table-cell>
        </table:table-row>
        <table:table-row table:style-name="ro1">
          <table:table-cell office:value-type="float" office:value="1.95583333333333" calcext:value-type="float">
            <text:p>1.95583333333333</text:p>
          </table:table-cell>
          <table:table-cell office:value-type="float" office:value="40.2283333333334" calcext:value-type="float">
            <text:p>40.2283333333334</text:p>
          </table:table-cell>
        </table:table-row>
        <table:table-row table:style-name="ro1">
          <table:table-cell office:value-type="float" office:value="2.02583333333333" calcext:value-type="float">
            <text:p>2.02583333333333</text:p>
          </table:table-cell>
          <table:table-cell office:value-type="float" office:value="41.4308333333334" calcext:value-type="float">
            <text:p>41.4308333333334</text:p>
          </table:table-cell>
        </table:table-row>
        <table:table-row table:style-name="ro1">
          <table:table-cell office:value-type="float" office:value="2.09958333333334" calcext:value-type="float">
            <text:p>2.09958333333334</text:p>
          </table:table-cell>
          <table:table-cell office:value-type="float" office:value="42.8558333333334" calcext:value-type="float">
            <text:p>42.8558333333334</text:p>
          </table:table-cell>
        </table:table-row>
        <table:table-row table:style-name="ro1">
          <table:table-cell office:value-type="float" office:value="2.17333333333333" calcext:value-type="float">
            <text:p>2.17333333333333</text:p>
          </table:table-cell>
          <table:table-cell office:value-type="float" office:value="44.4895833333333" calcext:value-type="float">
            <text:p>44.4895833333333</text:p>
          </table:table-cell>
        </table:table-row>
        <table:table-row table:style-name="ro1">
          <table:table-cell office:value-type="float" office:value="2.25083333333334" calcext:value-type="float">
            <text:p>2.25083333333334</text:p>
          </table:table-cell>
          <table:table-cell office:value-type="float" office:value="46.3329166666667" calcext:value-type="float">
            <text:p>46.3329166666667</text:p>
          </table:table-cell>
        </table:table-row>
        <table:table-row table:style-name="ro1">
          <table:table-cell office:value-type="float" office:value="2.32833333333333" calcext:value-type="float">
            <text:p>2.32833333333333</text:p>
          </table:table-cell>
          <table:table-cell office:value-type="float" office:value="48.2366666666667" calcext:value-type="float">
            <text:p>48.2366666666667</text:p>
          </table:table-cell>
        </table:table-row>
        <table:table-row table:style-name="ro1">
          <table:table-cell office:value-type="float" office:value="2.40583333333333" calcext:value-type="float">
            <text:p>2.40583333333333</text:p>
          </table:table-cell>
          <table:table-cell office:value-type="float" office:value="50.1316666666667" calcext:value-type="float">
            <text:p>50.1316666666667</text:p>
          </table:table-cell>
        </table:table-row>
        <table:table-row table:style-name="ro1">
          <table:table-cell office:value-type="float" office:value="2.48333333333334" calcext:value-type="float">
            <text:p>2.48333333333334</text:p>
          </table:table-cell>
          <table:table-cell office:value-type="float" office:value="51.86625" calcext:value-type="float">
            <text:p>51.86625</text:p>
          </table:table-cell>
        </table:table-row>
        <table:table-row table:style-name="ro1">
          <table:table-cell office:value-type="float" office:value="2.56083333333333" calcext:value-type="float">
            <text:p>2.56083333333333</text:p>
          </table:table-cell>
          <table:table-cell office:value-type="float" office:value="53.4483333333333" calcext:value-type="float">
            <text:p>53.4483333333333</text:p>
          </table:table-cell>
        </table:table-row>
        <table:table-row table:style-name="ro1">
          <table:table-cell office:value-type="float" office:value="2.63833333333333" calcext:value-type="float">
            <text:p>2.63833333333333</text:p>
          </table:table-cell>
          <table:table-cell office:value-type="float" office:value="54.8608333333333" calcext:value-type="float">
            <text:p>54.8608333333333</text:p>
          </table:table-cell>
        </table:table-row>
        <table:table-row table:style-name="ro1">
          <table:table-cell office:value-type="float" office:value="2.71583333333333" calcext:value-type="float">
            <text:p>2.71583333333333</text:p>
          </table:table-cell>
          <table:table-cell office:value-type="float" office:value="56.1108333333333" calcext:value-type="float">
            <text:p>56.1108333333333</text:p>
          </table:table-cell>
        </table:table-row>
        <table:table-row table:style-name="ro1">
          <table:table-cell office:value-type="float" office:value="2.79333333333334" calcext:value-type="float">
            <text:p>2.79333333333334</text:p>
          </table:table-cell>
          <table:table-cell office:value-type="float" office:value="57.29625" calcext:value-type="float">
            <text:p>57.29625</text:p>
          </table:table-cell>
        </table:table-row>
        <table:table-row table:style-name="ro1">
          <table:table-cell office:value-type="float" office:value="2.87458333333333" calcext:value-type="float">
            <text:p>2.87458333333333</text:p>
          </table:table-cell>
          <table:table-cell office:value-type="float" office:value="58.5570833333333" calcext:value-type="float">
            <text:p>58.5570833333333</text:p>
          </table:table-cell>
        </table:table-row>
        <table:table-row table:style-name="ro1">
          <table:table-cell office:value-type="float" office:value="2.95958333333333" calcext:value-type="float">
            <text:p>2.95958333333333</text:p>
          </table:table-cell>
          <table:table-cell office:value-type="float" office:value="59.9816666666667" calcext:value-type="float">
            <text:p>59.9816666666667</text:p>
          </table:table-cell>
        </table:table-row>
        <table:table-row table:style-name="ro1">
          <table:table-cell office:value-type="float" office:value="3.04833333333334" calcext:value-type="float">
            <text:p>3.04833333333334</text:p>
          </table:table-cell>
          <table:table-cell office:value-type="float" office:value="61.5958333333334" calcext:value-type="float">
            <text:p>61.5958333333334</text:p>
          </table:table-cell>
        </table:table-row>
        <table:table-row table:style-name="ro1">
          <table:table-cell office:value-type="float" office:value="3.13708333333333" calcext:value-type="float">
            <text:p>3.13708333333333</text:p>
          </table:table-cell>
          <table:table-cell office:value-type="float" office:value="63.41125" calcext:value-type="float">
            <text:p>63.41125</text:p>
          </table:table-cell>
        </table:table-row>
        <table:table-row table:style-name="ro1">
          <table:table-cell office:value-type="float" office:value="3.23333333333334" calcext:value-type="float">
            <text:p>3.23333333333334</text:p>
          </table:table-cell>
          <table:table-cell office:value-type="float" office:value="65.5733333333333" calcext:value-type="float">
            <text:p>65.5733333333333</text:p>
          </table:table-cell>
        </table:table-row>
        <table:table-row table:style-name="ro1">
          <table:table-cell office:value-type="float" office:value="3.33333333333333" calcext:value-type="float">
            <text:p>3.33333333333333</text:p>
          </table:table-cell>
          <table:table-cell office:value-type="float" office:value="67.88125" calcext:value-type="float">
            <text:p>67.88125</text:p>
          </table:table-cell>
        </table:table-row>
        <table:table-row table:style-name="ro1">
          <table:table-cell office:value-type="float" office:value="3.43333333333333" calcext:value-type="float">
            <text:p>3.43333333333333</text:p>
          </table:table-cell>
          <table:table-cell office:value-type="float" office:value="70.26125" calcext:value-type="float">
            <text:p>70.26125</text:p>
          </table:table-cell>
        </table:table-row>
        <table:table-row table:style-name="ro1">
          <table:table-cell office:value-type="float" office:value="3.53333333333333" calcext:value-type="float">
            <text:p>3.53333333333333</text:p>
          </table:table-cell>
          <table:table-cell office:value-type="float" office:value="72.53875" calcext:value-type="float">
            <text:p>72.53875</text:p>
          </table:table-cell>
        </table:table-row>
        <table:table-row table:style-name="ro1">
          <table:table-cell office:value-type="float" office:value="3.63333333333333" calcext:value-type="float">
            <text:p>3.63333333333333</text:p>
          </table:table-cell>
          <table:table-cell office:value-type="float" office:value="74.60125" calcext:value-type="float">
            <text:p>74.60125</text:p>
          </table:table-cell>
        </table:table-row>
        <table:table-row table:style-name="ro1">
          <table:table-cell office:value-type="float" office:value="3.73333333333334" calcext:value-type="float">
            <text:p>3.73333333333334</text:p>
          </table:table-cell>
          <table:table-cell office:value-type="float" office:value="76.46" calcext:value-type="float">
            <text:p>76.46</text:p>
          </table:table-cell>
        </table:table-row>
        <table:table-row table:style-name="ro1">
          <table:table-cell office:value-type="float" office:value="3.83333333333333" calcext:value-type="float">
            <text:p>3.83333333333333</text:p>
          </table:table-cell>
          <table:table-cell office:value-type="float" office:value="78.06125" calcext:value-type="float">
            <text:p>78.06125</text:p>
          </table:table-cell>
        </table:table-row>
        <table:table-row table:style-name="ro1">
          <table:table-cell office:value-type="float" office:value="3.93333333333334" calcext:value-type="float">
            <text:p>3.93333333333334</text:p>
          </table:table-cell>
          <table:table-cell office:value-type="float" office:value="79.4541666666667" calcext:value-type="float">
            <text:p>79.4541666666667</text:p>
          </table:table-cell>
        </table:table-row>
        <table:table-row table:style-name="ro1">
          <table:table-cell office:value-type="float" office:value="4.03333333333334" calcext:value-type="float">
            <text:p>4.03333333333334</text:p>
          </table:table-cell>
          <table:table-cell office:value-type="float" office:value="80.67" calcext:value-type="float">
            <text:p>80.67</text:p>
          </table:table-cell>
        </table:table-row>
        <table:table-row table:style-name="ro1">
          <table:table-cell office:value-type="float" office:value="4.13333333333333" calcext:value-type="float">
            <text:p>4.13333333333333</text:p>
          </table:table-cell>
          <table:table-cell office:value-type="float" office:value="81.7079166666666" calcext:value-type="float">
            <text:p>81.7079166666666</text:p>
          </table:table-cell>
        </table:table-row>
        <table:table-row table:style-name="ro1">
          <table:table-cell office:value-type="float" office:value="4.23333333333334" calcext:value-type="float">
            <text:p>4.23333333333334</text:p>
          </table:table-cell>
          <table:table-cell office:value-type="float" office:value="82.61375" calcext:value-type="float">
            <text:p>82.61375</text:p>
          </table:table-cell>
        </table:table-row>
        <table:table-row table:style-name="ro1">
          <table:table-cell office:value-type="float" office:value="4.33333333333334" calcext:value-type="float">
            <text:p>4.33333333333334</text:p>
          </table:table-cell>
          <table:table-cell office:value-type="float" office:value="83.4141666666667" calcext:value-type="float">
            <text:p>83.4141666666667</text:p>
          </table:table-cell>
        </table:table-row>
        <table:table-row table:style-name="ro1">
          <table:table-cell office:value-type="float" office:value="4.43333333333334" calcext:value-type="float">
            <text:p>4.43333333333334</text:p>
          </table:table-cell>
          <table:table-cell office:value-type="float" office:value="84.1308333333334" calcext:value-type="float">
            <text:p>84.1308333333334</text:p>
          </table:table-cell>
        </table:table-row>
        <table:table-row table:style-name="ro1">
          <table:table-cell office:value-type="float" office:value="4.53333333333334" calcext:value-type="float">
            <text:p>4.53333333333334</text:p>
          </table:table-cell>
          <table:table-cell office:value-type="float" office:value="84.7579166666667" calcext:value-type="float">
            <text:p>84.7579166666667</text:p>
          </table:table-cell>
        </table:table-row>
        <table:table-row table:style-name="ro1">
          <table:table-cell office:value-type="float" office:value="4.63333333333333" calcext:value-type="float">
            <text:p>4.63333333333333</text:p>
          </table:table-cell>
          <table:table-cell office:value-type="float" office:value="85.3345833333334" calcext:value-type="float">
            <text:p>85.3345833333334</text:p>
          </table:table-cell>
        </table:table-row>
        <table:table-row table:style-name="ro1">
          <table:table-cell office:value-type="float" office:value="4.73333333333334" calcext:value-type="float">
            <text:p>4.73333333333334</text:p>
          </table:table-cell>
          <table:table-cell office:value-type="float" office:value="85.88625" calcext:value-type="float">
            <text:p>85.88625</text:p>
          </table:table-cell>
        </table:table-row>
        <table:table-row table:style-name="ro1">
          <table:table-cell office:value-type="float" office:value="4.83333333333334" calcext:value-type="float">
            <text:p>4.83333333333334</text:p>
          </table:table-cell>
          <table:table-cell office:value-type="float" office:value="86.3779166666667" calcext:value-type="float">
            <text:p>86.3779166666667</text:p>
          </table:table-cell>
        </table:table-row>
        <table:table-row table:style-name="ro1">
          <table:table-cell office:value-type="float" office:value="4.93333333333334" calcext:value-type="float">
            <text:p>4.93333333333334</text:p>
          </table:table-cell>
          <table:table-cell office:value-type="float" office:value="86.8158333333333" calcext:value-type="float">
            <text:p>86.8158333333333</text:p>
          </table:table-cell>
        </table:table-row>
        <table:table-row table:style-name="ro1">
          <table:table-cell office:value-type="float" office:value="5.03333333333334" calcext:value-type="float">
            <text:p>5.03333333333334</text:p>
          </table:table-cell>
          <table:table-cell office:value-type="float" office:value="87.2325" calcext:value-type="float">
            <text:p>87.2325</text:p>
          </table:table-cell>
        </table:table-row>
        <table:table-row table:style-name="ro1">
          <table:table-cell office:value-type="float" office:value="5.13333333333333" calcext:value-type="float">
            <text:p>5.13333333333333</text:p>
          </table:table-cell>
          <table:table-cell office:value-type="float" office:value="87.65375" calcext:value-type="float">
            <text:p>87.65375</text:p>
          </table:table-cell>
        </table:table-row>
        <table:table-row table:style-name="ro1">
          <table:table-cell office:value-type="float" office:value="5.23333333333334" calcext:value-type="float">
            <text:p>5.23333333333334</text:p>
          </table:table-cell>
          <table:table-cell office:value-type="float" office:value="88.05625" calcext:value-type="float">
            <text:p>88.05625</text:p>
          </table:table-cell>
        </table:table-row>
        <table:table-row table:style-name="ro1">
          <table:table-cell office:value-type="float" office:value="5.33333333333334" calcext:value-type="float">
            <text:p>5.33333333333334</text:p>
          </table:table-cell>
          <table:table-cell office:value-type="float" office:value="88.4270833333333" calcext:value-type="float">
            <text:p>88.4270833333333</text:p>
          </table:table-cell>
        </table:table-row>
        <table:table-row table:style-name="ro1">
          <table:table-cell office:value-type="float" office:value="5.43333333333334" calcext:value-type="float">
            <text:p>5.43333333333334</text:p>
          </table:table-cell>
          <table:table-cell office:value-type="float" office:value="88.8083333333334" calcext:value-type="float">
            <text:p>88.8083333333334</text:p>
          </table:table-cell>
        </table:table-row>
        <table:table-row table:style-name="ro1">
          <table:table-cell office:value-type="float" office:value="5.53333333333334" calcext:value-type="float">
            <text:p>5.53333333333334</text:p>
          </table:table-cell>
          <table:table-cell office:value-type="float" office:value="89.1679166666667" calcext:value-type="float">
            <text:p>89.1679166666667</text:p>
          </table:table-cell>
        </table:table-row>
        <table:table-row table:style-name="ro1">
          <table:table-cell office:value-type="float" office:value="5.63333333333333" calcext:value-type="float">
            <text:p>5.63333333333333</text:p>
          </table:table-cell>
          <table:table-cell office:value-type="float" office:value="89.5304166666667" calcext:value-type="float">
            <text:p>89.5304166666667</text:p>
          </table:table-cell>
        </table:table-row>
        <table:table-row table:style-name="ro1">
          <table:table-cell office:value-type="float" office:value="5.73333333333334" calcext:value-type="float">
            <text:p>5.73333333333334</text:p>
          </table:table-cell>
          <table:table-cell office:value-type="float" office:value="89.8570833333334" calcext:value-type="float">
            <text:p>89.8570833333334</text:p>
          </table:table-cell>
        </table:table-row>
        <table:table-row table:style-name="ro1">
          <table:table-cell office:value-type="float" office:value="5.83333333333334" calcext:value-type="float">
            <text:p>5.83333333333334</text:p>
          </table:table-cell>
          <table:table-cell office:value-type="float" office:value="90.23125" calcext:value-type="float">
            <text:p>90.23125</text:p>
          </table:table-cell>
        </table:table-row>
        <table:table-row table:style-name="ro1">
          <table:table-cell office:value-type="float" office:value="5.93333333333334" calcext:value-type="float">
            <text:p>5.93333333333334</text:p>
          </table:table-cell>
          <table:table-cell office:value-type="float" office:value="90.5604166666666" calcext:value-type="float">
            <text:p>90.5604166666666</text:p>
          </table:table-cell>
        </table:table-row>
        <table:table-row table:style-name="ro1">
          <table:table-cell office:value-type="float" office:value="6.03333333333334" calcext:value-type="float">
            <text:p>6.03333333333334</text:p>
          </table:table-cell>
          <table:table-cell office:value-type="float" office:value="90.9125" calcext:value-type="float">
            <text:p>90.9125</text:p>
          </table:table-cell>
        </table:table-row>
        <table:table-row table:style-name="ro1">
          <table:table-cell office:value-type="float" office:value="6.13333333333333" calcext:value-type="float">
            <text:p>6.13333333333333</text:p>
          </table:table-cell>
          <table:table-cell office:value-type="float" office:value="91.2529166666667" calcext:value-type="float">
            <text:p>91.2529166666667</text:p>
          </table:table-cell>
        </table:table-row>
        <table:table-row table:style-name="ro1">
          <table:table-cell office:value-type="float" office:value="6.23333333333334" calcext:value-type="float">
            <text:p>6.23333333333334</text:p>
          </table:table-cell>
          <table:table-cell office:value-type="float" office:value="91.5929166666666" calcext:value-type="float">
            <text:p>91.5929166666666</text:p>
          </table:table-cell>
        </table:table-row>
        <table:table-row table:style-name="ro1">
          <table:table-cell office:value-type="float" office:value="6.33333333333334" calcext:value-type="float">
            <text:p>6.33333333333334</text:p>
          </table:table-cell>
          <table:table-cell office:value-type="float" office:value="91.92875" calcext:value-type="float">
            <text:p>91.92875</text:p>
          </table:table-cell>
        </table:table-row>
        <table:table-row table:style-name="ro1">
          <table:table-cell office:value-type="float" office:value="6.43333333333334" calcext:value-type="float">
            <text:p>6.43333333333334</text:p>
          </table:table-cell>
          <table:table-cell office:value-type="float" office:value="92.2579166666667" calcext:value-type="float">
            <text:p>92.2579166666667</text:p>
          </table:table-cell>
        </table:table-row>
        <table:table-row table:style-name="ro1">
          <table:table-cell office:value-type="float" office:value="6.53333333333334" calcext:value-type="float">
            <text:p>6.53333333333334</text:p>
          </table:table-cell>
          <table:table-cell office:value-type="float" office:value="92.5941666666667" calcext:value-type="float">
            <text:p>92.5941666666667</text:p>
          </table:table-cell>
        </table:table-row>
        <table:table-row table:style-name="ro1">
          <table:table-cell office:value-type="float" office:value="6.63333333333333" calcext:value-type="float">
            <text:p>6.63333333333333</text:p>
          </table:table-cell>
          <table:table-cell office:value-type="float" office:value="92.9325" calcext:value-type="float">
            <text:p>92.9325</text:p>
          </table:table-cell>
        </table:table-row>
        <table:table-row table:style-name="ro1">
          <table:table-cell office:value-type="float" office:value="6.73333333333334" calcext:value-type="float">
            <text:p>6.73333333333334</text:p>
          </table:table-cell>
          <table:table-cell office:value-type="float" office:value="93.2620833333333" calcext:value-type="float">
            <text:p>93.2620833333333</text:p>
          </table:table-cell>
        </table:table-row>
        <table:table-row table:style-name="ro1">
          <table:table-cell office:value-type="float" office:value="6.83333333333334" calcext:value-type="float">
            <text:p>6.83333333333334</text:p>
          </table:table-cell>
          <table:table-cell office:value-type="float" office:value="93.5575" calcext:value-type="float">
            <text:p>93.5575</text:p>
          </table:table-cell>
        </table:table-row>
        <table:table-row table:style-name="ro1">
          <table:table-cell office:value-type="float" office:value="6.93333333333334" calcext:value-type="float">
            <text:p>6.93333333333334</text:p>
          </table:table-cell>
          <table:table-cell office:value-type="float" office:value="93.8645833333333" calcext:value-type="float">
            <text:p>93.8645833333333</text:p>
          </table:table-cell>
        </table:table-row>
        <table:table-row table:style-name="ro1">
          <table:table-cell office:value-type="float" office:value="7.03333333333334" calcext:value-type="float">
            <text:p>7.03333333333334</text:p>
          </table:table-cell>
          <table:table-cell office:value-type="float" office:value="94.1441666666667" calcext:value-type="float">
            <text:p>94.1441666666667</text:p>
          </table:table-cell>
        </table:table-row>
        <table:table-row table:style-name="ro1">
          <table:table-cell office:value-type="float" office:value="7.13333333333333" calcext:value-type="float">
            <text:p>7.13333333333333</text:p>
          </table:table-cell>
          <table:table-cell office:value-type="float" office:value="94.4354166666667" calcext:value-type="float">
            <text:p>94.4354166666667</text:p>
          </table:table-cell>
        </table:table-row>
        <table:table-row table:style-name="ro1">
          <table:table-cell office:value-type="float" office:value="7.23333333333334" calcext:value-type="float">
            <text:p>7.23333333333334</text:p>
          </table:table-cell>
          <table:table-cell office:value-type="float" office:value="94.7108333333333" calcext:value-type="float">
            <text:p>94.7108333333333</text:p>
          </table:table-cell>
        </table:table-row>
        <table:table-row table:style-name="ro1">
          <table:table-cell office:value-type="float" office:value="7.33333333333334" calcext:value-type="float">
            <text:p>7.33333333333334</text:p>
          </table:table-cell>
          <table:table-cell office:value-type="float" office:value="94.9891666666666" calcext:value-type="float">
            <text:p>94.9891666666666</text:p>
          </table:table-cell>
        </table:table-row>
        <table:table-row table:style-name="ro1">
          <table:table-cell office:value-type="float" office:value="7.4375" calcext:value-type="float">
            <text:p>7.4375</text:p>
          </table:table-cell>
          <table:table-cell office:value-type="float" office:value="95.25625" calcext:value-type="float">
            <text:p>95.25625</text:p>
          </table:table-cell>
        </table:table-row>
        <table:table-row table:style-name="ro1">
          <table:table-cell office:value-type="float" office:value="7.5375" calcext:value-type="float">
            <text:p>7.5375</text:p>
          </table:table-cell>
          <table:table-cell office:value-type="float" office:value="95.5245833333333" calcext:value-type="float">
            <text:p>95.5245833333333</text:p>
          </table:table-cell>
        </table:table-row>
        <table:table-row table:style-name="ro1">
          <table:table-cell office:value-type="float" office:value="7.6375" calcext:value-type="float">
            <text:p>7.6375</text:p>
          </table:table-cell>
          <table:table-cell office:value-type="float" office:value="95.7695833333333" calcext:value-type="float">
            <text:p>95.7695833333333</text:p>
          </table:table-cell>
        </table:table-row>
        <table:table-row table:style-name="ro1">
          <table:table-cell office:value-type="float" office:value="7.7375" calcext:value-type="float">
            <text:p>7.7375</text:p>
          </table:table-cell>
          <table:table-cell office:value-type="float" office:value="96.0066666666667" calcext:value-type="float">
            <text:p>96.0066666666667</text:p>
          </table:table-cell>
        </table:table-row>
        <table:table-row table:style-name="ro1">
          <table:table-cell office:value-type="float" office:value="7.8375" calcext:value-type="float">
            <text:p>7.8375</text:p>
          </table:table-cell>
          <table:table-cell office:value-type="float" office:value="96.2358333333333" calcext:value-type="float">
            <text:p>96.2358333333333</text:p>
          </table:table-cell>
        </table:table-row>
        <table:table-row table:style-name="ro1">
          <table:table-cell office:value-type="float" office:value="7.9375" calcext:value-type="float">
            <text:p>7.9375</text:p>
          </table:table-cell>
          <table:table-cell office:value-type="float" office:value="96.4570833333333" calcext:value-type="float">
            <text:p>96.4570833333333</text:p>
          </table:table-cell>
        </table:table-row>
        <table:table-row table:style-name="ro1">
          <table:table-cell office:value-type="float" office:value="8.0375" calcext:value-type="float">
            <text:p>8.0375</text:p>
          </table:table-cell>
          <table:table-cell office:value-type="float" office:value="96.66375" calcext:value-type="float">
            <text:p>96.66375</text:p>
          </table:table-cell>
        </table:table-row>
        <table:table-row table:style-name="ro1">
          <table:table-cell office:value-type="float" office:value="8.1375" calcext:value-type="float">
            <text:p>8.1375</text:p>
          </table:table-cell>
          <table:table-cell office:value-type="float" office:value="96.8579166666667" calcext:value-type="float">
            <text:p>96.8579166666667</text:p>
          </table:table-cell>
        </table:table-row>
        <table:table-row table:style-name="ro1">
          <table:table-cell office:value-type="float" office:value="8.2375" calcext:value-type="float">
            <text:p>8.2375</text:p>
          </table:table-cell>
          <table:table-cell office:value-type="float" office:value="97.03625" calcext:value-type="float">
            <text:p>97.03625</text:p>
          </table:table-cell>
        </table:table-row>
        <table:table-row table:style-name="ro1">
          <table:table-cell office:value-type="float" office:value="8.3375" calcext:value-type="float">
            <text:p>8.3375</text:p>
          </table:table-cell>
          <table:table-cell office:value-type="float" office:value="97.2033333333333" calcext:value-type="float">
            <text:p>97.2033333333333</text:p>
          </table:table-cell>
        </table:table-row>
        <table:table-row table:style-name="ro1">
          <table:table-cell office:value-type="float" office:value="8.4375" calcext:value-type="float">
            <text:p>8.4375</text:p>
          </table:table-cell>
          <table:table-cell office:value-type="float" office:value="97.3704166666667" calcext:value-type="float">
            <text:p>97.3704166666667</text:p>
          </table:table-cell>
        </table:table-row>
        <table:table-row table:style-name="ro1">
          <table:table-cell office:value-type="float" office:value="8.5375" calcext:value-type="float">
            <text:p>8.5375</text:p>
          </table:table-cell>
          <table:table-cell office:value-type="float" office:value="97.52375" calcext:value-type="float">
            <text:p>97.52375</text:p>
          </table:table-cell>
        </table:table-row>
        <table:table-row table:style-name="ro1">
          <table:table-cell office:value-type="float" office:value="8.675" calcext:value-type="float">
            <text:p>8.675</text:p>
          </table:table-cell>
          <table:table-cell office:value-type="float" office:value="97.70375" calcext:value-type="float">
            <text:p>97.70375</text:p>
          </table:table-cell>
        </table:table-row>
        <table:table-row table:style-name="ro1">
          <table:table-cell office:value-type="float" office:value="9.0375" calcext:value-type="float">
            <text:p>9.0375</text:p>
          </table:table-cell>
          <table:table-cell office:value-type="float" office:value="97.8958333333333" calcext:value-type="float">
            <text:p>97.8958333333333</text:p>
          </table:table-cell>
        </table:table-row>
        <table:table-row table:style-name="ro1">
          <table:table-cell office:value-type="float" office:value="9.5875" calcext:value-type="float">
            <text:p>9.5875</text:p>
          </table:table-cell>
          <table:table-cell office:value-type="float" office:value="98.0741666666667" calcext:value-type="float">
            <text:p>98.0741666666667</text:p>
          </table:table-cell>
        </table:table-row>
        <table:table-row table:style-name="ro1">
          <table:table-cell office:value-type="float" office:value="10.1375" calcext:value-type="float">
            <text:p>10.1375</text:p>
          </table:table-cell>
          <table:table-cell office:value-type="float" office:value="98.2195833333334" calcext:value-type="float">
            <text:p>98.2195833333334</text:p>
          </table:table-cell>
        </table:table-row>
        <table:table-row table:style-name="ro1">
          <table:table-cell office:value-type="float" office:value="10.6875" calcext:value-type="float">
            <text:p>10.6875</text:p>
          </table:table-cell>
          <table:table-cell office:value-type="float" office:value="98.3445833333333" calcext:value-type="float">
            <text:p>98.3445833333333</text:p>
          </table:table-cell>
        </table:table-row>
        <table:table-row table:style-name="ro1">
          <table:table-cell office:value-type="float" office:value="11.2375" calcext:value-type="float">
            <text:p>11.2375</text:p>
          </table:table-cell>
          <table:table-cell office:value-type="float" office:value="98.4566666666666" calcext:value-type="float">
            <text:p>98.4566666666666</text:p>
          </table:table-cell>
        </table:table-row>
        <table:table-row table:style-name="ro1">
          <table:table-cell office:value-type="float" office:value="11.7875" calcext:value-type="float">
            <text:p>11.7875</text:p>
          </table:table-cell>
          <table:table-cell office:value-type="float" office:value="98.555" calcext:value-type="float">
            <text:p>98.555</text:p>
          </table:table-cell>
        </table:table-row>
        <table:table-row table:style-name="ro1">
          <table:table-cell office:value-type="float" office:value="12.3791666666667" calcext:value-type="float">
            <text:p>12.3791666666667</text:p>
          </table:table-cell>
          <table:table-cell office:value-type="float" office:value="98.6470833333333" calcext:value-type="float">
            <text:p>98.6470833333333</text:p>
          </table:table-cell>
        </table:table-row>
        <table:table-row table:style-name="ro1">
          <table:table-cell office:value-type="float" office:value="12.9291666666667" calcext:value-type="float">
            <text:p>12.9291666666667</text:p>
          </table:table-cell>
          <table:table-cell office:value-type="float" office:value="98.725" calcext:value-type="float">
            <text:p>98.725</text:p>
          </table:table-cell>
        </table:table-row>
        <table:table-row table:style-name="ro1">
          <table:table-cell office:value-type="float" office:value="13.5208333333334" calcext:value-type="float">
            <text:p>13.5208333333334</text:p>
          </table:table-cell>
          <table:table-cell office:value-type="float" office:value="98.7891666666667" calcext:value-type="float">
            <text:p>98.7891666666667</text:p>
          </table:table-cell>
        </table:table-row>
        <table:table-row table:style-name="ro1">
          <table:table-cell office:value-type="float" office:value="14.1541666666667" calcext:value-type="float">
            <text:p>14.1541666666667</text:p>
          </table:table-cell>
          <table:table-cell office:value-type="float" office:value="98.8591666666667" calcext:value-type="float">
            <text:p>98.8591666666667</text:p>
          </table:table-cell>
        </table:table-row>
        <table:table-row table:style-name="ro1">
          <table:table-cell office:value-type="float" office:value="14.7875" calcext:value-type="float">
            <text:p>14.7875</text:p>
          </table:table-cell>
          <table:table-cell office:value-type="float" office:value="98.92625" calcext:value-type="float">
            <text:p>98.92625</text:p>
          </table:table-cell>
        </table:table-row>
        <table:table-row table:style-name="ro1">
          <table:table-cell office:value-type="float" office:value="15.3791666666667" calcext:value-type="float">
            <text:p>15.3791666666667</text:p>
          </table:table-cell>
          <table:table-cell office:value-type="float" office:value="98.9825" calcext:value-type="float">
            <text:p>98.9825</text:p>
          </table:table-cell>
        </table:table-row>
        <table:table-row table:style-name="ro1">
          <table:table-cell office:value-type="float" office:value="16.1375" calcext:value-type="float">
            <text:p>16.1375</text:p>
          </table:table-cell>
          <table:table-cell office:value-type="float" office:value="99.02875" calcext:value-type="float">
            <text:p>99.02875</text:p>
          </table:table-cell>
        </table:table-row>
        <table:table-row table:style-name="ro1">
          <table:table-cell office:value-type="float" office:value="17.4791666666667" calcext:value-type="float">
            <text:p>17.4791666666667</text:p>
          </table:table-cell>
          <table:table-cell office:value-type="float" office:value="99.0779166666666" calcext:value-type="float">
            <text:p>99.0779166666666</text:p>
          </table:table-cell>
        </table:table-row>
        <table:table-row table:style-name="ro1">
          <table:table-cell office:value-type="float" office:value="18.4041666666666" calcext:value-type="float">
            <text:p>18.4041666666666</text:p>
          </table:table-cell>
          <table:table-cell office:value-type="float" office:value="99.1233333333334" calcext:value-type="float">
            <text:p>99.1233333333334</text:p>
          </table:table-cell>
        </table:table-row>
        <table:table-row table:style-name="ro1">
          <table:table-cell office:value-type="float" office:value="21.7875" calcext:value-type="float">
            <text:p>21.7875</text:p>
          </table:table-cell>
          <table:table-cell office:value-type="float" office:value="99.1595833333334" calcext:value-type="float">
            <text:p>99.1595833333334</text:p>
          </table:table-cell>
        </table:table-row>
        <table:table-row table:style-name="ro1">
          <table:table-cell office:value-type="float" office:value="29.0041666666667" calcext:value-type="float">
            <text:p>29.0041666666667</text:p>
          </table:table-cell>
          <table:table-cell office:value-type="float" office:value="99.1970833333334" calcext:value-type="float">
            <text:p>99.1970833333334</text:p>
          </table:table-cell>
        </table:table-row>
        <table:table-row table:style-name="ro1">
          <table:table-cell office:value-type="float" office:value="42.3875" calcext:value-type="float">
            <text:p>42.3875</text:p>
          </table:table-cell>
          <table:table-cell office:value-type="float" office:value="99.23625" calcext:value-type="float">
            <text:p>99.23625</text:p>
          </table:table-cell>
        </table:table-row>
        <table:table-row table:style-name="ro1">
          <table:table-cell office:value-type="float" office:value="60.4333333333334" calcext:value-type="float">
            <text:p>60.4333333333334</text:p>
          </table:table-cell>
          <table:table-cell office:value-type="float" office:value="99.28" calcext:value-type="float">
            <text:p>99.28</text:p>
          </table:table-cell>
        </table:table-row>
        <table:table-row table:style-name="ro1">
          <table:table-cell office:value-type="float" office:value="70.475" calcext:value-type="float">
            <text:p>70.475</text:p>
          </table:table-cell>
          <table:table-cell office:value-type="float" office:value="99.3279166666667" calcext:value-type="float">
            <text:p>99.3279166666667</text:p>
          </table:table-cell>
        </table:table-row>
        <table:table-row table:style-name="ro1">
          <table:table-cell office:value-type="float" office:value="74.425" calcext:value-type="float">
            <text:p>74.425</text:p>
          </table:table-cell>
          <table:table-cell office:value-type="float" office:value="99.3745833333334" calcext:value-type="float">
            <text:p>99.3745833333334</text:p>
          </table:table-cell>
        </table:table-row>
        <table:table-row table:style-name="ro1">
          <table:table-cell office:value-type="float" office:value="74.6625" calcext:value-type="float">
            <text:p>74.6625</text:p>
          </table:table-cell>
          <table:table-cell office:value-type="float" office:value="99.4125" calcext:value-type="float">
            <text:p>99.4125</text:p>
          </table:table-cell>
        </table:table-row>
        <table:table-row table:style-name="ro1">
          <table:table-cell office:value-type="float" office:value="74.9" calcext:value-type="float">
            <text:p>74.9</text:p>
          </table:table-cell>
          <table:table-cell office:value-type="float" office:value="99.4529166666667" calcext:value-type="float">
            <text:p>99.4529166666667</text:p>
          </table:table-cell>
        </table:table-row>
        <table:table-row table:style-name="ro1">
          <table:table-cell office:value-type="float" office:value="75.175" calcext:value-type="float">
            <text:p>75.175</text:p>
          </table:table-cell>
          <table:table-cell office:value-type="float" office:value="99.4833333333333" calcext:value-type="float">
            <text:p>99.4833333333333</text:p>
          </table:table-cell>
        </table:table-row>
        <table:table-row table:style-name="ro1">
          <table:table-cell office:value-type="float" office:value="75.45" calcext:value-type="float">
            <text:p>75.45</text:p>
          </table:table-cell>
          <table:table-cell office:value-type="float" office:value="99.5125" calcext:value-type="float">
            <text:p>99.5125</text:p>
          </table:table-cell>
        </table:table-row>
        <table:table-row table:style-name="ro1">
          <table:table-cell office:value-type="float" office:value="75.725" calcext:value-type="float">
            <text:p>75.725</text:p>
          </table:table-cell>
          <table:table-cell office:value-type="float" office:value="99.5333333333334" calcext:value-type="float">
            <text:p>99.5333333333334</text:p>
          </table:table-cell>
        </table:table-row>
        <table:table-row table:style-name="ro1">
          <table:table-cell office:value-type="float" office:value="76.0458333333333" calcext:value-type="float">
            <text:p>76.0458333333333</text:p>
          </table:table-cell>
          <table:table-cell office:value-type="float" office:value="99.5554166666667" calcext:value-type="float">
            <text:p>99.5554166666667</text:p>
          </table:table-cell>
        </table:table-row>
        <table:table-row table:style-name="ro1">
          <table:table-cell office:value-type="float" office:value="76.3208333333333" calcext:value-type="float">
            <text:p>76.3208333333333</text:p>
          </table:table-cell>
          <table:table-cell office:value-type="float" office:value="99.5729166666667" calcext:value-type="float">
            <text:p>99.5729166666667</text:p>
          </table:table-cell>
        </table:table-row>
        <table:table-row table:style-name="ro1">
          <table:table-cell office:value-type="float" office:value="76.6791666666667" calcext:value-type="float">
            <text:p>76.6791666666667</text:p>
          </table:table-cell>
          <table:table-cell office:value-type="float" office:value="99.5904166666667" calcext:value-type="float">
            <text:p>99.5904166666667</text:p>
          </table:table-cell>
        </table:table-row>
        <table:table-row table:style-name="ro1">
          <table:table-cell office:value-type="float" office:value="76.9541666666667" calcext:value-type="float">
            <text:p>76.9541666666667</text:p>
          </table:table-cell>
          <table:table-cell office:value-type="float" office:value="99.6041666666667" calcext:value-type="float">
            <text:p>99.6041666666667</text:p>
          </table:table-cell>
        </table:table-row>
        <table:table-row table:style-name="ro1">
          <table:table-cell office:value-type="float" office:value="77.3125" calcext:value-type="float">
            <text:p>77.3125</text:p>
          </table:table-cell>
          <table:table-cell office:value-type="float" office:value="99.625" calcext:value-type="float">
            <text:p>99.625</text:p>
          </table:table-cell>
        </table:table-row>
        <table:table-row table:style-name="ro1">
          <table:table-cell office:value-type="float" office:value="77.7083333333333" calcext:value-type="float">
            <text:p>77.7083333333333</text:p>
          </table:table-cell>
          <table:table-cell office:value-type="float" office:value="99.645" calcext:value-type="float">
            <text:p>99.645</text:p>
          </table:table-cell>
        </table:table-row>
        <table:table-row table:style-name="ro1">
          <table:table-cell office:value-type="float" office:value="78.0583333333333" calcext:value-type="float">
            <text:p>78.0583333333333</text:p>
          </table:table-cell>
          <table:table-cell office:value-type="float" office:value="99.6725" calcext:value-type="float">
            <text:p>99.6725</text:p>
          </table:table-cell>
        </table:table-row>
        <table:table-row table:style-name="ro1">
          <table:table-cell office:value-type="float" office:value="78.5291666666666" calcext:value-type="float">
            <text:p>78.5291666666666</text:p>
          </table:table-cell>
          <table:table-cell office:value-type="float" office:value="99.6991666666667" calcext:value-type="float">
            <text:p>99.6991666666667</text:p>
          </table:table-cell>
        </table:table-row>
        <table:table-row table:style-name="ro1">
          <table:table-cell office:value-type="float" office:value="78.9541666666667" calcext:value-type="float">
            <text:p>78.9541666666667</text:p>
          </table:table-cell>
          <table:table-cell office:value-type="float" office:value="99.7266666666667" calcext:value-type="float">
            <text:p>99.7266666666667</text:p>
          </table:table-cell>
        </table:table-row>
        <table:table-row table:style-name="ro1">
          <table:table-cell office:value-type="float" office:value="79.4583333333333" calcext:value-type="float">
            <text:p>79.4583333333333</text:p>
          </table:table-cell>
          <table:table-cell office:value-type="float" office:value="99.7520833333334" calcext:value-type="float">
            <text:p>99.75208333333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.77875" calcext:value-type="float">
            <text:p>99.77875</text:p>
          </table:table-cell>
        </table:table-row>
        <table:table-row table:style-name="ro1">
          <table:table-cell office:value-type="float" office:value="80.7083333333333" calcext:value-type="float">
            <text:p>80.7083333333333</text:p>
          </table:table-cell>
          <table:table-cell office:value-type="float" office:value="99.7954166666667" calcext:value-type="float">
            <text:p>99.7954166666667</text:p>
          </table:table-cell>
        </table:table-row>
        <table:table-row table:style-name="ro1">
          <table:table-cell office:value-type="float" office:value="81.4166666666667" calcext:value-type="float">
            <text:p>81.4166666666667</text:p>
          </table:table-cell>
          <table:table-cell office:value-type="float" office:value="99.8095833333333" calcext:value-type="float">
            <text:p>99.8095833333333</text:p>
          </table:table-cell>
        </table:table-row>
        <table:table-row table:style-name="ro1">
          <table:table-cell office:value-type="float" office:value="81.9583333333333" calcext:value-type="float">
            <text:p>81.9583333333333</text:p>
          </table:table-cell>
          <table:table-cell office:value-type="float" office:value="99.82" calcext:value-type="float">
            <text:p>99.82</text:p>
          </table:table-cell>
        </table:table-row>
        <table:table-row table:style-name="ro1">
          <table:table-cell office:value-type="float" office:value="82.4583333333333" calcext:value-type="float">
            <text:p>82.4583333333333</text:p>
          </table:table-cell>
          <table:table-cell office:value-type="float" office:value="99.8329166666666" calcext:value-type="float">
            <text:p>99.8329166666666</text:p>
          </table:table-cell>
        </table:table-row>
        <table:table-row table:style-name="ro1">
          <table:table-cell office:value-type="float" office:value="83.3333333333333" calcext:value-type="float">
            <text:p>83.3333333333333</text:p>
          </table:table-cell>
          <table:table-cell office:value-type="float" office:value="99.8412500000001" calcext:value-type="float">
            <text:p>99.8412500000001</text:p>
          </table:table-cell>
        </table:table-row>
        <table:table-row table:style-name="ro1">
          <table:table-cell office:value-type="float" office:value="83.9583333333333" calcext:value-type="float">
            <text:p>83.9583333333333</text:p>
          </table:table-cell>
          <table:table-cell office:value-type="float" office:value="99.8491666666667" calcext:value-type="float">
            <text:p>99.8491666666667</text:p>
          </table:table-cell>
        </table:table-row>
        <table:table-row table:style-name="ro1">
          <table:table-cell office:value-type="float" office:value="84.75" calcext:value-type="float">
            <text:p>84.75</text:p>
          </table:table-cell>
          <table:table-cell office:value-type="float" office:value="99.8570833333334" calcext:value-type="float">
            <text:p>99.8570833333334</text:p>
          </table:table-cell>
        </table:table-row>
        <table:table-row table:style-name="ro1">
          <table:table-cell office:value-type="float" office:value="85.5833333333333" calcext:value-type="float">
            <text:p>85.5833333333333</text:p>
          </table:table-cell>
          <table:table-cell office:value-type="float" office:value="99.8666666666667" calcext:value-type="float">
            <text:p>99.8666666666667</text:p>
          </table:table-cell>
        </table:table-row>
        <table:table-row table:style-name="ro1">
          <table:table-cell office:value-type="float" office:value="86.4583333333333" calcext:value-type="float">
            <text:p>86.4583333333333</text:p>
          </table:table-cell>
          <table:table-cell office:value-type="float" office:value="99.8745833333334" calcext:value-type="float">
            <text:p>99.8745833333334</text:p>
          </table:table-cell>
        </table:table-row>
        <table:table-row table:style-name="ro1">
          <table:table-cell office:value-type="float" office:value="87.625" calcext:value-type="float">
            <text:p>87.625</text:p>
          </table:table-cell>
          <table:table-cell office:value-type="float" office:value="99.8804166666666" calcext:value-type="float">
            <text:p>99.8804166666666</text:p>
          </table:table-cell>
        </table:table-row>
        <table:table-row table:style-name="ro1">
          <table:table-cell office:value-type="float" office:value="88.375" calcext:value-type="float">
            <text:p>88.375</text:p>
          </table:table-cell>
          <table:table-cell office:value-type="float" office:value="99.8866666666667" calcext:value-type="float">
            <text:p>99.8866666666667</text:p>
          </table:table-cell>
        </table:table-row>
        <table:table-row table:style-name="ro1">
          <table:table-cell office:value-type="float" office:value="89.4583333333333" calcext:value-type="float">
            <text:p>89.4583333333333</text:p>
          </table:table-cell>
          <table:table-cell office:value-type="float" office:value="99.8933333333333" calcext:value-type="float">
            <text:p>99.8933333333333</text:p>
          </table:table-cell>
        </table:table-row>
        <table:table-row table:style-name="ro1">
          <table:table-cell office:value-type="float" office:value="90.375" calcext:value-type="float">
            <text:p>90.375</text:p>
          </table:table-cell>
          <table:table-cell office:value-type="float" office:value="99.9004166666667" calcext:value-type="float">
            <text:p>99.9004166666667</text:p>
          </table:table-cell>
        </table:table-row>
        <table:table-row table:style-name="ro1">
          <table:table-cell office:value-type="float" office:value="91.0833333333333" calcext:value-type="float">
            <text:p>91.0833333333333</text:p>
          </table:table-cell>
          <table:table-cell office:value-type="float" office:value="99.9079166666667" calcext:value-type="float">
            <text:p>99.9079166666667</text:p>
          </table:table-cell>
        </table:table-row>
        <table:table-row table:style-name="ro1">
          <table:table-cell office:value-type="float" office:value="92.6249999999999" calcext:value-type="float">
            <text:p>92.6249999999999</text:p>
          </table:table-cell>
          <table:table-cell office:value-type="float" office:value="99.9133333333334" calcext:value-type="float">
            <text:p>99.9133333333334</text:p>
          </table:table-cell>
        </table:table-row>
        <table:table-row table:style-name="ro1">
          <table:table-cell office:value-type="float" office:value="94.2916666666669" calcext:value-type="float">
            <text:p>94.2916666666669</text:p>
          </table:table-cell>
          <table:table-cell office:value-type="float" office:value="99.9191666666667" calcext:value-type="float">
            <text:p>99.9191666666667</text:p>
          </table:table-cell>
        </table:table-row>
        <table:table-row table:style-name="ro1">
          <table:table-cell office:value-type="float" office:value="96.5833333333335" calcext:value-type="float">
            <text:p>96.5833333333335</text:p>
          </table:table-cell>
          <table:table-cell office:value-type="float" office:value="99.925" calcext:value-type="float">
            <text:p>99.925</text:p>
          </table:table-cell>
        </table:table-row>
        <table:table-row table:style-name="ro1">
          <table:table-cell office:value-type="float" office:value="97.8333333333331" calcext:value-type="float">
            <text:p>97.8333333333331</text:p>
          </table:table-cell>
          <table:table-cell office:value-type="float" office:value="99.92875" calcext:value-type="float">
            <text:p>99.92875</text:p>
          </table:table-cell>
        </table:table-row>
        <table:table-row table:style-name="ro1">
          <table:table-cell office:value-type="float" office:value="100.75" calcext:value-type="float">
            <text:p>100.75</text:p>
          </table:table-cell>
          <table:table-cell office:value-type="float" office:value="99.9341666666667" calcext:value-type="float">
            <text:p>99.9341666666667</text:p>
          </table:table-cell>
        </table:table-row>
        <table:table-row table:style-name="ro1">
          <table:table-cell office:value-type="float" office:value="101.958333333334" calcext:value-type="float">
            <text:p>101.958333333334</text:p>
          </table:table-cell>
          <table:table-cell office:value-type="float" office:value="99.9383333333333" calcext:value-type="float">
            <text:p>99.9383333333333</text:p>
          </table:table-cell>
        </table:table-row>
        <table:table-row table:style-name="ro1">
          <table:table-cell office:value-type="float" office:value="105.833333333334" calcext:value-type="float">
            <text:p>105.833333333334</text:p>
          </table:table-cell>
          <table:table-cell office:value-type="float" office:value="99.94375" calcext:value-type="float">
            <text:p>99.94375</text:p>
          </table:table-cell>
        </table:table-row>
        <table:table-row table:style-name="ro1">
          <table:table-cell office:value-type="float" office:value="107.333333333334" calcext:value-type="float">
            <text:p>107.333333333334</text:p>
          </table:table-cell>
          <table:table-cell office:value-type="float" office:value="99.9475" calcext:value-type="float">
            <text:p>99.9475</text:p>
          </table:table-cell>
        </table:table-row>
        <table:table-row table:style-name="ro1">
          <table:table-cell office:value-type="float" office:value="109.041666666667" calcext:value-type="float">
            <text:p>109.041666666667</text:p>
          </table:table-cell>
          <table:table-cell office:value-type="float" office:value="99.95125" calcext:value-type="float">
            <text:p>99.95125</text:p>
          </table:table-cell>
        </table:table-row>
        <table:table-row table:style-name="ro1">
          <table:table-cell office:value-type="float" office:value="111.125" calcext:value-type="float">
            <text:p>111.125</text:p>
          </table:table-cell>
          <table:table-cell office:value-type="float" office:value="99.9545833333334" calcext:value-type="float">
            <text:p>99.9545833333334</text:p>
          </table:table-cell>
        </table:table-row>
        <table:table-row table:style-name="ro1">
          <table:table-cell office:value-type="float" office:value="112.833333333334" calcext:value-type="float">
            <text:p>112.833333333334</text:p>
          </table:table-cell>
          <table:table-cell office:value-type="float" office:value="99.9583333333333" calcext:value-type="float">
            <text:p>99.9583333333333</text:p>
          </table:table-cell>
        </table:table-row>
        <table:table-row table:style-name="ro1">
          <table:table-cell office:value-type="float" office:value="122.041666666667" calcext:value-type="float">
            <text:p>122.041666666667</text:p>
          </table:table-cell>
          <table:table-cell office:value-type="float" office:value="99.9616666666666" calcext:value-type="float">
            <text:p>99.9616666666666</text:p>
          </table:table-cell>
        </table:table-row>
        <table:table-row table:style-name="ro1">
          <table:table-cell office:value-type="float" office:value="124.25" calcext:value-type="float">
            <text:p>124.25</text:p>
          </table:table-cell>
          <table:table-cell office:value-type="float" office:value="99.9658333333334" calcext:value-type="float">
            <text:p>99.9658333333334</text:p>
          </table:table-cell>
        </table:table-row>
        <table:table-row table:style-name="ro1">
          <table:table-cell office:value-type="float" office:value="127.583333333333" calcext:value-type="float">
            <text:p>127.583333333333</text:p>
          </table:table-cell>
          <table:table-cell office:value-type="float" office:value="99.9691666666667" calcext:value-type="float">
            <text:p>99.9691666666667</text:p>
          </table:table-cell>
        </table:table-row>
        <table:table-row table:style-name="ro1">
          <table:table-cell office:value-type="float" office:value="129.041666666667" calcext:value-type="float">
            <text:p>129.041666666667</text:p>
          </table:table-cell>
          <table:table-cell office:value-type="float" office:value="99.9729166666667" calcext:value-type="float">
            <text:p>99.9729166666667</text:p>
          </table:table-cell>
        </table:table-row>
        <table:table-row table:style-name="ro1">
          <table:table-cell office:value-type="float" office:value="129.458333333333" calcext:value-type="float">
            <text:p>129.458333333333</text:p>
          </table:table-cell>
          <table:table-cell office:value-type="float" office:value="99.9754166666667" calcext:value-type="float">
            <text:p>99.9754166666667</text:p>
          </table:table-cell>
        </table:table-row>
        <table:table-row table:style-name="ro1">
          <table:table-cell office:value-type="float" office:value="130.791666666667" calcext:value-type="float">
            <text:p>130.791666666667</text:p>
          </table:table-cell>
          <table:table-cell office:value-type="float" office:value="99.9775" calcext:value-type="float">
            <text:p>99.9775</text:p>
          </table:table-cell>
        </table:table-row>
        <table:table-row table:style-name="ro1">
          <table:table-cell office:value-type="float" office:value="131.958333333333" calcext:value-type="float">
            <text:p>131.958333333333</text:p>
          </table:table-cell>
          <table:table-cell office:value-type="float" office:value="99.9808333333334" calcext:value-type="float">
            <text:p>99.9808333333334</text:p>
          </table:table-cell>
        </table:table-row>
        <table:table-row table:style-name="ro1">
          <table:table-cell office:value-type="float" office:value="134.166666666667" calcext:value-type="float">
            <text:p>134.166666666667</text:p>
          </table:table-cell>
          <table:table-cell office:value-type="float" office:value="99.9833333333333" calcext:value-type="float">
            <text:p>99.9833333333333</text:p>
          </table:table-cell>
        </table:table-row>
        <table:table-row table:style-name="ro1">
          <table:table-cell office:value-type="float" office:value="135.875" calcext:value-type="float">
            <text:p>135.875</text:p>
          </table:table-cell>
          <table:table-cell office:value-type="float" office:value="99.985" calcext:value-type="float">
            <text:p>99.985</text:p>
          </table:table-cell>
        </table:table-row>
        <table:table-row table:style-name="ro1">
          <table:table-cell office:value-type="float" office:value="142.791666666667" calcext:value-type="float">
            <text:p>142.791666666667</text:p>
          </table:table-cell>
          <table:table-cell office:value-type="float" office:value="99.9870833333334" calcext:value-type="float">
            <text:p>99.9870833333334</text:p>
          </table:table-cell>
        </table:table-row>
        <table:table-row table:style-name="ro1">
          <table:table-cell office:value-type="float" office:value="158.208333333333" calcext:value-type="float">
            <text:p>158.208333333333</text:p>
          </table:table-cell>
          <table:table-cell office:value-type="float" office:value="99.9895833333333" calcext:value-type="float">
            <text:p>99.989583333333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9.99125" calcext:value-type="float">
            <text:p>99.99125</text:p>
          </table:table-cell>
        </table:table-row>
        <table:table-row table:style-name="ro1">
          <table:table-cell office:value-type="float" office:value="162.25" calcext:value-type="float">
            <text:p>162.25</text:p>
          </table:table-cell>
          <table:table-cell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165.291666666667" calcext:value-type="float">
            <text:p>165.291666666667</text:p>
          </table:table-cell>
          <table:table-cell office:value-type="float" office:value="99.99375" calcext:value-type="float">
            <text:p>99.99375</text:p>
          </table:table-cell>
        </table:table-row>
        <table:table-row table:style-name="ro1">
          <table:table-cell office:value-type="float" office:value="173.5" calcext:value-type="float">
            <text:p>173.5</text:p>
          </table:table-cell>
          <table:table-cell office:value-type="float" office:value="99.99625" calcext:value-type="float">
            <text:p>99.99625</text:p>
          </table:table-cell>
        </table:table-row>
        <table:table-row table:style-name="ro1">
          <table:table-cell office:value-type="float" office:value="177.375" calcext:value-type="float">
            <text:p>177.375</text:p>
          </table:table-cell>
          <table:table-cell office:value-type="float" office:value="99.9970833333333" calcext:value-type="float">
            <text:p>99.9970833333333</text:p>
          </table:table-cell>
        </table:table-row>
        <table:table-row table:style-name="ro1">
          <table:table-cell office:value-type="float" office:value="180.291666666667" calcext:value-type="float">
            <text:p>180.291666666667</text:p>
          </table:table-cell>
          <table:table-cell office:value-type="float" office:value="99.9979166666666" calcext:value-type="float">
            <text:p>99.9979166666666</text:p>
          </table:table-cell>
        </table:table-row>
        <table:table-row table:style-name="ro1">
          <table:table-cell office:value-type="float" office:value="189.875" calcext:value-type="float">
            <text:p>189.875</text:p>
          </table:table-cell>
          <table:table-cell office:value-type="float" office:value="99.9983333333334" calcext:value-type="float">
            <text:p>99.9983333333334</text:p>
          </table:table-cell>
        </table:table-row>
        <table:table-row table:style-name="ro1">
          <table:table-cell office:value-type="float" office:value="190.291666666667" calcext:value-type="float">
            <text:p>190.291666666667</text:p>
          </table:table-cell>
          <table:table-cell office:value-type="float" office:value="99.99875" calcext:value-type="float">
            <text:p>99.99875</text:p>
          </table:table-cell>
        </table:table-row>
        <table:table-row table:style-name="ro1">
          <table:table-cell office:value-type="float" office:value="190.708333333333" calcext:value-type="float">
            <text:p>190.708333333333</text:p>
          </table:table-cell>
          <table:table-cell office:value-type="float" office:value="99.9991666666667" calcext:value-type="float">
            <text:p>99.9991666666667</text:p>
          </table:table-cell>
        </table:table-row>
        <table:table-row table:style-name="ro1">
          <table:table-cell office:value-type="float" office:value="191.958333333333" calcext:value-type="float">
            <text:p>191.958333333333</text:p>
          </table:table-cell>
          <table:table-cell office:value-type="float" office:value="99.9995833333334" calcext:value-type="float">
            <text:p>99.9995833333334</text:p>
          </table:table-cell>
        </table:table-row>
        <table:table-row table:style-name="ro1">
          <table:table-cell office:value-type="float" office:value="205.708333333333" calcext:value-type="float">
            <text:p>205.70833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float" office:value="1.04666666666667" calcext:value-type="float">
            <text:p>1.04666666666667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.10916666666667" calcext:value-type="float">
            <text:p>1.10916666666667</text:p>
          </table:table-cell>
          <table:table-cell office:value-type="float" office:value="0.207916666666667" calcext:value-type="float">
            <text:p>0.207916666666667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.24291666666667" calcext:value-type="float">
            <text:p>1.24291666666667</text:p>
          </table:table-cell>
          <table:table-cell office:value-type="float" office:value="3.38666666666666" calcext:value-type="float">
            <text:p>3.38666666666666</text:p>
          </table:table-cell>
        </table:table-row>
        <table:table-row table:style-name="ro1">
          <table:table-cell office:value-type="float" office:value="1.31375" calcext:value-type="float">
            <text:p>1.31375</text:p>
          </table:table-cell>
          <table:table-cell office:value-type="float" office:value="7.29875" calcext:value-type="float">
            <text:p>7.29875</text:p>
          </table:table-cell>
        </table:table-row>
        <table:table-row table:style-name="ro1">
          <table:table-cell office:value-type="float" office:value="1.38791666666667" calcext:value-type="float">
            <text:p>1.38791666666667</text:p>
          </table:table-cell>
          <table:table-cell office:value-type="float" office:value="12.4425" calcext:value-type="float">
            <text:p>12.4425</text:p>
          </table:table-cell>
        </table:table-row>
        <table:table-row table:style-name="ro1">
          <table:table-cell office:value-type="float" office:value="1.46583333333334" calcext:value-type="float">
            <text:p>1.46583333333334</text:p>
          </table:table-cell>
          <table:table-cell office:value-type="float" office:value="18.2466666666667" calcext:value-type="float">
            <text:p>18.2466666666667</text:p>
          </table:table-cell>
        </table:table-row>
        <table:table-row table:style-name="ro1">
          <table:table-cell office:value-type="float" office:value="1.54333333333334" calcext:value-type="float">
            <text:p>1.54333333333334</text:p>
          </table:table-cell>
          <table:table-cell office:value-type="float" office:value="24.1008333333333" calcext:value-type="float">
            <text:p>24.1008333333333</text:p>
          </table:table-cell>
        </table:table-row>
        <table:table-row table:style-name="ro1">
          <table:table-cell office:value-type="float" office:value="1.62083333333333" calcext:value-type="float">
            <text:p>1.62083333333333</text:p>
          </table:table-cell>
          <table:table-cell office:value-type="float" office:value="29.5316666666666" calcext:value-type="float">
            <text:p>29.5316666666666</text:p>
          </table:table-cell>
        </table:table-row>
        <table:table-row table:style-name="ro1">
          <table:table-cell office:value-type="float" office:value="1.69833333333334" calcext:value-type="float">
            <text:p>1.69833333333334</text:p>
          </table:table-cell>
          <table:table-cell office:value-type="float" office:value="34.4095833333334" calcext:value-type="float">
            <text:p>34.4095833333334</text:p>
          </table:table-cell>
        </table:table-row>
        <table:table-row table:style-name="ro1">
          <table:table-cell office:value-type="float" office:value="1.77583333333334" calcext:value-type="float">
            <text:p>1.77583333333334</text:p>
          </table:table-cell>
          <table:table-cell office:value-type="float" office:value="38.6291666666666" calcext:value-type="float">
            <text:p>38.6291666666666</text:p>
          </table:table-cell>
        </table:table-row>
        <table:table-row table:style-name="ro1">
          <table:table-cell office:value-type="float" office:value="1.85333333333334" calcext:value-type="float">
            <text:p>1.85333333333334</text:p>
          </table:table-cell>
          <table:table-cell office:value-type="float" office:value="42.1425" calcext:value-type="float">
            <text:p>42.1425</text:p>
          </table:table-cell>
        </table:table-row>
        <table:table-row table:style-name="ro1">
          <table:table-cell office:value-type="float" office:value="1.93083333333334" calcext:value-type="float">
            <text:p>1.93083333333334</text:p>
          </table:table-cell>
          <table:table-cell office:value-type="float" office:value="44.9933333333334" calcext:value-type="float">
            <text:p>44.9933333333334</text:p>
          </table:table-cell>
        </table:table-row>
        <table:table-row table:style-name="ro1">
          <table:table-cell office:value-type="float" office:value="2.00833333333333" calcext:value-type="float">
            <text:p>2.00833333333333</text:p>
          </table:table-cell>
          <table:table-cell office:value-type="float" office:value="47.4191666666667" calcext:value-type="float">
            <text:p>47.4191666666667</text:p>
          </table:table-cell>
        </table:table-row>
        <table:table-row table:style-name="ro1">
          <table:table-cell office:value-type="float" office:value="2.08583333333334" calcext:value-type="float">
            <text:p>2.08583333333334</text:p>
          </table:table-cell>
          <table:table-cell office:value-type="float" office:value="49.48" calcext:value-type="float">
            <text:p>49.48</text:p>
          </table:table-cell>
        </table:table-row>
        <table:table-row table:style-name="ro1">
          <table:table-cell office:value-type="float" office:value="2.16708333333333" calcext:value-type="float">
            <text:p>2.16708333333333</text:p>
          </table:table-cell>
          <table:table-cell office:value-type="float" office:value="51.4475" calcext:value-type="float">
            <text:p>51.4475</text:p>
          </table:table-cell>
        </table:table-row>
        <table:table-row table:style-name="ro1">
          <table:table-cell office:value-type="float" office:value="2.25583333333334" calcext:value-type="float">
            <text:p>2.25583333333334</text:p>
          </table:table-cell>
          <table:table-cell office:value-type="float" office:value="53.45875" calcext:value-type="float">
            <text:p>53.45875</text:p>
          </table:table-cell>
        </table:table-row>
        <table:table-row table:style-name="ro1">
          <table:table-cell office:value-type="float" office:value="2.34458333333334" calcext:value-type="float">
            <text:p>2.34458333333334</text:p>
          </table:table-cell>
          <table:table-cell office:value-type="float" office:value="55.5729166666667" calcext:value-type="float">
            <text:p>55.5729166666667</text:p>
          </table:table-cell>
        </table:table-row>
        <table:table-row table:style-name="ro1">
          <table:table-cell office:value-type="float" office:value="2.43708333333333" calcext:value-type="float">
            <text:p>2.43708333333333</text:p>
          </table:table-cell>
          <table:table-cell office:value-type="float" office:value="57.8979166666667" calcext:value-type="float">
            <text:p>57.8979166666667</text:p>
          </table:table-cell>
        </table:table-row>
        <table:table-row table:style-name="ro1">
          <table:table-cell office:value-type="float" office:value="2.53333333333333" calcext:value-type="float">
            <text:p>2.53333333333333</text:p>
          </table:table-cell>
          <table:table-cell office:value-type="float" office:value="60.2429166666667" calcext:value-type="float">
            <text:p>60.2429166666667</text:p>
          </table:table-cell>
        </table:table-row>
        <table:table-row table:style-name="ro1">
          <table:table-cell office:value-type="float" office:value="2.63333333333333" calcext:value-type="float">
            <text:p>2.63333333333333</text:p>
          </table:table-cell>
          <table:table-cell office:value-type="float" office:value="62.6458333333333" calcext:value-type="float">
            <text:p>62.6458333333333</text:p>
          </table:table-cell>
        </table:table-row>
        <table:table-row table:style-name="ro1">
          <table:table-cell office:value-type="float" office:value="2.73333333333334" calcext:value-type="float">
            <text:p>2.73333333333334</text:p>
          </table:table-cell>
          <table:table-cell office:value-type="float" office:value="64.9579166666666" calcext:value-type="float">
            <text:p>64.9579166666666</text:p>
          </table:table-cell>
        </table:table-row>
        <table:table-row table:style-name="ro1">
          <table:table-cell office:value-type="float" office:value="2.83333333333333" calcext:value-type="float">
            <text:p>2.83333333333333</text:p>
          </table:table-cell>
          <table:table-cell office:value-type="float" office:value="67.1020833333333" calcext:value-type="float">
            <text:p>67.1020833333333</text:p>
          </table:table-cell>
        </table:table-row>
        <table:table-row table:style-name="ro1">
          <table:table-cell office:value-type="float" office:value="2.93333333333333" calcext:value-type="float">
            <text:p>2.93333333333333</text:p>
          </table:table-cell>
          <table:table-cell office:value-type="float" office:value="69.03" calcext:value-type="float">
            <text:p>69.03</text:p>
          </table:table-cell>
        </table:table-row>
        <table:table-row table:style-name="ro1">
          <table:table-cell office:value-type="float" office:value="3.03333333333333" calcext:value-type="float">
            <text:p>3.03333333333333</text:p>
          </table:table-cell>
          <table:table-cell office:value-type="float" office:value="70.6679166666667" calcext:value-type="float">
            <text:p>70.6679166666667</text:p>
          </table:table-cell>
        </table:table-row>
        <table:table-row table:style-name="ro1">
          <table:table-cell office:value-type="float" office:value="3.13333333333333" calcext:value-type="float">
            <text:p>3.13333333333333</text:p>
          </table:table-cell>
          <table:table-cell office:value-type="float" office:value="72.1179166666667" calcext:value-type="float">
            <text:p>72.1179166666667</text:p>
          </table:table-cell>
        </table:table-row>
        <table:table-row table:style-name="ro1">
          <table:table-cell office:value-type="float" office:value="3.23333333333334" calcext:value-type="float">
            <text:p>3.23333333333334</text:p>
          </table:table-cell>
          <table:table-cell office:value-type="float" office:value="73.3866666666667" calcext:value-type="float">
            <text:p>73.3866666666667</text:p>
          </table:table-cell>
        </table:table-row>
        <table:table-row table:style-name="ro1">
          <table:table-cell office:value-type="float" office:value="3.33333333333333" calcext:value-type="float">
            <text:p>3.33333333333333</text:p>
          </table:table-cell>
          <table:table-cell office:value-type="float" office:value="74.48875" calcext:value-type="float">
            <text:p>74.48875</text:p>
          </table:table-cell>
        </table:table-row>
        <table:table-row table:style-name="ro1">
          <table:table-cell office:value-type="float" office:value="3.43333333333333" calcext:value-type="float">
            <text:p>3.43333333333333</text:p>
          </table:table-cell>
          <table:table-cell office:value-type="float" office:value="75.4808333333333" calcext:value-type="float">
            <text:p>75.4808333333333</text:p>
          </table:table-cell>
        </table:table-row>
        <table:table-row table:style-name="ro1">
          <table:table-cell office:value-type="float" office:value="3.53333333333333" calcext:value-type="float">
            <text:p>3.53333333333333</text:p>
          </table:table-cell>
          <table:table-cell office:value-type="float" office:value="76.4075" calcext:value-type="float">
            <text:p>76.4075</text:p>
          </table:table-cell>
        </table:table-row>
        <table:table-row table:style-name="ro1">
          <table:table-cell office:value-type="float" office:value="3.63333333333333" calcext:value-type="float">
            <text:p>3.63333333333333</text:p>
          </table:table-cell>
          <table:table-cell office:value-type="float" office:value="77.2791666666666" calcext:value-type="float">
            <text:p>77.2791666666666</text:p>
          </table:table-cell>
        </table:table-row>
        <table:table-row table:style-name="ro1">
          <table:table-cell office:value-type="float" office:value="3.73333333333334" calcext:value-type="float">
            <text:p>3.73333333333334</text:p>
          </table:table-cell>
          <table:table-cell office:value-type="float" office:value="78.1641666666667" calcext:value-type="float">
            <text:p>78.1641666666667</text:p>
          </table:table-cell>
        </table:table-row>
        <table:table-row table:style-name="ro1">
          <table:table-cell office:value-type="float" office:value="3.83333333333333" calcext:value-type="float">
            <text:p>3.83333333333333</text:p>
          </table:table-cell>
          <table:table-cell office:value-type="float" office:value="79.0079166666667" calcext:value-type="float">
            <text:p>79.0079166666667</text:p>
          </table:table-cell>
        </table:table-row>
        <table:table-row table:style-name="ro1">
          <table:table-cell office:value-type="float" office:value="3.93333333333334" calcext:value-type="float">
            <text:p>3.93333333333334</text:p>
          </table:table-cell>
          <table:table-cell office:value-type="float" office:value="79.8029166666666" calcext:value-type="float">
            <text:p>79.8029166666666</text:p>
          </table:table-cell>
        </table:table-row>
        <table:table-row table:style-name="ro1">
          <table:table-cell office:value-type="float" office:value="4.03333333333334" calcext:value-type="float">
            <text:p>4.03333333333334</text:p>
          </table:table-cell>
          <table:table-cell office:value-type="float" office:value="80.5895833333333" calcext:value-type="float">
            <text:p>80.5895833333333</text:p>
          </table:table-cell>
        </table:table-row>
        <table:table-row table:style-name="ro1">
          <table:table-cell office:value-type="float" office:value="4.13333333333333" calcext:value-type="float">
            <text:p>4.13333333333333</text:p>
          </table:table-cell>
          <table:table-cell office:value-type="float" office:value="81.3766666666667" calcext:value-type="float">
            <text:p>81.3766666666667</text:p>
          </table:table-cell>
        </table:table-row>
        <table:table-row table:style-name="ro1">
          <table:table-cell office:value-type="float" office:value="4.23333333333334" calcext:value-type="float">
            <text:p>4.23333333333334</text:p>
          </table:table-cell>
          <table:table-cell office:value-type="float" office:value="82.1741666666667" calcext:value-type="float">
            <text:p>82.1741666666667</text:p>
          </table:table-cell>
        </table:table-row>
        <table:table-row table:style-name="ro1">
          <table:table-cell office:value-type="float" office:value="4.33333333333334" calcext:value-type="float">
            <text:p>4.33333333333334</text:p>
          </table:table-cell>
          <table:table-cell office:value-type="float" office:value="82.9525" calcext:value-type="float">
            <text:p>82.9525</text:p>
          </table:table-cell>
        </table:table-row>
        <table:table-row table:style-name="ro1">
          <table:table-cell office:value-type="float" office:value="4.43333333333334" calcext:value-type="float">
            <text:p>4.43333333333334</text:p>
          </table:table-cell>
          <table:table-cell office:value-type="float" office:value="83.6895833333334" calcext:value-type="float">
            <text:p>83.6895833333334</text:p>
          </table:table-cell>
        </table:table-row>
        <table:table-row table:style-name="ro1">
          <table:table-cell office:value-type="float" office:value="4.53333333333334" calcext:value-type="float">
            <text:p>4.53333333333334</text:p>
          </table:table-cell>
          <table:table-cell office:value-type="float" office:value="84.395" calcext:value-type="float">
            <text:p>84.395</text:p>
          </table:table-cell>
        </table:table-row>
        <table:table-row table:style-name="ro1">
          <table:table-cell office:value-type="float" office:value="4.63333333333333" calcext:value-type="float">
            <text:p>4.63333333333333</text:p>
          </table:table-cell>
          <table:table-cell office:value-type="float" office:value="85.10375" calcext:value-type="float">
            <text:p>85.10375</text:p>
          </table:table-cell>
        </table:table-row>
        <table:table-row table:style-name="ro1">
          <table:table-cell office:value-type="float" office:value="4.73333333333334" calcext:value-type="float">
            <text:p>4.73333333333334</text:p>
          </table:table-cell>
          <table:table-cell office:value-type="float" office:value="85.755" calcext:value-type="float">
            <text:p>85.755</text:p>
          </table:table-cell>
        </table:table-row>
        <table:table-row table:style-name="ro1">
          <table:table-cell office:value-type="float" office:value="4.83333333333334" calcext:value-type="float">
            <text:p>4.83333333333334</text:p>
          </table:table-cell>
          <table:table-cell office:value-type="float" office:value="86.3825" calcext:value-type="float">
            <text:p>86.3825</text:p>
          </table:table-cell>
        </table:table-row>
        <table:table-row table:style-name="ro1">
          <table:table-cell office:value-type="float" office:value="4.93333333333334" calcext:value-type="float">
            <text:p>4.93333333333334</text:p>
          </table:table-cell>
          <table:table-cell office:value-type="float" office:value="86.9904166666666" calcext:value-type="float">
            <text:p>86.9904166666666</text:p>
          </table:table-cell>
        </table:table-row>
        <table:table-row table:style-name="ro1">
          <table:table-cell office:value-type="float" office:value="5.03333333333334" calcext:value-type="float">
            <text:p>5.03333333333334</text:p>
          </table:table-cell>
          <table:table-cell office:value-type="float" office:value="87.54625" calcext:value-type="float">
            <text:p>87.54625</text:p>
          </table:table-cell>
        </table:table-row>
        <table:table-row table:style-name="ro1">
          <table:table-cell office:value-type="float" office:value="5.13333333333333" calcext:value-type="float">
            <text:p>5.13333333333333</text:p>
          </table:table-cell>
          <table:table-cell office:value-type="float" office:value="88.07875" calcext:value-type="float">
            <text:p>88.07875</text:p>
          </table:table-cell>
        </table:table-row>
        <table:table-row table:style-name="ro1">
          <table:table-cell office:value-type="float" office:value="5.23333333333334" calcext:value-type="float">
            <text:p>5.23333333333334</text:p>
          </table:table-cell>
          <table:table-cell office:value-type="float" office:value="88.5854166666667" calcext:value-type="float">
            <text:p>88.5854166666667</text:p>
          </table:table-cell>
        </table:table-row>
        <table:table-row table:style-name="ro1">
          <table:table-cell office:value-type="float" office:value="5.33333333333334" calcext:value-type="float">
            <text:p>5.33333333333334</text:p>
          </table:table-cell>
          <table:table-cell office:value-type="float" office:value="89.0958333333333" calcext:value-type="float">
            <text:p>89.0958333333333</text:p>
          </table:table-cell>
        </table:table-row>
        <table:table-row table:style-name="ro1">
          <table:table-cell office:value-type="float" office:value="5.43333333333334" calcext:value-type="float">
            <text:p>5.43333333333334</text:p>
          </table:table-cell>
          <table:table-cell office:value-type="float" office:value="89.56375" calcext:value-type="float">
            <text:p>89.56375</text:p>
          </table:table-cell>
        </table:table-row>
        <table:table-row table:style-name="ro1">
          <table:table-cell office:value-type="float" office:value="5.53333333333334" calcext:value-type="float">
            <text:p>5.53333333333334</text:p>
          </table:table-cell>
          <table:table-cell office:value-type="float" office:value="90.0225" calcext:value-type="float">
            <text:p>90.0225</text:p>
          </table:table-cell>
        </table:table-row>
        <table:table-row table:style-name="ro1">
          <table:table-cell office:value-type="float" office:value="5.63333333333333" calcext:value-type="float">
            <text:p>5.63333333333333</text:p>
          </table:table-cell>
          <table:table-cell office:value-type="float" office:value="90.47875" calcext:value-type="float">
            <text:p>90.47875</text:p>
          </table:table-cell>
        </table:table-row>
        <table:table-row table:style-name="ro1">
          <table:table-cell office:value-type="float" office:value="5.73333333333334" calcext:value-type="float">
            <text:p>5.73333333333334</text:p>
          </table:table-cell>
          <table:table-cell office:value-type="float" office:value="90.9058333333333" calcext:value-type="float">
            <text:p>90.9058333333333</text:p>
          </table:table-cell>
        </table:table-row>
        <table:table-row table:style-name="ro1">
          <table:table-cell office:value-type="float" office:value="5.83333333333334" calcext:value-type="float">
            <text:p>5.83333333333334</text:p>
          </table:table-cell>
          <table:table-cell office:value-type="float" office:value="91.3091666666666" calcext:value-type="float">
            <text:p>91.3091666666666</text:p>
          </table:table-cell>
        </table:table-row>
        <table:table-row table:style-name="ro1">
          <table:table-cell office:value-type="float" office:value="5.93333333333334" calcext:value-type="float">
            <text:p>5.93333333333334</text:p>
          </table:table-cell>
          <table:table-cell office:value-type="float" office:value="91.6883333333334" calcext:value-type="float">
            <text:p>91.6883333333334</text:p>
          </table:table-cell>
        </table:table-row>
        <table:table-row table:style-name="ro1">
          <table:table-cell office:value-type="float" office:value="6.03333333333334" calcext:value-type="float">
            <text:p>6.03333333333334</text:p>
          </table:table-cell>
          <table:table-cell office:value-type="float" office:value="92.08" calcext:value-type="float">
            <text:p>92.08</text:p>
          </table:table-cell>
        </table:table-row>
        <table:table-row table:style-name="ro1">
          <table:table-cell office:value-type="float" office:value="6.13333333333333" calcext:value-type="float">
            <text:p>6.13333333333333</text:p>
          </table:table-cell>
          <table:table-cell office:value-type="float" office:value="92.4483333333334" calcext:value-type="float">
            <text:p>92.4483333333334</text:p>
          </table:table-cell>
        </table:table-row>
        <table:table-row table:style-name="ro1">
          <table:table-cell office:value-type="float" office:value="6.23333333333334" calcext:value-type="float">
            <text:p>6.23333333333334</text:p>
          </table:table-cell>
          <table:table-cell office:value-type="float" office:value="92.8045833333333" calcext:value-type="float">
            <text:p>92.8045833333333</text:p>
          </table:table-cell>
        </table:table-row>
        <table:table-row table:style-name="ro1">
          <table:table-cell office:value-type="float" office:value="6.33333333333334" calcext:value-type="float">
            <text:p>6.33333333333334</text:p>
          </table:table-cell>
          <table:table-cell office:value-type="float" office:value="93.1545833333334" calcext:value-type="float">
            <text:p>93.1545833333334</text:p>
          </table:table-cell>
        </table:table-row>
        <table:table-row table:style-name="ro1">
          <table:table-cell office:value-type="float" office:value="6.43333333333334" calcext:value-type="float">
            <text:p>6.43333333333334</text:p>
          </table:table-cell>
          <table:table-cell office:value-type="float" office:value="93.5025" calcext:value-type="float">
            <text:p>93.5025</text:p>
          </table:table-cell>
        </table:table-row>
        <table:table-row table:style-name="ro1">
          <table:table-cell office:value-type="float" office:value="6.53333333333334" calcext:value-type="float">
            <text:p>6.53333333333334</text:p>
          </table:table-cell>
          <table:table-cell office:value-type="float" office:value="93.845" calcext:value-type="float">
            <text:p>93.845</text:p>
          </table:table-cell>
        </table:table-row>
        <table:table-row table:style-name="ro1">
          <table:table-cell office:value-type="float" office:value="6.63333333333333" calcext:value-type="float">
            <text:p>6.63333333333333</text:p>
          </table:table-cell>
          <table:table-cell office:value-type="float" office:value="94.1729166666667" calcext:value-type="float">
            <text:p>94.1729166666667</text:p>
          </table:table-cell>
        </table:table-row>
        <table:table-row table:style-name="ro1">
          <table:table-cell office:value-type="float" office:value="6.73333333333334" calcext:value-type="float">
            <text:p>6.73333333333334</text:p>
          </table:table-cell>
          <table:table-cell office:value-type="float" office:value="94.4875" calcext:value-type="float">
            <text:p>94.4875</text:p>
          </table:table-cell>
        </table:table-row>
        <table:table-row table:style-name="ro1">
          <table:table-cell office:value-type="float" office:value="6.83333333333334" calcext:value-type="float">
            <text:p>6.83333333333334</text:p>
          </table:table-cell>
          <table:table-cell office:value-type="float" office:value="94.785" calcext:value-type="float">
            <text:p>94.785</text:p>
          </table:table-cell>
        </table:table-row>
        <table:table-row table:style-name="ro1">
          <table:table-cell office:value-type="float" office:value="6.93333333333334" calcext:value-type="float">
            <text:p>6.93333333333334</text:p>
          </table:table-cell>
          <table:table-cell office:value-type="float" office:value="95.0733333333334" calcext:value-type="float">
            <text:p>95.0733333333334</text:p>
          </table:table-cell>
        </table:table-row>
        <table:table-row table:style-name="ro1">
          <table:table-cell office:value-type="float" office:value="7.03333333333334" calcext:value-type="float">
            <text:p>7.03333333333334</text:p>
          </table:table-cell>
          <table:table-cell office:value-type="float" office:value="95.335" calcext:value-type="float">
            <text:p>95.335</text:p>
          </table:table-cell>
        </table:table-row>
        <table:table-row table:style-name="ro1">
          <table:table-cell office:value-type="float" office:value="7.13333333333333" calcext:value-type="float">
            <text:p>7.13333333333333</text:p>
          </table:table-cell>
          <table:table-cell office:value-type="float" office:value="95.5929166666667" calcext:value-type="float">
            <text:p>95.5929166666667</text:p>
          </table:table-cell>
        </table:table-row>
        <table:table-row table:style-name="ro1">
          <table:table-cell office:value-type="float" office:value="7.23333333333334" calcext:value-type="float">
            <text:p>7.23333333333334</text:p>
          </table:table-cell>
          <table:table-cell office:value-type="float" office:value="95.82625" calcext:value-type="float">
            <text:p>95.82625</text:p>
          </table:table-cell>
        </table:table-row>
        <table:table-row table:style-name="ro1">
          <table:table-cell office:value-type="float" office:value="7.33333333333334" calcext:value-type="float">
            <text:p>7.33333333333334</text:p>
          </table:table-cell>
          <table:table-cell office:value-type="float" office:value="96.05625" calcext:value-type="float">
            <text:p>96.05625</text:p>
          </table:table-cell>
        </table:table-row>
        <table:table-row table:style-name="ro1">
          <table:table-cell office:value-type="float" office:value="7.43333333333334" calcext:value-type="float">
            <text:p>7.43333333333334</text:p>
          </table:table-cell>
          <table:table-cell office:value-type="float" office:value="96.2683333333333" calcext:value-type="float">
            <text:p>96.2683333333333</text:p>
          </table:table-cell>
        </table:table-row>
        <table:table-row table:style-name="ro1">
          <table:table-cell office:value-type="float" office:value="7.53333333333334" calcext:value-type="float">
            <text:p>7.53333333333334</text:p>
          </table:table-cell>
          <table:table-cell office:value-type="float" office:value="96.4554166666667" calcext:value-type="float">
            <text:p>96.4554166666667</text:p>
          </table:table-cell>
        </table:table-row>
        <table:table-row table:style-name="ro1">
          <table:table-cell office:value-type="float" office:value="7.63333333333333" calcext:value-type="float">
            <text:p>7.63333333333333</text:p>
          </table:table-cell>
          <table:table-cell office:value-type="float" office:value="96.6316666666667" calcext:value-type="float">
            <text:p>96.6316666666667</text:p>
          </table:table-cell>
        </table:table-row>
        <table:table-row table:style-name="ro1">
          <table:table-cell office:value-type="float" office:value="7.73333333333333" calcext:value-type="float">
            <text:p>7.73333333333333</text:p>
          </table:table-cell>
          <table:table-cell office:value-type="float" office:value="96.8241666666667" calcext:value-type="float">
            <text:p>96.8241666666667</text:p>
          </table:table-cell>
        </table:table-row>
        <table:table-row table:style-name="ro1">
          <table:table-cell office:value-type="float" office:value="7.83333333333334" calcext:value-type="float">
            <text:p>7.83333333333334</text:p>
          </table:table-cell>
          <table:table-cell office:value-type="float" office:value="97.0058333333334" calcext:value-type="float">
            <text:p>97.0058333333334</text:p>
          </table:table-cell>
        </table:table-row>
        <table:table-row table:style-name="ro1">
          <table:table-cell office:value-type="float" office:value="7.93333333333334" calcext:value-type="float">
            <text:p>7.93333333333334</text:p>
          </table:table-cell>
          <table:table-cell office:value-type="float" office:value="97.1791666666666" calcext:value-type="float">
            <text:p>97.1791666666666</text:p>
          </table:table-cell>
        </table:table-row>
        <table:table-row table:style-name="ro1">
          <table:table-cell office:value-type="float" office:value="8.03333333333334" calcext:value-type="float">
            <text:p>8.03333333333334</text:p>
          </table:table-cell>
          <table:table-cell office:value-type="float" office:value="97.33875" calcext:value-type="float">
            <text:p>97.33875</text:p>
          </table:table-cell>
        </table:table-row>
        <table:table-row table:style-name="ro1">
          <table:table-cell office:value-type="float" office:value="8.13333333333333" calcext:value-type="float">
            <text:p>8.13333333333333</text:p>
          </table:table-cell>
          <table:table-cell office:value-type="float" office:value="97.4845833333334" calcext:value-type="float">
            <text:p>97.4845833333334</text:p>
          </table:table-cell>
        </table:table-row>
        <table:table-row table:style-name="ro1">
          <table:table-cell office:value-type="float" office:value="8.23333333333333" calcext:value-type="float">
            <text:p>8.23333333333333</text:p>
          </table:table-cell>
          <table:table-cell office:value-type="float" office:value="97.6166666666667" calcext:value-type="float">
            <text:p>97.6166666666667</text:p>
          </table:table-cell>
        </table:table-row>
        <table:table-row table:style-name="ro1">
          <table:table-cell office:value-type="float" office:value="8.33333333333334" calcext:value-type="float">
            <text:p>8.33333333333334</text:p>
          </table:table-cell>
          <table:table-cell office:value-type="float" office:value="97.74625" calcext:value-type="float">
            <text:p>97.74625</text:p>
          </table:table-cell>
        </table:table-row>
        <table:table-row table:style-name="ro1">
          <table:table-cell office:value-type="float" office:value="8.43333333333334" calcext:value-type="float">
            <text:p>8.43333333333334</text:p>
          </table:table-cell>
          <table:table-cell office:value-type="float" office:value="97.8616666666667" calcext:value-type="float">
            <text:p>97.8616666666667</text:p>
          </table:table-cell>
        </table:table-row>
        <table:table-row table:style-name="ro1">
          <table:table-cell office:value-type="float" office:value="8.53333333333334" calcext:value-type="float">
            <text:p>8.53333333333334</text:p>
          </table:table-cell>
          <table:table-cell office:value-type="float" office:value="97.97" calcext:value-type="float">
            <text:p>97.97</text:p>
          </table:table-cell>
        </table:table-row>
        <table:table-row table:style-name="ro1">
          <table:table-cell office:value-type="float" office:value="8.63333333333333" calcext:value-type="float">
            <text:p>8.63333333333333</text:p>
          </table:table-cell>
          <table:table-cell office:value-type="float" office:value="98.06625" calcext:value-type="float">
            <text:p>98.06625</text:p>
          </table:table-cell>
        </table:table-row>
        <table:table-row table:style-name="ro1">
          <table:table-cell office:value-type="float" office:value="8.73333333333333" calcext:value-type="float">
            <text:p>8.73333333333333</text:p>
          </table:table-cell>
          <table:table-cell office:value-type="float" office:value="98.15375" calcext:value-type="float">
            <text:p>98.15375</text:p>
          </table:table-cell>
        </table:table-row>
        <table:table-row table:style-name="ro1">
          <table:table-cell office:value-type="float" office:value="8.83333333333334" calcext:value-type="float">
            <text:p>8.83333333333334</text:p>
          </table:table-cell>
          <table:table-cell office:value-type="float" office:value="98.2383333333334" calcext:value-type="float">
            <text:p>98.2383333333334</text:p>
          </table:table-cell>
        </table:table-row>
        <table:table-row table:style-name="ro1">
          <table:table-cell office:value-type="float" office:value="8.93333333333334" calcext:value-type="float">
            <text:p>8.93333333333334</text:p>
          </table:table-cell>
          <table:table-cell office:value-type="float" office:value="98.315" calcext:value-type="float">
            <text:p>98.315</text:p>
          </table:table-cell>
        </table:table-row>
        <table:table-row table:style-name="ro1">
          <table:table-cell office:value-type="float" office:value="9.03333333333334" calcext:value-type="float">
            <text:p>9.03333333333334</text:p>
          </table:table-cell>
          <table:table-cell office:value-type="float" office:value="98.3895833333333" calcext:value-type="float">
            <text:p>98.3895833333333</text:p>
          </table:table-cell>
        </table:table-row>
        <table:table-row table:style-name="ro1">
          <table:table-cell office:value-type="float" office:value="9.13333333333333" calcext:value-type="float">
            <text:p>9.13333333333333</text:p>
          </table:table-cell>
          <table:table-cell office:value-type="float" office:value="98.4641666666666" calcext:value-type="float">
            <text:p>98.4641666666666</text:p>
          </table:table-cell>
        </table:table-row>
        <table:table-row table:style-name="ro1">
          <table:table-cell office:value-type="float" office:value="9.23333333333333" calcext:value-type="float">
            <text:p>9.23333333333333</text:p>
          </table:table-cell>
          <table:table-cell office:value-type="float" office:value="98.53375" calcext:value-type="float">
            <text:p>98.53375</text:p>
          </table:table-cell>
        </table:table-row>
        <table:table-row table:style-name="ro1">
          <table:table-cell office:value-type="float" office:value="9.33333333333334" calcext:value-type="float">
            <text:p>9.33333333333334</text:p>
          </table:table-cell>
          <table:table-cell office:value-type="float" office:value="98.6091666666667" calcext:value-type="float">
            <text:p>98.6091666666667</text:p>
          </table:table-cell>
        </table:table-row>
        <table:table-row table:style-name="ro1">
          <table:table-cell office:value-type="float" office:value="9.50833333333333" calcext:value-type="float">
            <text:p>9.50833333333333</text:p>
          </table:table-cell>
          <table:table-cell office:value-type="float" office:value="98.7216666666667" calcext:value-type="float">
            <text:p>98.7216666666667</text:p>
          </table:table-cell>
        </table:table-row>
        <table:table-row table:style-name="ro1">
          <table:table-cell office:value-type="float" office:value="10.0583333333333" calcext:value-type="float">
            <text:p>10.0583333333333</text:p>
          </table:table-cell>
          <table:table-cell office:value-type="float" office:value="98.85" calcext:value-type="float">
            <text:p>98.85</text:p>
          </table:table-cell>
        </table:table-row>
        <table:table-row table:style-name="ro1">
          <table:table-cell office:value-type="float" office:value="10.6083333333333" calcext:value-type="float">
            <text:p>10.6083333333333</text:p>
          </table:table-cell>
          <table:table-cell office:value-type="float" office:value="98.95" calcext:value-type="float">
            <text:p>98.95</text:p>
          </table:table-cell>
        </table:table-row>
        <table:table-row table:style-name="ro1">
          <table:table-cell office:value-type="float" office:value="11.1625" calcext:value-type="float">
            <text:p>11.1625</text:p>
          </table:table-cell>
          <table:table-cell office:value-type="float" office:value="99.03875" calcext:value-type="float">
            <text:p>99.03875</text:p>
          </table:table-cell>
        </table:table-row>
        <table:table-row table:style-name="ro1">
          <table:table-cell office:value-type="float" office:value="11.825" calcext:value-type="float">
            <text:p>11.825</text:p>
          </table:table-cell>
          <table:table-cell office:value-type="float" office:value="99.1175" calcext:value-type="float">
            <text:p>99.1175</text:p>
          </table:table-cell>
        </table:table-row>
        <table:table-row table:style-name="ro1">
          <table:table-cell office:value-type="float" office:value="12.4875" calcext:value-type="float">
            <text:p>12.4875</text:p>
          </table:table-cell>
          <table:table-cell office:value-type="float" office:value="99.1875" calcext:value-type="float">
            <text:p>99.1875</text:p>
          </table:table-cell>
        </table:table-row>
        <table:table-row table:style-name="ro1">
          <table:table-cell office:value-type="float" office:value="13.2291666666667" calcext:value-type="float">
            <text:p>13.2291666666667</text:p>
          </table:table-cell>
          <table:table-cell office:value-type="float" office:value="99.2604166666667" calcext:value-type="float">
            <text:p>99.2604166666667</text:p>
          </table:table-cell>
        </table:table-row>
        <table:table-row table:style-name="ro1">
          <table:table-cell office:value-type="float" office:value="13.9666666666667" calcext:value-type="float">
            <text:p>13.9666666666667</text:p>
          </table:table-cell>
          <table:table-cell office:value-type="float" office:value="99.3175" calcext:value-type="float">
            <text:p>99.3175</text:p>
          </table:table-cell>
        </table:table-row>
        <table:table-row table:style-name="ro1">
          <table:table-cell office:value-type="float" office:value="14.7833333333333" calcext:value-type="float">
            <text:p>14.7833333333333</text:p>
          </table:table-cell>
          <table:table-cell office:value-type="float" office:value="99.3704166666667" calcext:value-type="float">
            <text:p>99.3704166666667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99.4125" calcext:value-type="float">
            <text:p>99.4125</text:p>
          </table:table-cell>
        </table:table-row>
        <table:table-row table:style-name="ro1">
          <table:table-cell office:value-type="float" office:value="16.5833333333334" calcext:value-type="float">
            <text:p>16.5833333333334</text:p>
          </table:table-cell>
          <table:table-cell office:value-type="float" office:value="99.4529166666667" calcext:value-type="float">
            <text:p>99.4529166666667</text:p>
          </table:table-cell>
        </table:table-row>
        <table:table-row table:style-name="ro1">
          <table:table-cell office:value-type="float" office:value="17.7333333333333" calcext:value-type="float">
            <text:p>17.7333333333333</text:p>
          </table:table-cell>
          <table:table-cell office:value-type="float" office:value="99.48375" calcext:value-type="float">
            <text:p>99.48375</text:p>
          </table:table-cell>
        </table:table-row>
        <table:table-row table:style-name="ro1">
          <table:table-cell office:value-type="float" office:value="18.925" calcext:value-type="float">
            <text:p>18.925</text:p>
          </table:table-cell>
          <table:table-cell office:value-type="float" office:value="99.5066666666667" calcext:value-type="float">
            <text:p>99.5066666666667</text:p>
          </table:table-cell>
        </table:table-row>
        <table:table-row table:style-name="ro1">
          <table:table-cell office:value-type="float" office:value="21.9916666666666" calcext:value-type="float">
            <text:p>21.9916666666666</text:p>
          </table:table-cell>
          <table:table-cell office:value-type="float" office:value="99.5258333333333" calcext:value-type="float">
            <text:p>99.5258333333333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99.5508333333333" calcext:value-type="float">
            <text:p>99.5508333333333</text:p>
          </table:table-cell>
        </table:table-row>
        <table:table-row table:style-name="ro1">
          <table:table-cell office:value-type="float" office:value="38.7125" calcext:value-type="float">
            <text:p>38.7125</text:p>
          </table:table-cell>
          <table:table-cell office:value-type="float" office:value="99.57125" calcext:value-type="float">
            <text:p>99.57125</text:p>
          </table:table-cell>
        </table:table-row>
        <table:table-row table:style-name="ro1">
          <table:table-cell office:value-type="float" office:value="45.7791666666667" calcext:value-type="float">
            <text:p>45.7791666666667</text:p>
          </table:table-cell>
          <table:table-cell office:value-type="float" office:value="99.5979166666667" calcext:value-type="float">
            <text:p>99.5979166666667</text:p>
          </table:table-cell>
        </table:table-row>
        <table:table-row table:style-name="ro1">
          <table:table-cell office:value-type="float" office:value="57.0458333333333" calcext:value-type="float">
            <text:p>57.0458333333333</text:p>
          </table:table-cell>
          <table:table-cell office:value-type="float" office:value="99.63375" calcext:value-type="float">
            <text:p>99.63375</text:p>
          </table:table-cell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99.66375" calcext:value-type="float">
            <text:p>99.66375</text:p>
          </table:table-cell>
        </table:table-row>
        <table:table-row table:style-name="ro1">
          <table:table-cell office:value-type="float" office:value="75.0708333333334" calcext:value-type="float">
            <text:p>75.0708333333334</text:p>
          </table:table-cell>
          <table:table-cell office:value-type="float" office:value="99.6866666666667" calcext:value-type="float">
            <text:p>99.6866666666667</text:p>
          </table:table-cell>
        </table:table-row>
        <table:table-row table:style-name="ro1">
          <table:table-cell office:value-type="float" office:value="75.4958333333334" calcext:value-type="float">
            <text:p>75.4958333333334</text:p>
          </table:table-cell>
          <table:table-cell office:value-type="float" office:value="99.7116666666667" calcext:value-type="float">
            <text:p>99.7116666666667</text:p>
          </table:table-cell>
        </table:table-row>
        <table:table-row table:style-name="ro1">
          <table:table-cell office:value-type="float" office:value="75.9583333333333" calcext:value-type="float">
            <text:p>75.9583333333333</text:p>
          </table:table-cell>
          <table:table-cell office:value-type="float" office:value="99.73875" calcext:value-type="float">
            <text:p>99.73875</text:p>
          </table:table-cell>
        </table:table-row>
        <table:table-row table:style-name="ro1">
          <table:table-cell office:value-type="float" office:value="76.625" calcext:value-type="float">
            <text:p>76.625</text:p>
          </table:table-cell>
          <table:table-cell office:value-type="float" office:value="99.7625" calcext:value-type="float">
            <text:p>99.7625</text:p>
          </table:table-cell>
        </table:table-row>
        <table:table-row table:style-name="ro1">
          <table:table-cell office:value-type="float" office:value="77.25" calcext:value-type="float">
            <text:p>77.25</text:p>
          </table:table-cell>
          <table:table-cell office:value-type="float" office:value="99.7845833333333" calcext:value-type="float">
            <text:p>99.7845833333333</text:p>
          </table:table-cell>
        </table:table-row>
        <table:table-row table:style-name="ro1">
          <table:table-cell office:value-type="float" office:value="77.7916666666667" calcext:value-type="float">
            <text:p>77.7916666666667</text:p>
          </table:table-cell>
          <table:table-cell office:value-type="float" office:value="99.8004166666667" calcext:value-type="float">
            <text:p>99.8004166666667</text:p>
          </table:table-cell>
        </table:table-row>
        <table:table-row table:style-name="ro1">
          <table:table-cell office:value-type="float" office:value="78.4583333333333" calcext:value-type="float">
            <text:p>78.4583333333333</text:p>
          </table:table-cell>
          <table:table-cell office:value-type="float" office:value="99.8133333333333" calcext:value-type="float">
            <text:p>99.8133333333333</text:p>
          </table:table-cell>
        </table:table-row>
        <table:table-row table:style-name="ro1">
          <table:table-cell office:value-type="float" office:value="79.0416666666667" calcext:value-type="float">
            <text:p>79.0416666666667</text:p>
          </table:table-cell>
          <table:table-cell office:value-type="float" office:value="99.8233333333334" calcext:value-type="float">
            <text:p>99.8233333333334</text:p>
          </table:table-cell>
        </table:table-row>
        <table:table-row table:style-name="ro1">
          <table:table-cell office:value-type="float" office:value="79.5833333333333" calcext:value-type="float">
            <text:p>79.5833333333333</text:p>
          </table:table-cell>
          <table:table-cell office:value-type="float" office:value="99.83375" calcext:value-type="float">
            <text:p>99.83375</text:p>
          </table:table-cell>
        </table:table-row>
        <table:table-row table:style-name="ro1">
          <table:table-cell office:value-type="float" office:value="80.2916666666667" calcext:value-type="float">
            <text:p>80.2916666666667</text:p>
          </table:table-cell>
          <table:table-cell office:value-type="float" office:value="99.84" calcext:value-type="float">
            <text:p>99.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9.8475" calcext:value-type="float">
            <text:p>99.8475</text:p>
          </table:table-cell>
        </table:table-row>
        <table:table-row table:style-name="ro1">
          <table:table-cell office:value-type="float" office:value="81.5833333333334" calcext:value-type="float">
            <text:p>81.5833333333334</text:p>
          </table:table-cell>
          <table:table-cell office:value-type="float" office:value="99.8558333333333" calcext:value-type="float">
            <text:p>99.8558333333333</text:p>
          </table:table-cell>
        </table:table-row>
        <table:table-row table:style-name="ro1">
          <table:table-cell office:value-type="float" office:value="82.375" calcext:value-type="float">
            <text:p>82.375</text:p>
          </table:table-cell>
          <table:table-cell office:value-type="float" office:value="99.8641666666667" calcext:value-type="float">
            <text:p>99.8641666666667</text:p>
          </table:table-cell>
        </table:table-row>
        <table:table-row table:style-name="ro1">
          <table:table-cell office:value-type="float" office:value="83.125" calcext:value-type="float">
            <text:p>83.125</text:p>
          </table:table-cell>
          <table:table-cell office:value-type="float" office:value="99.8691666666667" calcext:value-type="float">
            <text:p>99.8691666666667</text:p>
          </table:table-cell>
        </table:table-row>
        <table:table-row table:style-name="ro1">
          <table:table-cell office:value-type="float" office:value="83.9583333333333" calcext:value-type="float">
            <text:p>83.9583333333333</text:p>
          </table:table-cell>
          <table:table-cell office:value-type="float" office:value="99.8758333333333" calcext:value-type="float">
            <text:p>99.8758333333333</text:p>
          </table:table-cell>
        </table:table-row>
        <table:table-row table:style-name="ro1">
          <table:table-cell office:value-type="float" office:value="85.2916666666667" calcext:value-type="float">
            <text:p>85.2916666666667</text:p>
          </table:table-cell>
          <table:table-cell office:value-type="float" office:value="99.8833333333334" calcext:value-type="float">
            <text:p>99.8833333333334</text:p>
          </table:table-cell>
        </table:table-row>
        <table:table-row table:style-name="ro1">
          <table:table-cell office:value-type="float" office:value="86.125" calcext:value-type="float">
            <text:p>86.125</text:p>
          </table:table-cell>
          <table:table-cell office:value-type="float" office:value="99.8925" calcext:value-type="float">
            <text:p>99.8925</text:p>
          </table:table-cell>
        </table:table-row>
        <table:table-row table:style-name="ro1">
          <table:table-cell office:value-type="float" office:value="86.875" calcext:value-type="float">
            <text:p>86.875</text:p>
          </table:table-cell>
          <table:table-cell office:value-type="float" office:value="99.8966666666667" calcext:value-type="float">
            <text:p>99.89666666666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9.90375" calcext:value-type="float">
            <text:p>99.90375</text:p>
          </table:table-cell>
        </table:table-row>
        <table:table-row table:style-name="ro1">
          <table:table-cell office:value-type="float" office:value="88.875" calcext:value-type="float">
            <text:p>88.875</text:p>
          </table:table-cell>
          <table:table-cell office:value-type="float" office:value="99.9095833333333" calcext:value-type="float">
            <text:p>99.9095833333333</text:p>
          </table:table-cell>
        </table:table-row>
        <table:table-row table:style-name="ro1">
          <table:table-cell office:value-type="float" office:value="89.6666666666667" calcext:value-type="float">
            <text:p>89.6666666666667</text:p>
          </table:table-cell>
          <table:table-cell office:value-type="float" office:value="99.9133333333334" calcext:value-type="float">
            <text:p>99.9133333333334</text:p>
          </table:table-cell>
        </table:table-row>
        <table:table-row table:style-name="ro1">
          <table:table-cell office:value-type="float" office:value="90.8333333333333" calcext:value-type="float">
            <text:p>90.8333333333333</text:p>
          </table:table-cell>
          <table:table-cell office:value-type="float" office:value="99.9175" calcext:value-type="float">
            <text:p>99.9175</text:p>
          </table:table-cell>
        </table:table-row>
        <table:table-row table:style-name="ro1">
          <table:table-cell office:value-type="float" office:value="92.7083333333333" calcext:value-type="float">
            <text:p>92.7083333333333</text:p>
          </table:table-cell>
          <table:table-cell office:value-type="float" office:value="99.9229166666667" calcext:value-type="float">
            <text:p>99.9229166666667</text:p>
          </table:table-cell>
        </table:table-row>
        <table:table-row table:style-name="ro1">
          <table:table-cell office:value-type="float" office:value="94.0833333333334" calcext:value-type="float">
            <text:p>94.0833333333334</text:p>
          </table:table-cell>
          <table:table-cell office:value-type="float" office:value="99.93" calcext:value-type="float">
            <text:p>99.93</text:p>
          </table:table-cell>
        </table:table-row>
        <table:table-row table:style-name="ro1">
          <table:table-cell office:value-type="float" office:value="95.7500000000001" calcext:value-type="float">
            <text:p>95.7500000000001</text:p>
          </table:table-cell>
          <table:table-cell office:value-type="float" office:value="99.9341666666667" calcext:value-type="float">
            <text:p>99.9341666666667</text:p>
          </table:table-cell>
        </table:table-row>
        <table:table-row table:style-name="ro1">
          <table:table-cell office:value-type="float" office:value="99.1666666666665" calcext:value-type="float">
            <text:p>99.1666666666665</text:p>
          </table:table-cell>
          <table:table-cell office:value-type="float" office:value="99.9391666666667" calcext:value-type="float">
            <text:p>99.9391666666667</text:p>
          </table:table-cell>
        </table:table-row>
        <table:table-row table:style-name="ro1">
          <table:table-cell office:value-type="float" office:value="101.625" calcext:value-type="float">
            <text:p>101.625</text:p>
          </table:table-cell>
          <table:table-cell office:value-type="float" office:value="99.9433333333333" calcext:value-type="float">
            <text:p>99.9433333333333</text:p>
          </table:table-cell>
        </table:table-row>
        <table:table-row table:style-name="ro1">
          <table:table-cell office:value-type="float" office:value="106.083333333333" calcext:value-type="float">
            <text:p>106.083333333333</text:p>
          </table:table-cell>
          <table:table-cell office:value-type="float" office:value="99.94875" calcext:value-type="float">
            <text:p>99.9487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9.9545833333333" calcext:value-type="float">
            <text:p>99.9545833333333</text:p>
          </table:table-cell>
        </table:table-row>
        <table:table-row table:style-name="ro1">
          <table:table-cell office:value-type="float" office:value="125.625" calcext:value-type="float">
            <text:p>125.625</text:p>
          </table:table-cell>
          <table:table-cell office:value-type="float" office:value="99.9575" calcext:value-type="float">
            <text:p>99.9575</text:p>
          </table:table-cell>
        </table:table-row>
        <table:table-row table:style-name="ro1">
          <table:table-cell office:value-type="float" office:value="135.166666666667" calcext:value-type="float">
            <text:p>135.166666666667</text:p>
          </table:table-cell>
          <table:table-cell office:value-type="float" office:value="99.9620833333333" calcext:value-type="float">
            <text:p>99.9620833333333</text:p>
          </table:table-cell>
        </table:table-row>
        <table:table-row table:style-name="ro1">
          <table:table-cell office:value-type="float" office:value="143.625" calcext:value-type="float">
            <text:p>143.625</text:p>
          </table:table-cell>
          <table:table-cell office:value-type="float" office:value="99.9658333333334" calcext:value-type="float">
            <text:p>99.9658333333334</text:p>
          </table:table-cell>
        </table:table-row>
        <table:table-row table:style-name="ro1">
          <table:table-cell office:value-type="float" office:value="147.416666666667" calcext:value-type="float">
            <text:p>147.416666666667</text:p>
          </table:table-cell>
          <table:table-cell office:value-type="float" office:value="99.9695833333334" calcext:value-type="float">
            <text:p>99.9695833333334</text:p>
          </table:table-cell>
        </table:table-row>
        <table:table-row table:style-name="ro1">
          <table:table-cell office:value-type="float" office:value="152.083333333333" calcext:value-type="float">
            <text:p>152.083333333333</text:p>
          </table:table-cell>
          <table:table-cell office:value-type="float" office:value="99.9733333333334" calcext:value-type="float">
            <text:p>99.9733333333334</text:p>
          </table:table-cell>
        </table:table-row>
        <table:table-row table:style-name="ro1">
          <table:table-cell office:value-type="float" office:value="161.625" calcext:value-type="float">
            <text:p>161.625</text:p>
          </table:table-cell>
          <table:table-cell office:value-type="float" office:value="99.9754166666667" calcext:value-type="float">
            <text:p>99.9754166666667</text:p>
          </table:table-cell>
        </table:table-row>
        <table:table-row table:style-name="ro1">
          <table:table-cell office:value-type="float" office:value="181.375" calcext:value-type="float">
            <text:p>181.375</text:p>
          </table:table-cell>
          <table:table-cell office:value-type="float" office:value="99.9791666666667" calcext:value-type="float">
            <text:p>99.9791666666667</text:p>
          </table:table-cell>
        </table:table-row>
        <table:table-row table:style-name="ro1">
          <table:table-cell office:value-type="float" office:value="182.166666666667" calcext:value-type="float">
            <text:p>182.166666666667</text:p>
          </table:table-cell>
          <table:table-cell office:value-type="float" office:value="99.98125" calcext:value-type="float">
            <text:p>99.98125</text:p>
          </table:table-cell>
        </table:table-row>
        <table:table-row table:style-name="ro1">
          <table:table-cell office:value-type="float" office:value="184.416666666667" calcext:value-type="float">
            <text:p>184.416666666667</text:p>
          </table:table-cell>
          <table:table-cell office:value-type="float" office:value="99.9841666666667" calcext:value-type="float">
            <text:p>99.9841666666667</text:p>
          </table:table-cell>
        </table:table-row>
        <table:table-row table:style-name="ro1">
          <table:table-cell office:value-type="float" office:value="186.75" calcext:value-type="float">
            <text:p>186.75</text:p>
          </table:table-cell>
          <table:table-cell office:value-type="float" office:value="99.9858333333333" calcext:value-type="float">
            <text:p>99.9858333333333</text:p>
          </table:table-cell>
        </table:table-row>
        <table:table-row table:style-name="ro1">
          <table:table-cell office:value-type="float" office:value="189.666666666667" calcext:value-type="float">
            <text:p>189.666666666667</text:p>
          </table:table-cell>
          <table:table-cell office:value-type="float" office:value="99.9875" calcext:value-type="float">
            <text:p>99.9875</text:p>
          </table:table-cell>
        </table:table-row>
        <table:table-row table:style-name="ro1">
          <table:table-cell office:value-type="float" office:value="191.75" calcext:value-type="float">
            <text:p>191.75</text:p>
          </table:table-cell>
          <table:table-cell office:value-type="float" office:value="99.9895833333333" calcext:value-type="float">
            <text:p>99.9895833333333</text:p>
          </table:table-cell>
        </table:table-row>
        <table:table-row table:style-name="ro1">
          <table:table-cell office:value-type="float" office:value="194.75" calcext:value-type="float">
            <text:p>194.75</text:p>
          </table:table-cell>
          <table:table-cell office:value-type="float" office:value="99.9916666666666" calcext:value-type="float">
            <text:p>99.9916666666666</text:p>
          </table:table-cell>
        </table:table-row>
        <table:table-row table:style-name="ro1">
          <table:table-cell office:value-type="float" office:value="196.583333333334" calcext:value-type="float">
            <text:p>196.583333333334</text:p>
          </table:table-cell>
          <table:table-cell office:value-type="float" office:value="99.9929166666666" calcext:value-type="float">
            <text:p>99.9929166666666</text:p>
          </table:table-cell>
        </table:table-row>
        <table:table-row table:style-name="ro1">
          <table:table-cell office:value-type="float" office:value="197.958333333334" calcext:value-type="float">
            <text:p>197.958333333334</text:p>
          </table:table-cell>
          <table:table-cell office:value-type="float" office:value="99.9941666666667" calcext:value-type="float">
            <text:p>99.9941666666667</text:p>
          </table:table-cell>
        </table:table-row>
        <table:table-row table:style-name="ro1">
          <table:table-cell office:value-type="float" office:value="199.708333333334" calcext:value-type="float">
            <text:p>199.708333333334</text:p>
          </table:table-cell>
          <table:table-cell office:value-type="float" office:value="99.9958333333334" calcext:value-type="float">
            <text:p>99.9958333333334</text:p>
          </table:table-cell>
        </table:table-row>
        <table:table-row table:style-name="ro1">
          <table:table-cell office:value-type="float" office:value="202.375" calcext:value-type="float">
            <text:p>202.375</text:p>
          </table:table-cell>
          <table:table-cell office:value-type="float" office:value="99.9975" calcext:value-type="float">
            <text:p>99.9975</text:p>
          </table:table-cell>
        </table:table-row>
        <table:table-row table:style-name="ro1">
          <table:table-cell office:value-type="float" office:value="210.291666666667" calcext:value-type="float">
            <text:p>210.291666666667</text:p>
          </table:table-cell>
          <table:table-cell office:value-type="float" office:value="99.9979166666666" calcext:value-type="float">
            <text:p>99.9979166666666</text:p>
          </table:table-cell>
        </table:table-row>
        <table:table-row table:style-name="ro1">
          <table:table-cell office:value-type="float" office:value="242.375" calcext:value-type="float">
            <text:p>242.375</text:p>
          </table:table-cell>
          <table:table-cell office:value-type="float" office:value="99.9991666666667" calcext:value-type="float">
            <text:p>99.9991666666667</text:p>
          </table:table-cell>
        </table:table-row>
        <table:table-row table:style-name="ro1">
          <table:table-cell office:value-type="float" office:value="243.208333333334" calcext:value-type="float">
            <text:p>243.208333333334</text:p>
          </table:table-cell>
          <table:table-cell office:value-type="float" office:value="99.9995833333334" calcext:value-type="float">
            <text:p>99.9995833333334</text:p>
          </table:table-cell>
        </table:table-row>
        <table:table-row table:style-name="ro1">
          <table:table-cell office:value-type="float" office:value="256.125" calcext:value-type="float">
            <text:p>256.1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 office:value-type="float" office:value="1.18166666666667" calcext:value-type="float">
            <text:p>1.18166666666667</text:p>
          </table:table-cell>
          <table:table-cell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1.25125" calcext:value-type="float">
            <text:p>1.25125</text:p>
          </table:table-cell>
          <table:table-cell office:value-type="float" office:value="0.26125" calcext:value-type="float">
            <text:p>0.26125</text:p>
          </table:table-cell>
        </table:table-row>
        <table:table-row table:style-name="ro1">
          <table:table-cell office:value-type="float" office:value="1.31958333333333" calcext:value-type="float">
            <text:p>1.31958333333333</text:p>
          </table:table-cell>
          <table:table-cell office:value-type="float" office:value="1.04583333333334" calcext:value-type="float">
            <text:p>1.04583333333334</text:p>
          </table:table-cell>
        </table:table-row>
        <table:table-row table:style-name="ro1">
          <table:table-cell office:value-type="float" office:value="1.38416666666667" calcext:value-type="float">
            <text:p>1.38416666666667</text:p>
          </table:table-cell>
          <table:table-cell office:value-type="float" office:value="2.96208333333333" calcext:value-type="float">
            <text:p>2.96208333333333</text:p>
          </table:table-cell>
        </table:table-row>
        <table:table-row table:style-name="ro1">
          <table:table-cell office:value-type="float" office:value="1.45625" calcext:value-type="float">
            <text:p>1.45625</text:p>
          </table:table-cell>
          <table:table-cell office:value-type="float" office:value="6.06041666666667" calcext:value-type="float">
            <text:p>6.06041666666667</text:p>
          </table:table-cell>
        </table:table-row>
        <table:table-row table:style-name="ro1">
          <table:table-cell office:value-type="float" office:value="1.535" calcext:value-type="float">
            <text:p>1.535</text:p>
          </table:table-cell>
          <table:table-cell office:value-type="float" office:value="10.1916666666667" calcext:value-type="float">
            <text:p>10.1916666666667</text:p>
          </table:table-cell>
        </table:table-row>
        <table:table-row table:style-name="ro1">
          <table:table-cell office:value-type="float" office:value="1.61291666666667" calcext:value-type="float">
            <text:p>1.61291666666667</text:p>
          </table:table-cell>
          <table:table-cell office:value-type="float" office:value="14.8554166666667" calcext:value-type="float">
            <text:p>14.8554166666667</text:p>
          </table:table-cell>
        </table:table-row>
        <table:table-row table:style-name="ro1">
          <table:table-cell office:value-type="float" office:value="1.69041666666667" calcext:value-type="float">
            <text:p>1.69041666666667</text:p>
          </table:table-cell>
          <table:table-cell office:value-type="float" office:value="19.8408333333333" calcext:value-type="float">
            <text:p>19.8408333333333</text:p>
          </table:table-cell>
        </table:table-row>
        <table:table-row table:style-name="ro1">
          <table:table-cell office:value-type="float" office:value="1.76833333333333" calcext:value-type="float">
            <text:p>1.76833333333333</text:p>
          </table:table-cell>
          <table:table-cell office:value-type="float" office:value="24.6575" calcext:value-type="float">
            <text:p>24.6575</text:p>
          </table:table-cell>
        </table:table-row>
        <table:table-row table:style-name="ro1">
          <table:table-cell office:value-type="float" office:value="1.84583333333334" calcext:value-type="float">
            <text:p>1.84583333333334</text:p>
          </table:table-cell>
          <table:table-cell office:value-type="float" office:value="29.1445833333333" calcext:value-type="float">
            <text:p>29.1445833333333</text:p>
          </table:table-cell>
        </table:table-row>
        <table:table-row table:style-name="ro1">
          <table:table-cell office:value-type="float" office:value="1.92333333333334" calcext:value-type="float">
            <text:p>1.92333333333334</text:p>
          </table:table-cell>
          <table:table-cell office:value-type="float" office:value="33.2233333333334" calcext:value-type="float">
            <text:p>33.2233333333334</text:p>
          </table:table-cell>
        </table:table-row>
        <table:table-row table:style-name="ro1">
          <table:table-cell office:value-type="float" office:value="2.00083333333334" calcext:value-type="float">
            <text:p>2.00083333333334</text:p>
          </table:table-cell>
          <table:table-cell office:value-type="float" office:value="36.76875" calcext:value-type="float">
            <text:p>36.76875</text:p>
          </table:table-cell>
        </table:table-row>
        <table:table-row table:style-name="ro1">
          <table:table-cell office:value-type="float" office:value="2.07833333333333" calcext:value-type="float">
            <text:p>2.07833333333333</text:p>
          </table:table-cell>
          <table:table-cell office:value-type="float" office:value="39.90125" calcext:value-type="float">
            <text:p>39.90125</text:p>
          </table:table-cell>
        </table:table-row>
        <table:table-row table:style-name="ro1">
          <table:table-cell office:value-type="float" office:value="2.15958333333333" calcext:value-type="float">
            <text:p>2.15958333333333</text:p>
          </table:table-cell>
          <table:table-cell office:value-type="float" office:value="42.645" calcext:value-type="float">
            <text:p>42.645</text:p>
          </table:table-cell>
        </table:table-row>
        <table:table-row table:style-name="ro1">
          <table:table-cell office:value-type="float" office:value="2.25208333333333" calcext:value-type="float">
            <text:p>2.25208333333333</text:p>
          </table:table-cell>
          <table:table-cell office:value-type="float" office:value="45.17" calcext:value-type="float">
            <text:p>45.17</text:p>
          </table:table-cell>
        </table:table-row>
        <table:table-row table:style-name="ro1">
          <table:table-cell office:value-type="float" office:value="2.34458333333334" calcext:value-type="float">
            <text:p>2.34458333333334</text:p>
          </table:table-cell>
          <table:table-cell office:value-type="float" office:value="47.6129166666667" calcext:value-type="float">
            <text:p>47.6129166666667</text:p>
          </table:table-cell>
        </table:table-row>
        <table:table-row table:style-name="ro1">
          <table:table-cell office:value-type="float" office:value="2.43708333333333" calcext:value-type="float">
            <text:p>2.43708333333333</text:p>
          </table:table-cell>
          <table:table-cell office:value-type="float" office:value="50.0295833333334" calcext:value-type="float">
            <text:p>50.0295833333334</text:p>
          </table:table-cell>
        </table:table-row>
        <table:table-row table:style-name="ro1">
          <table:table-cell office:value-type="float" office:value="2.53333333333333" calcext:value-type="float">
            <text:p>2.53333333333333</text:p>
          </table:table-cell>
          <table:table-cell office:value-type="float" office:value="52.4829166666667" calcext:value-type="float">
            <text:p>52.4829166666667</text:p>
          </table:table-cell>
        </table:table-row>
        <table:table-row table:style-name="ro1">
          <table:table-cell office:value-type="float" office:value="2.63333333333333" calcext:value-type="float">
            <text:p>2.63333333333333</text:p>
          </table:table-cell>
          <table:table-cell office:value-type="float" office:value="54.85125" calcext:value-type="float">
            <text:p>54.85125</text:p>
          </table:table-cell>
        </table:table-row>
        <table:table-row table:style-name="ro1">
          <table:table-cell office:value-type="float" office:value="2.73333333333334" calcext:value-type="float">
            <text:p>2.73333333333334</text:p>
          </table:table-cell>
          <table:table-cell office:value-type="float" office:value="57.25125" calcext:value-type="float">
            <text:p>57.25125</text:p>
          </table:table-cell>
        </table:table-row>
        <table:table-row table:style-name="ro1">
          <table:table-cell office:value-type="float" office:value="2.83333333333333" calcext:value-type="float">
            <text:p>2.83333333333333</text:p>
          </table:table-cell>
          <table:table-cell office:value-type="float" office:value="59.4766666666667" calcext:value-type="float">
            <text:p>59.4766666666667</text:p>
          </table:table-cell>
        </table:table-row>
        <table:table-row table:style-name="ro1">
          <table:table-cell office:value-type="float" office:value="2.93333333333334" calcext:value-type="float">
            <text:p>2.93333333333334</text:p>
          </table:table-cell>
          <table:table-cell office:value-type="float" office:value="61.6" calcext:value-type="float">
            <text:p>61.6</text:p>
          </table:table-cell>
        </table:table-row>
        <table:table-row table:style-name="ro1">
          <table:table-cell office:value-type="float" office:value="3.03333333333333" calcext:value-type="float">
            <text:p>3.03333333333333</text:p>
          </table:table-cell>
          <table:table-cell office:value-type="float" office:value="63.5133333333333" calcext:value-type="float">
            <text:p>63.5133333333333</text:p>
          </table:table-cell>
        </table:table-row>
        <table:table-row table:style-name="ro1">
          <table:table-cell office:value-type="float" office:value="3.13333333333333" calcext:value-type="float">
            <text:p>3.13333333333333</text:p>
          </table:table-cell>
          <table:table-cell office:value-type="float" office:value="65.2041666666667" calcext:value-type="float">
            <text:p>65.2041666666667</text:p>
          </table:table-cell>
        </table:table-row>
        <table:table-row table:style-name="ro1">
          <table:table-cell office:value-type="float" office:value="3.23333333333334" calcext:value-type="float">
            <text:p>3.23333333333334</text:p>
          </table:table-cell>
          <table:table-cell office:value-type="float" office:value="66.6975" calcext:value-type="float">
            <text:p>66.6975</text:p>
          </table:table-cell>
        </table:table-row>
        <table:table-row table:style-name="ro1">
          <table:table-cell office:value-type="float" office:value="3.33333333333333" calcext:value-type="float">
            <text:p>3.33333333333333</text:p>
          </table:table-cell>
          <table:table-cell office:value-type="float" office:value="68.0804166666667" calcext:value-type="float">
            <text:p>68.0804166666667</text:p>
          </table:table-cell>
        </table:table-row>
        <table:table-row table:style-name="ro1">
          <table:table-cell office:value-type="float" office:value="3.43333333333334" calcext:value-type="float">
            <text:p>3.43333333333334</text:p>
          </table:table-cell>
          <table:table-cell office:value-type="float" office:value="69.26875" calcext:value-type="float">
            <text:p>69.26875</text:p>
          </table:table-cell>
        </table:table-row>
        <table:table-row table:style-name="ro1">
          <table:table-cell office:value-type="float" office:value="3.53333333333333" calcext:value-type="float">
            <text:p>3.53333333333333</text:p>
          </table:table-cell>
          <table:table-cell office:value-type="float" office:value="70.2729166666667" calcext:value-type="float">
            <text:p>70.2729166666667</text:p>
          </table:table-cell>
        </table:table-row>
        <table:table-row table:style-name="ro1">
          <table:table-cell office:value-type="float" office:value="3.63333333333333" calcext:value-type="float">
            <text:p>3.63333333333333</text:p>
          </table:table-cell>
          <table:table-cell office:value-type="float" office:value="71.195" calcext:value-type="float">
            <text:p>71.195</text:p>
          </table:table-cell>
        </table:table-row>
        <table:table-row table:style-name="ro1">
          <table:table-cell office:value-type="float" office:value="3.73333333333334" calcext:value-type="float">
            <text:p>3.73333333333334</text:p>
          </table:table-cell>
          <table:table-cell office:value-type="float" office:value="72.0683333333333" calcext:value-type="float">
            <text:p>72.0683333333333</text:p>
          </table:table-cell>
        </table:table-row>
        <table:table-row table:style-name="ro1">
          <table:table-cell office:value-type="float" office:value="3.83333333333333" calcext:value-type="float">
            <text:p>3.83333333333333</text:p>
          </table:table-cell>
          <table:table-cell office:value-type="float" office:value="72.8554166666667" calcext:value-type="float">
            <text:p>72.8554166666667</text:p>
          </table:table-cell>
        </table:table-row>
        <table:table-row table:style-name="ro1">
          <table:table-cell office:value-type="float" office:value="3.93333333333333" calcext:value-type="float">
            <text:p>3.93333333333333</text:p>
          </table:table-cell>
          <table:table-cell office:value-type="float" office:value="73.5808333333334" calcext:value-type="float">
            <text:p>73.5808333333334</text:p>
          </table:table-cell>
        </table:table-row>
        <table:table-row table:style-name="ro1">
          <table:table-cell office:value-type="float" office:value="4.03333333333334" calcext:value-type="float">
            <text:p>4.03333333333334</text:p>
          </table:table-cell>
          <table:table-cell office:value-type="float" office:value="74.3370833333333" calcext:value-type="float">
            <text:p>74.3370833333333</text:p>
          </table:table-cell>
        </table:table-row>
        <table:table-row table:style-name="ro1">
          <table:table-cell office:value-type="float" office:value="4.13333333333333" calcext:value-type="float">
            <text:p>4.13333333333333</text:p>
          </table:table-cell>
          <table:table-cell office:value-type="float" office:value="75.1275" calcext:value-type="float">
            <text:p>75.1275</text:p>
          </table:table-cell>
        </table:table-row>
        <table:table-row table:style-name="ro1">
          <table:table-cell office:value-type="float" office:value="4.23333333333334" calcext:value-type="float">
            <text:p>4.23333333333334</text:p>
          </table:table-cell>
          <table:table-cell office:value-type="float" office:value="75.9433333333334" calcext:value-type="float">
            <text:p>75.9433333333334</text:p>
          </table:table-cell>
        </table:table-row>
        <table:table-row table:style-name="ro1">
          <table:table-cell office:value-type="float" office:value="4.33333333333334" calcext:value-type="float">
            <text:p>4.33333333333334</text:p>
          </table:table-cell>
          <table:table-cell office:value-type="float" office:value="76.76125" calcext:value-type="float">
            <text:p>76.76125</text:p>
          </table:table-cell>
        </table:table-row>
        <table:table-row table:style-name="ro1">
          <table:table-cell office:value-type="float" office:value="4.43333333333334" calcext:value-type="float">
            <text:p>4.43333333333334</text:p>
          </table:table-cell>
          <table:table-cell office:value-type="float" office:value="77.555" calcext:value-type="float">
            <text:p>77.555</text:p>
          </table:table-cell>
        </table:table-row>
        <table:table-row table:style-name="ro1">
          <table:table-cell office:value-type="float" office:value="4.53333333333334" calcext:value-type="float">
            <text:p>4.53333333333334</text:p>
          </table:table-cell>
          <table:table-cell office:value-type="float" office:value="78.40625" calcext:value-type="float">
            <text:p>78.40625</text:p>
          </table:table-cell>
        </table:table-row>
        <table:table-row table:style-name="ro1">
          <table:table-cell office:value-type="float" office:value="4.63333333333333" calcext:value-type="float">
            <text:p>4.63333333333333</text:p>
          </table:table-cell>
          <table:table-cell office:value-type="float" office:value="79.2379166666666" calcext:value-type="float">
            <text:p>79.2379166666666</text:p>
          </table:table-cell>
        </table:table-row>
        <table:table-row table:style-name="ro1">
          <table:table-cell office:value-type="float" office:value="4.73333333333334" calcext:value-type="float">
            <text:p>4.73333333333334</text:p>
          </table:table-cell>
          <table:table-cell office:value-type="float" office:value="80.0675" calcext:value-type="float">
            <text:p>80.0675</text:p>
          </table:table-cell>
        </table:table-row>
        <table:table-row table:style-name="ro1">
          <table:table-cell office:value-type="float" office:value="4.83333333333334" calcext:value-type="float">
            <text:p>4.83333333333334</text:p>
          </table:table-cell>
          <table:table-cell office:value-type="float" office:value="80.8691666666666" calcext:value-type="float">
            <text:p>80.8691666666666</text:p>
          </table:table-cell>
        </table:table-row>
        <table:table-row table:style-name="ro1">
          <table:table-cell office:value-type="float" office:value="4.93333333333334" calcext:value-type="float">
            <text:p>4.93333333333334</text:p>
          </table:table-cell>
          <table:table-cell office:value-type="float" office:value="81.6258333333334" calcext:value-type="float">
            <text:p>81.6258333333334</text:p>
          </table:table-cell>
        </table:table-row>
        <table:table-row table:style-name="ro1">
          <table:table-cell office:value-type="float" office:value="5.03333333333334" calcext:value-type="float">
            <text:p>5.03333333333334</text:p>
          </table:table-cell>
          <table:table-cell office:value-type="float" office:value="82.41625" calcext:value-type="float">
            <text:p>82.41625</text:p>
          </table:table-cell>
        </table:table-row>
        <table:table-row table:style-name="ro1">
          <table:table-cell office:value-type="float" office:value="5.13333333333333" calcext:value-type="float">
            <text:p>5.13333333333333</text:p>
          </table:table-cell>
          <table:table-cell office:value-type="float" office:value="83.145" calcext:value-type="float">
            <text:p>83.145</text:p>
          </table:table-cell>
        </table:table-row>
        <table:table-row table:style-name="ro1">
          <table:table-cell office:value-type="float" office:value="5.23333333333334" calcext:value-type="float">
            <text:p>5.23333333333334</text:p>
          </table:table-cell>
          <table:table-cell office:value-type="float" office:value="83.7983333333333" calcext:value-type="float">
            <text:p>83.7983333333333</text:p>
          </table:table-cell>
        </table:table-row>
        <table:table-row table:style-name="ro1">
          <table:table-cell office:value-type="float" office:value="5.33333333333334" calcext:value-type="float">
            <text:p>5.33333333333334</text:p>
          </table:table-cell>
          <table:table-cell office:value-type="float" office:value="84.45625" calcext:value-type="float">
            <text:p>84.45625</text:p>
          </table:table-cell>
        </table:table-row>
        <table:table-row table:style-name="ro1">
          <table:table-cell office:value-type="float" office:value="5.43333333333334" calcext:value-type="float">
            <text:p>5.43333333333334</text:p>
          </table:table-cell>
          <table:table-cell office:value-type="float" office:value="85.0808333333334" calcext:value-type="float">
            <text:p>85.0808333333334</text:p>
          </table:table-cell>
        </table:table-row>
        <table:table-row table:style-name="ro1">
          <table:table-cell office:value-type="float" office:value="5.53333333333334" calcext:value-type="float">
            <text:p>5.53333333333334</text:p>
          </table:table-cell>
          <table:table-cell office:value-type="float" office:value="85.6816666666667" calcext:value-type="float">
            <text:p>85.6816666666667</text:p>
          </table:table-cell>
        </table:table-row>
        <table:table-row table:style-name="ro1">
          <table:table-cell office:value-type="float" office:value="5.63333333333333" calcext:value-type="float">
            <text:p>5.63333333333333</text:p>
          </table:table-cell>
          <table:table-cell office:value-type="float" office:value="86.2575" calcext:value-type="float">
            <text:p>86.2575</text:p>
          </table:table-cell>
        </table:table-row>
        <table:table-row table:style-name="ro1">
          <table:table-cell office:value-type="float" office:value="5.73333333333334" calcext:value-type="float">
            <text:p>5.73333333333334</text:p>
          </table:table-cell>
          <table:table-cell office:value-type="float" office:value="86.80125" calcext:value-type="float">
            <text:p>86.80125</text:p>
          </table:table-cell>
        </table:table-row>
        <table:table-row table:style-name="ro1">
          <table:table-cell office:value-type="float" office:value="5.83333333333334" calcext:value-type="float">
            <text:p>5.83333333333334</text:p>
          </table:table-cell>
          <table:table-cell office:value-type="float" office:value="87.29875" calcext:value-type="float">
            <text:p>87.29875</text:p>
          </table:table-cell>
        </table:table-row>
        <table:table-row table:style-name="ro1">
          <table:table-cell office:value-type="float" office:value="5.93333333333334" calcext:value-type="float">
            <text:p>5.93333333333334</text:p>
          </table:table-cell>
          <table:table-cell office:value-type="float" office:value="87.7825" calcext:value-type="float">
            <text:p>87.7825</text:p>
          </table:table-cell>
        </table:table-row>
        <table:table-row table:style-name="ro1">
          <table:table-cell office:value-type="float" office:value="6.03333333333334" calcext:value-type="float">
            <text:p>6.03333333333334</text:p>
          </table:table-cell>
          <table:table-cell office:value-type="float" office:value="88.2454166666667" calcext:value-type="float">
            <text:p>88.2454166666667</text:p>
          </table:table-cell>
        </table:table-row>
        <table:table-row table:style-name="ro1">
          <table:table-cell office:value-type="float" office:value="6.13333333333333" calcext:value-type="float">
            <text:p>6.13333333333333</text:p>
          </table:table-cell>
          <table:table-cell office:value-type="float" office:value="88.7120833333334" calcext:value-type="float">
            <text:p>88.7120833333334</text:p>
          </table:table-cell>
        </table:table-row>
        <table:table-row table:style-name="ro1">
          <table:table-cell office:value-type="float" office:value="6.23333333333334" calcext:value-type="float">
            <text:p>6.23333333333334</text:p>
          </table:table-cell>
          <table:table-cell office:value-type="float" office:value="89.16375" calcext:value-type="float">
            <text:p>89.16375</text:p>
          </table:table-cell>
        </table:table-row>
        <table:table-row table:style-name="ro1">
          <table:table-cell office:value-type="float" office:value="6.33333333333334" calcext:value-type="float">
            <text:p>6.33333333333334</text:p>
          </table:table-cell>
          <table:table-cell office:value-type="float" office:value="89.6254166666666" calcext:value-type="float">
            <text:p>89.6254166666666</text:p>
          </table:table-cell>
        </table:table-row>
        <table:table-row table:style-name="ro1">
          <table:table-cell office:value-type="float" office:value="6.43333333333334" calcext:value-type="float">
            <text:p>6.43333333333334</text:p>
          </table:table-cell>
          <table:table-cell office:value-type="float" office:value="90.0525" calcext:value-type="float">
            <text:p>90.0525</text:p>
          </table:table-cell>
        </table:table-row>
        <table:table-row table:style-name="ro1">
          <table:table-cell office:value-type="float" office:value="6.53333333333334" calcext:value-type="float">
            <text:p>6.53333333333334</text:p>
          </table:table-cell>
          <table:table-cell office:value-type="float" office:value="90.4629166666667" calcext:value-type="float">
            <text:p>90.4629166666667</text:p>
          </table:table-cell>
        </table:table-row>
        <table:table-row table:style-name="ro1">
          <table:table-cell office:value-type="float" office:value="6.63333333333333" calcext:value-type="float">
            <text:p>6.63333333333333</text:p>
          </table:table-cell>
          <table:table-cell office:value-type="float" office:value="90.8820833333333" calcext:value-type="float">
            <text:p>90.8820833333333</text:p>
          </table:table-cell>
        </table:table-row>
        <table:table-row table:style-name="ro1">
          <table:table-cell office:value-type="float" office:value="6.73333333333334" calcext:value-type="float">
            <text:p>6.73333333333334</text:p>
          </table:table-cell>
          <table:table-cell office:value-type="float" office:value="91.2916666666667" calcext:value-type="float">
            <text:p>91.2916666666667</text:p>
          </table:table-cell>
        </table:table-row>
        <table:table-row table:style-name="ro1">
          <table:table-cell office:value-type="float" office:value="6.83333333333334" calcext:value-type="float">
            <text:p>6.83333333333334</text:p>
          </table:table-cell>
          <table:table-cell office:value-type="float" office:value="91.6875" calcext:value-type="float">
            <text:p>91.6875</text:p>
          </table:table-cell>
        </table:table-row>
        <table:table-row table:style-name="ro1">
          <table:table-cell office:value-type="float" office:value="6.93333333333334" calcext:value-type="float">
            <text:p>6.93333333333334</text:p>
          </table:table-cell>
          <table:table-cell office:value-type="float" office:value="92.0833333333333" calcext:value-type="float">
            <text:p>92.0833333333333</text:p>
          </table:table-cell>
        </table:table-row>
        <table:table-row table:style-name="ro1">
          <table:table-cell office:value-type="float" office:value="7.03333333333334" calcext:value-type="float">
            <text:p>7.03333333333334</text:p>
          </table:table-cell>
          <table:table-cell office:value-type="float" office:value="92.455" calcext:value-type="float">
            <text:p>92.455</text:p>
          </table:table-cell>
        </table:table-row>
        <table:table-row table:style-name="ro1">
          <table:table-cell office:value-type="float" office:value="7.13333333333333" calcext:value-type="float">
            <text:p>7.13333333333333</text:p>
          </table:table-cell>
          <table:table-cell office:value-type="float" office:value="92.8508333333334" calcext:value-type="float">
            <text:p>92.8508333333334</text:p>
          </table:table-cell>
        </table:table-row>
        <table:table-row table:style-name="ro1">
          <table:table-cell office:value-type="float" office:value="7.23333333333334" calcext:value-type="float">
            <text:p>7.23333333333334</text:p>
          </table:table-cell>
          <table:table-cell office:value-type="float" office:value="93.2041666666667" calcext:value-type="float">
            <text:p>93.2041666666667</text:p>
          </table:table-cell>
        </table:table-row>
        <table:table-row table:style-name="ro1">
          <table:table-cell office:value-type="float" office:value="7.33333333333334" calcext:value-type="float">
            <text:p>7.33333333333334</text:p>
          </table:table-cell>
          <table:table-cell office:value-type="float" office:value="93.5541666666667" calcext:value-type="float">
            <text:p>93.5541666666667</text:p>
          </table:table-cell>
        </table:table-row>
        <table:table-row table:style-name="ro1">
          <table:table-cell office:value-type="float" office:value="7.43333333333334" calcext:value-type="float">
            <text:p>7.43333333333334</text:p>
          </table:table-cell>
          <table:table-cell office:value-type="float" office:value="93.9016666666667" calcext:value-type="float">
            <text:p>93.9016666666667</text:p>
          </table:table-cell>
        </table:table-row>
        <table:table-row table:style-name="ro1">
          <table:table-cell office:value-type="float" office:value="7.53333333333334" calcext:value-type="float">
            <text:p>7.53333333333334</text:p>
          </table:table-cell>
          <table:table-cell office:value-type="float" office:value="94.225" calcext:value-type="float">
            <text:p>94.225</text:p>
          </table:table-cell>
        </table:table-row>
        <table:table-row table:style-name="ro1">
          <table:table-cell office:value-type="float" office:value="7.63333333333333" calcext:value-type="float">
            <text:p>7.63333333333333</text:p>
          </table:table-cell>
          <table:table-cell office:value-type="float" office:value="94.5341666666667" calcext:value-type="float">
            <text:p>94.5341666666667</text:p>
          </table:table-cell>
        </table:table-row>
        <table:table-row table:style-name="ro1">
          <table:table-cell office:value-type="float" office:value="7.73333333333334" calcext:value-type="float">
            <text:p>7.73333333333334</text:p>
          </table:table-cell>
          <table:table-cell office:value-type="float" office:value="94.8329166666666" calcext:value-type="float">
            <text:p>94.8329166666666</text:p>
          </table:table-cell>
        </table:table-row>
        <table:table-row table:style-name="ro1">
          <table:table-cell office:value-type="float" office:value="7.83333333333334" calcext:value-type="float">
            <text:p>7.83333333333334</text:p>
          </table:table-cell>
          <table:table-cell office:value-type="float" office:value="95.1441666666667" calcext:value-type="float">
            <text:p>95.1441666666667</text:p>
          </table:table-cell>
        </table:table-row>
        <table:table-row table:style-name="ro1">
          <table:table-cell office:value-type="float" office:value="7.93333333333334" calcext:value-type="float">
            <text:p>7.93333333333334</text:p>
          </table:table-cell>
          <table:table-cell office:value-type="float" office:value="95.4145833333334" calcext:value-type="float">
            <text:p>95.4145833333334</text:p>
          </table:table-cell>
        </table:table-row>
        <table:table-row table:style-name="ro1">
          <table:table-cell office:value-type="float" office:value="8.03333333333334" calcext:value-type="float">
            <text:p>8.03333333333334</text:p>
          </table:table-cell>
          <table:table-cell office:value-type="float" office:value="95.675" calcext:value-type="float">
            <text:p>95.675</text:p>
          </table:table-cell>
        </table:table-row>
        <table:table-row table:style-name="ro1">
          <table:table-cell office:value-type="float" office:value="8.13333333333334" calcext:value-type="float">
            <text:p>8.13333333333334</text:p>
          </table:table-cell>
          <table:table-cell office:value-type="float" office:value="95.9054166666666" calcext:value-type="float">
            <text:p>95.9054166666666</text:p>
          </table:table-cell>
        </table:table-row>
        <table:table-row table:style-name="ro1">
          <table:table-cell office:value-type="float" office:value="8.23333333333333" calcext:value-type="float">
            <text:p>8.23333333333333</text:p>
          </table:table-cell>
          <table:table-cell office:value-type="float" office:value="96.15375" calcext:value-type="float">
            <text:p>96.15375</text:p>
          </table:table-cell>
        </table:table-row>
        <table:table-row table:style-name="ro1">
          <table:table-cell office:value-type="float" office:value="8.33333333333334" calcext:value-type="float">
            <text:p>8.33333333333334</text:p>
          </table:table-cell>
          <table:table-cell office:value-type="float" office:value="96.3775" calcext:value-type="float">
            <text:p>96.3775</text:p>
          </table:table-cell>
        </table:table-row>
        <table:table-row table:style-name="ro1">
          <table:table-cell office:value-type="float" office:value="8.43333333333333" calcext:value-type="float">
            <text:p>8.43333333333333</text:p>
          </table:table-cell>
          <table:table-cell office:value-type="float" office:value="96.57625" calcext:value-type="float">
            <text:p>96.57625</text:p>
          </table:table-cell>
        </table:table-row>
        <table:table-row table:style-name="ro1">
          <table:table-cell office:value-type="float" office:value="8.53333333333334" calcext:value-type="float">
            <text:p>8.53333333333334</text:p>
          </table:table-cell>
          <table:table-cell office:value-type="float" office:value="96.76875" calcext:value-type="float">
            <text:p>96.76875</text:p>
          </table:table-cell>
        </table:table-row>
        <table:table-row table:style-name="ro1">
          <table:table-cell office:value-type="float" office:value="8.63333333333334" calcext:value-type="float">
            <text:p>8.63333333333334</text:p>
          </table:table-cell>
          <table:table-cell office:value-type="float" office:value="96.9533333333333" calcext:value-type="float">
            <text:p>96.9533333333333</text:p>
          </table:table-cell>
        </table:table-row>
        <table:table-row table:style-name="ro1">
          <table:table-cell office:value-type="float" office:value="8.73333333333333" calcext:value-type="float">
            <text:p>8.73333333333333</text:p>
          </table:table-cell>
          <table:table-cell office:value-type="float" office:value="97.1283333333334" calcext:value-type="float">
            <text:p>97.1283333333334</text:p>
          </table:table-cell>
        </table:table-row>
        <table:table-row table:style-name="ro1">
          <table:table-cell office:value-type="float" office:value="8.83333333333334" calcext:value-type="float">
            <text:p>8.83333333333334</text:p>
          </table:table-cell>
          <table:table-cell office:value-type="float" office:value="97.2875" calcext:value-type="float">
            <text:p>97.2875</text:p>
          </table:table-cell>
        </table:table-row>
        <table:table-row table:style-name="ro1">
          <table:table-cell office:value-type="float" office:value="8.93333333333333" calcext:value-type="float">
            <text:p>8.93333333333333</text:p>
          </table:table-cell>
          <table:table-cell office:value-type="float" office:value="97.4454166666667" calcext:value-type="float">
            <text:p>97.4454166666667</text:p>
          </table:table-cell>
        </table:table-row>
        <table:table-row table:style-name="ro1">
          <table:table-cell office:value-type="float" office:value="9.03333333333334" calcext:value-type="float">
            <text:p>9.03333333333334</text:p>
          </table:table-cell>
          <table:table-cell office:value-type="float" office:value="97.585" calcext:value-type="float">
            <text:p>97.585</text:p>
          </table:table-cell>
        </table:table-row>
        <table:table-row table:style-name="ro1">
          <table:table-cell office:value-type="float" office:value="9.13333333333334" calcext:value-type="float">
            <text:p>9.13333333333334</text:p>
          </table:table-cell>
          <table:table-cell office:value-type="float" office:value="97.70625" calcext:value-type="float">
            <text:p>97.70625</text:p>
          </table:table-cell>
        </table:table-row>
        <table:table-row table:style-name="ro1">
          <table:table-cell office:value-type="float" office:value="9.23333333333333" calcext:value-type="float">
            <text:p>9.23333333333333</text:p>
          </table:table-cell>
          <table:table-cell office:value-type="float" office:value="97.8316666666667" calcext:value-type="float">
            <text:p>97.8316666666667</text:p>
          </table:table-cell>
        </table:table-row>
        <table:table-row table:style-name="ro1">
          <table:table-cell office:value-type="float" office:value="9.37083333333333" calcext:value-type="float">
            <text:p>9.37083333333333</text:p>
          </table:table-cell>
          <table:table-cell office:value-type="float" office:value="97.9983333333334" calcext:value-type="float">
            <text:p>97.9983333333334</text:p>
          </table:table-cell>
        </table:table-row>
        <table:table-row table:style-name="ro1">
          <table:table-cell office:value-type="float" office:value="9.84583333333334" calcext:value-type="float">
            <text:p>9.84583333333334</text:p>
          </table:table-cell>
          <table:table-cell office:value-type="float" office:value="98.1879166666667" calcext:value-type="float">
            <text:p>98.1879166666667</text:p>
          </table:table-cell>
        </table:table-row>
        <table:table-row table:style-name="ro1">
          <table:table-cell office:value-type="float" office:value="10.3958333333334" calcext:value-type="float">
            <text:p>10.3958333333334</text:p>
          </table:table-cell>
          <table:table-cell office:value-type="float" office:value="98.32625" calcext:value-type="float">
            <text:p>98.32625</text:p>
          </table:table-cell>
        </table:table-row>
        <table:table-row table:style-name="ro1">
          <table:table-cell office:value-type="float" office:value="10.9458333333334" calcext:value-type="float">
            <text:p>10.9458333333334</text:p>
          </table:table-cell>
          <table:table-cell office:value-type="float" office:value="98.4633333333333" calcext:value-type="float">
            <text:p>98.4633333333333</text:p>
          </table:table-cell>
        </table:table-row>
        <table:table-row table:style-name="ro1">
          <table:table-cell office:value-type="float" office:value="11.4958333333334" calcext:value-type="float">
            <text:p>11.4958333333334</text:p>
          </table:table-cell>
          <table:table-cell office:value-type="float" office:value="98.5508333333333" calcext:value-type="float">
            <text:p>98.5508333333333</text:p>
          </table:table-cell>
        </table:table-row>
        <table:table-row table:style-name="ro1">
          <table:table-cell office:value-type="float" office:value="12.0458333333334" calcext:value-type="float">
            <text:p>12.0458333333334</text:p>
          </table:table-cell>
          <table:table-cell office:value-type="float" office:value="98.6491666666666" calcext:value-type="float">
            <text:p>98.6491666666666</text:p>
          </table:table-cell>
        </table:table-row>
        <table:table-row table:style-name="ro1">
          <table:table-cell office:value-type="float" office:value="12.6333333333334" calcext:value-type="float">
            <text:p>12.6333333333334</text:p>
          </table:table-cell>
          <table:table-cell office:value-type="float" office:value="98.7395833333333" calcext:value-type="float">
            <text:p>98.7395833333333</text:p>
          </table:table-cell>
        </table:table-row>
        <table:table-row table:style-name="ro1">
          <table:table-cell office:value-type="float" office:value="13.2583333333334" calcext:value-type="float">
            <text:p>13.2583333333334</text:p>
          </table:table-cell>
          <table:table-cell office:value-type="float" office:value="98.8233333333334" calcext:value-type="float">
            <text:p>98.8233333333334</text:p>
          </table:table-cell>
        </table:table-row>
        <table:table-row table:style-name="ro1">
          <table:table-cell office:value-type="float" office:value="13.8833333333334" calcext:value-type="float">
            <text:p>13.8833333333334</text:p>
          </table:table-cell>
          <table:table-cell office:value-type="float" office:value="98.9025000000001" calcext:value-type="float">
            <text:p>98.9025000000001</text:p>
          </table:table-cell>
        </table:table-row>
        <table:table-row table:style-name="ro1">
          <table:table-cell office:value-type="float" office:value="14.625" calcext:value-type="float">
            <text:p>14.62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99.0745833333333" calcext:value-type="float">
            <text:p>99.0745833333333</text:p>
          </table:table-cell>
        </table:table-row>
        <table:table-row table:style-name="ro1">
          <table:table-cell office:value-type="float" office:value="16.2166666666667" calcext:value-type="float">
            <text:p>16.2166666666667</text:p>
          </table:table-cell>
          <table:table-cell office:value-type="float" office:value="99.1275" calcext:value-type="float">
            <text:p>99.1275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99.1816666666666" calcext:value-type="float">
            <text:p>99.1816666666666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99.22125" calcext:value-type="float">
            <text:p>99.22125</text:p>
          </table:table-cell>
        </table:table-row>
        <table:table-row table:style-name="ro1">
          <table:table-cell office:value-type="float" office:value="19.0833333333334" calcext:value-type="float">
            <text:p>19.0833333333334</text:p>
          </table:table-cell>
          <table:table-cell office:value-type="float" office:value="99.2608333333333" calcext:value-type="float">
            <text:p>99.2608333333333</text:p>
          </table:table-cell>
        </table:table-row>
        <table:table-row table:style-name="ro1">
          <table:table-cell office:value-type="float" office:value="20.2333333333333" calcext:value-type="float">
            <text:p>20.2333333333333</text:p>
          </table:table-cell>
          <table:table-cell office:value-type="float" office:value="99.295" calcext:value-type="float">
            <text:p>99.295</text:p>
          </table:table-cell>
        </table:table-row>
        <table:table-row table:style-name="ro1">
          <table:table-cell office:value-type="float" office:value="21.55" calcext:value-type="float">
            <text:p>21.55</text:p>
          </table:table-cell>
          <table:table-cell office:value-type="float" office:value="99.3329166666667" calcext:value-type="float">
            <text:p>99.3329166666667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99.3658333333334" calcext:value-type="float">
            <text:p>99.3658333333334</text:p>
          </table:table-cell>
        </table:table-row>
        <table:table-row table:style-name="ro1">
          <table:table-cell office:value-type="float" office:value="30.8458333333333" calcext:value-type="float">
            <text:p>30.8458333333333</text:p>
          </table:table-cell>
          <table:table-cell office:value-type="float" office:value="99.4245833333333" calcext:value-type="float">
            <text:p>99.4245833333333</text:p>
          </table:table-cell>
        </table:table-row>
        <table:table-row table:style-name="ro1">
          <table:table-cell office:value-type="float" office:value="34.6458333333333" calcext:value-type="float">
            <text:p>34.6458333333333</text:p>
          </table:table-cell>
          <table:table-cell office:value-type="float" office:value="99.4775" calcext:value-type="float">
            <text:p>99.4775</text:p>
          </table:table-cell>
        </table:table-row>
        <table:table-row table:style-name="ro1">
          <table:table-cell office:value-type="float" office:value="50.3208333333333" calcext:value-type="float">
            <text:p>50.3208333333333</text:p>
          </table:table-cell>
          <table:table-cell office:value-type="float" office:value="99.50875" calcext:value-type="float">
            <text:p>99.50875</text:p>
          </table:table-cell>
        </table:table-row>
        <table:table-row table:style-name="ro1">
          <table:table-cell office:value-type="float" office:value="59.9125" calcext:value-type="float">
            <text:p>59.9125</text:p>
          </table:table-cell>
          <table:table-cell office:value-type="float" office:value="99.5425" calcext:value-type="float">
            <text:p>99.5425</text:p>
          </table:table-cell>
        </table:table-row>
        <table:table-row table:style-name="ro1">
          <table:table-cell office:value-type="float" office:value="61.1666666666667" calcext:value-type="float">
            <text:p>61.1666666666667</text:p>
          </table:table-cell>
          <table:table-cell office:value-type="float" office:value="99.57625" calcext:value-type="float">
            <text:p>99.57625</text:p>
          </table:table-cell>
        </table:table-row>
        <table:table-row table:style-name="ro1">
          <table:table-cell office:value-type="float" office:value="62.0416666666667" calcext:value-type="float">
            <text:p>62.0416666666667</text:p>
          </table:table-cell>
          <table:table-cell office:value-type="float" office:value="99.6104166666667" calcext:value-type="float">
            <text:p>99.6104166666667</text:p>
          </table:table-cell>
        </table:table-row>
        <table:table-row table:style-name="ro1">
          <table:table-cell office:value-type="float" office:value="62.8333333333334" calcext:value-type="float">
            <text:p>62.8333333333334</text:p>
          </table:table-cell>
          <table:table-cell office:value-type="float" office:value="99.6345833333333" calcext:value-type="float">
            <text:p>99.6345833333333</text:p>
          </table:table-cell>
        </table:table-row>
        <table:table-row table:style-name="ro1">
          <table:table-cell office:value-type="float" office:value="63.4166666666667" calcext:value-type="float">
            <text:p>63.4166666666667</text:p>
          </table:table-cell>
          <table:table-cell office:value-type="float" office:value="99.6579166666667" calcext:value-type="float">
            <text:p>99.6579166666667</text:p>
          </table:table-cell>
        </table:table-row>
        <table:table-row table:style-name="ro1">
          <table:table-cell office:value-type="float" office:value="64.1666666666667" calcext:value-type="float">
            <text:p>64.1666666666667</text:p>
          </table:table-cell>
          <table:table-cell office:value-type="float" office:value="99.6741666666667" calcext:value-type="float">
            <text:p>99.6741666666667</text:p>
          </table:table-cell>
        </table:table-row>
        <table:table-row table:style-name="ro1">
          <table:table-cell office:value-type="float" office:value="64.75" calcext:value-type="float">
            <text:p>64.75</text:p>
          </table:table-cell>
          <table:table-cell office:value-type="float" office:value="99.6883333333333" calcext:value-type="float">
            <text:p>99.6883333333333</text:p>
          </table:table-cell>
        </table:table-row>
        <table:table-row table:style-name="ro1">
          <table:table-cell office:value-type="float" office:value="65.3333333333333" calcext:value-type="float">
            <text:p>65.3333333333333</text:p>
          </table:table-cell>
          <table:table-cell office:value-type="float" office:value="99.7020833333334" calcext:value-type="float">
            <text:p>99.7020833333334</text:p>
          </table:table-cell>
        </table:table-row>
        <table:table-row table:style-name="ro1">
          <table:table-cell office:value-type="float" office:value="66.0833333333333" calcext:value-type="float">
            <text:p>66.0833333333333</text:p>
          </table:table-cell>
          <table:table-cell office:value-type="float" office:value="99.7141666666666" calcext:value-type="float">
            <text:p>99.7141666666666</text:p>
          </table:table-cell>
        </table:table-row>
        <table:table-row table:style-name="ro1">
          <table:table-cell office:value-type="float" office:value="66.75" calcext:value-type="float">
            <text:p>66.75</text:p>
          </table:table-cell>
          <table:table-cell office:value-type="float" office:value="99.7233333333333" calcext:value-type="float">
            <text:p>99.7233333333333</text:p>
          </table:table-cell>
        </table:table-row>
        <table:table-row table:style-name="ro1">
          <table:table-cell office:value-type="float" office:value="67.375" calcext:value-type="float">
            <text:p>67.375</text:p>
          </table:table-cell>
          <table:table-cell office:value-type="float" office:value="99.7341666666667" calcext:value-type="float">
            <text:p>99.7341666666667</text:p>
          </table:table-cell>
        </table:table-row>
        <table:table-row table:style-name="ro1">
          <table:table-cell office:value-type="float" office:value="68.125" calcext:value-type="float">
            <text:p>68.125</text:p>
          </table:table-cell>
          <table:table-cell office:value-type="float" office:value="99.7425" calcext:value-type="float">
            <text:p>99.7425</text:p>
          </table:table-cell>
        </table:table-row>
        <table:table-row table:style-name="ro1">
          <table:table-cell office:value-type="float" office:value="68.875" calcext:value-type="float">
            <text:p>68.875</text:p>
          </table:table-cell>
          <table:table-cell office:value-type="float" office:value="99.7545833333334" calcext:value-type="float">
            <text:p>99.7545833333334</text:p>
          </table:table-cell>
        </table:table-row>
        <table:table-row table:style-name="ro1">
          <table:table-cell office:value-type="float" office:value="69.4583333333333" calcext:value-type="float">
            <text:p>69.4583333333333</text:p>
          </table:table-cell>
          <table:table-cell office:value-type="float" office:value="99.7641666666667" calcext:value-type="float">
            <text:p>99.7641666666667</text:p>
          </table:table-cell>
        </table:table-row>
        <table:table-row table:style-name="ro1">
          <table:table-cell office:value-type="float" office:value="70.6250000000001" calcext:value-type="float">
            <text:p>70.6250000000001</text:p>
          </table:table-cell>
          <table:table-cell office:value-type="float" office:value="99.7754166666667" calcext:value-type="float">
            <text:p>99.7754166666667</text:p>
          </table:table-cell>
        </table:table-row>
        <table:table-row table:style-name="ro1">
          <table:table-cell office:value-type="float" office:value="71.2083333333333" calcext:value-type="float">
            <text:p>71.2083333333333</text:p>
          </table:table-cell>
          <table:table-cell office:value-type="float" office:value="99.78" calcext:value-type="float">
            <text:p>99.78</text:p>
          </table:table-cell>
        </table:table-row>
        <table:table-row table:style-name="ro1">
          <table:table-cell office:value-type="float" office:value="71.875" calcext:value-type="float">
            <text:p>71.875</text:p>
          </table:table-cell>
          <table:table-cell office:value-type="float" office:value="99.7870833333333" calcext:value-type="float">
            <text:p>99.7870833333333</text:p>
          </table:table-cell>
        </table:table-row>
        <table:table-row table:style-name="ro1">
          <table:table-cell office:value-type="float" office:value="72.625" calcext:value-type="float">
            <text:p>72.625</text:p>
          </table:table-cell>
          <table:table-cell office:value-type="float" office:value="99.7941666666667" calcext:value-type="float">
            <text:p>99.7941666666667</text:p>
          </table:table-cell>
        </table:table-row>
        <table:table-row table:style-name="ro1">
          <table:table-cell office:value-type="float" office:value="73.5416666666667" calcext:value-type="float">
            <text:p>73.5416666666667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74.9166666666667" calcext:value-type="float">
            <text:p>74.9166666666667</text:p>
          </table:table-cell>
          <table:table-cell office:value-type="float" office:value="99.8095833333333" calcext:value-type="float">
            <text:p>99.8095833333333</text:p>
          </table:table-cell>
        </table:table-row>
        <table:table-row table:style-name="ro1">
          <table:table-cell office:value-type="float" office:value="75.6666666666667" calcext:value-type="float">
            <text:p>75.6666666666667</text:p>
          </table:table-cell>
          <table:table-cell office:value-type="float" office:value="99.8183333333334" calcext:value-type="float">
            <text:p>99.8183333333334</text:p>
          </table:table-cell>
        </table:table-row>
        <table:table-row table:style-name="ro1">
          <table:table-cell office:value-type="float" office:value="76.3333333333333" calcext:value-type="float">
            <text:p>76.3333333333333</text:p>
          </table:table-cell>
          <table:table-cell office:value-type="float" office:value="99.8254166666667" calcext:value-type="float">
            <text:p>99.8254166666667</text:p>
          </table:table-cell>
        </table:table-row>
        <table:table-row table:style-name="ro1">
          <table:table-cell office:value-type="float" office:value="77.4583333333333" calcext:value-type="float">
            <text:p>77.4583333333333</text:p>
          </table:table-cell>
          <table:table-cell office:value-type="float" office:value="99.8320833333333" calcext:value-type="float">
            <text:p>99.8320833333333</text:p>
          </table:table-cell>
        </table:table-row>
        <table:table-row table:style-name="ro1">
          <table:table-cell office:value-type="float" office:value="78.2083333333333" calcext:value-type="float">
            <text:p>78.2083333333333</text:p>
          </table:table-cell>
          <table:table-cell office:value-type="float" office:value="99.8395833333334" calcext:value-type="float">
            <text:p>99.8395833333334</text:p>
          </table:table-cell>
        </table:table-row>
        <table:table-row table:style-name="ro1">
          <table:table-cell office:value-type="float" office:value="79.6250000000001" calcext:value-type="float">
            <text:p>79.6250000000001</text:p>
          </table:table-cell>
          <table:table-cell office:value-type="float" office:value="99.8475" calcext:value-type="float">
            <text:p>99.8475</text:p>
          </table:table-cell>
        </table:table-row>
        <table:table-row table:style-name="ro1">
          <table:table-cell office:value-type="float" office:value="80.6666666666669" calcext:value-type="float">
            <text:p>80.6666666666669</text:p>
          </table:table-cell>
          <table:table-cell office:value-type="float" office:value="99.8554166666667" calcext:value-type="float">
            <text:p>99.8554166666667</text:p>
          </table:table-cell>
        </table:table-row>
        <table:table-row table:style-name="ro1">
          <table:table-cell office:value-type="float" office:value="82.6666666666665" calcext:value-type="float">
            <text:p>82.6666666666665</text:p>
          </table:table-cell>
          <table:table-cell office:value-type="float" office:value="99.86125" calcext:value-type="float">
            <text:p>99.86125</text:p>
          </table:table-cell>
        </table:table-row>
        <table:table-row table:style-name="ro1">
          <table:table-cell office:value-type="float" office:value="86.3333333333332" calcext:value-type="float">
            <text:p>86.3333333333332</text:p>
          </table:table-cell>
          <table:table-cell office:value-type="float" office:value="99.8679166666667" calcext:value-type="float">
            <text:p>99.8679166666667</text:p>
          </table:table-cell>
        </table:table-row>
        <table:table-row table:style-name="ro1">
          <table:table-cell office:value-type="float" office:value="89.4583333333333" calcext:value-type="float">
            <text:p>89.4583333333333</text:p>
          </table:table-cell>
          <table:table-cell office:value-type="float" office:value="99.8754166666666" calcext:value-type="float">
            <text:p>99.8754166666666</text:p>
          </table:table-cell>
        </table:table-row>
        <table:table-row table:style-name="ro1">
          <table:table-cell office:value-type="float" office:value="94.6250000000001" calcext:value-type="float">
            <text:p>94.6250000000001</text:p>
          </table:table-cell>
          <table:table-cell office:value-type="float" office:value="99.8820833333334" calcext:value-type="float">
            <text:p>99.8820833333334</text:p>
          </table:table-cell>
        </table:table-row>
        <table:table-row table:style-name="ro1">
          <table:table-cell office:value-type="float" office:value="96.1250000000002" calcext:value-type="float">
            <text:p>96.1250000000002</text:p>
          </table:table-cell>
          <table:table-cell office:value-type="float" office:value="99.8895833333333" calcext:value-type="float">
            <text:p>99.8895833333333</text:p>
          </table:table-cell>
        </table:table-row>
        <table:table-row table:style-name="ro1">
          <table:table-cell office:value-type="float" office:value="98.5833333333332" calcext:value-type="float">
            <text:p>98.5833333333332</text:p>
          </table:table-cell>
          <table:table-cell office:value-type="float" office:value="99.8966666666667" calcext:value-type="float">
            <text:p>99.8966666666667</text:p>
          </table:table-cell>
        </table:table-row>
        <table:table-row table:style-name="ro1">
          <table:table-cell office:value-type="float" office:value="99.9583333333331" calcext:value-type="float">
            <text:p>99.9583333333331</text:p>
          </table:table-cell>
          <table:table-cell office:value-type="float" office:value="99.9008333333333" calcext:value-type="float">
            <text:p>99.9008333333333</text:p>
          </table:table-cell>
        </table:table-row>
        <table:table-row table:style-name="ro1">
          <table:table-cell office:value-type="float" office:value="101.791666666667" calcext:value-type="float">
            <text:p>101.791666666667</text:p>
          </table:table-cell>
          <table:table-cell office:value-type="float" office:value="99.9066666666667" calcext:value-type="float">
            <text:p>99.9066666666667</text:p>
          </table:table-cell>
        </table:table-row>
        <table:table-row table:style-name="ro1">
          <table:table-cell office:value-type="float" office:value="106.083333333333" calcext:value-type="float">
            <text:p>106.083333333333</text:p>
          </table:table-cell>
          <table:table-cell office:value-type="float" office:value="99.9125" calcext:value-type="float">
            <text:p>99.9125</text:p>
          </table:table-cell>
        </table:table-row>
        <table:table-row table:style-name="ro1">
          <table:table-cell office:value-type="float" office:value="109.458333333334" calcext:value-type="float">
            <text:p>109.458333333334</text:p>
          </table:table-cell>
          <table:table-cell office:value-type="float" office:value="99.9195833333333" calcext:value-type="float">
            <text:p>99.9195833333333</text:p>
          </table:table-cell>
        </table:table-row>
        <table:table-row table:style-name="ro1">
          <table:table-cell office:value-type="float" office:value="113.083333333334" calcext:value-type="float">
            <text:p>113.083333333334</text:p>
          </table:table-cell>
          <table:table-cell office:value-type="float" office:value="99.9270833333333" calcext:value-type="float">
            <text:p>99.9270833333333</text:p>
          </table:table-cell>
        </table:table-row>
        <table:table-row table:style-name="ro1">
          <table:table-cell office:value-type="float" office:value="118.416666666667" calcext:value-type="float">
            <text:p>118.416666666667</text:p>
          </table:table-cell>
          <table:table-cell office:value-type="float" office:value="99.9345833333333" calcext:value-type="float">
            <text:p>99.9345833333333</text:p>
          </table:table-cell>
        </table:table-row>
        <table:table-row table:style-name="ro1">
          <table:table-cell office:value-type="float" office:value="123.833333333333" calcext:value-type="float">
            <text:p>123.833333333333</text:p>
          </table:table-cell>
          <table:table-cell office:value-type="float" office:value="99.9391666666667" calcext:value-type="float">
            <text:p>99.9391666666667</text:p>
          </table:table-cell>
        </table:table-row>
        <table:table-row table:style-name="ro1">
          <table:table-cell office:value-type="float" office:value="126.875" calcext:value-type="float">
            <text:p>126.875</text:p>
          </table:table-cell>
          <table:table-cell office:value-type="float" office:value="99.9433333333334" calcext:value-type="float">
            <text:p>99.9433333333334</text:p>
          </table:table-cell>
        </table:table-row>
        <table:table-row table:style-name="ro1">
          <table:table-cell office:value-type="float" office:value="134.291666666667" calcext:value-type="float">
            <text:p>134.291666666667</text:p>
          </table:table-cell>
          <table:table-cell office:value-type="float" office:value="99.9479166666667" calcext:value-type="float">
            <text:p>99.9479166666667</text:p>
          </table:table-cell>
        </table:table-row>
        <table:table-row table:style-name="ro1">
          <table:table-cell office:value-type="float" office:value="139.833333333333" calcext:value-type="float">
            <text:p>139.833333333333</text:p>
          </table:table-cell>
          <table:table-cell office:value-type="float" office:value="99.9533333333334" calcext:value-type="float">
            <text:p>99.9533333333334</text:p>
          </table:table-cell>
        </table:table-row>
        <table:table-row table:style-name="ro1">
          <table:table-cell office:value-type="float" office:value="147.791666666667" calcext:value-type="float">
            <text:p>147.791666666667</text:p>
          </table:table-cell>
          <table:table-cell office:value-type="float" office:value="99.9570833333334" calcext:value-type="float">
            <text:p>99.9570833333334</text:p>
          </table:table-cell>
        </table:table-row>
        <table:table-row table:style-name="ro1">
          <table:table-cell office:value-type="float" office:value="153.666666666667" calcext:value-type="float">
            <text:p>153.666666666667</text:p>
          </table:table-cell>
          <table:table-cell office:value-type="float" office:value="99.9620833333334" calcext:value-type="float">
            <text:p>99.9620833333334</text:p>
          </table:table-cell>
        </table:table-row>
        <table:table-row table:style-name="ro1">
          <table:table-cell office:value-type="float" office:value="158.5" calcext:value-type="float">
            <text:p>158.5</text:p>
          </table:table-cell>
          <table:table-cell office:value-type="float" office:value="99.96625" calcext:value-type="float">
            <text:p>99.96625</text:p>
          </table:table-cell>
        </table:table-row>
        <table:table-row table:style-name="ro1">
          <table:table-cell office:value-type="float" office:value="160.25" calcext:value-type="float">
            <text:p>160.25</text:p>
          </table:table-cell>
          <table:table-cell office:value-type="float" office:value="99.9691666666667" calcext:value-type="float">
            <text:p>99.9691666666667</text:p>
          </table:table-cell>
        </table:table-row>
        <table:table-row table:style-name="ro1">
          <table:table-cell office:value-type="float" office:value="161.875" calcext:value-type="float">
            <text:p>161.875</text:p>
          </table:table-cell>
          <table:table-cell office:value-type="float" office:value="99.9720833333333" calcext:value-type="float">
            <text:p>99.9720833333333</text:p>
          </table:table-cell>
        </table:table-row>
        <table:table-row table:style-name="ro1">
          <table:table-cell office:value-type="float" office:value="163.291666666667" calcext:value-type="float">
            <text:p>163.291666666667</text:p>
          </table:table-cell>
          <table:table-cell office:value-type="float" office:value="99.9770833333334" calcext:value-type="float">
            <text:p>99.9770833333334</text:p>
          </table:table-cell>
        </table:table-row>
        <table:table-row table:style-name="ro1">
          <table:table-cell office:value-type="float" office:value="166.458333333333" calcext:value-type="float">
            <text:p>166.458333333333</text:p>
          </table:table-cell>
          <table:table-cell office:value-type="float" office:value="99.98125" calcext:value-type="float">
            <text:p>99.98125</text:p>
          </table:table-cell>
        </table:table-row>
        <table:table-row table:style-name="ro1">
          <table:table-cell office:value-type="float" office:value="172.458333333334" calcext:value-type="float">
            <text:p>172.458333333334</text:p>
          </table:table-cell>
          <table:table-cell office:value-type="float" office:value="99.9833333333334" calcext:value-type="float">
            <text:p>99.9833333333334</text:p>
          </table:table-cell>
        </table:table-row>
        <table:table-row table:style-name="ro1">
          <table:table-cell office:value-type="float" office:value="177.208333333333" calcext:value-type="float">
            <text:p>177.208333333333</text:p>
          </table:table-cell>
          <table:table-cell office:value-type="float" office:value="99.9858333333333" calcext:value-type="float">
            <text:p>99.985833333333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9.9870833333334" calcext:value-type="float">
            <text:p>99.9870833333334</text:p>
          </table:table-cell>
        </table:table-row>
        <table:table-row table:style-name="ro1">
          <table:table-cell office:value-type="float" office:value="185.625" calcext:value-type="float">
            <text:p>185.625</text:p>
          </table:table-cell>
          <table:table-cell office:value-type="float" office:value="99.9891666666666" calcext:value-type="float">
            <text:p>99.9891666666666</text:p>
          </table:table-cell>
        </table:table-row>
        <table:table-row table:style-name="ro1">
          <table:table-cell office:value-type="float" office:value="187.875" calcext:value-type="float">
            <text:p>187.875</text:p>
          </table:table-cell>
          <table:table-cell office:value-type="float" office:value="99.9908333333334" calcext:value-type="float">
            <text:p>99.9908333333334</text:p>
          </table:table-cell>
        </table:table-row>
        <table:table-row table:style-name="ro1">
          <table:table-cell office:value-type="float" office:value="194.583333333333" calcext:value-type="float">
            <text:p>194.583333333333</text:p>
          </table:table-cell>
          <table:table-cell office:value-type="float" office:value="99.9929166666666" calcext:value-type="float">
            <text:p>99.9929166666666</text:p>
          </table:table-cell>
        </table:table-row>
        <table:table-row table:style-name="ro1">
          <table:table-cell office:value-type="float" office:value="202.291666666667" calcext:value-type="float">
            <text:p>202.291666666667</text:p>
          </table:table-cell>
          <table:table-cell office:value-type="float" office:value="99.99375" calcext:value-type="float">
            <text:p>99.99375</text:p>
          </table:table-cell>
        </table:table-row>
        <table:table-row table:style-name="ro1">
          <table:table-cell office:value-type="float" office:value="202.375" calcext:value-type="float">
            <text:p>202.375</text:p>
          </table:table-cell>
          <table:table-cell office:value-type="float" office:value="99.9941666666667" calcext:value-type="float">
            <text:p>99.9941666666667</text:p>
          </table:table-cell>
        </table:table-row>
        <table:table-row table:style-name="ro1">
          <table:table-cell office:value-type="float" office:value="202.583333333333" calcext:value-type="float">
            <text:p>202.583333333333</text:p>
          </table:table-cell>
          <table:table-cell office:value-type="float" office:value="99.9945833333334" calcext:value-type="float">
            <text:p>99.9945833333334</text:p>
          </table:table-cell>
        </table:table-row>
        <table:table-row table:style-name="ro1">
          <table:table-cell office:value-type="float" office:value="202.708333333333" calcext:value-type="float">
            <text:p>202.708333333333</text:p>
          </table:table-cell>
          <table:table-cell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203.541666666667" calcext:value-type="float">
            <text:p>203.541666666667</text:p>
          </table:table-cell>
          <table:table-cell office:value-type="float" office:value="99.99625" calcext:value-type="float">
            <text:p>99.99625</text:p>
          </table:table-cell>
        </table:table-row>
        <table:table-row table:style-name="ro1">
          <table:table-cell office:value-type="float" office:value="203.958333333333" calcext:value-type="float">
            <text:p>203.958333333333</text:p>
          </table:table-cell>
          <table:table-cell office:value-type="float" office:value="99.9966666666666" calcext:value-type="float">
            <text:p>99.9966666666666</text:p>
          </table:table-cell>
        </table:table-row>
        <table:table-row table:style-name="ro1">
          <table:table-cell office:value-type="float" office:value="204.375" calcext:value-type="float">
            <text:p>204.375</text:p>
          </table:table-cell>
          <table:table-cell office:value-type="float" office:value="99.9975" calcext:value-type="float">
            <text:p>99.9975</text:p>
          </table:table-cell>
        </table:table-row>
        <table:table-row table:style-name="ro1">
          <table:table-cell office:value-type="float" office:value="204.791666666667" calcext:value-type="float">
            <text:p>204.791666666667</text:p>
          </table:table-cell>
          <table:table-cell office:value-type="float" office:value="99.9975" calcext:value-type="float">
            <text:p>99.9975</text:p>
          </table:table-cell>
        </table:table-row>
        <table:table-row table:style-name="ro1">
          <table:table-cell office:value-type="float" office:value="205.208333333333" calcext:value-type="float">
            <text:p>205.208333333333</text:p>
          </table:table-cell>
          <table:table-cell office:value-type="float" office:value="99.9983333333334" calcext:value-type="float">
            <text:p>99.9983333333334</text:p>
          </table:table-cell>
        </table:table-row>
        <table:table-row table:style-name="ro1">
          <table:table-cell office:value-type="float" office:value="206.458333333333" calcext:value-type="float">
            <text:p>206.458333333333</text:p>
          </table:table-cell>
          <table:table-cell office:value-type="float" office:value="99.99875" calcext:value-type="float">
            <text:p>99.99875</text:p>
          </table:table-cell>
        </table:table-row>
        <table:table-row table:style-name="ro1">
          <table:table-cell office:value-type="float" office:value="206.875" calcext:value-type="float">
            <text:p>206.875</text:p>
          </table:table-cell>
          <table:table-cell office:value-type="float" office:value="99.9991666666667" calcext:value-type="float">
            <text:p>99.9991666666667</text:p>
          </table:table-cell>
        </table:table-row>
        <table:table-row table:style-name="ro1">
          <table:table-cell office:value-type="float" office:value="207.708333333333" calcext:value-type="float">
            <text:p>207.708333333333</text:p>
          </table:table-cell>
          <table:table-cell office:value-type="float" office:value="99.9995833333334" calcext:value-type="float">
            <text:p>99.9995833333334</text:p>
          </table:table-cell>
        </table:table-row>
        <table:table-row table:style-name="ro1">
          <table:table-cell office:value-type="float" office:value="208.541666666667" calcext:value-type="float">
            <text:p>208.5416666666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float" office:value="1.10291666666667" calcext:value-type="float">
            <text:p>1.10291666666667</text:p>
          </table:table-cell>
          <table:table-cell office:value-type="float" office:value="0.0283333333333333" calcext:value-type="float">
            <text:p>0.028333333333333</text:p>
          </table:table-cell>
        </table:table-row>
        <table:table-row table:style-name="ro1">
          <table:table-cell office:value-type="float" office:value="1.1675" calcext:value-type="float">
            <text:p>1.167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.24583333333333" calcext:value-type="float">
            <text:p>1.24583333333333</text:p>
          </table:table-cell>
          <table:table-cell office:value-type="float" office:value="1.11541666666667" calcext:value-type="float">
            <text:p>1.11541666666667</text:p>
          </table:table-cell>
        </table:table-row>
        <table:table-row table:style-name="ro1">
          <table:table-cell office:value-type="float" office:value="1.32375" calcext:value-type="float">
            <text:p>1.32375</text:p>
          </table:table-cell>
          <table:table-cell office:value-type="float" office:value="3.28666666666666" calcext:value-type="float">
            <text:p>3.28666666666666</text:p>
          </table:table-cell>
        </table:table-row>
        <table:table-row table:style-name="ro1">
          <table:table-cell office:value-type="float" office:value="1.40166666666667" calcext:value-type="float">
            <text:p>1.40166666666667</text:p>
          </table:table-cell>
          <table:table-cell office:value-type="float" office:value="6.99291666666667" calcext:value-type="float">
            <text:p>6.99291666666667</text:p>
          </table:table-cell>
        </table:table-row>
        <table:table-row table:style-name="ro1">
          <table:table-cell office:value-type="float" office:value="1.47958333333333" calcext:value-type="float">
            <text:p>1.47958333333333</text:p>
          </table:table-cell>
          <table:table-cell office:value-type="float" office:value="11.7354166666667" calcext:value-type="float">
            <text:p>11.7354166666667</text:p>
          </table:table-cell>
        </table:table-row>
        <table:table-row table:style-name="ro1">
          <table:table-cell office:value-type="float" office:value="1.5575" calcext:value-type="float">
            <text:p>1.5575</text:p>
          </table:table-cell>
          <table:table-cell office:value-type="float" office:value="16.9820833333333" calcext:value-type="float">
            <text:p>16.9820833333333</text:p>
          </table:table-cell>
        </table:table-row>
        <table:table-row table:style-name="ro1">
          <table:table-cell office:value-type="float" office:value="1.635" calcext:value-type="float">
            <text:p>1.635</text:p>
          </table:table-cell>
          <table:table-cell office:value-type="float" office:value="22.1354166666667" calcext:value-type="float">
            <text:p>22.1354166666667</text:p>
          </table:table-cell>
        </table:table-row>
        <table:table-row table:style-name="ro1">
          <table:table-cell office:value-type="float" office:value="1.7125" calcext:value-type="float">
            <text:p>1.7125</text:p>
          </table:table-cell>
          <table:table-cell office:value-type="float" office:value="26.9904166666666" calcext:value-type="float">
            <text:p>26.9904166666666</text:p>
          </table:table-cell>
        </table:table-row>
        <table:table-row table:style-name="ro1">
          <table:table-cell office:value-type="float" office:value="1.79375" calcext:value-type="float">
            <text:p>1.79375</text:p>
          </table:table-cell>
          <table:table-cell office:value-type="float" office:value="31.4608333333333" calcext:value-type="float">
            <text:p>31.4608333333333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35.4279166666667" calcext:value-type="float">
            <text:p>35.4279166666667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39.025" calcext:value-type="float">
            <text:p>39.025</text:p>
          </table:table-cell>
        </table:table-row>
        <table:table-row table:style-name="ro1">
          <table:table-cell office:value-type="float" office:value="2.04875" calcext:value-type="float">
            <text:p>2.04875</text:p>
          </table:table-cell>
          <table:table-cell office:value-type="float" office:value="42.2379166666667" calcext:value-type="float">
            <text:p>42.2379166666667</text:p>
          </table:table-cell>
        </table:table-row>
        <table:table-row table:style-name="ro1">
          <table:table-cell office:value-type="float" office:value="2.1375" calcext:value-type="float">
            <text:p>2.1375</text:p>
          </table:table-cell>
          <table:table-cell office:value-type="float" office:value="45.2316666666667" calcext:value-type="float">
            <text:p>45.2316666666667</text:p>
          </table:table-cell>
        </table:table-row>
        <table:table-row table:style-name="ro1">
          <table:table-cell office:value-type="float" office:value="2.2375" calcext:value-type="float">
            <text:p>2.2375</text:p>
          </table:table-cell>
          <table:table-cell office:value-type="float" office:value="48.2166666666667" calcext:value-type="float">
            <text:p>48.2166666666667</text:p>
          </table:table-cell>
        </table:table-row>
        <table:table-row table:style-name="ro1">
          <table:table-cell office:value-type="float" office:value="2.3375" calcext:value-type="float">
            <text:p>2.3375</text:p>
          </table:table-cell>
          <table:table-cell office:value-type="float" office:value="51.1054166666667" calcext:value-type="float">
            <text:p>51.1054166666667</text:p>
          </table:table-cell>
        </table:table-row>
        <table:table-row table:style-name="ro1">
          <table:table-cell office:value-type="float" office:value="2.4375" calcext:value-type="float">
            <text:p>2.4375</text:p>
          </table:table-cell>
          <table:table-cell office:value-type="float" office:value="53.8908333333333" calcext:value-type="float">
            <text:p>53.8908333333333</text:p>
          </table:table-cell>
        </table:table-row>
        <table:table-row table:style-name="ro1">
          <table:table-cell office:value-type="float" office:value="2.5375" calcext:value-type="float">
            <text:p>2.5375</text:p>
          </table:table-cell>
          <table:table-cell office:value-type="float" office:value="56.4733333333333" calcext:value-type="float">
            <text:p>56.4733333333333</text:p>
          </table:table-cell>
        </table:table-row>
        <table:table-row table:style-name="ro1">
          <table:table-cell office:value-type="float" office:value="2.6375" calcext:value-type="float">
            <text:p>2.6375</text:p>
          </table:table-cell>
          <table:table-cell office:value-type="float" office:value="58.8195833333334" calcext:value-type="float">
            <text:p>58.8195833333334</text:p>
          </table:table-cell>
        </table:table-row>
        <table:table-row table:style-name="ro1">
          <table:table-cell office:value-type="float" office:value="2.7375" calcext:value-type="float">
            <text:p>2.7375</text:p>
          </table:table-cell>
          <table:table-cell office:value-type="float" office:value="60.9008333333333" calcext:value-type="float">
            <text:p>60.9008333333333</text:p>
          </table:table-cell>
        </table:table-row>
        <table:table-row table:style-name="ro1">
          <table:table-cell office:value-type="float" office:value="2.8375" calcext:value-type="float">
            <text:p>2.8375</text:p>
          </table:table-cell>
          <table:table-cell office:value-type="float" office:value="62.7529166666667" calcext:value-type="float">
            <text:p>62.7529166666667</text:p>
          </table:table-cell>
        </table:table-row>
        <table:table-row table:style-name="ro1">
          <table:table-cell office:value-type="float" office:value="2.9375" calcext:value-type="float">
            <text:p>2.9375</text:p>
          </table:table-cell>
          <table:table-cell office:value-type="float" office:value="64.3295833333333" calcext:value-type="float">
            <text:p>64.3295833333333</text:p>
          </table:table-cell>
        </table:table-row>
        <table:table-row table:style-name="ro1">
          <table:table-cell office:value-type="float" office:value="3.0375" calcext:value-type="float">
            <text:p>3.0375</text:p>
          </table:table-cell>
          <table:table-cell office:value-type="float" office:value="65.6670833333334" calcext:value-type="float">
            <text:p>65.6670833333334</text:p>
          </table:table-cell>
        </table:table-row>
        <table:table-row table:style-name="ro1">
          <table:table-cell office:value-type="float" office:value="3.1375" calcext:value-type="float">
            <text:p>3.1375</text:p>
          </table:table-cell>
          <table:table-cell office:value-type="float" office:value="66.8425" calcext:value-type="float">
            <text:p>66.8425</text:p>
          </table:table-cell>
        </table:table-row>
        <table:table-row table:style-name="ro1">
          <table:table-cell office:value-type="float" office:value="3.2375" calcext:value-type="float">
            <text:p>3.2375</text:p>
          </table:table-cell>
          <table:table-cell office:value-type="float" office:value="67.8591666666667" calcext:value-type="float">
            <text:p>67.8591666666667</text:p>
          </table:table-cell>
        </table:table-row>
        <table:table-row table:style-name="ro1">
          <table:table-cell office:value-type="float" office:value="3.3375" calcext:value-type="float">
            <text:p>3.3375</text:p>
          </table:table-cell>
          <table:table-cell office:value-type="float" office:value="68.8141666666667" calcext:value-type="float">
            <text:p>68.8141666666667</text:p>
          </table:table-cell>
        </table:table-row>
        <table:table-row table:style-name="ro1">
          <table:table-cell office:value-type="float" office:value="3.4375" calcext:value-type="float">
            <text:p>3.4375</text:p>
          </table:table-cell>
          <table:table-cell office:value-type="float" office:value="69.6595833333334" calcext:value-type="float">
            <text:p>69.6595833333334</text:p>
          </table:table-cell>
        </table:table-row>
        <table:table-row table:style-name="ro1">
          <table:table-cell office:value-type="float" office:value="3.5375" calcext:value-type="float">
            <text:p>3.5375</text:p>
          </table:table-cell>
          <table:table-cell office:value-type="float" office:value="70.39" calcext:value-type="float">
            <text:p>70.39</text:p>
          </table:table-cell>
        </table:table-row>
        <table:table-row table:style-name="ro1">
          <table:table-cell office:value-type="float" office:value="3.6375" calcext:value-type="float">
            <text:p>3.6375</text:p>
          </table:table-cell>
          <table:table-cell office:value-type="float" office:value="71.11625" calcext:value-type="float">
            <text:p>71.11625</text:p>
          </table:table-cell>
        </table:table-row>
        <table:table-row table:style-name="ro1">
          <table:table-cell office:value-type="float" office:value="3.7375" calcext:value-type="float">
            <text:p>3.7375</text:p>
          </table:table-cell>
          <table:table-cell office:value-type="float" office:value="71.8704166666667" calcext:value-type="float">
            <text:p>71.8704166666667</text:p>
          </table:table-cell>
        </table:table-row>
        <table:table-row table:style-name="ro1">
          <table:table-cell office:value-type="float" office:value="3.8375" calcext:value-type="float">
            <text:p>3.8375</text:p>
          </table:table-cell>
          <table:table-cell office:value-type="float" office:value="72.6158333333333" calcext:value-type="float">
            <text:p>72.6158333333333</text:p>
          </table:table-cell>
        </table:table-row>
        <table:table-row table:style-name="ro1">
          <table:table-cell office:value-type="float" office:value="3.9375" calcext:value-type="float">
            <text:p>3.9375</text:p>
          </table:table-cell>
          <table:table-cell office:value-type="float" office:value="73.3575" calcext:value-type="float">
            <text:p>73.3575</text:p>
          </table:table-cell>
        </table:table-row>
        <table:table-row table:style-name="ro1">
          <table:table-cell office:value-type="float" office:value="4.0375" calcext:value-type="float">
            <text:p>4.0375</text:p>
          </table:table-cell>
          <table:table-cell office:value-type="float" office:value="74.0979166666667" calcext:value-type="float">
            <text:p>74.0979166666667</text:p>
          </table:table-cell>
        </table:table-row>
        <table:table-row table:style-name="ro1">
          <table:table-cell office:value-type="float" office:value="4.1375" calcext:value-type="float">
            <text:p>4.1375</text:p>
          </table:table-cell>
          <table:table-cell office:value-type="float" office:value="74.88125" calcext:value-type="float">
            <text:p>74.88125</text:p>
          </table:table-cell>
        </table:table-row>
        <table:table-row table:style-name="ro1">
          <table:table-cell office:value-type="float" office:value="4.2375" calcext:value-type="float">
            <text:p>4.2375</text:p>
          </table:table-cell>
          <table:table-cell office:value-type="float" office:value="75.6858333333333" calcext:value-type="float">
            <text:p>75.6858333333333</text:p>
          </table:table-cell>
        </table:table-row>
        <table:table-row table:style-name="ro1">
          <table:table-cell office:value-type="float" office:value="4.3375" calcext:value-type="float">
            <text:p>4.3375</text:p>
          </table:table-cell>
          <table:table-cell office:value-type="float" office:value="76.5470833333333" calcext:value-type="float">
            <text:p>76.5470833333333</text:p>
          </table:table-cell>
        </table:table-row>
        <table:table-row table:style-name="ro1">
          <table:table-cell office:value-type="float" office:value="4.4375" calcext:value-type="float">
            <text:p>4.4375</text:p>
          </table:table-cell>
          <table:table-cell office:value-type="float" office:value="77.44" calcext:value-type="float">
            <text:p>77.44</text:p>
          </table:table-cell>
        </table:table-row>
        <table:table-row table:style-name="ro1">
          <table:table-cell office:value-type="float" office:value="4.5375" calcext:value-type="float">
            <text:p>4.5375</text:p>
          </table:table-cell>
          <table:table-cell office:value-type="float" office:value="78.3125" calcext:value-type="float">
            <text:p>78.3125</text:p>
          </table:table-cell>
        </table:table-row>
        <table:table-row table:style-name="ro1">
          <table:table-cell office:value-type="float" office:value="4.6375" calcext:value-type="float">
            <text:p>4.6375</text:p>
          </table:table-cell>
          <table:table-cell office:value-type="float" office:value="79.1683333333334" calcext:value-type="float">
            <text:p>79.1683333333334</text:p>
          </table:table-cell>
        </table:table-row>
        <table:table-row table:style-name="ro1">
          <table:table-cell office:value-type="float" office:value="4.7375" calcext:value-type="float">
            <text:p>4.7375</text:p>
          </table:table-cell>
          <table:table-cell office:value-type="float" office:value="80.0266666666666" calcext:value-type="float">
            <text:p>80.0266666666666</text:p>
          </table:table-cell>
        </table:table-row>
        <table:table-row table:style-name="ro1">
          <table:table-cell office:value-type="float" office:value="4.8375" calcext:value-type="float">
            <text:p>4.8375</text:p>
          </table:table-cell>
          <table:table-cell office:value-type="float" office:value="80.8825000000001" calcext:value-type="float">
            <text:p>80.8825000000001</text:p>
          </table:table-cell>
        </table:table-row>
        <table:table-row table:style-name="ro1">
          <table:table-cell office:value-type="float" office:value="4.9375" calcext:value-type="float">
            <text:p>4.9375</text:p>
          </table:table-cell>
          <table:table-cell office:value-type="float" office:value="81.7283333333334" calcext:value-type="float">
            <text:p>81.7283333333334</text:p>
          </table:table-cell>
        </table:table-row>
        <table:table-row table:style-name="ro1">
          <table:table-cell office:value-type="float" office:value="5.0375" calcext:value-type="float">
            <text:p>5.0375</text:p>
          </table:table-cell>
          <table:table-cell office:value-type="float" office:value="82.5170833333334" calcext:value-type="float">
            <text:p>82.5170833333334</text:p>
          </table:table-cell>
        </table:table-row>
        <table:table-row table:style-name="ro1">
          <table:table-cell office:value-type="float" office:value="5.1375" calcext:value-type="float">
            <text:p>5.1375</text:p>
          </table:table-cell>
          <table:table-cell office:value-type="float" office:value="83.2875" calcext:value-type="float">
            <text:p>83.2875</text:p>
          </table:table-cell>
        </table:table-row>
        <table:table-row table:style-name="ro1">
          <table:table-cell office:value-type="float" office:value="5.2375" calcext:value-type="float">
            <text:p>5.2375</text:p>
          </table:table-cell>
          <table:table-cell office:value-type="float" office:value="84.0066666666666" calcext:value-type="float">
            <text:p>84.0066666666666</text:p>
          </table:table-cell>
        </table:table-row>
        <table:table-row table:style-name="ro1">
          <table:table-cell office:value-type="float" office:value="5.3375" calcext:value-type="float">
            <text:p>5.3375</text:p>
          </table:table-cell>
          <table:table-cell office:value-type="float" office:value="84.7008333333334" calcext:value-type="float">
            <text:p>84.7008333333334</text:p>
          </table:table-cell>
        </table:table-row>
        <table:table-row table:style-name="ro1">
          <table:table-cell office:value-type="float" office:value="5.4375" calcext:value-type="float">
            <text:p>5.4375</text:p>
          </table:table-cell>
          <table:table-cell office:value-type="float" office:value="85.3758333333333" calcext:value-type="float">
            <text:p>85.3758333333333</text:p>
          </table:table-cell>
        </table:table-row>
        <table:table-row table:style-name="ro1">
          <table:table-cell office:value-type="float" office:value="5.5375" calcext:value-type="float">
            <text:p>5.5375</text:p>
          </table:table-cell>
          <table:table-cell office:value-type="float" office:value="86.01" calcext:value-type="float">
            <text:p>86.01</text:p>
          </table:table-cell>
        </table:table-row>
        <table:table-row table:style-name="ro1">
          <table:table-cell office:value-type="float" office:value="5.6375" calcext:value-type="float">
            <text:p>5.6375</text:p>
          </table:table-cell>
          <table:table-cell office:value-type="float" office:value="86.6041666666667" calcext:value-type="float">
            <text:p>86.6041666666667</text:p>
          </table:table-cell>
        </table:table-row>
        <table:table-row table:style-name="ro1">
          <table:table-cell office:value-type="float" office:value="5.7375" calcext:value-type="float">
            <text:p>5.7375</text:p>
          </table:table-cell>
          <table:table-cell office:value-type="float" office:value="87.1641666666667" calcext:value-type="float">
            <text:p>87.1641666666667</text:p>
          </table:table-cell>
        </table:table-row>
        <table:table-row table:style-name="ro1">
          <table:table-cell office:value-type="float" office:value="5.8375" calcext:value-type="float">
            <text:p>5.8375</text:p>
          </table:table-cell>
          <table:table-cell office:value-type="float" office:value="87.72625" calcext:value-type="float">
            <text:p>87.72625</text:p>
          </table:table-cell>
        </table:table-row>
        <table:table-row table:style-name="ro1">
          <table:table-cell office:value-type="float" office:value="5.9375" calcext:value-type="float">
            <text:p>5.9375</text:p>
          </table:table-cell>
          <table:table-cell office:value-type="float" office:value="88.24625" calcext:value-type="float">
            <text:p>88.24625</text:p>
          </table:table-cell>
        </table:table-row>
        <table:table-row table:style-name="ro1">
          <table:table-cell office:value-type="float" office:value="6.0375" calcext:value-type="float">
            <text:p>6.0375</text:p>
          </table:table-cell>
          <table:table-cell office:value-type="float" office:value="88.7604166666667" calcext:value-type="float">
            <text:p>88.7604166666667</text:p>
          </table:table-cell>
        </table:table-row>
        <table:table-row table:style-name="ro1">
          <table:table-cell office:value-type="float" office:value="6.1375" calcext:value-type="float">
            <text:p>6.1375</text:p>
          </table:table-cell>
          <table:table-cell office:value-type="float" office:value="89.245" calcext:value-type="float">
            <text:p>89.245</text:p>
          </table:table-cell>
        </table:table-row>
        <table:table-row table:style-name="ro1">
          <table:table-cell office:value-type="float" office:value="6.2375" calcext:value-type="float">
            <text:p>6.2375</text:p>
          </table:table-cell>
          <table:table-cell office:value-type="float" office:value="89.73875" calcext:value-type="float">
            <text:p>89.73875</text:p>
          </table:table-cell>
        </table:table-row>
        <table:table-row table:style-name="ro1">
          <table:table-cell office:value-type="float" office:value="6.3375" calcext:value-type="float">
            <text:p>6.3375</text:p>
          </table:table-cell>
          <table:table-cell office:value-type="float" office:value="90.23375" calcext:value-type="float">
            <text:p>90.23375</text:p>
          </table:table-cell>
        </table:table-row>
        <table:table-row table:style-name="ro1">
          <table:table-cell office:value-type="float" office:value="6.4375" calcext:value-type="float">
            <text:p>6.4375</text:p>
          </table:table-cell>
          <table:table-cell office:value-type="float" office:value="90.70625" calcext:value-type="float">
            <text:p>90.70625</text:p>
          </table:table-cell>
        </table:table-row>
        <table:table-row table:style-name="ro1">
          <table:table-cell office:value-type="float" office:value="6.5375" calcext:value-type="float">
            <text:p>6.5375</text:p>
          </table:table-cell>
          <table:table-cell office:value-type="float" office:value="91.1466666666667" calcext:value-type="float">
            <text:p>91.1466666666667</text:p>
          </table:table-cell>
        </table:table-row>
        <table:table-row table:style-name="ro1">
          <table:table-cell office:value-type="float" office:value="6.6375" calcext:value-type="float">
            <text:p>6.6375</text:p>
          </table:table-cell>
          <table:table-cell office:value-type="float" office:value="91.5770833333333" calcext:value-type="float">
            <text:p>91.5770833333333</text:p>
          </table:table-cell>
        </table:table-row>
        <table:table-row table:style-name="ro1">
          <table:table-cell office:value-type="float" office:value="6.7375" calcext:value-type="float">
            <text:p>6.7375</text:p>
          </table:table-cell>
          <table:table-cell office:value-type="float" office:value="92.0429166666667" calcext:value-type="float">
            <text:p>92.0429166666667</text:p>
          </table:table-cell>
        </table:table-row>
        <table:table-row table:style-name="ro1">
          <table:table-cell office:value-type="float" office:value="6.8375" calcext:value-type="float">
            <text:p>6.8375</text:p>
          </table:table-cell>
          <table:table-cell office:value-type="float" office:value="92.44125" calcext:value-type="float">
            <text:p>92.44125</text:p>
          </table:table-cell>
        </table:table-row>
        <table:table-row table:style-name="ro1">
          <table:table-cell office:value-type="float" office:value="6.9375" calcext:value-type="float">
            <text:p>6.9375</text:p>
          </table:table-cell>
          <table:table-cell office:value-type="float" office:value="92.8295833333333" calcext:value-type="float">
            <text:p>92.8295833333333</text:p>
          </table:table-cell>
        </table:table-row>
        <table:table-row table:style-name="ro1">
          <table:table-cell office:value-type="float" office:value="7.0375" calcext:value-type="float">
            <text:p>7.0375</text:p>
          </table:table-cell>
          <table:table-cell office:value-type="float" office:value="93.225" calcext:value-type="float">
            <text:p>93.225</text:p>
          </table:table-cell>
        </table:table-row>
        <table:table-row table:style-name="ro1">
          <table:table-cell office:value-type="float" office:value="7.1375" calcext:value-type="float">
            <text:p>7.1375</text:p>
          </table:table-cell>
          <table:table-cell office:value-type="float" office:value="93.5808333333334" calcext:value-type="float">
            <text:p>93.5808333333334</text:p>
          </table:table-cell>
        </table:table-row>
        <table:table-row table:style-name="ro1">
          <table:table-cell office:value-type="float" office:value="7.2375" calcext:value-type="float">
            <text:p>7.2375</text:p>
          </table:table-cell>
          <table:table-cell office:value-type="float" office:value="93.9516666666667" calcext:value-type="float">
            <text:p>93.9516666666667</text:p>
          </table:table-cell>
        </table:table-row>
        <table:table-row table:style-name="ro1">
          <table:table-cell office:value-type="float" office:value="7.3375" calcext:value-type="float">
            <text:p>7.3375</text:p>
          </table:table-cell>
          <table:table-cell office:value-type="float" office:value="94.27625" calcext:value-type="float">
            <text:p>94.27625</text:p>
          </table:table-cell>
        </table:table-row>
        <table:table-row table:style-name="ro1">
          <table:table-cell office:value-type="float" office:value="7.4375" calcext:value-type="float">
            <text:p>7.4375</text:p>
          </table:table-cell>
          <table:table-cell office:value-type="float" office:value="94.5979166666666" calcext:value-type="float">
            <text:p>94.5979166666666</text:p>
          </table:table-cell>
        </table:table-row>
        <table:table-row table:style-name="ro1">
          <table:table-cell office:value-type="float" office:value="7.5375" calcext:value-type="float">
            <text:p>7.5375</text:p>
          </table:table-cell>
          <table:table-cell office:value-type="float" office:value="94.9141666666667" calcext:value-type="float">
            <text:p>94.9141666666667</text:p>
          </table:table-cell>
        </table:table-row>
        <table:table-row table:style-name="ro1">
          <table:table-cell office:value-type="float" office:value="7.6375" calcext:value-type="float">
            <text:p>7.6375</text:p>
          </table:table-cell>
          <table:table-cell office:value-type="float" office:value="95.2233333333334" calcext:value-type="float">
            <text:p>95.2233333333334</text:p>
          </table:table-cell>
        </table:table-row>
        <table:table-row table:style-name="ro1">
          <table:table-cell office:value-type="float" office:value="7.7375" calcext:value-type="float">
            <text:p>7.7375</text:p>
          </table:table-cell>
          <table:table-cell office:value-type="float" office:value="95.4970833333334" calcext:value-type="float">
            <text:p>95.4970833333334</text:p>
          </table:table-cell>
        </table:table-row>
        <table:table-row table:style-name="ro1">
          <table:table-cell office:value-type="float" office:value="7.8375" calcext:value-type="float">
            <text:p>7.8375</text:p>
          </table:table-cell>
          <table:table-cell office:value-type="float" office:value="95.7633333333333" calcext:value-type="float">
            <text:p>95.7633333333333</text:p>
          </table:table-cell>
        </table:table-row>
        <table:table-row table:style-name="ro1">
          <table:table-cell office:value-type="float" office:value="7.9375" calcext:value-type="float">
            <text:p>7.9375</text:p>
          </table:table-cell>
          <table:table-cell office:value-type="float" office:value="96.0087500000001" calcext:value-type="float">
            <text:p>96.0087500000001</text:p>
          </table:table-cell>
        </table:table-row>
        <table:table-row table:style-name="ro1">
          <table:table-cell office:value-type="float" office:value="8.0375" calcext:value-type="float">
            <text:p>8.0375</text:p>
          </table:table-cell>
          <table:table-cell office:value-type="float" office:value="96.2379166666667" calcext:value-type="float">
            <text:p>96.2379166666667</text:p>
          </table:table-cell>
        </table:table-row>
        <table:table-row table:style-name="ro1">
          <table:table-cell office:value-type="float" office:value="8.1375" calcext:value-type="float">
            <text:p>8.1375</text:p>
          </table:table-cell>
          <table:table-cell office:value-type="float" office:value="96.45625" calcext:value-type="float">
            <text:p>96.45625</text:p>
          </table:table-cell>
        </table:table-row>
        <table:table-row table:style-name="ro1">
          <table:table-cell office:value-type="float" office:value="8.2375" calcext:value-type="float">
            <text:p>8.2375</text:p>
          </table:table-cell>
          <table:table-cell office:value-type="float" office:value="96.6629166666667" calcext:value-type="float">
            <text:p>96.6629166666667</text:p>
          </table:table-cell>
        </table:table-row>
        <table:table-row table:style-name="ro1">
          <table:table-cell office:value-type="float" office:value="8.3375" calcext:value-type="float">
            <text:p>8.3375</text:p>
          </table:table-cell>
          <table:table-cell office:value-type="float" office:value="96.83125" calcext:value-type="float">
            <text:p>96.83125</text:p>
          </table:table-cell>
        </table:table-row>
        <table:table-row table:style-name="ro1">
          <table:table-cell office:value-type="float" office:value="8.4375" calcext:value-type="float">
            <text:p>8.4375</text:p>
          </table:table-cell>
          <table:table-cell office:value-type="float" office:value="97.0075" calcext:value-type="float">
            <text:p>97.0075</text:p>
          </table:table-cell>
        </table:table-row>
        <table:table-row table:style-name="ro1">
          <table:table-cell office:value-type="float" office:value="8.5375" calcext:value-type="float">
            <text:p>8.5375</text:p>
          </table:table-cell>
          <table:table-cell office:value-type="float" office:value="97.1720833333334" calcext:value-type="float">
            <text:p>97.1720833333334</text:p>
          </table:table-cell>
        </table:table-row>
        <table:table-row table:style-name="ro1">
          <table:table-cell office:value-type="float" office:value="8.6375" calcext:value-type="float">
            <text:p>8.6375</text:p>
          </table:table-cell>
          <table:table-cell office:value-type="float" office:value="97.3275" calcext:value-type="float">
            <text:p>97.3275</text:p>
          </table:table-cell>
        </table:table-row>
        <table:table-row table:style-name="ro1">
          <table:table-cell office:value-type="float" office:value="8.7375" calcext:value-type="float">
            <text:p>8.7375</text:p>
          </table:table-cell>
          <table:table-cell office:value-type="float" office:value="97.4625" calcext:value-type="float">
            <text:p>97.4625</text:p>
          </table:table-cell>
        </table:table-row>
        <table:table-row table:style-name="ro1">
          <table:table-cell office:value-type="float" office:value="8.8375" calcext:value-type="float">
            <text:p>8.8375</text:p>
          </table:table-cell>
          <table:table-cell office:value-type="float" office:value="97.5866666666667" calcext:value-type="float">
            <text:p>97.5866666666667</text:p>
          </table:table-cell>
        </table:table-row>
        <table:table-row table:style-name="ro1">
          <table:table-cell office:value-type="float" office:value="8.9375" calcext:value-type="float">
            <text:p>8.9375</text:p>
          </table:table-cell>
          <table:table-cell office:value-type="float" office:value="97.71" calcext:value-type="float">
            <text:p>97.71</text:p>
          </table:table-cell>
        </table:table-row>
        <table:table-row table:style-name="ro1">
          <table:table-cell office:value-type="float" office:value="9.0375" calcext:value-type="float">
            <text:p>9.0375</text:p>
          </table:table-cell>
          <table:table-cell office:value-type="float" office:value="97.8237500000001" calcext:value-type="float">
            <text:p>97.8237500000001</text:p>
          </table:table-cell>
        </table:table-row>
        <table:table-row table:style-name="ro1">
          <table:table-cell office:value-type="float" office:value="9.1375" calcext:value-type="float">
            <text:p>9.1375</text:p>
          </table:table-cell>
          <table:table-cell office:value-type="float" office:value="97.93375" calcext:value-type="float">
            <text:p>97.93375</text:p>
          </table:table-cell>
        </table:table-row>
        <table:table-row table:style-name="ro1">
          <table:table-cell office:value-type="float" office:value="9.2375" calcext:value-type="float">
            <text:p>9.2375</text:p>
          </table:table-cell>
          <table:table-cell office:value-type="float" office:value="98.03" calcext:value-type="float">
            <text:p>98.03</text:p>
          </table:table-cell>
        </table:table-row>
        <table:table-row table:style-name="ro1">
          <table:table-cell office:value-type="float" office:value="9.3375" calcext:value-type="float">
            <text:p>9.3375</text:p>
          </table:table-cell>
          <table:table-cell office:value-type="float" office:value="98.1241666666667" calcext:value-type="float">
            <text:p>98.1241666666667</text:p>
          </table:table-cell>
        </table:table-row>
        <table:table-row table:style-name="ro1">
          <table:table-cell office:value-type="float" office:value="9.4375" calcext:value-type="float">
            <text:p>9.4375</text:p>
          </table:table-cell>
          <table:table-cell office:value-type="float" office:value="98.2125" calcext:value-type="float">
            <text:p>98.2125</text:p>
          </table:table-cell>
        </table:table-row>
        <table:table-row table:style-name="ro1">
          <table:table-cell office:value-type="float" office:value="9.5375" calcext:value-type="float">
            <text:p>9.5375</text:p>
          </table:table-cell>
          <table:table-cell office:value-type="float" office:value="98.34875" calcext:value-type="float">
            <text:p>98.34875</text:p>
          </table:table-cell>
        </table:table-row>
        <table:table-row table:style-name="ro1">
          <table:table-cell office:value-type="float" office:value="10.0125" calcext:value-type="float">
            <text:p>10.0125</text:p>
          </table:table-cell>
          <table:table-cell office:value-type="float" office:value="98.5129166666667" calcext:value-type="float">
            <text:p>98.5129166666667</text:p>
          </table:table-cell>
        </table:table-row>
        <table:table-row table:style-name="ro1">
          <table:table-cell office:value-type="float" office:value="10.5625" calcext:value-type="float">
            <text:p>10.5625</text:p>
          </table:table-cell>
          <table:table-cell office:value-type="float" office:value="98.6366666666667" calcext:value-type="float">
            <text:p>98.6366666666667</text:p>
          </table:table-cell>
        </table:table-row>
        <table:table-row table:style-name="ro1">
          <table:table-cell office:value-type="float" office:value="11.1125" calcext:value-type="float">
            <text:p>11.1125</text:p>
          </table:table-cell>
          <table:table-cell office:value-type="float" office:value="98.7354166666666" calcext:value-type="float">
            <text:p>98.7354166666666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98.85875" calcext:value-type="float">
            <text:p>98.85875</text:p>
          </table:table-cell>
        </table:table-row>
        <table:table-row table:style-name="ro1">
          <table:table-cell office:value-type="float" office:value="12.475" calcext:value-type="float">
            <text:p>12.475</text:p>
          </table:table-cell>
          <table:table-cell office:value-type="float" office:value="98.9783333333333" calcext:value-type="float">
            <text:p>98.9783333333333</text:p>
          </table:table-cell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99.0570833333334" calcext:value-type="float">
            <text:p>99.0570833333334</text:p>
          </table:table-cell>
        </table:table-row>
        <table:table-row table:style-name="ro1">
          <table:table-cell office:value-type="float" office:value="14.025" calcext:value-type="float">
            <text:p>14.025</text:p>
          </table:table-cell>
          <table:table-cell office:value-type="float" office:value="99.1204166666666" calcext:value-type="float">
            <text:p>99.1204166666666</text:p>
          </table:table-cell>
        </table:table-row>
        <table:table-row table:style-name="ro1">
          <table:table-cell office:value-type="float" office:value="14.8833333333334" calcext:value-type="float">
            <text:p>14.8833333333334</text:p>
          </table:table-cell>
          <table:table-cell office:value-type="float" office:value="99.17125" calcext:value-type="float">
            <text:p>99.17125</text:p>
          </table:table-cell>
        </table:table-row>
        <table:table-row table:style-name="ro1">
          <table:table-cell office:value-type="float" office:value="15.825" calcext:value-type="float">
            <text:p>15.825</text:p>
          </table:table-cell>
          <table:table-cell office:value-type="float" office:value="99.2154166666667" calcext:value-type="float">
            <text:p>99.2154166666667</text:p>
          </table:table-cell>
        </table:table-row>
        <table:table-row table:style-name="ro1">
          <table:table-cell office:value-type="float" office:value="16.725" calcext:value-type="float">
            <text:p>16.725</text:p>
          </table:table-cell>
          <table:table-cell office:value-type="float" office:value="99.2608333333333" calcext:value-type="float">
            <text:p>99.2608333333333</text:p>
          </table:table-cell>
        </table:table-row>
        <table:table-row table:style-name="ro1">
          <table:table-cell office:value-type="float" office:value="17.625" calcext:value-type="float">
            <text:p>17.625</text:p>
          </table:table-cell>
          <table:table-cell office:value-type="float" office:value="99.2970833333333" calcext:value-type="float">
            <text:p>99.2970833333333</text:p>
          </table:table-cell>
        </table:table-row>
        <table:table-row table:style-name="ro1">
          <table:table-cell office:value-type="float" office:value="18.6458333333334" calcext:value-type="float">
            <text:p>18.6458333333334</text:p>
          </table:table-cell>
          <table:table-cell office:value-type="float" office:value="99.3366666666667" calcext:value-type="float">
            <text:p>99.3366666666667</text:p>
          </table:table-cell>
        </table:table-row>
        <table:table-row table:style-name="ro1">
          <table:table-cell office:value-type="float" office:value="19.8333333333333" calcext:value-type="float">
            <text:p>19.8333333333333</text:p>
          </table:table-cell>
          <table:table-cell office:value-type="float" office:value="99.38125" calcext:value-type="float">
            <text:p>99.38125</text:p>
          </table:table-cell>
        </table:table-row>
        <table:table-row table:style-name="ro1">
          <table:table-cell office:value-type="float" office:value="21.1416666666666" calcext:value-type="float">
            <text:p>21.1416666666666</text:p>
          </table:table-cell>
          <table:table-cell office:value-type="float" office:value="99.425" calcext:value-type="float">
            <text:p>99.425</text:p>
          </table:table-cell>
        </table:table-row>
        <table:table-row table:style-name="ro1">
          <table:table-cell office:value-type="float" office:value="28.3208333333334" calcext:value-type="float">
            <text:p>28.3208333333334</text:p>
          </table:table-cell>
          <table:table-cell office:value-type="float" office:value="99.4612500000001" calcext:value-type="float">
            <text:p>99.46125000000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.51" calcext:value-type="float">
            <text:p>99.51</text:p>
          </table:table-cell>
        </table:table-row>
        <table:table-row table:style-name="ro1">
          <table:table-cell office:value-type="float" office:value="39.8333333333333" calcext:value-type="float">
            <text:p>39.8333333333333</text:p>
          </table:table-cell>
          <table:table-cell office:value-type="float" office:value="99.5625" calcext:value-type="float">
            <text:p>99.5625</text:p>
          </table:table-cell>
        </table:table-row>
        <table:table-row table:style-name="ro1">
          <table:table-cell office:value-type="float" office:value="51.2916666666666" calcext:value-type="float">
            <text:p>51.2916666666666</text:p>
          </table:table-cell>
          <table:table-cell office:value-type="float" office:value="99.5916666666667" calcext:value-type="float">
            <text:p>99.5916666666667</text:p>
          </table:table-cell>
        </table:table-row>
        <table:table-row table:style-name="ro1">
          <table:table-cell office:value-type="float" office:value="61.125" calcext:value-type="float">
            <text:p>61.125</text:p>
          </table:table-cell>
          <table:table-cell office:value-type="float" office:value="99.6195833333334" calcext:value-type="float">
            <text:p>99.6195833333334</text:p>
          </table:table-cell>
        </table:table-row>
        <table:table-row table:style-name="ro1">
          <table:table-cell office:value-type="float" office:value="64.1666666666667" calcext:value-type="float">
            <text:p>64.1666666666667</text:p>
          </table:table-cell>
          <table:table-cell office:value-type="float" office:value="99.6516666666667" calcext:value-type="float">
            <text:p>99.6516666666667</text:p>
          </table:table-cell>
        </table:table-row>
        <table:table-row table:style-name="ro1">
          <table:table-cell office:value-type="float" office:value="75.5833333333333" calcext:value-type="float">
            <text:p>75.5833333333333</text:p>
          </table:table-cell>
          <table:table-cell office:value-type="float" office:value="99.67" calcext:value-type="float">
            <text:p>99.67</text:p>
          </table:table-cell>
        </table:table-row>
        <table:table-row table:style-name="ro1">
          <table:table-cell office:value-type="float" office:value="83.6666666666667" calcext:value-type="float">
            <text:p>83.6666666666667</text:p>
          </table:table-cell>
          <table:table-cell office:value-type="float" office:value="99.68875" calcext:value-type="float">
            <text:p>99.68875</text:p>
          </table:table-cell>
        </table:table-row>
        <table:table-row table:style-name="ro1">
          <table:table-cell office:value-type="float" office:value="91.8333333333333" calcext:value-type="float">
            <text:p>91.8333333333333</text:p>
          </table:table-cell>
          <table:table-cell office:value-type="float" office:value="99.7029166666666" calcext:value-type="float">
            <text:p>99.7029166666666</text:p>
          </table:table-cell>
        </table:table-row>
        <table:table-row table:style-name="ro1">
          <table:table-cell office:value-type="float" office:value="92.7916666666667" calcext:value-type="float">
            <text:p>92.7916666666667</text:p>
          </table:table-cell>
          <table:table-cell office:value-type="float" office:value="99.7141666666667" calcext:value-type="float">
            <text:p>99.7141666666667</text:p>
          </table:table-cell>
        </table:table-row>
        <table:table-row table:style-name="ro1">
          <table:table-cell office:value-type="float" office:value="93.5416666666667" calcext:value-type="float">
            <text:p>93.5416666666667</text:p>
          </table:table-cell>
          <table:table-cell office:value-type="float" office:value="99.72875" calcext:value-type="float">
            <text:p>99.72875</text:p>
          </table:table-cell>
        </table:table-row>
        <table:table-row table:style-name="ro1">
          <table:table-cell office:value-type="float" office:value="94.1666666666667" calcext:value-type="float">
            <text:p>94.1666666666667</text:p>
          </table:table-cell>
          <table:table-cell office:value-type="float" office:value="99.7366666666667" calcext:value-type="float">
            <text:p>99.7366666666667</text:p>
          </table:table-cell>
        </table:table-row>
        <table:table-row table:style-name="ro1">
          <table:table-cell office:value-type="float" office:value="94.8333333333333" calcext:value-type="float">
            <text:p>94.8333333333333</text:p>
          </table:table-cell>
          <table:table-cell office:value-type="float" office:value="99.7445833333333" calcext:value-type="float">
            <text:p>99.7445833333333</text:p>
          </table:table-cell>
        </table:table-row>
        <table:table-row table:style-name="ro1">
          <table:table-cell office:value-type="float" office:value="95.4166666666667" calcext:value-type="float">
            <text:p>95.4166666666667</text:p>
          </table:table-cell>
          <table:table-cell office:value-type="float" office:value="99.7529166666667" calcext:value-type="float">
            <text:p>99.7529166666667</text:p>
          </table:table-cell>
        </table:table-row>
        <table:table-row table:style-name="ro1">
          <table:table-cell office:value-type="float" office:value="96.125" calcext:value-type="float">
            <text:p>96.125</text:p>
          </table:table-cell>
          <table:table-cell office:value-type="float" office:value="99.7620833333333" calcext:value-type="float">
            <text:p>99.7620833333333</text:p>
          </table:table-cell>
        </table:table-row>
        <table:table-row table:style-name="ro1">
          <table:table-cell office:value-type="float" office:value="96.75" calcext:value-type="float">
            <text:p>96.75</text:p>
          </table:table-cell>
          <table:table-cell office:value-type="float" office:value="99.76875" calcext:value-type="float">
            <text:p>99.76875</text:p>
          </table:table-cell>
        </table:table-row>
        <table:table-row table:style-name="ro1">
          <table:table-cell office:value-type="float" office:value="97.4166666666667" calcext:value-type="float">
            <text:p>97.4166666666667</text:p>
          </table:table-cell>
          <table:table-cell office:value-type="float" office:value="99.7766666666667" calcext:value-type="float">
            <text:p>99.7766666666667</text:p>
          </table:table-cell>
        </table:table-row>
        <table:table-row table:style-name="ro1">
          <table:table-cell office:value-type="float" office:value="98.0833333333333" calcext:value-type="float">
            <text:p>98.0833333333333</text:p>
          </table:table-cell>
          <table:table-cell office:value-type="float" office:value="99.7854166666667" calcext:value-type="float">
            <text:p>99.7854166666667</text:p>
          </table:table-cell>
        </table:table-row>
        <table:table-row table:style-name="ro1">
          <table:table-cell office:value-type="float" office:value="98.8750000000001" calcext:value-type="float">
            <text:p>98.8750000000001</text:p>
          </table:table-cell>
          <table:table-cell office:value-type="float" office:value="99.7925" calcext:value-type="float">
            <text:p>99.7925</text:p>
          </table:table-cell>
        </table:table-row>
        <table:table-row table:style-name="ro1">
          <table:table-cell office:value-type="float" office:value="99.9166666666669" calcext:value-type="float">
            <text:p>99.9166666666669</text:p>
          </table:table-cell>
          <table:table-cell office:value-type="float" office:value="99.8020833333333" calcext:value-type="float">
            <text:p>99.8020833333333</text:p>
          </table:table-cell>
        </table:table-row>
        <table:table-row table:style-name="ro1">
          <table:table-cell office:value-type="float" office:value="100.833333333333" calcext:value-type="float">
            <text:p>100.833333333333</text:p>
          </table:table-cell>
          <table:table-cell office:value-type="float" office:value="99.8104166666667" calcext:value-type="float">
            <text:p>99.8104166666667</text:p>
          </table:table-cell>
        </table:table-row>
        <table:table-row table:style-name="ro1">
          <table:table-cell office:value-type="float" office:value="101.708333333333" calcext:value-type="float">
            <text:p>101.708333333333</text:p>
          </table:table-cell>
          <table:table-cell office:value-type="float" office:value="99.8158333333334" calcext:value-type="float">
            <text:p>99.8158333333334</text:p>
          </table:table-cell>
        </table:table-row>
        <table:table-row table:style-name="ro1">
          <table:table-cell office:value-type="float" office:value="102.541666666667" calcext:value-type="float">
            <text:p>102.541666666667</text:p>
          </table:table-cell>
          <table:table-cell office:value-type="float" office:value="99.8229166666667" calcext:value-type="float">
            <text:p>99.8229166666667</text:p>
          </table:table-cell>
        </table:table-row>
        <table:table-row table:style-name="ro1">
          <table:table-cell office:value-type="float" office:value="103.75" calcext:value-type="float">
            <text:p>103.75</text:p>
          </table:table-cell>
          <table:table-cell office:value-type="float" office:value="99.8295833333333" calcext:value-type="float">
            <text:p>99.8295833333333</text:p>
          </table:table-cell>
        </table:table-row>
        <table:table-row table:style-name="ro1">
          <table:table-cell office:value-type="float" office:value="104.75" calcext:value-type="float">
            <text:p>104.75</text:p>
          </table:table-cell>
          <table:table-cell office:value-type="float" office:value="99.8370833333333" calcext:value-type="float">
            <text:p>99.8370833333333</text:p>
          </table:table-cell>
        </table:table-row>
        <table:table-row table:style-name="ro1">
          <table:table-cell office:value-type="float" office:value="105.583333333333" calcext:value-type="float">
            <text:p>105.583333333333</text:p>
          </table:table-cell>
          <table:table-cell office:value-type="float" office:value="99.8445833333333" calcext:value-type="float">
            <text:p>99.8445833333333</text:p>
          </table:table-cell>
        </table:table-row>
        <table:table-row table:style-name="ro1">
          <table:table-cell office:value-type="float" office:value="106.791666666667" calcext:value-type="float">
            <text:p>106.791666666667</text:p>
          </table:table-cell>
          <table:table-cell office:value-type="float" office:value="99.8508333333334" calcext:value-type="float">
            <text:p>99.8508333333334</text:p>
          </table:table-cell>
        </table:table-row>
        <table:table-row table:style-name="ro1">
          <table:table-cell office:value-type="float" office:value="107.958333333333" calcext:value-type="float">
            <text:p>107.958333333333</text:p>
          </table:table-cell>
          <table:table-cell office:value-type="float" office:value="99.8570833333334" calcext:value-type="float">
            <text:p>99.8570833333334</text:p>
          </table:table-cell>
        </table:table-row>
        <table:table-row table:style-name="ro1">
          <table:table-cell office:value-type="float" office:value="109.208333333334" calcext:value-type="float">
            <text:p>109.208333333334</text:p>
          </table:table-cell>
          <table:table-cell office:value-type="float" office:value="99.8625" calcext:value-type="float">
            <text:p>99.8625</text:p>
          </table:table-cell>
        </table:table-row>
        <table:table-row table:style-name="ro1">
          <table:table-cell office:value-type="float" office:value="110.416666666667" calcext:value-type="float">
            <text:p>110.416666666667</text:p>
          </table:table-cell>
          <table:table-cell office:value-type="float" office:value="99.86875" calcext:value-type="float">
            <text:p>99.86875</text:p>
          </table:table-cell>
        </table:table-row>
        <table:table-row table:style-name="ro1">
          <table:table-cell office:value-type="float" office:value="112.291666666667" calcext:value-type="float">
            <text:p>112.291666666667</text:p>
          </table:table-cell>
          <table:table-cell office:value-type="float" office:value="99.8770833333333" calcext:value-type="float">
            <text:p>99.8770833333333</text:p>
          </table:table-cell>
        </table:table-row>
        <table:table-row table:style-name="ro1">
          <table:table-cell office:value-type="float" office:value="115.208333333333" calcext:value-type="float">
            <text:p>115.208333333333</text:p>
          </table:table-cell>
          <table:table-cell office:value-type="float" office:value="99.8845833333333" calcext:value-type="float">
            <text:p>99.8845833333333</text:p>
          </table:table-cell>
        </table:table-row>
        <table:table-row table:style-name="ro1">
          <table:table-cell office:value-type="float" office:value="116.791666666667" calcext:value-type="float">
            <text:p>116.791666666667</text:p>
          </table:table-cell>
          <table:table-cell office:value-type="float" office:value="99.8895833333333" calcext:value-type="float">
            <text:p>99.8895833333333</text:p>
          </table:table-cell>
        </table:table-row>
        <table:table-row table:style-name="ro1">
          <table:table-cell office:value-type="float" office:value="122.541666666667" calcext:value-type="float">
            <text:p>122.541666666667</text:p>
          </table:table-cell>
          <table:table-cell office:value-type="float" office:value="99.89625" calcext:value-type="float">
            <text:p>99.89625</text:p>
          </table:table-cell>
        </table:table-row>
        <table:table-row table:style-name="ro1">
          <table:table-cell office:value-type="float" office:value="129.083333333333" calcext:value-type="float">
            <text:p>129.083333333333</text:p>
          </table:table-cell>
          <table:table-cell office:value-type="float" office:value="99.9029166666667" calcext:value-type="float">
            <text:p>99.9029166666667</text:p>
          </table:table-cell>
        </table:table-row>
        <table:table-row table:style-name="ro1">
          <table:table-cell office:value-type="float" office:value="135.208333333333" calcext:value-type="float">
            <text:p>135.208333333333</text:p>
          </table:table-cell>
          <table:table-cell office:value-type="float" office:value="99.9079166666667" calcext:value-type="float">
            <text:p>99.9079166666667</text:p>
          </table:table-cell>
        </table:table-row>
        <table:table-row table:style-name="ro1">
          <table:table-cell office:value-type="float" office:value="136.333333333333" calcext:value-type="float">
            <text:p>136.333333333333</text:p>
          </table:table-cell>
          <table:table-cell office:value-type="float" office:value="99.91375" calcext:value-type="float">
            <text:p>99.91375</text:p>
          </table:table-cell>
        </table:table-row>
        <table:table-row table:style-name="ro1">
          <table:table-cell office:value-type="float" office:value="138.375" calcext:value-type="float">
            <text:p>138.375</text:p>
          </table:table-cell>
          <table:table-cell office:value-type="float" office:value="99.9191666666667" calcext:value-type="float">
            <text:p>99.9191666666667</text:p>
          </table:table-cell>
        </table:table-row>
        <table:table-row table:style-name="ro1">
          <table:table-cell office:value-type="float" office:value="140.291666666667" calcext:value-type="float">
            <text:p>140.291666666667</text:p>
          </table:table-cell>
          <table:table-cell office:value-type="float" office:value="99.9241666666667" calcext:value-type="float">
            <text:p>99.9241666666667</text:p>
          </table:table-cell>
        </table:table-row>
        <table:table-row table:style-name="ro1">
          <table:table-cell office:value-type="float" office:value="143.541666666667" calcext:value-type="float">
            <text:p>143.541666666667</text:p>
          </table:table-cell>
          <table:table-cell office:value-type="float" office:value="99.9304166666667" calcext:value-type="float">
            <text:p>99.9304166666667</text:p>
          </table:table-cell>
        </table:table-row>
        <table:table-row table:style-name="ro1">
          <table:table-cell office:value-type="float" office:value="145.875" calcext:value-type="float">
            <text:p>145.875</text:p>
          </table:table-cell>
          <table:table-cell office:value-type="float" office:value="99.9383333333334" calcext:value-type="float">
            <text:p>99.9383333333334</text:p>
          </table:table-cell>
        </table:table-row>
        <table:table-row table:style-name="ro1">
          <table:table-cell office:value-type="float" office:value="149.708333333333" calcext:value-type="float">
            <text:p>149.708333333333</text:p>
          </table:table-cell>
          <table:table-cell office:value-type="float" office:value="99.9420833333333" calcext:value-type="float">
            <text:p>99.9420833333333</text:p>
          </table:table-cell>
        </table:table-row>
        <table:table-row table:style-name="ro1">
          <table:table-cell office:value-type="float" office:value="153.625" calcext:value-type="float">
            <text:p>153.625</text:p>
          </table:table-cell>
          <table:table-cell office:value-type="float" office:value="99.9479166666667" calcext:value-type="float">
            <text:p>99.9479166666667</text:p>
          </table:table-cell>
        </table:table-row>
        <table:table-row table:style-name="ro1">
          <table:table-cell office:value-type="float" office:value="159.083333333333" calcext:value-type="float">
            <text:p>159.083333333333</text:p>
          </table:table-cell>
          <table:table-cell office:value-type="float" office:value="99.95375" calcext:value-type="float">
            <text:p>99.95375</text:p>
          </table:table-cell>
        </table:table-row>
        <table:table-row table:style-name="ro1">
          <table:table-cell office:value-type="float" office:value="163.875" calcext:value-type="float">
            <text:p>163.875</text:p>
          </table:table-cell>
          <table:table-cell office:value-type="float" office:value="99.9595833333333" calcext:value-type="float">
            <text:p>99.9595833333333</text:p>
          </table:table-cell>
        </table:table-row>
        <table:table-row table:style-name="ro1">
          <table:table-cell office:value-type="float" office:value="172.416666666667" calcext:value-type="float">
            <text:p>172.416666666667</text:p>
          </table:table-cell>
          <table:table-cell office:value-type="float" office:value="99.965" calcext:value-type="float">
            <text:p>99.965</text:p>
          </table:table-cell>
        </table:table-row>
        <table:table-row table:style-name="ro1">
          <table:table-cell office:value-type="float" office:value="183.833333333333" calcext:value-type="float">
            <text:p>183.833333333333</text:p>
          </table:table-cell>
          <table:table-cell office:value-type="float" office:value="99.9683333333334" calcext:value-type="float">
            <text:p>99.9683333333334</text:p>
          </table:table-cell>
        </table:table-row>
        <table:table-row table:style-name="ro1">
          <table:table-cell office:value-type="float" office:value="194.5" calcext:value-type="float">
            <text:p>194.5</text:p>
          </table:table-cell>
          <table:table-cell office:value-type="float" office:value="99.9720833333333" calcext:value-type="float">
            <text:p>99.9720833333333</text:p>
          </table:table-cell>
        </table:table-row>
        <table:table-row table:style-name="ro1">
          <table:table-cell office:value-type="float" office:value="200.583333333333" calcext:value-type="float">
            <text:p>200.583333333333</text:p>
          </table:table-cell>
          <table:table-cell office:value-type="float" office:value="99.9758333333334" calcext:value-type="float">
            <text:p>99.975833333333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9.98" calcext:value-type="float">
            <text:p>99.98</text:p>
          </table:table-cell>
        </table:table-row>
        <table:table-row table:style-name="ro1">
          <table:table-cell office:value-type="float" office:value="215.083333333333" calcext:value-type="float">
            <text:p>215.083333333333</text:p>
          </table:table-cell>
          <table:table-cell office:value-type="float" office:value="99.98125" calcext:value-type="float">
            <text:p>99.98125</text:p>
          </table:table-cell>
        </table:table-row>
        <table:table-row table:style-name="ro1">
          <table:table-cell office:value-type="float" office:value="217.416666666666" calcext:value-type="float">
            <text:p>217.416666666666</text:p>
          </table:table-cell>
          <table:table-cell office:value-type="float" office:value="99.9845833333334" calcext:value-type="float">
            <text:p>99.9845833333334</text:p>
          </table:table-cell>
        </table:table-row>
        <table:table-row table:style-name="ro1">
          <table:table-cell office:value-type="float" office:value="219.25" calcext:value-type="float">
            <text:p>219.25</text:p>
          </table:table-cell>
          <table:table-cell office:value-type="float" office:value="99.98625" calcext:value-type="float">
            <text:p>99.98625</text:p>
          </table:table-cell>
        </table:table-row>
        <table:table-row table:style-name="ro1">
          <table:table-cell office:value-type="float" office:value="221.833333333333" calcext:value-type="float">
            <text:p>221.833333333333</text:p>
          </table:table-cell>
          <table:table-cell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226.416666666667" calcext:value-type="float">
            <text:p>226.416666666667</text:p>
          </table:table-cell>
          <table:table-cell office:value-type="float" office:value="99.9904166666667" calcext:value-type="float">
            <text:p>99.9904166666667</text:p>
          </table:table-cell>
        </table:table-row>
        <table:table-row table:style-name="ro1">
          <table:table-cell office:value-type="float" office:value="233.083333333333" calcext:value-type="float">
            <text:p>233.083333333333</text:p>
          </table:table-cell>
          <table:table-cell office:value-type="float" office:value="99.9920833333333" calcext:value-type="float">
            <text:p>99.9920833333333</text:p>
          </table:table-cell>
        </table:table-row>
        <table:table-row table:style-name="ro1">
          <table:table-cell office:value-type="float" office:value="239.333333333333" calcext:value-type="float">
            <text:p>239.333333333333</text:p>
          </table:table-cell>
          <table:table-cell office:value-type="float" office:value="99.99375" calcext:value-type="float">
            <text:p>99.99375</text:p>
          </table:table-cell>
        </table:table-row>
        <table:table-row table:style-name="ro1">
          <table:table-cell office:value-type="float" office:value="240.166666666666" calcext:value-type="float">
            <text:p>240.166666666666</text:p>
          </table:table-cell>
          <table:table-cell office:value-type="float" office:value="99.9954166666667" calcext:value-type="float">
            <text:p>99.9954166666667</text:p>
          </table:table-cell>
        </table:table-row>
        <table:table-row table:style-name="ro1">
          <table:table-cell office:value-type="float" office:value="243.083333333333" calcext:value-type="float">
            <text:p>243.083333333333</text:p>
          </table:table-cell>
          <table:table-cell office:value-type="float" office:value="99.9966666666666" calcext:value-type="float">
            <text:p>99.9966666666666</text:p>
          </table:table-cell>
        </table:table-row>
        <table:table-row table:style-name="ro1">
          <table:table-cell office:value-type="float" office:value="243.5" calcext:value-type="float">
            <text:p>243.5</text:p>
          </table:table-cell>
          <table:table-cell office:value-type="float" office:value="99.9975" calcext:value-type="float">
            <text:p>99.9975</text:p>
          </table:table-cell>
        </table:table-row>
        <table:table-row table:style-name="ro1">
          <table:table-cell office:value-type="float" office:value="245.583333333333" calcext:value-type="float">
            <text:p>245.583333333333</text:p>
          </table:table-cell>
          <table:table-cell office:value-type="float" office:value="99.9975" calcext:value-type="float">
            <text:p>99.997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9.9979166666666" calcext:value-type="float">
            <text:p>99.9979166666666</text:p>
          </table:table-cell>
        </table:table-row>
        <table:table-row table:style-name="ro1">
          <table:table-cell office:value-type="float" office:value="247.25" calcext:value-type="float">
            <text:p>247.25</text:p>
          </table:table-cell>
          <table:table-cell office:value-type="float" office:value="99.9983333333334" calcext:value-type="float">
            <text:p>99.9983333333334</text:p>
          </table:table-cell>
        </table:table-row>
        <table:table-row table:style-name="ro1">
          <table:table-cell office:value-type="float" office:value="249.333333333333" calcext:value-type="float">
            <text:p>249.333333333333</text:p>
          </table:table-cell>
          <table:table-cell office:value-type="float" office:value="99.9991666666667" calcext:value-type="float">
            <text:p>99.9991666666667</text:p>
          </table:table-cell>
        </table:table-row>
        <table:table-row table:style-name="ro1">
          <table:table-cell office:value-type="float" office:value="251.833333333333" calcext:value-type="float">
            <text:p>251.833333333333</text:p>
          </table:table-cell>
          <table:table-cell office:value-type="float" office:value="99.9995833333334" calcext:value-type="float">
            <text:p>99.9995833333334</text:p>
          </table:table-cell>
        </table:table-row>
        <table:table-row table:style-name="ro1">
          <table:table-cell office:value-type="float" office:value="256.833333333333" calcext:value-type="float">
            <text:p>256.83333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float" office:value="1.36833333333333" calcext:value-type="float">
            <text:p>1.36833333333333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.4625" calcext:value-type="float">
            <text:p>1.4625</text:p>
          </table:table-cell>
          <table:table-cell office:value-type="float" office:value="0.227083333333334" calcext:value-type="float">
            <text:p>0.227083333333334</text:p>
          </table:table-cell>
        </table:table-row>
        <table:table-row table:style-name="ro1">
          <table:table-cell office:value-type="float" office:value="1.5625" calcext:value-type="float">
            <text:p>1.5625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1.6625" calcext:value-type="float">
            <text:p>1.6625</text:p>
          </table:table-cell>
          <table:table-cell office:value-type="float" office:value="2.40208333333333" calcext:value-type="float">
            <text:p>2.40208333333333</text:p>
          </table:table-cell>
        </table:table-row>
        <table:table-row table:style-name="ro1">
          <table:table-cell office:value-type="float" office:value="1.7625" calcext:value-type="float">
            <text:p>1.7625</text:p>
          </table:table-cell>
          <table:table-cell office:value-type="float" office:value="5.24083333333333" calcext:value-type="float">
            <text:p>5.24083333333333</text:p>
          </table:table-cell>
        </table:table-row>
        <table:table-row table:style-name="ro1">
          <table:table-cell office:value-type="float" office:value="1.8625" calcext:value-type="float">
            <text:p>1.8625</text:p>
          </table:table-cell>
          <table:table-cell office:value-type="float" office:value="9.47916666666669" calcext:value-type="float">
            <text:p>9.47916666666669</text:p>
          </table:table-cell>
        </table:table-row>
        <table:table-row table:style-name="ro1">
          <table:table-cell office:value-type="float" office:value="1.9625" calcext:value-type="float">
            <text:p>1.9625</text:p>
          </table:table-cell>
          <table:table-cell office:value-type="float" office:value="14.775" calcext:value-type="float">
            <text:p>14.775</text:p>
          </table:table-cell>
        </table:table-row>
        <table:table-row table:style-name="ro1">
          <table:table-cell office:value-type="float" office:value="2.0625" calcext:value-type="float">
            <text:p>2.0625</text:p>
          </table:table-cell>
          <table:table-cell office:value-type="float" office:value="20.7970833333333" calcext:value-type="float">
            <text:p>20.7970833333333</text:p>
          </table:table-cell>
        </table:table-row>
        <table:table-row table:style-name="ro1">
          <table:table-cell office:value-type="float" office:value="2.1625" calcext:value-type="float">
            <text:p>2.1625</text:p>
          </table:table-cell>
          <table:table-cell office:value-type="float" office:value="27.1425" calcext:value-type="float">
            <text:p>27.1425</text:p>
          </table:table-cell>
        </table:table-row>
        <table:table-row table:style-name="ro1">
          <table:table-cell office:value-type="float" office:value="2.2625" calcext:value-type="float">
            <text:p>2.2625</text:p>
          </table:table-cell>
          <table:table-cell office:value-type="float" office:value="33.3470833333334" calcext:value-type="float">
            <text:p>33.3470833333334</text:p>
          </table:table-cell>
        </table:table-row>
        <table:table-row table:style-name="ro1">
          <table:table-cell office:value-type="float" office:value="2.3625" calcext:value-type="float">
            <text:p>2.3625</text:p>
          </table:table-cell>
          <table:table-cell office:value-type="float" office:value="39.0841666666667" calcext:value-type="float">
            <text:p>39.0841666666667</text:p>
          </table:table-cell>
        </table:table-row>
        <table:table-row table:style-name="ro1">
          <table:table-cell office:value-type="float" office:value="2.4625" calcext:value-type="float">
            <text:p>2.4625</text:p>
          </table:table-cell>
          <table:table-cell office:value-type="float" office:value="44.2983333333333" calcext:value-type="float">
            <text:p>44.2983333333333</text:p>
          </table:table-cell>
        </table:table-row>
        <table:table-row table:style-name="ro1">
          <table:table-cell office:value-type="float" office:value="2.5625" calcext:value-type="float">
            <text:p>2.5625</text:p>
          </table:table-cell>
          <table:table-cell office:value-type="float" office:value="48.8958333333334" calcext:value-type="float">
            <text:p>48.8958333333334</text:p>
          </table:table-cell>
        </table:table-row>
        <table:table-row table:style-name="ro1">
          <table:table-cell office:value-type="float" office:value="2.6625" calcext:value-type="float">
            <text:p>2.6625</text:p>
          </table:table-cell>
          <table:table-cell office:value-type="float" office:value="52.8604166666667" calcext:value-type="float">
            <text:p>52.8604166666667</text:p>
          </table:table-cell>
        </table:table-row>
        <table:table-row table:style-name="ro1">
          <table:table-cell office:value-type="float" office:value="2.7625" calcext:value-type="float">
            <text:p>2.7625</text:p>
          </table:table-cell>
          <table:table-cell office:value-type="float" office:value="56.2679166666667" calcext:value-type="float">
            <text:p>56.2679166666667</text:p>
          </table:table-cell>
        </table:table-row>
        <table:table-row table:style-name="ro1">
          <table:table-cell office:value-type="float" office:value="2.8625" calcext:value-type="float">
            <text:p>2.8625</text:p>
          </table:table-cell>
          <table:table-cell office:value-type="float" office:value="59.2241666666667" calcext:value-type="float">
            <text:p>59.2241666666667</text:p>
          </table:table-cell>
        </table:table-row>
        <table:table-row table:style-name="ro1">
          <table:table-cell office:value-type="float" office:value="2.9625" calcext:value-type="float">
            <text:p>2.9625</text:p>
          </table:table-cell>
          <table:table-cell office:value-type="float" office:value="61.6741666666667" calcext:value-type="float">
            <text:p>61.6741666666667</text:p>
          </table:table-cell>
        </table:table-row>
        <table:table-row table:style-name="ro1">
          <table:table-cell office:value-type="float" office:value="3.0625" calcext:value-type="float">
            <text:p>3.0625</text:p>
          </table:table-cell>
          <table:table-cell office:value-type="float" office:value="63.8004166666667" calcext:value-type="float">
            <text:p>63.8004166666667</text:p>
          </table:table-cell>
        </table:table-row>
        <table:table-row table:style-name="ro1">
          <table:table-cell office:value-type="float" office:value="3.1625" calcext:value-type="float">
            <text:p>3.1625</text:p>
          </table:table-cell>
          <table:table-cell office:value-type="float" office:value="65.5658333333333" calcext:value-type="float">
            <text:p>65.5658333333333</text:p>
          </table:table-cell>
        </table:table-row>
        <table:table-row table:style-name="ro1">
          <table:table-cell office:value-type="float" office:value="3.2625" calcext:value-type="float">
            <text:p>3.2625</text:p>
          </table:table-cell>
          <table:table-cell office:value-type="float" office:value="67.0716666666667" calcext:value-type="float">
            <text:p>67.0716666666667</text:p>
          </table:table-cell>
        </table:table-row>
        <table:table-row table:style-name="ro1">
          <table:table-cell office:value-type="float" office:value="3.3625" calcext:value-type="float">
            <text:p>3.3625</text:p>
          </table:table-cell>
          <table:table-cell office:value-type="float" office:value="68.42" calcext:value-type="float">
            <text:p>68.42</text:p>
          </table:table-cell>
        </table:table-row>
        <table:table-row table:style-name="ro1">
          <table:table-cell office:value-type="float" office:value="3.4625" calcext:value-type="float">
            <text:p>3.4625</text:p>
          </table:table-cell>
          <table:table-cell office:value-type="float" office:value="69.5875" calcext:value-type="float">
            <text:p>69.5875</text:p>
          </table:table-cell>
        </table:table-row>
        <table:table-row table:style-name="ro1">
          <table:table-cell office:value-type="float" office:value="3.5625" calcext:value-type="float">
            <text:p>3.5625</text:p>
          </table:table-cell>
          <table:table-cell office:value-type="float" office:value="70.6175" calcext:value-type="float">
            <text:p>70.6175</text:p>
          </table:table-cell>
        </table:table-row>
        <table:table-row table:style-name="ro1">
          <table:table-cell office:value-type="float" office:value="3.6625" calcext:value-type="float">
            <text:p>3.6625</text:p>
          </table:table-cell>
          <table:table-cell office:value-type="float" office:value="71.5295833333334" calcext:value-type="float">
            <text:p>71.5295833333334</text:p>
          </table:table-cell>
        </table:table-row>
        <table:table-row table:style-name="ro1">
          <table:table-cell office:value-type="float" office:value="3.7625" calcext:value-type="float">
            <text:p>3.7625</text:p>
          </table:table-cell>
          <table:table-cell office:value-type="float" office:value="72.3579166666667" calcext:value-type="float">
            <text:p>72.3579166666667</text:p>
          </table:table-cell>
        </table:table-row>
        <table:table-row table:style-name="ro1">
          <table:table-cell office:value-type="float" office:value="3.8625" calcext:value-type="float">
            <text:p>3.8625</text:p>
          </table:table-cell>
          <table:table-cell office:value-type="float" office:value="73.0816666666667" calcext:value-type="float">
            <text:p>73.0816666666667</text:p>
          </table:table-cell>
        </table:table-row>
        <table:table-row table:style-name="ro1">
          <table:table-cell office:value-type="float" office:value="3.9625" calcext:value-type="float">
            <text:p>3.9625</text:p>
          </table:table-cell>
          <table:table-cell office:value-type="float" office:value="73.7475" calcext:value-type="float">
            <text:p>73.7475</text:p>
          </table:table-cell>
        </table:table-row>
        <table:table-row table:style-name="ro1">
          <table:table-cell office:value-type="float" office:value="4.0625" calcext:value-type="float">
            <text:p>4.0625</text:p>
          </table:table-cell>
          <table:table-cell office:value-type="float" office:value="74.375" calcext:value-type="float">
            <text:p>74.375</text:p>
          </table:table-cell>
        </table:table-row>
        <table:table-row table:style-name="ro1">
          <table:table-cell office:value-type="float" office:value="4.1625" calcext:value-type="float">
            <text:p>4.1625</text:p>
          </table:table-cell>
          <table:table-cell office:value-type="float" office:value="74.9929166666667" calcext:value-type="float">
            <text:p>74.9929166666667</text:p>
          </table:table-cell>
        </table:table-row>
        <table:table-row table:style-name="ro1">
          <table:table-cell office:value-type="float" office:value="4.2625" calcext:value-type="float">
            <text:p>4.2625</text:p>
          </table:table-cell>
          <table:table-cell office:value-type="float" office:value="75.54375" calcext:value-type="float">
            <text:p>75.54375</text:p>
          </table:table-cell>
        </table:table-row>
        <table:table-row table:style-name="ro1">
          <table:table-cell office:value-type="float" office:value="4.3625" calcext:value-type="float">
            <text:p>4.3625</text:p>
          </table:table-cell>
          <table:table-cell office:value-type="float" office:value="76.0791666666667" calcext:value-type="float">
            <text:p>76.0791666666667</text:p>
          </table:table-cell>
        </table:table-row>
        <table:table-row table:style-name="ro1">
          <table:table-cell office:value-type="float" office:value="4.4625" calcext:value-type="float">
            <text:p>4.4625</text:p>
          </table:table-cell>
          <table:table-cell office:value-type="float" office:value="76.6554166666667" calcext:value-type="float">
            <text:p>76.6554166666667</text:p>
          </table:table-cell>
        </table:table-row>
        <table:table-row table:style-name="ro1">
          <table:table-cell office:value-type="float" office:value="4.5625" calcext:value-type="float">
            <text:p>4.5625</text:p>
          </table:table-cell>
          <table:table-cell office:value-type="float" office:value="77.2445833333333" calcext:value-type="float">
            <text:p>77.2445833333333</text:p>
          </table:table-cell>
        </table:table-row>
        <table:table-row table:style-name="ro1">
          <table:table-cell office:value-type="float" office:value="4.6625" calcext:value-type="float">
            <text:p>4.6625</text:p>
          </table:table-cell>
          <table:table-cell office:value-type="float" office:value="77.8175" calcext:value-type="float">
            <text:p>77.8175</text:p>
          </table:table-cell>
        </table:table-row>
        <table:table-row table:style-name="ro1">
          <table:table-cell office:value-type="float" office:value="4.7625" calcext:value-type="float">
            <text:p>4.7625</text:p>
          </table:table-cell>
          <table:table-cell office:value-type="float" office:value="78.4466666666667" calcext:value-type="float">
            <text:p>78.4466666666667</text:p>
          </table:table-cell>
        </table:table-row>
        <table:table-row table:style-name="ro1">
          <table:table-cell office:value-type="float" office:value="4.8625" calcext:value-type="float">
            <text:p>4.8625</text:p>
          </table:table-cell>
          <table:table-cell office:value-type="float" office:value="79.0775" calcext:value-type="float">
            <text:p>79.0775</text:p>
          </table:table-cell>
        </table:table-row>
        <table:table-row table:style-name="ro1">
          <table:table-cell office:value-type="float" office:value="4.9625" calcext:value-type="float">
            <text:p>4.9625</text:p>
          </table:table-cell>
          <table:table-cell office:value-type="float" office:value="79.76125" calcext:value-type="float">
            <text:p>79.76125</text:p>
          </table:table-cell>
        </table:table-row>
        <table:table-row table:style-name="ro1">
          <table:table-cell office:value-type="float" office:value="5.0625" calcext:value-type="float">
            <text:p>5.0625</text:p>
          </table:table-cell>
          <table:table-cell office:value-type="float" office:value="80.44625" calcext:value-type="float">
            <text:p>80.44625</text:p>
          </table:table-cell>
        </table:table-row>
        <table:table-row table:style-name="ro1">
          <table:table-cell office:value-type="float" office:value="5.1625" calcext:value-type="float">
            <text:p>5.1625</text:p>
          </table:table-cell>
          <table:table-cell office:value-type="float" office:value="81.1325" calcext:value-type="float">
            <text:p>81.1325</text:p>
          </table:table-cell>
        </table:table-row>
        <table:table-row table:style-name="ro1">
          <table:table-cell office:value-type="float" office:value="5.2625" calcext:value-type="float">
            <text:p>5.2625</text:p>
          </table:table-cell>
          <table:table-cell office:value-type="float" office:value="81.86" calcext:value-type="float">
            <text:p>81.86</text:p>
          </table:table-cell>
        </table:table-row>
        <table:table-row table:style-name="ro1">
          <table:table-cell office:value-type="float" office:value="5.3625" calcext:value-type="float">
            <text:p>5.3625</text:p>
          </table:table-cell>
          <table:table-cell office:value-type="float" office:value="82.61" calcext:value-type="float">
            <text:p>82.61</text:p>
          </table:table-cell>
        </table:table-row>
        <table:table-row table:style-name="ro1">
          <table:table-cell office:value-type="float" office:value="5.4625" calcext:value-type="float">
            <text:p>5.4625</text:p>
          </table:table-cell>
          <table:table-cell office:value-type="float" office:value="83.3454166666667" calcext:value-type="float">
            <text:p>83.3454166666667</text:p>
          </table:table-cell>
        </table:table-row>
        <table:table-row table:style-name="ro1">
          <table:table-cell office:value-type="float" office:value="5.5625" calcext:value-type="float">
            <text:p>5.5625</text:p>
          </table:table-cell>
          <table:table-cell office:value-type="float" office:value="84.0816666666667" calcext:value-type="float">
            <text:p>84.0816666666667</text:p>
          </table:table-cell>
        </table:table-row>
        <table:table-row table:style-name="ro1">
          <table:table-cell office:value-type="float" office:value="5.6625" calcext:value-type="float">
            <text:p>5.6625</text:p>
          </table:table-cell>
          <table:table-cell office:value-type="float" office:value="84.8095833333333" calcext:value-type="float">
            <text:p>84.8095833333333</text:p>
          </table:table-cell>
        </table:table-row>
        <table:table-row table:style-name="ro1">
          <table:table-cell office:value-type="float" office:value="5.7625" calcext:value-type="float">
            <text:p>5.7625</text:p>
          </table:table-cell>
          <table:table-cell office:value-type="float" office:value="85.5229166666667" calcext:value-type="float">
            <text:p>85.5229166666667</text:p>
          </table:table-cell>
        </table:table-row>
        <table:table-row table:style-name="ro1">
          <table:table-cell office:value-type="float" office:value="5.8625" calcext:value-type="float">
            <text:p>5.8625</text:p>
          </table:table-cell>
          <table:table-cell office:value-type="float" office:value="86.18375" calcext:value-type="float">
            <text:p>86.18375</text:p>
          </table:table-cell>
        </table:table-row>
        <table:table-row table:style-name="ro1">
          <table:table-cell office:value-type="float" office:value="5.9625" calcext:value-type="float">
            <text:p>5.9625</text:p>
          </table:table-cell>
          <table:table-cell office:value-type="float" office:value="86.835" calcext:value-type="float">
            <text:p>86.835</text:p>
          </table:table-cell>
        </table:table-row>
        <table:table-row table:style-name="ro1">
          <table:table-cell office:value-type="float" office:value="6.0625" calcext:value-type="float">
            <text:p>6.0625</text:p>
          </table:table-cell>
          <table:table-cell office:value-type="float" office:value="87.4904166666667" calcext:value-type="float">
            <text:p>87.4904166666667</text:p>
          </table:table-cell>
        </table:table-row>
        <table:table-row table:style-name="ro1">
          <table:table-cell office:value-type="float" office:value="6.1625" calcext:value-type="float">
            <text:p>6.1625</text:p>
          </table:table-cell>
          <table:table-cell office:value-type="float" office:value="88.1025" calcext:value-type="float">
            <text:p>88.1025</text:p>
          </table:table-cell>
        </table:table-row>
        <table:table-row table:style-name="ro1">
          <table:table-cell office:value-type="float" office:value="6.2625" calcext:value-type="float">
            <text:p>6.2625</text:p>
          </table:table-cell>
          <table:table-cell office:value-type="float" office:value="88.69" calcext:value-type="float">
            <text:p>88.69</text:p>
          </table:table-cell>
        </table:table-row>
        <table:table-row table:style-name="ro1">
          <table:table-cell office:value-type="float" office:value="6.3625" calcext:value-type="float">
            <text:p>6.3625</text:p>
          </table:table-cell>
          <table:table-cell office:value-type="float" office:value="89.2745833333333" calcext:value-type="float">
            <text:p>89.2745833333333</text:p>
          </table:table-cell>
        </table:table-row>
        <table:table-row table:style-name="ro1">
          <table:table-cell office:value-type="float" office:value="6.4625" calcext:value-type="float">
            <text:p>6.4625</text:p>
          </table:table-cell>
          <table:table-cell office:value-type="float" office:value="89.8354166666667" calcext:value-type="float">
            <text:p>89.8354166666667</text:p>
          </table:table-cell>
        </table:table-row>
        <table:table-row table:style-name="ro1">
          <table:table-cell office:value-type="float" office:value="6.5625" calcext:value-type="float">
            <text:p>6.5625</text:p>
          </table:table-cell>
          <table:table-cell office:value-type="float" office:value="90.355" calcext:value-type="float">
            <text:p>90.355</text:p>
          </table:table-cell>
        </table:table-row>
        <table:table-row table:style-name="ro1">
          <table:table-cell office:value-type="float" office:value="6.6625" calcext:value-type="float">
            <text:p>6.6625</text:p>
          </table:table-cell>
          <table:table-cell office:value-type="float" office:value="90.87625" calcext:value-type="float">
            <text:p>90.87625</text:p>
          </table:table-cell>
        </table:table-row>
        <table:table-row table:style-name="ro1">
          <table:table-cell office:value-type="float" office:value="6.7625" calcext:value-type="float">
            <text:p>6.7625</text:p>
          </table:table-cell>
          <table:table-cell office:value-type="float" office:value="91.375" calcext:value-type="float">
            <text:p>91.375</text:p>
          </table:table-cell>
        </table:table-row>
        <table:table-row table:style-name="ro1">
          <table:table-cell office:value-type="float" office:value="6.8625" calcext:value-type="float">
            <text:p>6.8625</text:p>
          </table:table-cell>
          <table:table-cell office:value-type="float" office:value="91.8183333333334" calcext:value-type="float">
            <text:p>91.8183333333334</text:p>
          </table:table-cell>
        </table:table-row>
        <table:table-row table:style-name="ro1">
          <table:table-cell office:value-type="float" office:value="6.9625" calcext:value-type="float">
            <text:p>6.9625</text:p>
          </table:table-cell>
          <table:table-cell office:value-type="float" office:value="92.2670833333333" calcext:value-type="float">
            <text:p>92.2670833333333</text:p>
          </table:table-cell>
        </table:table-row>
        <table:table-row table:style-name="ro1">
          <table:table-cell office:value-type="float" office:value="7.0625" calcext:value-type="float">
            <text:p>7.0625</text:p>
          </table:table-cell>
          <table:table-cell office:value-type="float" office:value="92.72375" calcext:value-type="float">
            <text:p>92.72375</text:p>
          </table:table-cell>
        </table:table-row>
        <table:table-row table:style-name="ro1">
          <table:table-cell office:value-type="float" office:value="7.1625" calcext:value-type="float">
            <text:p>7.1625</text:p>
          </table:table-cell>
          <table:table-cell office:value-type="float" office:value="93.1425" calcext:value-type="float">
            <text:p>93.1425</text:p>
          </table:table-cell>
        </table:table-row>
        <table:table-row table:style-name="ro1">
          <table:table-cell office:value-type="float" office:value="7.2625" calcext:value-type="float">
            <text:p>7.2625</text:p>
          </table:table-cell>
          <table:table-cell office:value-type="float" office:value="93.5508333333334" calcext:value-type="float">
            <text:p>93.5508333333334</text:p>
          </table:table-cell>
        </table:table-row>
        <table:table-row table:style-name="ro1">
          <table:table-cell office:value-type="float" office:value="7.3625" calcext:value-type="float">
            <text:p>7.3625</text:p>
          </table:table-cell>
          <table:table-cell office:value-type="float" office:value="93.9175" calcext:value-type="float">
            <text:p>93.9175</text:p>
          </table:table-cell>
        </table:table-row>
        <table:table-row table:style-name="ro1">
          <table:table-cell office:value-type="float" office:value="7.4625" calcext:value-type="float">
            <text:p>7.4625</text:p>
          </table:table-cell>
          <table:table-cell office:value-type="float" office:value="94.2825" calcext:value-type="float">
            <text:p>94.2825</text:p>
          </table:table-cell>
        </table:table-row>
        <table:table-row table:style-name="ro1">
          <table:table-cell office:value-type="float" office:value="7.5625" calcext:value-type="float">
            <text:p>7.5625</text:p>
          </table:table-cell>
          <table:table-cell office:value-type="float" office:value="94.6320833333333" calcext:value-type="float">
            <text:p>94.6320833333333</text:p>
          </table:table-cell>
        </table:table-row>
        <table:table-row table:style-name="ro1">
          <table:table-cell office:value-type="float" office:value="7.6625" calcext:value-type="float">
            <text:p>7.6625</text:p>
          </table:table-cell>
          <table:table-cell office:value-type="float" office:value="94.95625" calcext:value-type="float">
            <text:p>94.95625</text:p>
          </table:table-cell>
        </table:table-row>
        <table:table-row table:style-name="ro1">
          <table:table-cell office:value-type="float" office:value="7.7625" calcext:value-type="float">
            <text:p>7.7625</text:p>
          </table:table-cell>
          <table:table-cell office:value-type="float" office:value="95.25625" calcext:value-type="float">
            <text:p>95.25625</text:p>
          </table:table-cell>
        </table:table-row>
        <table:table-row table:style-name="ro1">
          <table:table-cell office:value-type="float" office:value="7.8625" calcext:value-type="float">
            <text:p>7.8625</text:p>
          </table:table-cell>
          <table:table-cell office:value-type="float" office:value="95.55" calcext:value-type="float">
            <text:p>95.55</text:p>
          </table:table-cell>
        </table:table-row>
        <table:table-row table:style-name="ro1">
          <table:table-cell office:value-type="float" office:value="7.9625" calcext:value-type="float">
            <text:p>7.9625</text:p>
          </table:table-cell>
          <table:table-cell office:value-type="float" office:value="95.7933333333333" calcext:value-type="float">
            <text:p>95.7933333333333</text:p>
          </table:table-cell>
        </table:table-row>
        <table:table-row table:style-name="ro1">
          <table:table-cell office:value-type="float" office:value="8.0625" calcext:value-type="float">
            <text:p>8.0625</text:p>
          </table:table-cell>
          <table:table-cell office:value-type="float" office:value="96.05875" calcext:value-type="float">
            <text:p>96.05875</text:p>
          </table:table-cell>
        </table:table-row>
        <table:table-row table:style-name="ro1">
          <table:table-cell office:value-type="float" office:value="8.1625" calcext:value-type="float">
            <text:p>8.1625</text:p>
          </table:table-cell>
          <table:table-cell office:value-type="float" office:value="96.2804166666666" calcext:value-type="float">
            <text:p>96.2804166666666</text:p>
          </table:table-cell>
        </table:table-row>
        <table:table-row table:style-name="ro1">
          <table:table-cell office:value-type="float" office:value="8.2625" calcext:value-type="float">
            <text:p>8.2625</text:p>
          </table:table-cell>
          <table:table-cell office:value-type="float" office:value="96.5020833333333" calcext:value-type="float">
            <text:p>96.5020833333333</text:p>
          </table:table-cell>
        </table:table-row>
        <table:table-row table:style-name="ro1">
          <table:table-cell office:value-type="float" office:value="8.3625" calcext:value-type="float">
            <text:p>8.3625</text:p>
          </table:table-cell>
          <table:table-cell office:value-type="float" office:value="96.6958333333334" calcext:value-type="float">
            <text:p>96.6958333333334</text:p>
          </table:table-cell>
        </table:table-row>
        <table:table-row table:style-name="ro1">
          <table:table-cell office:value-type="float" office:value="8.4625" calcext:value-type="float">
            <text:p>8.4625</text:p>
          </table:table-cell>
          <table:table-cell office:value-type="float" office:value="96.8808333333334" calcext:value-type="float">
            <text:p>96.8808333333334</text:p>
          </table:table-cell>
        </table:table-row>
        <table:table-row table:style-name="ro1">
          <table:table-cell office:value-type="float" office:value="8.5625" calcext:value-type="float">
            <text:p>8.5625</text:p>
          </table:table-cell>
          <table:table-cell office:value-type="float" office:value="97.0575" calcext:value-type="float">
            <text:p>97.0575</text:p>
          </table:table-cell>
        </table:table-row>
        <table:table-row table:style-name="ro1">
          <table:table-cell office:value-type="float" office:value="8.6625" calcext:value-type="float">
            <text:p>8.6625</text:p>
          </table:table-cell>
          <table:table-cell office:value-type="float" office:value="97.2029166666667" calcext:value-type="float">
            <text:p>97.2029166666667</text:p>
          </table:table-cell>
        </table:table-row>
        <table:table-row table:style-name="ro1">
          <table:table-cell office:value-type="float" office:value="8.7625" calcext:value-type="float">
            <text:p>8.7625</text:p>
          </table:table-cell>
          <table:table-cell office:value-type="float" office:value="97.3545833333333" calcext:value-type="float">
            <text:p>97.3545833333333</text:p>
          </table:table-cell>
        </table:table-row>
        <table:table-row table:style-name="ro1">
          <table:table-cell office:value-type="float" office:value="8.8625" calcext:value-type="float">
            <text:p>8.8625</text:p>
          </table:table-cell>
          <table:table-cell office:value-type="float" office:value="97.48625" calcext:value-type="float">
            <text:p>97.48625</text:p>
          </table:table-cell>
        </table:table-row>
        <table:table-row table:style-name="ro1">
          <table:table-cell office:value-type="float" office:value="8.9625" calcext:value-type="float">
            <text:p>8.9625</text:p>
          </table:table-cell>
          <table:table-cell office:value-type="float" office:value="97.6079166666667" calcext:value-type="float">
            <text:p>97.6079166666667</text:p>
          </table:table-cell>
        </table:table-row>
        <table:table-row table:style-name="ro1">
          <table:table-cell office:value-type="float" office:value="9.0625" calcext:value-type="float">
            <text:p>9.0625</text:p>
          </table:table-cell>
          <table:table-cell office:value-type="float" office:value="97.7216666666667" calcext:value-type="float">
            <text:p>97.7216666666667</text:p>
          </table:table-cell>
        </table:table-row>
        <table:table-row table:style-name="ro1">
          <table:table-cell office:value-type="float" office:value="9.1625" calcext:value-type="float">
            <text:p>9.1625</text:p>
          </table:table-cell>
          <table:table-cell office:value-type="float" office:value="97.8270833333333" calcext:value-type="float">
            <text:p>97.8270833333333</text:p>
          </table:table-cell>
        </table:table-row>
        <table:table-row table:style-name="ro1">
          <table:table-cell office:value-type="float" office:value="9.2625" calcext:value-type="float">
            <text:p>9.2625</text:p>
          </table:table-cell>
          <table:table-cell office:value-type="float" office:value="97.9179166666667" calcext:value-type="float">
            <text:p>97.9179166666667</text:p>
          </table:table-cell>
        </table:table-row>
        <table:table-row table:style-name="ro1">
          <table:table-cell office:value-type="float" office:value="9.3625" calcext:value-type="float">
            <text:p>9.3625</text:p>
          </table:table-cell>
          <table:table-cell office:value-type="float" office:value="98.015" calcext:value-type="float">
            <text:p>98.015</text:p>
          </table:table-cell>
        </table:table-row>
        <table:table-row table:style-name="ro1">
          <table:table-cell office:value-type="float" office:value="9.4625" calcext:value-type="float">
            <text:p>9.4625</text:p>
          </table:table-cell>
          <table:table-cell office:value-type="float" office:value="98.0954166666666" calcext:value-type="float">
            <text:p>98.0954166666666</text:p>
          </table:table-cell>
        </table:table-row>
        <table:table-row table:style-name="ro1">
          <table:table-cell office:value-type="float" office:value="9.5625" calcext:value-type="float">
            <text:p>9.5625</text:p>
          </table:table-cell>
          <table:table-cell office:value-type="float" office:value="98.1683333333334" calcext:value-type="float">
            <text:p>98.1683333333334</text:p>
          </table:table-cell>
        </table:table-row>
        <table:table-row table:style-name="ro1">
          <table:table-cell office:value-type="float" office:value="9.6625" calcext:value-type="float">
            <text:p>9.6625</text:p>
          </table:table-cell>
          <table:table-cell office:value-type="float" office:value="98.3162500000001" calcext:value-type="float">
            <text:p>98.3162500000001</text:p>
          </table:table-cell>
        </table:table-row>
        <table:table-row table:style-name="ro1">
          <table:table-cell office:value-type="float" office:value="10.1375" calcext:value-type="float">
            <text:p>10.1375</text:p>
          </table:table-cell>
          <table:table-cell office:value-type="float" office:value="98.4833333333333" calcext:value-type="float">
            <text:p>98.4833333333333</text:p>
          </table:table-cell>
        </table:table-row>
        <table:table-row table:style-name="ro1">
          <table:table-cell office:value-type="float" office:value="10.6875" calcext:value-type="float">
            <text:p>10.6875</text:p>
          </table:table-cell>
          <table:table-cell office:value-type="float" office:value="98.6170833333333" calcext:value-type="float">
            <text:p>98.6170833333333</text:p>
          </table:table-cell>
        </table:table-row>
        <table:table-row table:style-name="ro1">
          <table:table-cell office:value-type="float" office:value="11.2375" calcext:value-type="float">
            <text:p>11.2375</text:p>
          </table:table-cell>
          <table:table-cell office:value-type="float" office:value="98.7295833333334" calcext:value-type="float">
            <text:p>98.7295833333334</text:p>
          </table:table-cell>
        </table:table-row>
        <table:table-row table:style-name="ro1">
          <table:table-cell office:value-type="float" office:value="11.7875" calcext:value-type="float">
            <text:p>11.7875</text:p>
          </table:table-cell>
          <table:table-cell office:value-type="float" office:value="98.80875" calcext:value-type="float">
            <text:p>98.80875</text:p>
          </table:table-cell>
        </table:table-row>
        <table:table-row table:style-name="ro1">
          <table:table-cell office:value-type="float" office:value="12.3375" calcext:value-type="float">
            <text:p>12.3375</text:p>
          </table:table-cell>
          <table:table-cell office:value-type="float" office:value="98.90125" calcext:value-type="float">
            <text:p>98.90125</text:p>
          </table:table-cell>
        </table:table-row>
        <table:table-row table:style-name="ro1">
          <table:table-cell office:value-type="float" office:value="12.9625" calcext:value-type="float">
            <text:p>12.9625</text:p>
          </table:table-cell>
          <table:table-cell office:value-type="float" office:value="99.0254166666666" calcext:value-type="float">
            <text:p>99.0254166666666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99.1708333333333" calcext:value-type="float">
            <text:p>99.1708333333333</text:p>
          </table:table-cell>
        </table:table-row>
        <table:table-row table:style-name="ro1">
          <table:table-cell office:value-type="float" office:value="14.6666666666667" calcext:value-type="float">
            <text:p>14.6666666666667</text:p>
          </table:table-cell>
          <table:table-cell office:value-type="float" office:value="99.29875" calcext:value-type="float">
            <text:p>99.29875</text:p>
          </table:table-cell>
        </table:table-row>
        <table:table-row table:style-name="ro1">
          <table:table-cell office:value-type="float" office:value="15.6666666666667" calcext:value-type="float">
            <text:p>15.6666666666667</text:p>
          </table:table-cell>
          <table:table-cell office:value-type="float" office:value="99.3983333333333" calcext:value-type="float">
            <text:p>99.3983333333333</text:p>
          </table:table-cell>
        </table:table-row>
        <table:table-row table:style-name="ro1">
          <table:table-cell office:value-type="float" office:value="16.6666666666667" calcext:value-type="float">
            <text:p>16.6666666666667</text:p>
          </table:table-cell>
          <table:table-cell office:value-type="float" office:value="99.4570833333333" calcext:value-type="float">
            <text:p>99.4570833333333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99.5058333333334" calcext:value-type="float">
            <text:p>99.5058333333334</text:p>
          </table:table-cell>
        </table:table-row>
        <table:table-row table:style-name="ro1">
          <table:table-cell office:value-type="float" office:value="18.8333333333334" calcext:value-type="float">
            <text:p>18.8333333333334</text:p>
          </table:table-cell>
          <table:table-cell office:value-type="float" office:value="99.5466666666666" calcext:value-type="float">
            <text:p>99.5466666666666</text:p>
          </table:table-cell>
        </table:table-row>
        <table:table-row table:style-name="ro1">
          <table:table-cell office:value-type="float" office:value="19.9583333333333" calcext:value-type="float">
            <text:p>19.9583333333333</text:p>
          </table:table-cell>
          <table:table-cell office:value-type="float" office:value="99.5925" calcext:value-type="float">
            <text:p>99.5925</text:p>
          </table:table-cell>
        </table:table-row>
        <table:table-row table:style-name="ro1">
          <table:table-cell office:value-type="float" office:value="21.0833333333334" calcext:value-type="float">
            <text:p>21.0833333333334</text:p>
          </table:table-cell>
          <table:table-cell office:value-type="float" office:value="99.6308333333334" calcext:value-type="float">
            <text:p>99.6308333333334</text:p>
          </table:table-cell>
        </table:table-row>
        <table:table-row table:style-name="ro1">
          <table:table-cell office:value-type="float" office:value="22.875" calcext:value-type="float">
            <text:p>22.875</text:p>
          </table:table-cell>
          <table:table-cell office:value-type="float" office:value="99.6591666666667" calcext:value-type="float">
            <text:p>99.6591666666667</text:p>
          </table:table-cell>
        </table:table-row>
        <table:table-row table:style-name="ro1">
          <table:table-cell office:value-type="float" office:value="25.1666666666666" calcext:value-type="float">
            <text:p>25.1666666666666</text:p>
          </table:table-cell>
          <table:table-cell office:value-type="float" office:value="99.6858333333334" calcext:value-type="float">
            <text:p>99.6858333333334</text:p>
          </table:table-cell>
        </table:table-row>
        <table:table-row table:style-name="ro1">
          <table:table-cell office:value-type="float" office:value="28.0416666666666" calcext:value-type="float">
            <text:p>28.0416666666666</text:p>
          </table:table-cell>
          <table:table-cell office:value-type="float" office:value="99.7054166666667" calcext:value-type="float">
            <text:p>99.7054166666667</text:p>
          </table:table-cell>
        </table:table-row>
        <table:table-row table:style-name="ro1">
          <table:table-cell office:value-type="float" office:value="34.5416666666666" calcext:value-type="float">
            <text:p>34.5416666666666</text:p>
          </table:table-cell>
          <table:table-cell office:value-type="float" office:value="99.7204166666666" calcext:value-type="float">
            <text:p>99.7204166666666</text:p>
          </table:table-cell>
        </table:table-row>
        <table:table-row table:style-name="ro1">
          <table:table-cell office:value-type="float" office:value="45.7916666666667" calcext:value-type="float">
            <text:p>45.7916666666667</text:p>
          </table:table-cell>
          <table:table-cell office:value-type="float" office:value="99.7354166666667" calcext:value-type="float">
            <text:p>99.7354166666667</text:p>
          </table:table-cell>
        </table:table-row>
        <table:table-row table:style-name="ro1">
          <table:table-cell office:value-type="float" office:value="57.9166666666667" calcext:value-type="float">
            <text:p>57.9166666666667</text:p>
          </table:table-cell>
          <table:table-cell office:value-type="float" office:value="99.7516666666666" calcext:value-type="float">
            <text:p>99.7516666666666</text:p>
          </table:table-cell>
        </table:table-row>
        <table:table-row table:style-name="ro1">
          <table:table-cell office:value-type="float" office:value="64.6666666666667" calcext:value-type="float">
            <text:p>64.6666666666667</text:p>
          </table:table-cell>
          <table:table-cell office:value-type="float" office:value="99.7691666666666" calcext:value-type="float">
            <text:p>99.7691666666666</text:p>
          </table:table-cell>
        </table:table-row>
        <table:table-row table:style-name="ro1">
          <table:table-cell office:value-type="float" office:value="65.75" calcext:value-type="float">
            <text:p>65.75</text:p>
          </table:table-cell>
          <table:table-cell office:value-type="float" office:value="99.7816666666666" calcext:value-type="float">
            <text:p>99.7816666666666</text:p>
          </table:table-cell>
        </table:table-row>
        <table:table-row table:style-name="ro1">
          <table:table-cell office:value-type="float" office:value="70.4166666666667" calcext:value-type="float">
            <text:p>70.4166666666667</text:p>
          </table:table-cell>
          <table:table-cell office:value-type="float" office:value="99.79375" calcext:value-type="float">
            <text:p>99.79375</text:p>
          </table:table-cell>
        </table:table-row>
        <table:table-row table:style-name="ro1">
          <table:table-cell office:value-type="float" office:value="73.9583333333333" calcext:value-type="float">
            <text:p>73.9583333333333</text:p>
          </table:table-cell>
          <table:table-cell office:value-type="float" office:value="99.8029166666667" calcext:value-type="float">
            <text:p>99.8029166666667</text:p>
          </table:table-cell>
        </table:table-row>
        <table:table-row table:style-name="ro1">
          <table:table-cell office:value-type="float" office:value="74.75" calcext:value-type="float">
            <text:p>74.75</text:p>
          </table:table-cell>
          <table:table-cell office:value-type="float" office:value="99.8095833333333" calcext:value-type="float">
            <text:p>99.8095833333333</text:p>
          </table:table-cell>
        </table:table-row>
        <table:table-row table:style-name="ro1">
          <table:table-cell office:value-type="float" office:value="75.7916666666667" calcext:value-type="float">
            <text:p>75.7916666666667</text:p>
          </table:table-cell>
          <table:table-cell office:value-type="float" office:value="99.81625" calcext:value-type="float">
            <text:p>99.81625</text:p>
          </table:table-cell>
        </table:table-row>
        <table:table-row table:style-name="ro1">
          <table:table-cell office:value-type="float" office:value="76.7916666666667" calcext:value-type="float">
            <text:p>76.7916666666667</text:p>
          </table:table-cell>
          <table:table-cell office:value-type="float" office:value="99.8229166666667" calcext:value-type="float">
            <text:p>99.8229166666667</text:p>
          </table:table-cell>
        </table:table-row>
        <table:table-row table:style-name="ro1">
          <table:table-cell office:value-type="float" office:value="77.7083333333333" calcext:value-type="float">
            <text:p>77.7083333333333</text:p>
          </table:table-cell>
          <table:table-cell office:value-type="float" office:value="99.83125" calcext:value-type="float">
            <text:p>99.83125</text:p>
          </table:table-cell>
        </table:table-row>
        <table:table-row table:style-name="ro1">
          <table:table-cell office:value-type="float" office:value="80.7083333333333" calcext:value-type="float">
            <text:p>80.7083333333333</text:p>
          </table:table-cell>
          <table:table-cell office:value-type="float" office:value="99.84" calcext:value-type="float">
            <text:p>99.84</text:p>
          </table:table-cell>
        </table:table-row>
        <table:table-row table:style-name="ro1">
          <table:table-cell office:value-type="float" office:value="81.5416666666667" calcext:value-type="float">
            <text:p>81.5416666666667</text:p>
          </table:table-cell>
          <table:table-cell office:value-type="float" office:value="99.8458333333333" calcext:value-type="float">
            <text:p>99.8458333333333</text:p>
          </table:table-cell>
        </table:table-row>
        <table:table-row table:style-name="ro1">
          <table:table-cell office:value-type="float" office:value="82.4583333333333" calcext:value-type="float">
            <text:p>82.4583333333333</text:p>
          </table:table-cell>
          <table:table-cell office:value-type="float" office:value="99.8545833333334" calcext:value-type="float">
            <text:p>99.8545833333334</text:p>
          </table:table-cell>
        </table:table-row>
        <table:table-row table:style-name="ro1">
          <table:table-cell office:value-type="float" office:value="83.75" calcext:value-type="float">
            <text:p>83.75</text:p>
          </table:table-cell>
          <table:table-cell office:value-type="float" office:value="99.8591666666666" calcext:value-type="float">
            <text:p>99.8591666666666</text:p>
          </table:table-cell>
        </table:table-row>
        <table:table-row table:style-name="ro1">
          <table:table-cell office:value-type="float" office:value="84.5833333333333" calcext:value-type="float">
            <text:p>84.5833333333333</text:p>
          </table:table-cell>
          <table:table-cell office:value-type="float" office:value="99.8654166666666" calcext:value-type="float">
            <text:p>99.8654166666666</text:p>
          </table:table-cell>
        </table:table-row>
        <table:table-row table:style-name="ro1">
          <table:table-cell office:value-type="float" office:value="85.875" calcext:value-type="float">
            <text:p>85.875</text:p>
          </table:table-cell>
          <table:table-cell office:value-type="float" office:value="99.8704166666666" calcext:value-type="float">
            <text:p>99.8704166666666</text:p>
          </table:table-cell>
        </table:table-row>
        <table:table-row table:style-name="ro1">
          <table:table-cell office:value-type="float" office:value="86.9583333333333" calcext:value-type="float">
            <text:p>86.9583333333333</text:p>
          </table:table-cell>
          <table:table-cell office:value-type="float" office:value="99.8766666666667" calcext:value-type="float">
            <text:p>99.8766666666667</text:p>
          </table:table-cell>
        </table:table-row>
        <table:table-row table:style-name="ro1">
          <table:table-cell office:value-type="float" office:value="87.9583333333333" calcext:value-type="float">
            <text:p>87.9583333333333</text:p>
          </table:table-cell>
          <table:table-cell office:value-type="float" office:value="99.8820833333334" calcext:value-type="float">
            <text:p>99.8820833333334</text:p>
          </table:table-cell>
        </table:table-row>
        <table:table-row table:style-name="ro1">
          <table:table-cell office:value-type="float" office:value="88.9166666666667" calcext:value-type="float">
            <text:p>88.9166666666667</text:p>
          </table:table-cell>
          <table:table-cell office:value-type="float" office:value="99.8883333333334" calcext:value-type="float">
            <text:p>99.8883333333334</text:p>
          </table:table-cell>
        </table:table-row>
        <table:table-row table:style-name="ro1">
          <table:table-cell office:value-type="float" office:value="90.1666666666667" calcext:value-type="float">
            <text:p>90.1666666666667</text:p>
          </table:table-cell>
          <table:table-cell office:value-type="float" office:value="99.8954166666666" calcext:value-type="float">
            <text:p>99.8954166666666</text:p>
          </table:table-cell>
        </table:table-row>
        <table:table-row table:style-name="ro1">
          <table:table-cell office:value-type="float" office:value="91.5833333333334" calcext:value-type="float">
            <text:p>91.5833333333334</text:p>
          </table:table-cell>
          <table:table-cell office:value-type="float" office:value="99.90125" calcext:value-type="float">
            <text:p>99.90125</text:p>
          </table:table-cell>
        </table:table-row>
        <table:table-row table:style-name="ro1">
          <table:table-cell office:value-type="float" office:value="92.6666666666667" calcext:value-type="float">
            <text:p>92.6666666666667</text:p>
          </table:table-cell>
          <table:table-cell office:value-type="float" office:value="99.9066666666667" calcext:value-type="float">
            <text:p>99.9066666666667</text:p>
          </table:table-cell>
        </table:table-row>
        <table:table-row table:style-name="ro1">
          <table:table-cell office:value-type="float" office:value="93.625" calcext:value-type="float">
            <text:p>93.625</text:p>
          </table:table-cell>
          <table:table-cell office:value-type="float" office:value="99.91125" calcext:value-type="float">
            <text:p>99.91125</text:p>
          </table:table-cell>
        </table:table-row>
        <table:table-row table:style-name="ro1">
          <table:table-cell office:value-type="float" office:value="94.5" calcext:value-type="float">
            <text:p>94.5</text:p>
          </table:table-cell>
          <table:table-cell office:value-type="float" office:value="99.91625" calcext:value-type="float">
            <text:p>99.91625</text:p>
          </table:table-cell>
        </table:table-row>
        <table:table-row table:style-name="ro1">
          <table:table-cell office:value-type="float" office:value="96.4166666666665" calcext:value-type="float">
            <text:p>96.4166666666665</text:p>
          </table:table-cell>
          <table:table-cell office:value-type="float" office:value="99.9233333333333" calcext:value-type="float">
            <text:p>99.9233333333333</text:p>
          </table:table-cell>
        </table:table-row>
        <table:table-row table:style-name="ro1">
          <table:table-cell office:value-type="float" office:value="97.625" calcext:value-type="float">
            <text:p>97.625</text:p>
          </table:table-cell>
          <table:table-cell office:value-type="float" office:value="99.9295833333333" calcext:value-type="float">
            <text:p>99.9295833333333</text:p>
          </table:table-cell>
        </table:table-row>
        <table:table-row table:style-name="ro1">
          <table:table-cell office:value-type="float" office:value="100.916666666667" calcext:value-type="float">
            <text:p>100.916666666667</text:p>
          </table:table-cell>
          <table:table-cell office:value-type="float" office:value="99.9358333333333" calcext:value-type="float">
            <text:p>99.9358333333333</text:p>
          </table:table-cell>
        </table:table-row>
        <table:table-row table:style-name="ro1">
          <table:table-cell office:value-type="float" office:value="102.625" calcext:value-type="float">
            <text:p>102.625</text:p>
          </table:table-cell>
          <table:table-cell office:value-type="float" office:value="99.9416666666667" calcext:value-type="float">
            <text:p>99.9416666666667</text:p>
          </table:table-cell>
        </table:table-row>
        <table:table-row table:style-name="ro1">
          <table:table-cell office:value-type="float" office:value="105.166666666667" calcext:value-type="float">
            <text:p>105.166666666667</text:p>
          </table:table-cell>
          <table:table-cell office:value-type="float" office:value="99.9466666666667" calcext:value-type="float">
            <text:p>99.9466666666667</text:p>
          </table:table-cell>
        </table:table-row>
        <table:table-row table:style-name="ro1">
          <table:table-cell office:value-type="float" office:value="109.083333333333" calcext:value-type="float">
            <text:p>109.083333333333</text:p>
          </table:table-cell>
          <table:table-cell office:value-type="float" office:value="99.9516666666667" calcext:value-type="float">
            <text:p>99.9516666666667</text:p>
          </table:table-cell>
        </table:table-row>
        <table:table-row table:style-name="ro1">
          <table:table-cell office:value-type="float" office:value="111.083333333334" calcext:value-type="float">
            <text:p>111.083333333334</text:p>
          </table:table-cell>
          <table:table-cell office:value-type="float" office:value="99.95625" calcext:value-type="float">
            <text:p>99.95625</text:p>
          </table:table-cell>
        </table:table-row>
        <table:table-row table:style-name="ro1">
          <table:table-cell office:value-type="float" office:value="113.125" calcext:value-type="float">
            <text:p>113.125</text:p>
          </table:table-cell>
          <table:table-cell office:value-type="float" office:value="99.9604166666667" calcext:value-type="float">
            <text:p>99.9604166666667</text:p>
          </table:table-cell>
        </table:table-row>
        <table:table-row table:style-name="ro1">
          <table:table-cell office:value-type="float" office:value="115.791666666667" calcext:value-type="float">
            <text:p>115.791666666667</text:p>
          </table:table-cell>
          <table:table-cell office:value-type="float" office:value="99.9658333333334" calcext:value-type="float">
            <text:p>99.9658333333334</text:p>
          </table:table-cell>
        </table:table-row>
        <table:table-row table:style-name="ro1">
          <table:table-cell office:value-type="float" office:value="125.666666666667" calcext:value-type="float">
            <text:p>125.666666666667</text:p>
          </table:table-cell>
          <table:table-cell office:value-type="float" office:value="99.9708333333333" calcext:value-type="float">
            <text:p>99.9708333333333</text:p>
          </table:table-cell>
        </table:table-row>
        <table:table-row table:style-name="ro1">
          <table:table-cell office:value-type="float" office:value="137.625" calcext:value-type="float">
            <text:p>137.625</text:p>
          </table:table-cell>
          <table:table-cell office:value-type="float" office:value="99.9754166666667" calcext:value-type="float">
            <text:p>99.975416666666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9.9804166666667" calcext:value-type="float">
            <text:p>99.9804166666667</text:p>
          </table:table-cell>
        </table:table-row>
        <table:table-row table:style-name="ro1">
          <table:table-cell office:value-type="float" office:value="168.208333333334" calcext:value-type="float">
            <text:p>168.208333333334</text:p>
          </table:table-cell>
          <table:table-cell office:value-type="float" office:value="99.98375" calcext:value-type="float">
            <text:p>99.98375</text:p>
          </table:table-cell>
        </table:table-row>
        <table:table-row table:style-name="ro1">
          <table:table-cell office:value-type="float" office:value="181.25" calcext:value-type="float">
            <text:p>181.25</text:p>
          </table:table-cell>
          <table:table-cell office:value-type="float" office:value="99.98625" calcext:value-type="float">
            <text:p>99.98625</text:p>
          </table:table-cell>
        </table:table-row>
        <table:table-row table:style-name="ro1">
          <table:table-cell office:value-type="float" office:value="183.208333333334" calcext:value-type="float">
            <text:p>183.208333333334</text:p>
          </table:table-cell>
          <table:table-cell office:value-type="float" office:value="99.9891666666666" calcext:value-type="float">
            <text:p>99.9891666666666</text:p>
          </table:table-cell>
        </table:table-row>
        <table:table-row table:style-name="ro1">
          <table:table-cell office:value-type="float" office:value="185.5" calcext:value-type="float">
            <text:p>185.5</text:p>
          </table:table-cell>
          <table:table-cell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194.083333333333" calcext:value-type="float">
            <text:p>194.083333333333</text:p>
          </table:table-cell>
          <table:table-cell office:value-type="float" office:value="99.9941666666667" calcext:value-type="float">
            <text:p>99.9941666666667</text:p>
          </table:table-cell>
        </table:table-row>
        <table:table-row table:style-name="ro1">
          <table:table-cell office:value-type="float" office:value="213.666666666667" calcext:value-type="float">
            <text:p>213.666666666667</text:p>
          </table:table-cell>
          <table:table-cell office:value-type="float" office:value="99.9958333333333" calcext:value-type="float">
            <text:p>99.9958333333333</text:p>
          </table:table-cell>
        </table:table-row>
        <table:table-row table:style-name="ro1">
          <table:table-cell office:value-type="float" office:value="219.5" calcext:value-type="float">
            <text:p>219.5</text:p>
          </table:table-cell>
          <table:table-cell office:value-type="float" office:value="99.9975" calcext:value-type="float">
            <text:p>99.997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223.666666666667" calcext:value-type="float">
            <text:p>223.666666666667</text:p>
          </table:table-cell>
          <table:table-cell office:value-type="float" office:value="99.9991666666667" calcext:value-type="float">
            <text:p>99.9991666666667</text:p>
          </table:table-cell>
        </table:table-row>
        <table:table-row table:style-name="ro1">
          <table:table-cell office:value-type="float" office:value="228.666666666667" calcext:value-type="float">
            <text:p>228.6666666666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float" office:value="1.11541666666667" calcext:value-type="float">
            <text:p>1.11541666666667</text:p>
          </table:table-cell>
          <table:table-cell office:value-type="float" office:value="0.0379166666666667" calcext:value-type="float">
            <text:p>0.037916666666667</text:p>
          </table:table-cell>
        </table:table-row>
        <table:table-row table:style-name="ro1">
          <table:table-cell office:value-type="float" office:value="1.18916666666667" calcext:value-type="float">
            <text:p>1.18916666666667</text:p>
          </table:table-cell>
          <table:table-cell office:value-type="float" office:value="0.245833333333333" calcext:value-type="float">
            <text:p>0.245833333333333</text:p>
          </table:table-cell>
        </table:table-row>
        <table:table-row table:style-name="ro1">
          <table:table-cell office:value-type="float" office:value="1.26541666666667" calcext:value-type="float">
            <text:p>1.26541666666667</text:p>
          </table:table-cell>
          <table:table-cell office:value-type="float" office:value="0.957916666666669" calcext:value-type="float">
            <text:p>0.957916666666669</text:p>
          </table:table-cell>
        </table:table-row>
        <table:table-row table:style-name="ro1">
          <table:table-cell office:value-type="float" office:value="1.34333333333334" calcext:value-type="float">
            <text:p>1.34333333333334</text:p>
          </table:table-cell>
          <table:table-cell office:value-type="float" office:value="2.50708333333333" calcext:value-type="float">
            <text:p>2.50708333333333</text:p>
          </table:table-cell>
        </table:table-row>
        <table:table-row table:style-name="ro1">
          <table:table-cell office:value-type="float" office:value="1.42166666666667" calcext:value-type="float">
            <text:p>1.42166666666667</text:p>
          </table:table-cell>
          <table:table-cell office:value-type="float" office:value="5.24125" calcext:value-type="float">
            <text:p>5.24125</text:p>
          </table:table-cell>
        </table:table-row>
        <table:table-row table:style-name="ro1">
          <table:table-cell office:value-type="float" office:value="1.49916666666667" calcext:value-type="float">
            <text:p>1.49916666666667</text:p>
          </table:table-cell>
          <table:table-cell office:value-type="float" office:value="8.91041666666665" calcext:value-type="float">
            <text:p>8.91041666666665</text:p>
          </table:table-cell>
        </table:table-row>
        <table:table-row table:style-name="ro1">
          <table:table-cell office:value-type="float" office:value="1.57666666666667" calcext:value-type="float">
            <text:p>1.57666666666667</text:p>
          </table:table-cell>
          <table:table-cell office:value-type="float" office:value="13.3441666666667" calcext:value-type="float">
            <text:p>13.3441666666667</text:p>
          </table:table-cell>
        </table:table-row>
        <table:table-row table:style-name="ro1">
          <table:table-cell office:value-type="float" office:value="1.65416666666667" calcext:value-type="float">
            <text:p>1.65416666666667</text:p>
          </table:table-cell>
          <table:table-cell office:value-type="float" office:value="18.1708333333333" calcext:value-type="float">
            <text:p>18.1708333333333</text:p>
          </table:table-cell>
        </table:table-row>
        <table:table-row table:style-name="ro1">
          <table:table-cell office:value-type="float" office:value="1.73166666666667" calcext:value-type="float">
            <text:p>1.73166666666667</text:p>
          </table:table-cell>
          <table:table-cell office:value-type="float" office:value="23.02375" calcext:value-type="float">
            <text:p>23.02375</text:p>
          </table:table-cell>
        </table:table-row>
        <table:table-row table:style-name="ro1">
          <table:table-cell office:value-type="float" office:value="1.80916666666667" calcext:value-type="float">
            <text:p>1.80916666666667</text:p>
          </table:table-cell>
          <table:table-cell office:value-type="float" office:value="27.6420833333334" calcext:value-type="float">
            <text:p>27.6420833333334</text:p>
          </table:table-cell>
        </table:table-row>
        <table:table-row table:style-name="ro1">
          <table:table-cell office:value-type="float" office:value="1.89041666666667" calcext:value-type="float">
            <text:p>1.89041666666667</text:p>
          </table:table-cell>
          <table:table-cell office:value-type="float" office:value="32.0075" calcext:value-type="float">
            <text:p>32.0075</text:p>
          </table:table-cell>
        </table:table-row>
        <table:table-row table:style-name="ro1">
          <table:table-cell office:value-type="float" office:value="1.98291666666667" calcext:value-type="float">
            <text:p>1.98291666666667</text:p>
          </table:table-cell>
          <table:table-cell office:value-type="float" office:value="36.1108333333334" calcext:value-type="float">
            <text:p>36.1108333333334</text:p>
          </table:table-cell>
        </table:table-row>
        <table:table-row table:style-name="ro1">
          <table:table-cell office:value-type="float" office:value="2.07916666666667" calcext:value-type="float">
            <text:p>2.07916666666667</text:p>
          </table:table-cell>
          <table:table-cell office:value-type="float" office:value="40.0791666666667" calcext:value-type="float">
            <text:p>40.0791666666667</text:p>
          </table:table-cell>
        </table:table-row>
        <table:table-row table:style-name="ro1">
          <table:table-cell office:value-type="float" office:value="2.17916666666667" calcext:value-type="float">
            <text:p>2.17916666666667</text:p>
          </table:table-cell>
          <table:table-cell office:value-type="float" office:value="44.03125" calcext:value-type="float">
            <text:p>44.03125</text:p>
          </table:table-cell>
        </table:table-row>
        <table:table-row table:style-name="ro1">
          <table:table-cell office:value-type="float" office:value="2.27916666666667" calcext:value-type="float">
            <text:p>2.27916666666667</text:p>
          </table:table-cell>
          <table:table-cell office:value-type="float" office:value="47.73875" calcext:value-type="float">
            <text:p>47.73875</text:p>
          </table:table-cell>
        </table:table-row>
        <table:table-row table:style-name="ro1">
          <table:table-cell office:value-type="float" office:value="2.37916666666667" calcext:value-type="float">
            <text:p>2.37916666666667</text:p>
          </table:table-cell>
          <table:table-cell office:value-type="float" office:value="51.2425" calcext:value-type="float">
            <text:p>51.2425</text:p>
          </table:table-cell>
        </table:table-row>
        <table:table-row table:style-name="ro1">
          <table:table-cell office:value-type="float" office:value="2.47916666666667" calcext:value-type="float">
            <text:p>2.47916666666667</text:p>
          </table:table-cell>
          <table:table-cell office:value-type="float" office:value="54.4108333333334" calcext:value-type="float">
            <text:p>54.4108333333334</text:p>
          </table:table-cell>
        </table:table-row>
        <table:table-row table:style-name="ro1">
          <table:table-cell office:value-type="float" office:value="2.57916666666667" calcext:value-type="float">
            <text:p>2.57916666666667</text:p>
          </table:table-cell>
          <table:table-cell office:value-type="float" office:value="57.2625" calcext:value-type="float">
            <text:p>57.2625</text:p>
          </table:table-cell>
        </table:table-row>
        <table:table-row table:style-name="ro1">
          <table:table-cell office:value-type="float" office:value="2.67916666666667" calcext:value-type="float">
            <text:p>2.67916666666667</text:p>
          </table:table-cell>
          <table:table-cell office:value-type="float" office:value="59.7841666666667" calcext:value-type="float">
            <text:p>59.7841666666667</text:p>
          </table:table-cell>
        </table:table-row>
        <table:table-row table:style-name="ro1">
          <table:table-cell office:value-type="float" office:value="2.77916666666667" calcext:value-type="float">
            <text:p>2.77916666666667</text:p>
          </table:table-cell>
          <table:table-cell office:value-type="float" office:value="61.9479166666666" calcext:value-type="float">
            <text:p>61.9479166666666</text:p>
          </table:table-cell>
        </table:table-row>
        <table:table-row table:style-name="ro1">
          <table:table-cell office:value-type="float" office:value="2.87916666666667" calcext:value-type="float">
            <text:p>2.87916666666667</text:p>
          </table:table-cell>
          <table:table-cell office:value-type="float" office:value="63.8683333333333" calcext:value-type="float">
            <text:p>63.8683333333333</text:p>
          </table:table-cell>
        </table:table-row>
        <table:table-row table:style-name="ro1">
          <table:table-cell office:value-type="float" office:value="2.97916666666667" calcext:value-type="float">
            <text:p>2.97916666666667</text:p>
          </table:table-cell>
          <table:table-cell office:value-type="float" office:value="65.4945833333333" calcext:value-type="float">
            <text:p>65.4945833333333</text:p>
          </table:table-cell>
        </table:table-row>
        <table:table-row table:style-name="ro1">
          <table:table-cell office:value-type="float" office:value="3.07916666666667" calcext:value-type="float">
            <text:p>3.07916666666667</text:p>
          </table:table-cell>
          <table:table-cell office:value-type="float" office:value="66.9095833333333" calcext:value-type="float">
            <text:p>66.9095833333333</text:p>
          </table:table-cell>
        </table:table-row>
        <table:table-row table:style-name="ro1">
          <table:table-cell office:value-type="float" office:value="3.17916666666667" calcext:value-type="float">
            <text:p>3.17916666666667</text:p>
          </table:table-cell>
          <table:table-cell office:value-type="float" office:value="68.1375" calcext:value-type="float">
            <text:p>68.1375</text:p>
          </table:table-cell>
        </table:table-row>
        <table:table-row table:style-name="ro1">
          <table:table-cell office:value-type="float" office:value="3.27916666666667" calcext:value-type="float">
            <text:p>3.27916666666667</text:p>
          </table:table-cell>
          <table:table-cell office:value-type="float" office:value="69.2104166666667" calcext:value-type="float">
            <text:p>69.2104166666667</text:p>
          </table:table-cell>
        </table:table-row>
        <table:table-row table:style-name="ro1">
          <table:table-cell office:value-type="float" office:value="3.37916666666667" calcext:value-type="float">
            <text:p>3.37916666666667</text:p>
          </table:table-cell>
          <table:table-cell office:value-type="float" office:value="70.1475" calcext:value-type="float">
            <text:p>70.1475</text:p>
          </table:table-cell>
        </table:table-row>
        <table:table-row table:style-name="ro1">
          <table:table-cell office:value-type="float" office:value="3.47916666666667" calcext:value-type="float">
            <text:p>3.47916666666667</text:p>
          </table:table-cell>
          <table:table-cell office:value-type="float" office:value="71.0016666666667" calcext:value-type="float">
            <text:p>71.0016666666667</text:p>
          </table:table-cell>
        </table:table-row>
        <table:table-row table:style-name="ro1">
          <table:table-cell office:value-type="float" office:value="3.57916666666667" calcext:value-type="float">
            <text:p>3.57916666666667</text:p>
          </table:table-cell>
          <table:table-cell office:value-type="float" office:value="71.78125" calcext:value-type="float">
            <text:p>71.78125</text:p>
          </table:table-cell>
        </table:table-row>
        <table:table-row table:style-name="ro1">
          <table:table-cell office:value-type="float" office:value="3.67916666666667" calcext:value-type="float">
            <text:p>3.67916666666667</text:p>
          </table:table-cell>
          <table:table-cell office:value-type="float" office:value="72.53" calcext:value-type="float">
            <text:p>72.53</text:p>
          </table:table-cell>
        </table:table-row>
        <table:table-row table:style-name="ro1">
          <table:table-cell office:value-type="float" office:value="3.77916666666667" calcext:value-type="float">
            <text:p>3.77916666666667</text:p>
          </table:table-cell>
          <table:table-cell office:value-type="float" office:value="73.27" calcext:value-type="float">
            <text:p>73.27</text:p>
          </table:table-cell>
        </table:table-row>
        <table:table-row table:style-name="ro1">
          <table:table-cell office:value-type="float" office:value="3.87916666666667" calcext:value-type="float">
            <text:p>3.87916666666667</text:p>
          </table:table-cell>
          <table:table-cell office:value-type="float" office:value="73.9908333333333" calcext:value-type="float">
            <text:p>73.9908333333333</text:p>
          </table:table-cell>
        </table:table-row>
        <table:table-row table:style-name="ro1">
          <table:table-cell office:value-type="float" office:value="3.97916666666667" calcext:value-type="float">
            <text:p>3.97916666666667</text:p>
          </table:table-cell>
          <table:table-cell office:value-type="float" office:value="74.7045833333334" calcext:value-type="float">
            <text:p>74.7045833333334</text:p>
          </table:table-cell>
        </table:table-row>
        <table:table-row table:style-name="ro1">
          <table:table-cell office:value-type="float" office:value="4.07916666666667" calcext:value-type="float">
            <text:p>4.07916666666667</text:p>
          </table:table-cell>
          <table:table-cell office:value-type="float" office:value="75.44" calcext:value-type="float">
            <text:p>75.44</text:p>
          </table:table-cell>
        </table:table-row>
        <table:table-row table:style-name="ro1">
          <table:table-cell office:value-type="float" office:value="4.17916666666667" calcext:value-type="float">
            <text:p>4.17916666666667</text:p>
          </table:table-cell>
          <table:table-cell office:value-type="float" office:value="76.1495833333333" calcext:value-type="float">
            <text:p>76.1495833333333</text:p>
          </table:table-cell>
        </table:table-row>
        <table:table-row table:style-name="ro1">
          <table:table-cell office:value-type="float" office:value="4.27916666666667" calcext:value-type="float">
            <text:p>4.27916666666667</text:p>
          </table:table-cell>
          <table:table-cell office:value-type="float" office:value="76.875" calcext:value-type="float">
            <text:p>76.875</text:p>
          </table:table-cell>
        </table:table-row>
        <table:table-row table:style-name="ro1">
          <table:table-cell office:value-type="float" office:value="4.37916666666667" calcext:value-type="float">
            <text:p>4.37916666666667</text:p>
          </table:table-cell>
          <table:table-cell office:value-type="float" office:value="77.6270833333333" calcext:value-type="float">
            <text:p>77.6270833333333</text:p>
          </table:table-cell>
        </table:table-row>
        <table:table-row table:style-name="ro1">
          <table:table-cell office:value-type="float" office:value="4.47916666666667" calcext:value-type="float">
            <text:p>4.47916666666667</text:p>
          </table:table-cell>
          <table:table-cell office:value-type="float" office:value="78.3858333333334" calcext:value-type="float">
            <text:p>78.3858333333334</text:p>
          </table:table-cell>
        </table:table-row>
        <table:table-row table:style-name="ro1">
          <table:table-cell office:value-type="float" office:value="4.57916666666667" calcext:value-type="float">
            <text:p>4.57916666666667</text:p>
          </table:table-cell>
          <table:table-cell office:value-type="float" office:value="79.16875" calcext:value-type="float">
            <text:p>79.16875</text:p>
          </table:table-cell>
        </table:table-row>
        <table:table-row table:style-name="ro1">
          <table:table-cell office:value-type="float" office:value="4.67916666666667" calcext:value-type="float">
            <text:p>4.67916666666667</text:p>
          </table:table-cell>
          <table:table-cell office:value-type="float" office:value="79.93" calcext:value-type="float">
            <text:p>79.93</text:p>
          </table:table-cell>
        </table:table-row>
        <table:table-row table:style-name="ro1">
          <table:table-cell office:value-type="float" office:value="4.77916666666667" calcext:value-type="float">
            <text:p>4.77916666666667</text:p>
          </table:table-cell>
          <table:table-cell office:value-type="float" office:value="80.6916666666666" calcext:value-type="float">
            <text:p>80.6916666666666</text:p>
          </table:table-cell>
        </table:table-row>
        <table:table-row table:style-name="ro1">
          <table:table-cell office:value-type="float" office:value="4.87916666666667" calcext:value-type="float">
            <text:p>4.87916666666667</text:p>
          </table:table-cell>
          <table:table-cell office:value-type="float" office:value="81.4483333333333" calcext:value-type="float">
            <text:p>81.4483333333333</text:p>
          </table:table-cell>
        </table:table-row>
        <table:table-row table:style-name="ro1">
          <table:table-cell office:value-type="float" office:value="4.97916666666667" calcext:value-type="float">
            <text:p>4.97916666666667</text:p>
          </table:table-cell>
          <table:table-cell office:value-type="float" office:value="82.2204166666667" calcext:value-type="float">
            <text:p>82.2204166666667</text:p>
          </table:table-cell>
        </table:table-row>
        <table:table-row table:style-name="ro1">
          <table:table-cell office:value-type="float" office:value="5.07916666666667" calcext:value-type="float">
            <text:p>5.07916666666667</text:p>
          </table:table-cell>
          <table:table-cell office:value-type="float" office:value="82.9375" calcext:value-type="float">
            <text:p>82.9375</text:p>
          </table:table-cell>
        </table:table-row>
        <table:table-row table:style-name="ro1">
          <table:table-cell office:value-type="float" office:value="5.17916666666667" calcext:value-type="float">
            <text:p>5.17916666666667</text:p>
          </table:table-cell>
          <table:table-cell office:value-type="float" office:value="83.64875" calcext:value-type="float">
            <text:p>83.64875</text:p>
          </table:table-cell>
        </table:table-row>
        <table:table-row table:style-name="ro1">
          <table:table-cell office:value-type="float" office:value="5.27916666666667" calcext:value-type="float">
            <text:p>5.27916666666667</text:p>
          </table:table-cell>
          <table:table-cell office:value-type="float" office:value="84.325" calcext:value-type="float">
            <text:p>84.325</text:p>
          </table:table-cell>
        </table:table-row>
        <table:table-row table:style-name="ro1">
          <table:table-cell office:value-type="float" office:value="5.37916666666667" calcext:value-type="float">
            <text:p>5.37916666666667</text:p>
          </table:table-cell>
          <table:table-cell office:value-type="float" office:value="84.9920833333333" calcext:value-type="float">
            <text:p>84.9920833333333</text:p>
          </table:table-cell>
        </table:table-row>
        <table:table-row table:style-name="ro1">
          <table:table-cell office:value-type="float" office:value="5.47916666666667" calcext:value-type="float">
            <text:p>5.47916666666667</text:p>
          </table:table-cell>
          <table:table-cell office:value-type="float" office:value="85.59875" calcext:value-type="float">
            <text:p>85.59875</text:p>
          </table:table-cell>
        </table:table-row>
        <table:table-row table:style-name="ro1">
          <table:table-cell office:value-type="float" office:value="5.57916666666667" calcext:value-type="float">
            <text:p>5.57916666666667</text:p>
          </table:table-cell>
          <table:table-cell office:value-type="float" office:value="86.2420833333333" calcext:value-type="float">
            <text:p>86.2420833333333</text:p>
          </table:table-cell>
        </table:table-row>
        <table:table-row table:style-name="ro1">
          <table:table-cell office:value-type="float" office:value="5.67916666666667" calcext:value-type="float">
            <text:p>5.67916666666667</text:p>
          </table:table-cell>
          <table:table-cell office:value-type="float" office:value="86.8416666666667" calcext:value-type="float">
            <text:p>86.8416666666667</text:p>
          </table:table-cell>
        </table:table-row>
        <table:table-row table:style-name="ro1">
          <table:table-cell office:value-type="float" office:value="5.77916666666667" calcext:value-type="float">
            <text:p>5.77916666666667</text:p>
          </table:table-cell>
          <table:table-cell office:value-type="float" office:value="87.44625" calcext:value-type="float">
            <text:p>87.44625</text:p>
          </table:table-cell>
        </table:table-row>
        <table:table-row table:style-name="ro1">
          <table:table-cell office:value-type="float" office:value="5.87916666666667" calcext:value-type="float">
            <text:p>5.87916666666667</text:p>
          </table:table-cell>
          <table:table-cell office:value-type="float" office:value="87.9808333333333" calcext:value-type="float">
            <text:p>87.9808333333333</text:p>
          </table:table-cell>
        </table:table-row>
        <table:table-row table:style-name="ro1">
          <table:table-cell office:value-type="float" office:value="5.97916666666667" calcext:value-type="float">
            <text:p>5.97916666666667</text:p>
          </table:table-cell>
          <table:table-cell office:value-type="float" office:value="88.5133333333333" calcext:value-type="float">
            <text:p>88.5133333333333</text:p>
          </table:table-cell>
        </table:table-row>
        <table:table-row table:style-name="ro1">
          <table:table-cell office:value-type="float" office:value="6.07916666666667" calcext:value-type="float">
            <text:p>6.07916666666667</text:p>
          </table:table-cell>
          <table:table-cell office:value-type="float" office:value="89.03" calcext:value-type="float">
            <text:p>89.03</text:p>
          </table:table-cell>
        </table:table-row>
        <table:table-row table:style-name="ro1">
          <table:table-cell office:value-type="float" office:value="6.17916666666667" calcext:value-type="float">
            <text:p>6.17916666666667</text:p>
          </table:table-cell>
          <table:table-cell office:value-type="float" office:value="89.54875" calcext:value-type="float">
            <text:p>89.54875</text:p>
          </table:table-cell>
        </table:table-row>
        <table:table-row table:style-name="ro1">
          <table:table-cell office:value-type="float" office:value="6.27916666666667" calcext:value-type="float">
            <text:p>6.27916666666667</text:p>
          </table:table-cell>
          <table:table-cell office:value-type="float" office:value="90.0508333333334" calcext:value-type="float">
            <text:p>90.0508333333334</text:p>
          </table:table-cell>
        </table:table-row>
        <table:table-row table:style-name="ro1">
          <table:table-cell office:value-type="float" office:value="6.37916666666667" calcext:value-type="float">
            <text:p>6.37916666666667</text:p>
          </table:table-cell>
          <table:table-cell office:value-type="float" office:value="90.5325" calcext:value-type="float">
            <text:p>90.5325</text:p>
          </table:table-cell>
        </table:table-row>
        <table:table-row table:style-name="ro1">
          <table:table-cell office:value-type="float" office:value="6.47916666666667" calcext:value-type="float">
            <text:p>6.47916666666667</text:p>
          </table:table-cell>
          <table:table-cell office:value-type="float" office:value="90.9991666666667" calcext:value-type="float">
            <text:p>90.9991666666667</text:p>
          </table:table-cell>
        </table:table-row>
        <table:table-row table:style-name="ro1">
          <table:table-cell office:value-type="float" office:value="6.57916666666667" calcext:value-type="float">
            <text:p>6.57916666666667</text:p>
          </table:table-cell>
          <table:table-cell office:value-type="float" office:value="91.4454166666667" calcext:value-type="float">
            <text:p>91.4454166666667</text:p>
          </table:table-cell>
        </table:table-row>
        <table:table-row table:style-name="ro1">
          <table:table-cell office:value-type="float" office:value="6.67916666666667" calcext:value-type="float">
            <text:p>6.67916666666667</text:p>
          </table:table-cell>
          <table:table-cell office:value-type="float" office:value="91.8883333333333" calcext:value-type="float">
            <text:p>91.8883333333333</text:p>
          </table:table-cell>
        </table:table-row>
        <table:table-row table:style-name="ro1">
          <table:table-cell office:value-type="float" office:value="6.77916666666667" calcext:value-type="float">
            <text:p>6.77916666666667</text:p>
          </table:table-cell>
          <table:table-cell office:value-type="float" office:value="92.30125" calcext:value-type="float">
            <text:p>92.30125</text:p>
          </table:table-cell>
        </table:table-row>
        <table:table-row table:style-name="ro1">
          <table:table-cell office:value-type="float" office:value="6.87916666666667" calcext:value-type="float">
            <text:p>6.87916666666667</text:p>
          </table:table-cell>
          <table:table-cell office:value-type="float" office:value="92.7058333333333" calcext:value-type="float">
            <text:p>92.7058333333333</text:p>
          </table:table-cell>
        </table:table-row>
        <table:table-row table:style-name="ro1">
          <table:table-cell office:value-type="float" office:value="6.97916666666667" calcext:value-type="float">
            <text:p>6.97916666666667</text:p>
          </table:table-cell>
          <table:table-cell office:value-type="float" office:value="93.0954166666667" calcext:value-type="float">
            <text:p>93.0954166666667</text:p>
          </table:table-cell>
        </table:table-row>
        <table:table-row table:style-name="ro1">
          <table:table-cell office:value-type="float" office:value="7.07916666666667" calcext:value-type="float">
            <text:p>7.07916666666667</text:p>
          </table:table-cell>
          <table:table-cell office:value-type="float" office:value="93.4829166666667" calcext:value-type="float">
            <text:p>93.4829166666667</text:p>
          </table:table-cell>
        </table:table-row>
        <table:table-row table:style-name="ro1">
          <table:table-cell office:value-type="float" office:value="7.17916666666667" calcext:value-type="float">
            <text:p>7.17916666666667</text:p>
          </table:table-cell>
          <table:table-cell office:value-type="float" office:value="93.8458333333334" calcext:value-type="float">
            <text:p>93.8458333333334</text:p>
          </table:table-cell>
        </table:table-row>
        <table:table-row table:style-name="ro1">
          <table:table-cell office:value-type="float" office:value="7.27916666666667" calcext:value-type="float">
            <text:p>7.27916666666667</text:p>
          </table:table-cell>
          <table:table-cell office:value-type="float" office:value="94.1925" calcext:value-type="float">
            <text:p>94.1925</text:p>
          </table:table-cell>
        </table:table-row>
        <table:table-row table:style-name="ro1">
          <table:table-cell office:value-type="float" office:value="7.37916666666667" calcext:value-type="float">
            <text:p>7.37916666666667</text:p>
          </table:table-cell>
          <table:table-cell office:value-type="float" office:value="94.52" calcext:value-type="float">
            <text:p>94.52</text:p>
          </table:table-cell>
        </table:table-row>
        <table:table-row table:style-name="ro1">
          <table:table-cell office:value-type="float" office:value="7.47916666666667" calcext:value-type="float">
            <text:p>7.47916666666667</text:p>
          </table:table-cell>
          <table:table-cell office:value-type="float" office:value="94.8537500000001" calcext:value-type="float">
            <text:p>94.8537500000001</text:p>
          </table:table-cell>
        </table:table-row>
        <table:table-row table:style-name="ro1">
          <table:table-cell office:value-type="float" office:value="7.57916666666667" calcext:value-type="float">
            <text:p>7.57916666666667</text:p>
          </table:table-cell>
          <table:table-cell office:value-type="float" office:value="95.1445833333333" calcext:value-type="float">
            <text:p>95.1445833333333</text:p>
          </table:table-cell>
        </table:table-row>
        <table:table-row table:style-name="ro1">
          <table:table-cell office:value-type="float" office:value="7.67916666666667" calcext:value-type="float">
            <text:p>7.67916666666667</text:p>
          </table:table-cell>
          <table:table-cell office:value-type="float" office:value="95.4433333333334" calcext:value-type="float">
            <text:p>95.4433333333334</text:p>
          </table:table-cell>
        </table:table-row>
        <table:table-row table:style-name="ro1">
          <table:table-cell office:value-type="float" office:value="7.77916666666667" calcext:value-type="float">
            <text:p>7.77916666666667</text:p>
          </table:table-cell>
          <table:table-cell office:value-type="float" office:value="95.7191666666667" calcext:value-type="float">
            <text:p>95.7191666666667</text:p>
          </table:table-cell>
        </table:table-row>
        <table:table-row table:style-name="ro1">
          <table:table-cell office:value-type="float" office:value="7.87916666666667" calcext:value-type="float">
            <text:p>7.87916666666667</text:p>
          </table:table-cell>
          <table:table-cell office:value-type="float" office:value="95.9966666666666" calcext:value-type="float">
            <text:p>95.9966666666666</text:p>
          </table:table-cell>
        </table:table-row>
        <table:table-row table:style-name="ro1">
          <table:table-cell office:value-type="float" office:value="7.97916666666667" calcext:value-type="float">
            <text:p>7.97916666666667</text:p>
          </table:table-cell>
          <table:table-cell office:value-type="float" office:value="96.2275" calcext:value-type="float">
            <text:p>96.2275</text:p>
          </table:table-cell>
        </table:table-row>
        <table:table-row table:style-name="ro1">
          <table:table-cell office:value-type="float" office:value="8.07916666666667" calcext:value-type="float">
            <text:p>8.07916666666667</text:p>
          </table:table-cell>
          <table:table-cell office:value-type="float" office:value="96.4554166666667" calcext:value-type="float">
            <text:p>96.4554166666667</text:p>
          </table:table-cell>
        </table:table-row>
        <table:table-row table:style-name="ro1">
          <table:table-cell office:value-type="float" office:value="8.17916666666667" calcext:value-type="float">
            <text:p>8.17916666666667</text:p>
          </table:table-cell>
          <table:table-cell office:value-type="float" office:value="96.6504166666667" calcext:value-type="float">
            <text:p>96.6504166666667</text:p>
          </table:table-cell>
        </table:table-row>
        <table:table-row table:style-name="ro1">
          <table:table-cell office:value-type="float" office:value="8.27916666666667" calcext:value-type="float">
            <text:p>8.27916666666667</text:p>
          </table:table-cell>
          <table:table-cell office:value-type="float" office:value="96.8383333333334" calcext:value-type="float">
            <text:p>96.8383333333334</text:p>
          </table:table-cell>
        </table:table-row>
        <table:table-row table:style-name="ro1">
          <table:table-cell office:value-type="float" office:value="8.37916666666667" calcext:value-type="float">
            <text:p>8.37916666666667</text:p>
          </table:table-cell>
          <table:table-cell office:value-type="float" office:value="97.0095833333334" calcext:value-type="float">
            <text:p>97.0095833333334</text:p>
          </table:table-cell>
        </table:table-row>
        <table:table-row table:style-name="ro1">
          <table:table-cell office:value-type="float" office:value="8.47916666666667" calcext:value-type="float">
            <text:p>8.47916666666667</text:p>
          </table:table-cell>
          <table:table-cell office:value-type="float" office:value="97.1625" calcext:value-type="float">
            <text:p>97.1625</text:p>
          </table:table-cell>
        </table:table-row>
        <table:table-row table:style-name="ro1">
          <table:table-cell office:value-type="float" office:value="8.57916666666667" calcext:value-type="float">
            <text:p>8.57916666666667</text:p>
          </table:table-cell>
          <table:table-cell office:value-type="float" office:value="97.3150000000001" calcext:value-type="float">
            <text:p>97.3150000000001</text:p>
          </table:table-cell>
        </table:table-row>
        <table:table-row table:style-name="ro1">
          <table:table-cell office:value-type="float" office:value="8.67916666666667" calcext:value-type="float">
            <text:p>8.67916666666667</text:p>
          </table:table-cell>
          <table:table-cell office:value-type="float" office:value="97.4566666666667" calcext:value-type="float">
            <text:p>97.4566666666667</text:p>
          </table:table-cell>
        </table:table-row>
        <table:table-row table:style-name="ro1">
          <table:table-cell office:value-type="float" office:value="8.77916666666667" calcext:value-type="float">
            <text:p>8.77916666666667</text:p>
          </table:table-cell>
          <table:table-cell office:value-type="float" office:value="97.5858333333333" calcext:value-type="float">
            <text:p>97.5858333333333</text:p>
          </table:table-cell>
        </table:table-row>
        <table:table-row table:style-name="ro1">
          <table:table-cell office:value-type="float" office:value="8.87916666666667" calcext:value-type="float">
            <text:p>8.87916666666667</text:p>
          </table:table-cell>
          <table:table-cell office:value-type="float" office:value="97.7120833333333" calcext:value-type="float">
            <text:p>97.7120833333333</text:p>
          </table:table-cell>
        </table:table-row>
        <table:table-row table:style-name="ro1">
          <table:table-cell office:value-type="float" office:value="8.97916666666667" calcext:value-type="float">
            <text:p>8.97916666666667</text:p>
          </table:table-cell>
          <table:table-cell office:value-type="float" office:value="97.8141666666667" calcext:value-type="float">
            <text:p>97.8141666666667</text:p>
          </table:table-cell>
        </table:table-row>
        <table:table-row table:style-name="ro1">
          <table:table-cell office:value-type="float" office:value="9.07916666666667" calcext:value-type="float">
            <text:p>9.07916666666667</text:p>
          </table:table-cell>
          <table:table-cell office:value-type="float" office:value="97.9258333333333" calcext:value-type="float">
            <text:p>97.9258333333333</text:p>
          </table:table-cell>
        </table:table-row>
        <table:table-row table:style-name="ro1">
          <table:table-cell office:value-type="float" office:value="9.17916666666667" calcext:value-type="float">
            <text:p>9.17916666666667</text:p>
          </table:table-cell>
          <table:table-cell office:value-type="float" office:value="98.0254166666667" calcext:value-type="float">
            <text:p>98.0254166666667</text:p>
          </table:table-cell>
        </table:table-row>
        <table:table-row table:style-name="ro1">
          <table:table-cell office:value-type="float" office:value="9.27916666666667" calcext:value-type="float">
            <text:p>9.27916666666667</text:p>
          </table:table-cell>
          <table:table-cell office:value-type="float" office:value="98.1195833333333" calcext:value-type="float">
            <text:p>98.1195833333333</text:p>
          </table:table-cell>
        </table:table-row>
        <table:table-row table:style-name="ro1">
          <table:table-cell office:value-type="float" office:value="9.37916666666667" calcext:value-type="float">
            <text:p>9.37916666666667</text:p>
          </table:table-cell>
          <table:table-cell office:value-type="float" office:value="98.2079166666667" calcext:value-type="float">
            <text:p>98.2079166666667</text:p>
          </table:table-cell>
        </table:table-row>
        <table:table-row table:style-name="ro1">
          <table:table-cell office:value-type="float" office:value="9.47916666666667" calcext:value-type="float">
            <text:p>9.47916666666667</text:p>
          </table:table-cell>
          <table:table-cell office:value-type="float" office:value="98.2925" calcext:value-type="float">
            <text:p>98.2925</text:p>
          </table:table-cell>
        </table:table-row>
        <table:table-row table:style-name="ro1">
          <table:table-cell office:value-type="float" office:value="9.61666666666667" calcext:value-type="float">
            <text:p>9.61666666666667</text:p>
          </table:table-cell>
          <table:table-cell office:value-type="float" office:value="98.4229166666667" calcext:value-type="float">
            <text:p>98.4229166666667</text:p>
          </table:table-cell>
        </table:table-row>
        <table:table-row table:style-name="ro1">
          <table:table-cell office:value-type="float" office:value="10.1666666666667" calcext:value-type="float">
            <text:p>10.1666666666667</text:p>
          </table:table-cell>
          <table:table-cell office:value-type="float" office:value="98.5650000000001" calcext:value-type="float">
            <text:p>98.5650000000001</text:p>
          </table:table-cell>
        </table:table-row>
        <table:table-row table:style-name="ro1">
          <table:table-cell office:value-type="float" office:value="10.7166666666667" calcext:value-type="float">
            <text:p>10.7166666666667</text:p>
          </table:table-cell>
          <table:table-cell office:value-type="float" office:value="98.6816666666666" calcext:value-type="float">
            <text:p>98.6816666666666</text:p>
          </table:table-cell>
        </table:table-row>
        <table:table-row table:style-name="ro1">
          <table:table-cell office:value-type="float" office:value="11.2666666666667" calcext:value-type="float">
            <text:p>11.2666666666667</text:p>
          </table:table-cell>
          <table:table-cell office:value-type="float" office:value="98.8025" calcext:value-type="float">
            <text:p>98.8025</text:p>
          </table:table-cell>
        </table:table-row>
        <table:table-row table:style-name="ro1">
          <table:table-cell office:value-type="float" office:value="11.9291666666667" calcext:value-type="float">
            <text:p>11.9291666666667</text:p>
          </table:table-cell>
          <table:table-cell office:value-type="float" office:value="98.9312500000001" calcext:value-type="float">
            <text:p>98.9312500000001</text:p>
          </table:table-cell>
        </table:table-row>
        <table:table-row table:style-name="ro1">
          <table:table-cell office:value-type="float" office:value="12.6666666666667" calcext:value-type="float">
            <text:p>12.6666666666667</text:p>
          </table:table-cell>
          <table:table-cell office:value-type="float" office:value="99.0358333333333" calcext:value-type="float">
            <text:p>99.0358333333333</text:p>
          </table:table-cell>
        </table:table-row>
        <table:table-row table:style-name="ro1">
          <table:table-cell office:value-type="float" office:value="13.4833333333334" calcext:value-type="float">
            <text:p>13.4833333333334</text:p>
          </table:table-cell>
          <table:table-cell office:value-type="float" office:value="99.1245833333334" calcext:value-type="float">
            <text:p>99.1245833333334</text:p>
          </table:table-cell>
        </table:table-row>
        <table:table-row table:style-name="ro1">
          <table:table-cell office:value-type="float" office:value="14.2583333333334" calcext:value-type="float">
            <text:p>14.2583333333334</text:p>
          </table:table-cell>
          <table:table-cell office:value-type="float" office:value="99.1870833333333" calcext:value-type="float">
            <text:p>99.1870833333333</text:p>
          </table:table-cell>
        </table:table-row>
        <table:table-row table:style-name="ro1">
          <table:table-cell office:value-type="float" office:value="15.1166666666667" calcext:value-type="float">
            <text:p>15.1166666666667</text:p>
          </table:table-cell>
          <table:table-cell office:value-type="float" office:value="99.2441666666667" calcext:value-type="float">
            <text:p>99.2441666666667</text:p>
          </table:table-cell>
        </table:table-row>
        <table:table-row table:style-name="ro1">
          <table:table-cell office:value-type="float" office:value="15.9333333333334" calcext:value-type="float">
            <text:p>15.9333333333334</text:p>
          </table:table-cell>
          <table:table-cell office:value-type="float" office:value="99.2891666666667" calcext:value-type="float">
            <text:p>99.2891666666667</text:p>
          </table:table-cell>
        </table:table-row>
        <table:table-row table:style-name="ro1">
          <table:table-cell office:value-type="float" office:value="16.8333333333333" calcext:value-type="float">
            <text:p>16.8333333333333</text:p>
          </table:table-cell>
          <table:table-cell office:value-type="float" office:value="99.3275" calcext:value-type="float">
            <text:p>99.3275</text:p>
          </table:table-cell>
        </table:table-row>
        <table:table-row table:style-name="ro1">
          <table:table-cell office:value-type="float" office:value="17.9416666666667" calcext:value-type="float">
            <text:p>17.9416666666667</text:p>
          </table:table-cell>
          <table:table-cell office:value-type="float" office:value="99.3591666666667" calcext:value-type="float">
            <text:p>99.3591666666667</text:p>
          </table:table-cell>
        </table:table-row>
        <table:table-row table:style-name="ro1">
          <table:table-cell office:value-type="float" office:value="19.1333333333334" calcext:value-type="float">
            <text:p>19.1333333333334</text:p>
          </table:table-cell>
          <table:table-cell office:value-type="float" office:value="99.3954166666667" calcext:value-type="float">
            <text:p>99.3954166666667</text:p>
          </table:table-cell>
        </table:table-row>
        <table:table-row table:style-name="ro1">
          <table:table-cell office:value-type="float" office:value="20.1958333333333" calcext:value-type="float">
            <text:p>20.1958333333333</text:p>
          </table:table-cell>
          <table:table-cell office:value-type="float" office:value="99.4525" calcext:value-type="float">
            <text:p>99.4525</text:p>
          </table:table-cell>
        </table:table-row>
        <table:table-row table:style-name="ro1">
          <table:table-cell office:value-type="float" office:value="21.5375" calcext:value-type="float">
            <text:p>21.5375</text:p>
          </table:table-cell>
          <table:table-cell office:value-type="float" office:value="99.5120833333334" calcext:value-type="float">
            <text:p>99.5120833333334</text:p>
          </table:table-cell>
        </table:table-row>
        <table:table-row table:style-name="ro1">
          <table:table-cell office:value-type="float" office:value="24.4583333333333" calcext:value-type="float">
            <text:p>24.4583333333333</text:p>
          </table:table-cell>
          <table:table-cell office:value-type="float" office:value="99.5733333333333" calcext:value-type="float">
            <text:p>99.5733333333333</text:p>
          </table:table-cell>
        </table:table-row>
        <table:table-row table:style-name="ro1">
          <table:table-cell office:value-type="float" office:value="31.4166666666666" calcext:value-type="float">
            <text:p>31.4166666666666</text:p>
          </table:table-cell>
          <table:table-cell office:value-type="float" office:value="99.6245833333333" calcext:value-type="float">
            <text:p>99.6245833333333</text:p>
          </table:table-cell>
        </table:table-row>
        <table:table-row table:style-name="ro1">
          <table:table-cell office:value-type="float" office:value="42.3333333333333" calcext:value-type="float">
            <text:p>42.3333333333333</text:p>
          </table:table-cell>
          <table:table-cell office:value-type="float" office:value="99.6554166666667" calcext:value-type="float">
            <text:p>99.6554166666667</text:p>
          </table:table-cell>
        </table:table-row>
        <table:table-row table:style-name="ro1">
          <table:table-cell office:value-type="float" office:value="54.0833333333333" calcext:value-type="float">
            <text:p>54.0833333333333</text:p>
          </table:table-cell>
          <table:table-cell office:value-type="float" office:value="99.6804166666667" calcext:value-type="float">
            <text:p>99.6804166666667</text:p>
          </table:table-cell>
        </table:table-row>
        <table:table-row table:style-name="ro1">
          <table:table-cell office:value-type="float" office:value="56.8333333333333" calcext:value-type="float">
            <text:p>56.8333333333333</text:p>
          </table:table-cell>
          <table:table-cell office:value-type="float" office:value="99.7058333333333" calcext:value-type="float">
            <text:p>99.7058333333333</text:p>
          </table:table-cell>
        </table:table-row>
        <table:table-row table:style-name="ro1">
          <table:table-cell office:value-type="float" office:value="58.8333333333333" calcext:value-type="float">
            <text:p>58.8333333333333</text:p>
          </table:table-cell>
          <table:table-cell office:value-type="float" office:value="99.72375" calcext:value-type="float">
            <text:p>99.72375</text:p>
          </table:table-cell>
        </table:table-row>
        <table:table-row table:style-name="ro1">
          <table:table-cell office:value-type="float" office:value="65.9166666666667" calcext:value-type="float">
            <text:p>65.9166666666667</text:p>
          </table:table-cell>
          <table:table-cell office:value-type="float" office:value="99.7370833333333" calcext:value-type="float">
            <text:p>99.7370833333333</text:p>
          </table:table-cell>
        </table:table-row>
        <table:table-row table:style-name="ro1">
          <table:table-cell office:value-type="float" office:value="67.5416666666667" calcext:value-type="float">
            <text:p>67.5416666666667</text:p>
          </table:table-cell>
          <table:table-cell office:value-type="float" office:value="99.7466666666667" calcext:value-type="float">
            <text:p>99.7466666666667</text:p>
          </table:table-cell>
        </table:table-row>
        <table:table-row table:style-name="ro1">
          <table:table-cell office:value-type="float" office:value="68.2916666666667" calcext:value-type="float">
            <text:p>68.2916666666667</text:p>
          </table:table-cell>
          <table:table-cell office:value-type="float" office:value="99.7591666666667" calcext:value-type="float">
            <text:p>99.7591666666667</text:p>
          </table:table-cell>
        </table:table-row>
        <table:table-row table:style-name="ro1">
          <table:table-cell office:value-type="float" office:value="69.2916666666667" calcext:value-type="float">
            <text:p>69.2916666666667</text:p>
          </table:table-cell>
          <table:table-cell office:value-type="float" office:value="99.77" calcext:value-type="float">
            <text:p>99.77</text:p>
          </table:table-cell>
        </table:table-row>
        <table:table-row table:style-name="ro1">
          <table:table-cell office:value-type="float" office:value="73.5416666666667" calcext:value-type="float">
            <text:p>73.5416666666667</text:p>
          </table:table-cell>
          <table:table-cell office:value-type="float" office:value="99.77875" calcext:value-type="float">
            <text:p>99.77875</text:p>
          </table:table-cell>
        </table:table-row>
        <table:table-row table:style-name="ro1">
          <table:table-cell office:value-type="float" office:value="74.375" calcext:value-type="float">
            <text:p>74.375</text:p>
          </table:table-cell>
          <table:table-cell office:value-type="float" office:value="99.7904166666666" calcext:value-type="float">
            <text:p>99.7904166666666</text:p>
          </table:table-cell>
        </table:table-row>
        <table:table-row table:style-name="ro1">
          <table:table-cell office:value-type="float" office:value="77.0833333333333" calcext:value-type="float">
            <text:p>77.0833333333333</text:p>
          </table:table-cell>
          <table:table-cell office:value-type="float" office:value="99.8025" calcext:value-type="float">
            <text:p>99.8025</text:p>
          </table:table-cell>
        </table:table-row>
        <table:table-row table:style-name="ro1">
          <table:table-cell office:value-type="float" office:value="77.7083333333333" calcext:value-type="float">
            <text:p>77.7083333333333</text:p>
          </table:table-cell>
          <table:table-cell office:value-type="float" office:value="99.8120833333333" calcext:value-type="float">
            <text:p>99.8120833333333</text:p>
          </table:table-cell>
        </table:table-row>
        <table:table-row table:style-name="ro1">
          <table:table-cell office:value-type="float" office:value="78.4583333333333" calcext:value-type="float">
            <text:p>78.4583333333333</text:p>
          </table:table-cell>
          <table:table-cell office:value-type="float" office:value="99.8208333333334" calcext:value-type="float">
            <text:p>99.8208333333334</text:p>
          </table:table-cell>
        </table:table-row>
        <table:table-row table:style-name="ro1">
          <table:table-cell office:value-type="float" office:value="79.2083333333333" calcext:value-type="float">
            <text:p>79.2083333333333</text:p>
          </table:table-cell>
          <table:table-cell office:value-type="float" office:value="99.8270833333334" calcext:value-type="float">
            <text:p>99.8270833333334</text:p>
          </table:table-cell>
        </table:table-row>
        <table:table-row table:style-name="ro1">
          <table:table-cell office:value-type="float" office:value="79.8333333333333" calcext:value-type="float">
            <text:p>79.8333333333333</text:p>
          </table:table-cell>
          <table:table-cell office:value-type="float" office:value="99.8345833333333" calcext:value-type="float">
            <text:p>99.8345833333333</text:p>
          </table:table-cell>
        </table:table-row>
        <table:table-row table:style-name="ro1">
          <table:table-cell office:value-type="float" office:value="80.75" calcext:value-type="float">
            <text:p>80.75</text:p>
          </table:table-cell>
          <table:table-cell office:value-type="float" office:value="99.8408333333333" calcext:value-type="float">
            <text:p>99.8408333333333</text:p>
          </table:table-cell>
        </table:table-row>
        <table:table-row table:style-name="ro1">
          <table:table-cell office:value-type="float" office:value="81.7083333333333" calcext:value-type="float">
            <text:p>81.7083333333333</text:p>
          </table:table-cell>
          <table:table-cell office:value-type="float" office:value="99.8475" calcext:value-type="float">
            <text:p>99.8475</text:p>
          </table:table-cell>
        </table:table-row>
        <table:table-row table:style-name="ro1">
          <table:table-cell office:value-type="float" office:value="82.3333333333333" calcext:value-type="float">
            <text:p>82.3333333333333</text:p>
          </table:table-cell>
          <table:table-cell office:value-type="float" office:value="99.8533333333333" calcext:value-type="float">
            <text:p>99.8533333333333</text:p>
          </table:table-cell>
        </table:table-row>
        <table:table-row table:style-name="ro1">
          <table:table-cell office:value-type="float" office:value="83.375" calcext:value-type="float">
            <text:p>83.375</text:p>
          </table:table-cell>
          <table:table-cell office:value-type="float" office:value="99.86" calcext:value-type="float">
            <text:p>99.86</text:p>
          </table:table-cell>
        </table:table-row>
        <table:table-row table:style-name="ro1">
          <table:table-cell office:value-type="float" office:value="84.375" calcext:value-type="float">
            <text:p>84.375</text:p>
          </table:table-cell>
          <table:table-cell office:value-type="float" office:value="99.8654166666666" calcext:value-type="float">
            <text:p>99.8654166666666</text:p>
          </table:table-cell>
        </table:table-row>
        <table:table-row table:style-name="ro1">
          <table:table-cell office:value-type="float" office:value="85.1666666666667" calcext:value-type="float">
            <text:p>85.1666666666667</text:p>
          </table:table-cell>
          <table:table-cell office:value-type="float" office:value="99.8716666666666" calcext:value-type="float">
            <text:p>99.8716666666666</text:p>
          </table:table-cell>
        </table:table-row>
        <table:table-row table:style-name="ro1">
          <table:table-cell office:value-type="float" office:value="86.2083333333333" calcext:value-type="float">
            <text:p>86.2083333333333</text:p>
          </table:table-cell>
          <table:table-cell office:value-type="float" office:value="99.8779166666667" calcext:value-type="float">
            <text:p>99.8779166666667</text:p>
          </table:table-cell>
        </table:table-row>
        <table:table-row table:style-name="ro1">
          <table:table-cell office:value-type="float" office:value="87.3333333333333" calcext:value-type="float">
            <text:p>87.3333333333333</text:p>
          </table:table-cell>
          <table:table-cell office:value-type="float" office:value="99.8841666666667" calcext:value-type="float">
            <text:p>99.8841666666667</text:p>
          </table:table-cell>
        </table:table-row>
        <table:table-row table:style-name="ro1">
          <table:table-cell office:value-type="float" office:value="88.8333333333335" calcext:value-type="float">
            <text:p>88.8333333333335</text:p>
          </table:table-cell>
          <table:table-cell office:value-type="float" office:value="99.8904166666667" calcext:value-type="float">
            <text:p>99.8904166666667</text:p>
          </table:table-cell>
        </table:table-row>
        <table:table-row table:style-name="ro1">
          <table:table-cell office:value-type="float" office:value="90.3749999999999" calcext:value-type="float">
            <text:p>90.3749999999999</text:p>
          </table:table-cell>
          <table:table-cell office:value-type="float" office:value="99.8958333333333" calcext:value-type="float">
            <text:p>99.8958333333333</text:p>
          </table:table-cell>
        </table:table-row>
        <table:table-row table:style-name="ro1">
          <table:table-cell office:value-type="float" office:value="91.7916666666669" calcext:value-type="float">
            <text:p>91.7916666666669</text:p>
          </table:table-cell>
          <table:table-cell office:value-type="float" office:value="99.9008333333333" calcext:value-type="float">
            <text:p>99.9008333333333</text:p>
          </table:table-cell>
        </table:table-row>
        <table:table-row table:style-name="ro1">
          <table:table-cell office:value-type="float" office:value="93.2916666666667" calcext:value-type="float">
            <text:p>93.2916666666667</text:p>
          </table:table-cell>
          <table:table-cell office:value-type="float" office:value="99.9070833333334" calcext:value-type="float">
            <text:p>99.9070833333334</text:p>
          </table:table-cell>
        </table:table-row>
        <table:table-row table:style-name="ro1">
          <table:table-cell office:value-type="float" office:value="94.8333333333335" calcext:value-type="float">
            <text:p>94.8333333333335</text:p>
          </table:table-cell>
          <table:table-cell office:value-type="float" office:value="99.9125" calcext:value-type="float">
            <text:p>99.9125</text:p>
          </table:table-cell>
        </table:table-row>
        <table:table-row table:style-name="ro1">
          <table:table-cell office:value-type="float" office:value="97.75" calcext:value-type="float">
            <text:p>97.75</text:p>
          </table:table-cell>
          <table:table-cell office:value-type="float" office:value="99.9208333333334" calcext:value-type="float">
            <text:p>99.9208333333334</text:p>
          </table:table-cell>
        </table:table-row>
        <table:table-row table:style-name="ro1">
          <table:table-cell office:value-type="float" office:value="100.083333333333" calcext:value-type="float">
            <text:p>100.083333333333</text:p>
          </table:table-cell>
          <table:table-cell office:value-type="float" office:value="99.92625" calcext:value-type="float">
            <text:p>99.92625</text:p>
          </table:table-cell>
        </table:table-row>
        <table:table-row table:style-name="ro1">
          <table:table-cell office:value-type="float" office:value="102.833333333333" calcext:value-type="float">
            <text:p>102.833333333333</text:p>
          </table:table-cell>
          <table:table-cell office:value-type="float" office:value="99.93125" calcext:value-type="float">
            <text:p>99.93125</text:p>
          </table:table-cell>
        </table:table-row>
        <table:table-row table:style-name="ro1">
          <table:table-cell office:value-type="float" office:value="109.416666666667" calcext:value-type="float">
            <text:p>109.416666666667</text:p>
          </table:table-cell>
          <table:table-cell office:value-type="float" office:value="99.9370833333334" calcext:value-type="float">
            <text:p>99.9370833333334</text:p>
          </table:table-cell>
        </table:table-row>
        <table:table-row table:style-name="ro1">
          <table:table-cell office:value-type="float" office:value="113.25" calcext:value-type="float">
            <text:p>113.25</text:p>
          </table:table-cell>
          <table:table-cell office:value-type="float" office:value="99.9425" calcext:value-type="float">
            <text:p>99.94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9.94875" calcext:value-type="float">
            <text:p>99.94875</text:p>
          </table:table-cell>
        </table:table-row>
        <table:table-row table:style-name="ro1">
          <table:table-cell office:value-type="float" office:value="122.75" calcext:value-type="float">
            <text:p>122.75</text:p>
          </table:table-cell>
          <table:table-cell office:value-type="float" office:value="99.9558333333333" calcext:value-type="float">
            <text:p>99.9558333333333</text:p>
          </table:table-cell>
        </table:table-row>
        <table:table-row table:style-name="ro1">
          <table:table-cell office:value-type="float" office:value="133.791666666667" calcext:value-type="float">
            <text:p>133.791666666667</text:p>
          </table:table-cell>
          <table:table-cell office:value-type="float" office:value="99.9616666666666" calcext:value-type="float">
            <text:p>99.9616666666666</text:p>
          </table:table-cell>
        </table:table-row>
        <table:table-row table:style-name="ro1">
          <table:table-cell office:value-type="float" office:value="139.125" calcext:value-type="float">
            <text:p>139.125</text:p>
          </table:table-cell>
          <table:table-cell office:value-type="float" office:value="99.9679166666666" calcext:value-type="float">
            <text:p>99.967916666666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9.9733333333334" calcext:value-type="float">
            <text:p>99.973333333333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9.9779166666667" calcext:value-type="float">
            <text:p>99.9779166666667</text:p>
          </table:table-cell>
        </table:table-row>
        <table:table-row table:style-name="ro1">
          <table:table-cell office:value-type="float" office:value="182.25" calcext:value-type="float">
            <text:p>182.25</text:p>
          </table:table-cell>
          <table:table-cell office:value-type="float" office:value="99.98125" calcext:value-type="float">
            <text:p>99.98125</text:p>
          </table:table-cell>
        </table:table-row>
        <table:table-row table:style-name="ro1">
          <table:table-cell office:value-type="float" office:value="192.458333333333" calcext:value-type="float">
            <text:p>192.458333333333</text:p>
          </table:table-cell>
          <table:table-cell office:value-type="float" office:value="99.98625" calcext:value-type="float">
            <text:p>99.98625</text:p>
          </table:table-cell>
        </table:table-row>
        <table:table-row table:style-name="ro1">
          <table:table-cell office:value-type="float" office:value="209.208333333333" calcext:value-type="float">
            <text:p>209.208333333333</text:p>
          </table:table-cell>
          <table:table-cell office:value-type="float" office:value="99.9904166666667" calcext:value-type="float">
            <text:p>99.9904166666667</text:p>
          </table:table-cell>
        </table:table-row>
        <table:table-row table:style-name="ro1">
          <table:table-cell office:value-type="float" office:value="215.666666666666" calcext:value-type="float">
            <text:p>215.666666666666</text:p>
          </table:table-cell>
          <table:table-cell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220.375" calcext:value-type="float">
            <text:p>220.375</text:p>
          </table:table-cell>
          <table:table-cell office:value-type="float" office:value="99.9945833333334" calcext:value-type="float">
            <text:p>99.9945833333334</text:p>
          </table:table-cell>
        </table:table-row>
        <table:table-row table:style-name="ro1">
          <table:table-cell office:value-type="float" office:value="222.375" calcext:value-type="float">
            <text:p>222.375</text:p>
          </table:table-cell>
          <table:table-cell office:value-type="float" office:value="99.9958333333334" calcext:value-type="float">
            <text:p>99.9958333333334</text:p>
          </table:table-cell>
        </table:table-row>
        <table:table-row table:style-name="ro1">
          <table:table-cell office:value-type="float" office:value="227.375" calcext:value-type="float">
            <text:p>227.375</text:p>
          </table:table-cell>
          <table:table-cell office:value-type="float" office:value="99.9966666666666" calcext:value-type="float">
            <text:p>99.9966666666666</text:p>
          </table:table-cell>
        </table:table-row>
        <table:table-row table:style-name="ro1">
          <table:table-cell office:value-type="float" office:value="231.541666666667" calcext:value-type="float">
            <text:p>231.541666666667</text:p>
          </table:table-cell>
          <table:table-cell office:value-type="float" office:value="99.9975" calcext:value-type="float">
            <text:p>99.9975</text:p>
          </table:table-cell>
        </table:table-row>
        <table:table-row table:style-name="ro1">
          <table:table-cell office:value-type="float" office:value="240.291666666667" calcext:value-type="float">
            <text:p>240.291666666667</text:p>
          </table:table-cell>
          <table:table-cell office:value-type="float" office:value="99.99875" calcext:value-type="float">
            <text:p>99.99875</text:p>
          </table:table-cell>
        </table:table-row>
        <table:table-row table:style-name="ro1">
          <table:table-cell office:value-type="float" office:value="258.208333333333" calcext:value-type="float">
            <text:p>258.208333333333</text:p>
          </table:table-cell>
          <table:table-cell office:value-type="float" office:value="99.9995833333334" calcext:value-type="float">
            <text:p>99.9995833333334</text:p>
          </table:table-cell>
        </table:table-row>
        <table:table-row table:style-name="ro1">
          <table:table-cell office:value-type="float" office:value="264.458333333333" calcext:value-type="float">
            <text:p>264.458333333333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.00.0000</text:date>, <text:time style:data-style-name="N2" text:time-value="11:46:55.072754639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6:11:18.412965503</meta:creation-date>
    <dc:date>2017-11-29T11:50:10.147390614</dc:date>
    <meta:editing-duration>PT1H29M25S</meta:editing-duration>
    <meta:editing-cycles>59</meta:editing-cycles>
    <meta:generator>LibreOffice/5.3.1.2$Linux_X86_64 LibreOffice_project/30m0$Build-2</meta:generator>
    <meta:document-statistic meta:table-count="1" meta:cell-count="2622" meta:object-count="0"/>
  </office:meta>
</office:document-meta>
</file>